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ioidMNDataByCountyPivot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5"/>
          <table:table-cell office:value-type="float" office:value="0.171790594250718" calcext:value-type="float">
            <text:p>0.171790594250718</text:p>
          </table:table-cell>
          <table:table-cell office:value-type="float" office:value="0.787719321577528" calcext:value-type="float">
            <text:p>0.787719321577528</text:p>
          </table:table-cell>
          <table:table-cell office:value-type="float" office:value="0.323125418416524" calcext:value-type="float">
            <text:p>0.323125418416524</text:p>
          </table:table-cell>
          <table:table-cell office:value-type="float" office:value="0.849067413622685" calcext:value-type="float">
            <text:p>0.849067413622685</text:p>
          </table:table-cell>
          <table:table-cell office:value-type="float" office:value="0.0702225743787203" calcext:value-type="float">
            <text:p>0.07022257437872</text:p>
          </table:table-cell>
          <table:table-cell office:value-type="float" office:value="0.57667385959206" calcext:value-type="float">
            <text:p>0.57667385959206</text:p>
          </table:table-cell>
          <table:table-cell office:value-type="float" office:value="0.0471620577751636" calcext:value-type="float">
            <text:p>0.047162057775164</text:p>
          </table:table-cell>
          <table:table-cell office:value-type="float" office:value="0.340393457835405" calcext:value-type="float">
            <text:p>0.340393457835405</text:p>
          </table:table-cell>
          <table:table-cell office:value-type="float" office:value="0.962167709818123" calcext:value-type="float">
            <text:p>0.962167709818123</text:p>
          </table:table-cell>
          <table:table-cell office:value-type="float" office:value="0.93726275925468" calcext:value-type="float">
            <text:p>0.93726275925468</text:p>
          </table:table-cell>
          <table:table-cell office:value-type="float" office:value="0.177576875024313" calcext:value-type="float">
            <text:p>0.177576875024313</text:p>
          </table:table-cell>
          <table:table-cell office:value-type="float" office:value="0.916520065642574" calcext:value-type="float">
            <text:p>0.916520065642574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493752709251242" calcext:value-type="float">
            <text:p>0.493752709251242</text:p>
          </table:table-cell>
          <table:table-cell office:value-type="float" office:value="0.0356131374764418" calcext:value-type="float">
            <text:p>0.035613137476442</text:p>
          </table:table-cell>
          <table:table-cell office:value-type="float" office:value="0.45073731543272" calcext:value-type="float">
            <text:p>0.45073731543272</text:p>
          </table:table-cell>
          <table:table-cell office:value-type="float" office:value="0.444563563925196" calcext:value-type="float">
            <text:p>0.444563563925196</text:p>
          </table:table-cell>
          <table:table-cell office:value-type="float" office:value="0.725917670803727" calcext:value-type="float">
            <text:p>0.725917670803727</text:p>
          </table:table-cell>
          <table:table-cell office:value-type="float" office:value="0.938175347874822" calcext:value-type="float">
            <text:p>0.938175347874822</text:p>
          </table:table-cell>
          <table:table-cell office:value-type="float" office:value="0.199084033487836" calcext:value-type="float">
            <text:p>0.199084033487836</text:p>
          </table:table-cell>
          <table:table-cell office:value-type="float" office:value="0.329249761763787" calcext:value-type="float">
            <text:p>0.329249761763787</text:p>
          </table:table-cell>
          <table:table-cell office:value-type="float" office:value="0.980631884274168" calcext:value-type="float">
            <text:p>0.980631884274168</text:p>
          </table:table-cell>
          <table:table-cell office:value-type="float" office:value="0.448466226290393" calcext:value-type="float">
            <text:p>0.448466226290393</text:p>
          </table:table-cell>
          <table:table-cell office:value-type="float" office:value="0.938853280567912" calcext:value-type="float">
            <text:p>0.938853280567912</text:p>
          </table:table-cell>
          <table:table-cell office:value-type="float" office:value="0.174229829502715" calcext:value-type="float">
            <text:p>0.174229829502715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1606878990562" calcext:value-type="float">
            <text:p>0.1606878990562</text:p>
          </table:table-cell>
          <table:table-cell office:value-type="float" office:value="0.90883753534845" calcext:value-type="float">
            <text:p>0.90883753534845</text:p>
          </table:table-cell>
          <table:table-cell office:value-type="float" office:value="0.750697991008979" calcext:value-type="float">
            <text:p>0.750697991008979</text:p>
          </table:table-cell>
          <table:table-cell office:value-type="float" office:value="0.315988631689921" calcext:value-type="float">
            <text:p>0.315988631689921</text:p>
          </table:table-cell>
          <table:table-cell office:value-type="float" office:value="0.30095893794761" calcext:value-type="float">
            <text:p>0.30095893794761</text:p>
          </table:table-cell>
          <table:table-cell office:value-type="float" office:value="0.384778270846959" calcext:value-type="float">
            <text:p>0.384778270846959</text:p>
          </table:table-cell>
          <table:table-cell office:value-type="float" office:value="0.117583724522016" calcext:value-type="float">
            <text:p>0.117583724522016</text:p>
          </table:table-cell>
          <table:table-cell office:value-type="float" office:value="0.179204772678453" calcext:value-type="float">
            <text:p>0.179204772678453</text:p>
          </table:table-cell>
          <table:table-cell office:value-type="float" office:value="0.224299578081998" calcext:value-type="float">
            <text:p>0.224299578081998</text:p>
          </table:table-cell>
          <table:table-cell office:value-type="float" office:value="0.804684459836372" calcext:value-type="float">
            <text:p>0.804684459836372</text:p>
          </table:table-cell>
          <table:table-cell office:value-type="float" office:value="0.609775124508949" calcext:value-type="float">
            <text:p>0.609775124508949</text:p>
          </table:table-cell>
          <table:table-cell office:value-type="float" office:value="0.28758595833973" calcext:value-type="float">
            <text:p>0.28758595833973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float" office:value="0.392557596470002" calcext:value-type="float">
            <text:p>0.392557596470002</text:p>
          </table:table-cell>
          <table:table-cell office:value-type="float" office:value="0.552524624275241" calcext:value-type="float">
            <text:p>0.552524624275241</text:p>
          </table:table-cell>
          <table:table-cell office:value-type="float" office:value="0.0356999582603845" calcext:value-type="float">
            <text:p>0.035699958260385</text:p>
          </table:table-cell>
          <table:table-cell office:value-type="float" office:value="0.796595525577299" calcext:value-type="float">
            <text:p>0.796595525577299</text:p>
          </table:table-cell>
          <table:table-cell office:value-type="float" office:value="0.475332534577537" calcext:value-type="float">
            <text:p>0.475332534577537</text:p>
          </table:table-cell>
          <table:table-cell office:value-type="float" office:value="0.674206564833754" calcext:value-type="float">
            <text:p>0.674206564833754</text:p>
          </table:table-cell>
          <table:table-cell office:value-type="float" office:value="0.222142200589062" calcext:value-type="float">
            <text:p>0.222142200589062</text:p>
          </table:table-cell>
          <table:table-cell office:value-type="float" office:value="0.574724196787772" calcext:value-type="float">
            <text:p>0.574724196787772</text:p>
          </table:table-cell>
          <table:table-cell office:value-type="float" office:value="0.890167987411271" calcext:value-type="float">
            <text:p>0.890167987411271</text:p>
          </table:table-cell>
          <table:table-cell office:value-type="float" office:value="0.224148812766254" calcext:value-type="float">
            <text:p>0.224148812766254</text:p>
          </table:table-cell>
          <table:table-cell office:value-type="float" office:value="0.139806438484108" calcext:value-type="float">
            <text:p>0.139806438484108</text:p>
          </table:table-cell>
          <table:table-cell office:value-type="float" office:value="0.621978117168416" calcext:value-type="float">
            <text:p>0.621978117168416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ounty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15"/>
        </table:table-row>
        <table:table-row table:style-name="ro1">
          <table:table-cell office:value-type="float" office:value="0.693090665202105" calcext:value-type="float">
            <text:p>0.693090665202105</text:p>
          </table:table-cell>
          <table:table-cell office:value-type="float" office:value="0.838917025584199" calcext:value-type="float">
            <text:p>0.838917025584199</text:p>
          </table:table-cell>
          <table:table-cell office:value-type="float" office:value="0.91589494941364" calcext:value-type="float">
            <text:p>0.91589494941364</text:p>
          </table:table-cell>
          <table:table-cell office:value-type="float" office:value="0.617032476759783" calcext:value-type="float">
            <text:p>0.617032476759783</text:p>
          </table:table-cell>
          <table:table-cell office:value-type="string" calcext:value-type="string">
            <text:p>AITKIN</text:p>
          </table:table-cell>
          <table:table-cell office:value-type="float" office:value="84.5" calcext:value-type="float">
            <text:p>84.5</text:p>
          </table:table-cell>
          <table:table-cell office:value-type="float" office:value="63" calcext:value-type="float">
            <text:p>63</text:p>
          </table:table-cell>
          <table:table-cell office:value-type="float" office:value="99.9" calcext:value-type="float">
            <text:p>99.9</text:p>
          </table:table-cell>
          <table:table-cell office:value-type="float" office:value="118.2" calcext:value-type="float">
            <text:p>118.2</text:p>
          </table:table-cell>
          <table:table-cell office:value-type="float" office:value="114" calcext:value-type="float">
            <text:p>114</text:p>
          </table:table-cell>
          <table:table-cell office:value-type="float" office:value="117.8" calcext:value-type="float">
            <text:p>117.8</text:p>
          </table:table-cell>
          <table:table-cell office:value-type="float" office:value="122.9" calcext:value-type="float">
            <text:p>122.9</text:p>
          </table:table-cell>
          <table:table-cell office:value-type="float" office:value="113" calcext:value-type="float">
            <text:p>113</text:p>
          </table:table-cell>
          <table:table-cell office:value-type="float" office:value="107.2" calcext:value-type="float">
            <text:p>107.2</text:p>
          </table:table-cell>
          <table:table-cell office:value-type="float" office:value="98.7" calcext:value-type="float">
            <text:p>98.7</text:p>
          </table:table-cell>
          <table:table-cell office:value-type="float" office:value="80.6" calcext:value-type="float">
            <text:p>80.6</text:p>
          </table:table-cell>
          <table:table-cell office:value-type="float" office:value="68" calcext:value-type="float">
            <text:p>68</text:p>
          </table:table-cell>
          <table:table-cell/>
          <table:table-cell table:number-matrix-columns-spanned="12" table:number-matrix-rows-spanned="82" table:formula="of:=MMULT([.A6:.D87];[.F1:.Q4])" office:value-type="float" office:value="0.922678032662101" calcext:value-type="float">
            <text:p>0.922678032662101</text:p>
          </table:table-cell>
          <table:table-cell office:value-type="float" office:value="1.74916272179868" calcext:value-type="float">
            <text:p>1.74916272179868</text:p>
          </table:table-cell>
          <table:table-cell office:value-type="float" office:value="1.31167495134236" calcext:value-type="float">
            <text:p>1.31167495134236</text:p>
          </table:table-cell>
          <table:table-cell office:value-type="float" office:value="1.74237034320006" calcext:value-type="float">
            <text:p>1.74237034320006</text:p>
          </table:table-cell>
          <table:table-cell office:value-type="float" office:value="1.22659768634002" calcext:value-type="float">
            <text:p>1.22659768634002</text:p>
          </table:table-cell>
          <table:table-cell office:value-type="float" office:value="1.95516236272481" calcext:value-type="float">
            <text:p>1.95516236272481</text:p>
          </table:table-cell>
          <table:table-cell office:value-type="float" office:value="0.444465858855906" calcext:value-type="float">
            <text:p>0.444465858855906</text:p>
          </table:table-cell>
          <table:table-cell office:value-type="float" office:value="1.03089299973952" calcext:value-type="float">
            <text:p>1.03089299973952</text:p>
          </table:table-cell>
          <table:table-cell office:value-type="float" office:value="2.2442356503077" calcext:value-type="float">
            <text:p>2.2442356503077</text:p>
          </table:table-cell>
          <table:table-cell office:value-type="float" office:value="1.9011475516552" calcext:value-type="float">
            <text:p>1.9011475516552</text:p>
          </table:table-cell>
          <table:table-cell office:value-type="float" office:value="1.55545194584975" calcext:value-type="float">
            <text:p>1.55545194584975</text:p>
          </table:table-cell>
          <table:table-cell office:value-type="float" office:value="1.4285750971942" calcext:value-type="float">
            <text:p>1.4285750971942</text:p>
          </table:table-cell>
          <table:table-cell/>
          <table:table-cell table:formula="of:=SQRT( SUMXMY2([.F6:.Q87];[.S6:.AD87]))" office:value-type="float" office:value="1950.94969990256" calcext:value-type="float">
            <text:p>1950.94969990256</text:p>
          </table:table-cell>
        </table:table-row>
        <table:table-row table:style-name="ro1">
          <table:table-cell office:value-type="float" office:value="0.186667715508834" calcext:value-type="float">
            <text:p>0.186667715508834</text:p>
          </table:table-cell>
          <table:table-cell office:value-type="float" office:value="0.917859078971611" calcext:value-type="float">
            <text:p>0.917859078971611</text:p>
          </table:table-cell>
          <table:table-cell office:value-type="float" office:value="0.239089772661061" calcext:value-type="float">
            <text:p>0.239089772661061</text:p>
          </table:table-cell>
          <table:table-cell office:value-type="float" office:value="0.552731527267146" calcext:value-type="float">
            <text:p>0.552731527267146</text:p>
          </table:table-cell>
          <table:table-cell office:value-type="string" calcext:value-type="string">
            <text:p>ANOKA</text:p>
          </table:table-cell>
          <table:table-cell office:value-type="float" office:value="53.4" calcext:value-type="float">
            <text:p>53.4</text:p>
          </table:table-cell>
          <table:table-cell office:value-type="float" office:value="57.6" calcext:value-type="float">
            <text:p>57.6</text:p>
          </table:table-cell>
          <table:table-cell office:value-type="float" office:value="61.1" calcext:value-type="float">
            <text:p>61.1</text:p>
          </table:table-cell>
          <table:table-cell office:value-type="float" office:value="66.2" calcext:value-type="float">
            <text:p>66.2</text:p>
          </table:table-cell>
          <table:table-cell office:value-type="float" office:value="67" calcext:value-type="float">
            <text:p>67</text:p>
          </table:table-cell>
          <table:table-cell office:value-type="float" office:value="68.3" calcext:value-type="float">
            <text:p>68.3</text:p>
          </table:table-cell>
          <table:table-cell office:value-type="float" office:value="65.3" calcext:value-type="float">
            <text:p>65.3</text:p>
          </table:table-cell>
          <table:table-cell office:value-type="float" office:value="62.4" calcext:value-type="float">
            <text:p>62.4</text:p>
          </table:table-cell>
          <table:table-cell office:value-type="float" office:value="61.6" calcext:value-type="float">
            <text:p>61.6</text:p>
          </table:table-cell>
          <table:table-cell office:value-type="float" office:value="57.3" calcext:value-type="float">
            <text:p>57.3</text:p>
          </table:table-cell>
          <table:table-cell office:value-type="float" office:value="52.1" calcext:value-type="float">
            <text:p>52.1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0.740660957819683" calcext:value-type="float">
            <text:p>0.740660957819683</text:p>
          </table:table-cell>
          <table:table-cell office:value-type="float" office:value="0.702421146925122" calcext:value-type="float">
            <text:p>0.702421146925122</text:p>
          </table:table-cell>
          <table:table-cell office:value-type="float" office:value="0.67324712533995" calcext:value-type="float">
            <text:p>0.67324712533995</text:p>
          </table:table-cell>
          <table:table-cell office:value-type="float" office:value="1.0823932893234" calcext:value-type="float">
            <text:p>1.0823932893234</text:p>
          </table:table-cell>
          <table:table-cell office:value-type="float" office:value="1.01408589412057" calcext:value-type="float">
            <text:p>1.01408589412057</text:p>
          </table:table-cell>
          <table:table-cell office:value-type="float" office:value="1.43341092625378" calcext:value-type="float">
            <text:p>1.43341092625378</text:p>
          </table:table-cell>
          <table:table-cell office:value-type="float" office:value="0.342432784965371" calcext:value-type="float">
            <text:p>0.342432784965371</text:p>
          </table:table-cell>
          <table:table-cell office:value-type="float" office:value="0.726259563639777" calcext:value-type="float">
            <text:p>0.726259563639777</text:p>
          </table:table-cell>
          <table:table-cell office:value-type="float" office:value="1.62533917277595" calcext:value-type="float">
            <text:p>1.62533917277595</text:p>
          </table:table-cell>
          <table:table-cell office:value-type="float" office:value="0.902871435695928" calcext:value-type="float">
            <text:p>0.902871435695928</text:p>
          </table:table-cell>
          <table:table-cell office:value-type="float" office:value="1.11794929913784" calcext:value-type="float">
            <text:p>1.11794929913784</text:p>
          </table:table-cell>
          <table:table-cell office:value-type="float" office:value="0.74354891373745" calcext:value-type="float">
            <text:p>0.74354891373745</text:p>
          </table:table-cell>
          <table:table-cell table:number-columns-repeated="2"/>
        </table:table-row>
        <table:table-row table:style-name="ro1">
          <table:table-cell office:value-type="float" office:value="0.613440294029939" calcext:value-type="float">
            <text:p>0.613440294029939</text:p>
          </table:table-cell>
          <table:table-cell office:value-type="float" office:value="0.113402267102396" calcext:value-type="float">
            <text:p>0.113402267102396</text:p>
          </table:table-cell>
          <table:table-cell office:value-type="float" office:value="0.576566606461001" calcext:value-type="float">
            <text:p>0.576566606461001</text:p>
          </table:table-cell>
          <table:table-cell office:value-type="float" office:value="0.952139015765013" calcext:value-type="float">
            <text:p>0.952139015765013</text:p>
          </table:table-cell>
          <table:table-cell office:value-type="string" calcext:value-type="string">
            <text:p>BECKER</text:p>
          </table:table-cell>
          <table:table-cell office:value-type="float" office:value="46.3" calcext:value-type="float">
            <text:p>46.3</text:p>
          </table:table-cell>
          <table:table-cell office:value-type="float" office:value="54.2" calcext:value-type="float">
            <text:p>54.2</text:p>
          </table:table-cell>
          <table:table-cell office:value-type="float" office:value="57.7" calcext:value-type="float">
            <text:p>57.7</text:p>
          </table:table-cell>
          <table:table-cell office:value-type="float" office:value="55.1" calcext:value-type="float">
            <text:p>55.1</text:p>
          </table:table-cell>
          <table:table-cell office:value-type="float" office:value="59.9" calcext:value-type="float">
            <text:p>59.9</text:p>
          </table:table-cell>
          <table:table-cell office:value-type="float" office:value="57.7" calcext:value-type="float">
            <text:p>57.7</text:p>
          </table:table-cell>
          <table:table-cell office:value-type="float" office:value="71.6" calcext:value-type="float">
            <text:p>71.6</text:p>
          </table:table-cell>
          <table:table-cell office:value-type="float" office:value="66.4" calcext:value-type="float">
            <text:p>66.4</text:p>
          </table:table-cell>
          <table:table-cell office:value-type="float" office:value="59.4" calcext:value-type="float">
            <text:p>59.4</text:p>
          </table:table-cell>
          <table:table-cell office:value-type="float" office:value="52.6" calcext:value-type="float">
            <text:p>52.6</text:p>
          </table:table-cell>
          <table:table-cell office:value-type="float" office:value="45.6" calcext:value-type="float">
            <text:p>45.6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float" office:value="0.627792629457988" calcext:value-type="float">
            <text:p>0.627792629457988</text:p>
          </table:table-cell>
          <table:table-cell office:value-type="float" office:value="1.53734300829364" calcext:value-type="float">
            <text:p>1.53734300829364</text:p>
          </table:table-cell>
          <table:table-cell office:value-type="float" office:value="0.716151501393731" calcext:value-type="float">
            <text:p>0.716151501393731</text:p>
          </table:table-cell>
          <table:table-cell office:value-type="float" office:value="1.51192485262387" calcext:value-type="float">
            <text:p>1.51192485262387</text:p>
          </table:table-cell>
          <table:table-cell office:value-type="float" office:value="0.751503591443561" calcext:value-type="float">
            <text:p>0.751503591443561</text:p>
          </table:table-cell>
          <table:table-cell office:value-type="float" office:value="1.3239348703014" calcext:value-type="float">
            <text:p>1.3239348703014</text:p>
          </table:table-cell>
          <table:table-cell office:value-type="float" office:value="0.330812792581512" calcext:value-type="float">
            <text:p>0.330812792581512</text:p>
          </table:table-cell>
          <table:table-cell office:value-type="float" office:value="0.896689550998033" calcext:value-type="float">
            <text:p>0.896689550998033</text:p>
          </table:table-cell>
          <table:table-cell office:value-type="float" office:value="1.67832563965119" calcext:value-type="float">
            <text:p>1.67832563965119</text:p>
          </table:table-cell>
          <table:table-cell office:value-type="float" office:value="1.30318684765261" calcext:value-type="float">
            <text:p>1.30318684765261</text:p>
          </table:table-cell>
          <table:table-cell office:value-type="float" office:value="0.700092039899086" calcext:value-type="float">
            <text:p>0.700092039899086</text:p>
          </table:table-cell>
          <table:table-cell office:value-type="float" office:value="1.34001048858848" calcext:value-type="float">
            <text:p>1.34001048858848</text:p>
          </table:table-cell>
          <table:table-cell table:number-columns-repeated="2"/>
        </table:table-row>
        <table:table-row table:style-name="ro1">
          <table:table-cell office:value-type="float" office:value="0.465054160543879" calcext:value-type="float">
            <text:p>0.465054160543879</text:p>
          </table:table-cell>
          <table:table-cell office:value-type="float" office:value="0.742569007979226" calcext:value-type="float">
            <text:p>0.742569007979226</text:p>
          </table:table-cell>
          <table:table-cell office:value-type="float" office:value="0.281917441122552" calcext:value-type="float">
            <text:p>0.281917441122552</text:p>
          </table:table-cell>
          <table:table-cell office:value-type="float" office:value="0.43122983968508" calcext:value-type="float">
            <text:p>0.43122983968508</text:p>
          </table:table-cell>
          <table:table-cell office:value-type="string" calcext:value-type="string">
            <text:p>BELTRAMI</text:p>
          </table:table-cell>
          <table:table-cell office:value-type="float" office:value="61.1" calcext:value-type="float">
            <text:p>61.1</text:p>
          </table:table-cell>
          <table:table-cell office:value-type="float" office:value="60" calcext:value-type="float">
            <text:p>60</text:p>
          </table:table-cell>
          <table:table-cell office:value-type="float" office:value="69.6" calcext:value-type="float">
            <text:p>69.6</text:p>
          </table:table-cell>
          <table:table-cell office:value-type="float" office:value="74.2" calcext:value-type="float">
            <text:p>74.2</text:p>
          </table:table-cell>
          <table:table-cell office:value-type="float" office:value="73.7" calcext:value-type="float">
            <text:p>73.7</text:p>
          </table:table-cell>
          <table:table-cell office:value-type="float" office:value="75.3" calcext:value-type="float">
            <text:p>75.3</text:p>
          </table:table-cell>
          <table:table-cell office:value-type="float" office:value="89.1" calcext:value-type="float">
            <text:p>89.1</text:p>
          </table:table-cell>
          <table:table-cell office:value-type="float" office:value="70.2" calcext:value-type="float">
            <text:p>70.2</text:p>
          </table:table-cell>
          <table:table-cell office:value-type="float" office:value="67" calcext:value-type="float">
            <text:p>67</text:p>
          </table:table-cell>
          <table:table-cell office:value-type="float" office:value="60.1" calcext:value-type="float">
            <text:p>60.1</text:p>
          </table:table-cell>
          <table:table-cell office:value-type="float" office:value="55.4" calcext:value-type="float">
            <text:p>55.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0.661120660808554" calcext:value-type="float">
            <text:p>0.661120660808554</text:p>
          </table:table-cell>
          <table:table-cell office:value-type="float" office:value="0.887259617517174" calcext:value-type="float">
            <text:p>0.887259617517174</text:p>
          </table:table-cell>
          <table:table-cell office:value-type="float" office:value="0.712004125350663" calcext:value-type="float">
            <text:p>0.712004125350663</text:p>
          </table:table-cell>
          <table:table-cell office:value-type="float" office:value="1.15757992519349" calcext:value-type="float">
            <text:p>1.15757992519349</text:p>
          </table:table-cell>
          <table:table-cell office:value-type="float" office:value="0.861524411414366" calcext:value-type="float">
            <text:p>0.861524411414366</text:p>
          </table:table-cell>
          <table:table-cell office:value-type="float" office:value="1.36405820944678" calcext:value-type="float">
            <text:p>1.36405820944678</text:p>
          </table:table-cell>
          <table:table-cell office:value-type="float" office:value="0.298709792721934" calcext:value-type="float">
            <text:p>0.298709792721934</text:p>
          </table:table-cell>
          <table:table-cell office:value-type="float" office:value="0.70115123695299" calcext:value-type="float">
            <text:p>0.70115123695299</text:p>
          </table:table-cell>
          <table:table-cell office:value-type="float" office:value="1.62274790369206" calcext:value-type="float">
            <text:p>1.62274790369206</text:p>
          </table:table-cell>
          <table:table-cell office:value-type="float" office:value="1.09240930690582" calcext:value-type="float">
            <text:p>1.09240930690582</text:p>
          </table:table-cell>
          <table:table-cell office:value-type="float" office:value="1.01194116455199" calcext:value-type="float">
            <text:p>1.01194116455199</text:p>
          </table:table-cell>
          <table:table-cell office:value-type="float" office:value="0.904900162635326" calcext:value-type="float">
            <text:p>0.904900162635326</text:p>
          </table:table-cell>
          <table:table-cell table:number-columns-repeated="2"/>
        </table:table-row>
        <table:table-row table:style-name="ro1">
          <table:table-cell office:value-type="float" office:value="0.310614153113002" calcext:value-type="float">
            <text:p>0.310614153113002</text:p>
          </table:table-cell>
          <table:table-cell office:value-type="float" office:value="0.0149391788303923" calcext:value-type="float">
            <text:p>0.014939178830392</text:p>
          </table:table-cell>
          <table:table-cell office:value-type="float" office:value="0.245968468973561" calcext:value-type="float">
            <text:p>0.245968468973561</text:p>
          </table:table-cell>
          <table:table-cell office:value-type="float" office:value="0.987470240269125" calcext:value-type="float">
            <text:p>0.987470240269125</text:p>
          </table:table-cell>
          <table:table-cell office:value-type="string" calcext:value-type="string">
            <text:p>BENTON</text:p>
          </table:table-cell>
          <table:table-cell office:value-type="float" office:value="48.3" calcext:value-type="float">
            <text:p>48.3</text:p>
          </table:table-cell>
          <table:table-cell office:value-type="float" office:value="51.6" calcext:value-type="float">
            <text:p>51.6</text:p>
          </table:table-cell>
          <table:table-cell office:value-type="float" office:value="54.1" calcext:value-type="float">
            <text:p>54.1</text:p>
          </table:table-cell>
          <table:table-cell office:value-type="float" office:value="53" calcext:value-type="float">
            <text:p>53</text:p>
          </table:table-cell>
          <table:table-cell office:value-type="float" office:value="52.6" calcext:value-type="float">
            <text:p>52.6</text:p>
          </table:table-cell>
          <table:table-cell office:value-type="float" office:value="44.7" calcext:value-type="float">
            <text:p>44.7</text:p>
          </table:table-cell>
          <table:table-cell office:value-type="float" office:value="51.1" calcext:value-type="float">
            <text:p>51.1</text:p>
          </table:table-cell>
          <table:table-cell office:value-type="float" office:value="47.5" calcext:value-type="float">
            <text:p>47.5</text:p>
          </table:table-cell>
          <table:table-cell office:value-type="float" office:value="47.4" calcext:value-type="float">
            <text:p>47.4</text:p>
          </table:table-cell>
          <table:table-cell office:value-type="float" office:value="43" calcext:value-type="float">
            <text:p>43</text:p>
          </table:table-cell>
          <table:table-cell office:value-type="float" office:value="39.3" calcext:value-type="float">
            <text:p>39.3</text:p>
          </table:table-cell>
          <table:table-cell office:value-type="float" office:value="33.1" calcext:value-type="float">
            <text:p>33.1</text:p>
          </table:table-cell>
          <table:table-cell/>
          <table:table-cell office:value-type="float" office:value="0.487899950586596" calcext:value-type="float">
            <text:p>0.487899950586596</text:p>
          </table:table-cell>
          <table:table-cell office:value-type="float" office:value="1.01435580159507" calcext:value-type="float">
            <text:p>1.01435580159507</text:p>
          </table:table-cell>
          <table:table-cell office:value-type="float" office:value="0.3270016554225" calcext:value-type="float">
            <text:p>0.3270016554225</text:p>
          </table:table-cell>
          <table:table-cell office:value-type="float" office:value="1.13471138519016" calcext:value-type="float">
            <text:p>1.13471138519016</text:p>
          </table:table-cell>
          <table:table-cell office:value-type="float" office:value="0.576059880688235" calcext:value-type="float">
            <text:p>0.576059880688235</text:p>
          </table:table-cell>
          <table:table-cell office:value-type="float" office:value="0.953540872557691" calcext:value-type="float">
            <text:p>0.953540872557691</text:p>
          </table:table-cell>
          <table:table-cell office:value-type="float" office:value="0.265904055499933" calcext:value-type="float">
            <text:p>0.265904055499933</text:p>
          </table:table-cell>
          <table:table-cell office:value-type="float" office:value="0.722251510960579" calcext:value-type="float">
            <text:p>0.722251510960579</text:p>
          </table:table-cell>
          <table:table-cell office:value-type="float" office:value="1.24769776364493" calcext:value-type="float">
            <text:p>1.24769776364493</text:p>
          </table:table-cell>
          <table:table-cell office:value-type="float" office:value="0.717094081955293" calcext:value-type="float">
            <text:p>0.717094081955293</text:p>
          </table:table-cell>
          <table:table-cell office:value-type="float" office:value="0.357223738896736" calcext:value-type="float">
            <text:p>0.357223738896736</text:p>
          </table:table-cell>
          <table:table-cell office:value-type="float" office:value="0.972208913254722" calcext:value-type="float">
            <text:p>0.972208913254722</text:p>
          </table:table-cell>
          <table:table-cell table:number-columns-repeated="2"/>
        </table:table-row>
        <table:table-row table:style-name="ro1">
          <table:table-cell office:value-type="float" office:value="0.814016990490272" calcext:value-type="float">
            <text:p>0.814016990490272</text:p>
          </table:table-cell>
          <table:table-cell office:value-type="float" office:value="0.553835987280624" calcext:value-type="float">
            <text:p>0.553835987280624</text:p>
          </table:table-cell>
          <table:table-cell office:value-type="float" office:value="0.833067146158241" calcext:value-type="float">
            <text:p>0.833067146158241</text:p>
          </table:table-cell>
          <table:table-cell office:value-type="float" office:value="0.270254544777816" calcext:value-type="float">
            <text:p>0.270254544777816</text:p>
          </table:table-cell>
          <table:table-cell office:value-type="string" calcext:value-type="string">
            <text:p>BIG STONE</text:p>
          </table:table-cell>
          <table:table-cell office:value-type="float" office:value="96.1" calcext:value-type="float">
            <text:p>96.1</text:p>
          </table:table-cell>
          <table:table-cell office:value-type="float" office:value="112.5" calcext:value-type="float">
            <text:p>112.5</text:p>
          </table:table-cell>
          <table:table-cell office:value-type="float" office:value="118.5" calcext:value-type="float">
            <text:p>118.5</text:p>
          </table:table-cell>
          <table:table-cell office:value-type="float" office:value="115.7" calcext:value-type="float">
            <text:p>115.7</text:p>
          </table:table-cell>
          <table:table-cell office:value-type="float" office:value="113.1" calcext:value-type="float">
            <text:p>113.1</text:p>
          </table:table-cell>
          <table:table-cell office:value-type="float" office:value="124.7" calcext:value-type="float">
            <text:p>124.7</text:p>
          </table:table-cell>
          <table:table-cell office:value-type="float" office:value="129.1" calcext:value-type="float">
            <text:p>129.1</text:p>
          </table:table-cell>
          <table:table-cell office:value-type="float" office:value="111.8" calcext:value-type="float">
            <text:p>111.8</text:p>
          </table:table-cell>
          <table:table-cell office:value-type="float" office:value="107.9" calcext:value-type="float">
            <text:p>107.9</text:p>
          </table:table-cell>
          <table:table-cell office:value-type="float" office:value="88.4" calcext:value-type="float">
            <text:p>88.4</text:p>
          </table:table-cell>
          <table:table-cell office:value-type="float" office:value="84.9" calcext:value-type="float">
            <text:p>84.9</text:p>
          </table:table-cell>
          <table:table-cell office:value-type="float" office:value="83.4" calcext:value-type="float">
            <text:p>83.4</text:p>
          </table:table-cell>
          <table:table-cell/>
          <table:table-cell office:value-type="float" office:value="0.653252765749135" calcext:value-type="float">
            <text:p>0.653252765749135</text:p>
          </table:table-cell>
          <table:table-cell office:value-type="float" office:value="1.56738573136227" calcext:value-type="float">
            <text:p>1.56738573136227</text:p>
          </table:table-cell>
          <table:table-cell office:value-type="float" office:value="1.14769403571205" calcext:value-type="float">
            <text:p>1.14769403571205</text:p>
          </table:table-cell>
          <table:table-cell office:value-type="float" office:value="1.41589390985331" calcext:value-type="float">
            <text:p>1.41589390985331</text:p>
          </table:table-cell>
          <table:table-cell office:value-type="float" office:value="0.838381479851446" calcext:value-type="float">
            <text:p>0.838381479851446</text:p>
          </table:table-cell>
          <table:table-cell office:value-type="float" office:value="1.49177111397567" calcext:value-type="float">
            <text:p>1.49177111397567</text:p>
          </table:table-cell>
          <table:table-cell office:value-type="float" office:value="0.306640695692364" calcext:value-type="float">
            <text:p>0.306640695692364</text:p>
          </table:table-cell>
          <table:table-cell office:value-type="float" office:value="0.764047859726961" calcext:value-type="float">
            <text:p>0.764047859726961</text:p>
          </table:table-cell>
          <table:table-cell office:value-type="float" office:value="1.75375864488979" calcext:value-type="float">
            <text:p>1.75375864488979</text:p>
          </table:table-cell>
          <table:table-cell office:value-type="float" office:value="1.74225796765706" calcext:value-type="float">
            <text:p>1.74225796765706</text:p>
          </table:table-cell>
          <table:table-cell office:value-type="float" office:value="1.21028827510543" calcext:value-type="float">
            <text:p>1.21028827510543</text:p>
          </table:table-cell>
          <table:table-cell office:value-type="float" office:value="1.25022848170106" calcext:value-type="float">
            <text:p>1.25022848170106</text:p>
          </table:table-cell>
          <table:table-cell table:number-columns-repeated="2"/>
        </table:table-row>
        <table:table-row table:style-name="ro1">
          <table:table-cell office:value-type="float" office:value="0.773604077942425" calcext:value-type="float">
            <text:p>0.773604077942425</text:p>
          </table:table-cell>
          <table:table-cell office:value-type="float" office:value="0.189560405395833" calcext:value-type="float">
            <text:p>0.189560405395833</text:p>
          </table:table-cell>
          <table:table-cell office:value-type="float" office:value="0.0263112693550076" calcext:value-type="float">
            <text:p>0.026311269355008</text:p>
          </table:table-cell>
          <table:table-cell office:value-type="float" office:value="0.560729627951665" calcext:value-type="float">
            <text:p>0.560729627951665</text:p>
          </table:table-cell>
          <table:table-cell office:value-type="string" calcext:value-type="string">
            <text:p>BLUE EARTH</text:p>
          </table:table-cell>
          <table:table-cell office:value-type="float" office:value="67.7" calcext:value-type="float">
            <text:p>67.7</text:p>
          </table:table-cell>
          <table:table-cell office:value-type="float" office:value="71.3" calcext:value-type="float">
            <text:p>71.3</text:p>
          </table:table-cell>
          <table:table-cell office:value-type="float" office:value="73.3" calcext:value-type="float">
            <text:p>73.3</text:p>
          </table:table-cell>
          <table:table-cell office:value-type="float" office:value="70.4" calcext:value-type="float">
            <text:p>70.4</text:p>
          </table:table-cell>
          <table:table-cell office:value-type="float" office:value="69.1" calcext:value-type="float">
            <text:p>69.1</text:p>
          </table:table-cell>
          <table:table-cell office:value-type="float" office:value="70.6" calcext:value-type="float">
            <text:p>70.6</text:p>
          </table:table-cell>
          <table:table-cell office:value-type="float" office:value="78.9" calcext:value-type="float">
            <text:p>78.9</text:p>
          </table:table-cell>
          <table:table-cell office:value-type="float" office:value="74.8" calcext:value-type="float">
            <text:p>74.8</text:p>
          </table:table-cell>
          <table:table-cell office:value-type="float" office:value="72.7" calcext:value-type="float">
            <text:p>72.7</text:p>
          </table:table-cell>
          <table:table-cell office:value-type="float" office:value="70.7" calcext:value-type="float">
            <text:p>70.7</text:p>
          </table:table-cell>
          <table:table-cell office:value-type="float" office:value="66" calcext:value-type="float">
            <text:p>66</text:p>
          </table:table-cell>
          <table:table-cell office:value-type="float" office:value="58.5" calcext:value-type="float">
            <text:p>58.5</text:p>
          </table:table-cell>
          <table:table-cell/>
          <table:table-cell office:value-type="float" office:value="0.450840445607846" calcext:value-type="float">
            <text:p>0.450840445607846</text:p>
          </table:table-cell>
          <table:table-cell office:value-type="float" office:value="0.949863316420351" calcext:value-type="float">
            <text:p>0.949863316420351</text:p>
          </table:table-cell>
          <table:table-cell office:value-type="float" office:value="0.375182930973267" calcext:value-type="float">
            <text:p>0.375182930973267</text:p>
          </table:table-cell>
          <table:table-cell office:value-type="float" office:value="1.19610243771485" calcext:value-type="float">
            <text:p>1.19610243771485</text:p>
          </table:table-cell>
          <table:table-cell office:value-type="float" office:value="0.466381364812667" calcext:value-type="float">
            <text:p>0.466381364812667</text:p>
          </table:table-cell>
          <table:table-cell office:value-type="float" office:value="1.01212974968675" calcext:value-type="float">
            <text:p>1.01212974968675</text:p>
          </table:table-cell>
          <table:table-cell office:value-type="float" office:value="0.201878700851147" calcext:value-type="float">
            <text:p>0.201878700851147</text:p>
          </table:table-cell>
          <table:table-cell office:value-type="float" office:value="0.65272247548609" calcext:value-type="float">
            <text:p>0.65272247548609</text:p>
          </table:table-cell>
          <table:table-cell office:value-type="float" office:value="1.43527101251765" calcext:value-type="float">
            <text:p>1.43527101251765</text:p>
          </table:table-cell>
          <table:table-cell office:value-type="float" office:value="0.956940882281709" calcext:value-type="float">
            <text:p>0.956940882281709</text:p>
          </table:table-cell>
          <table:table-cell office:value-type="float" office:value="0.409781172922121" calcext:value-type="float">
            <text:p>0.409781172922121</text:p>
          </table:table-cell>
          <table:table-cell office:value-type="float" office:value="1.09837904725625" calcext:value-type="float">
            <text:p>1.09837904725625</text:p>
          </table:table-cell>
          <table:table-cell table:number-columns-repeated="2"/>
        </table:table-row>
        <table:table-row table:style-name="ro1">
          <table:table-cell office:value-type="float" office:value="0.324748983307516" calcext:value-type="float">
            <text:p>0.324748983307516</text:p>
          </table:table-cell>
          <table:table-cell office:value-type="float" office:value="0.341394127769843" calcext:value-type="float">
            <text:p>0.341394127769843</text:p>
          </table:table-cell>
          <table:table-cell office:value-type="float" office:value="0.344628085672999" calcext:value-type="float">
            <text:p>0.344628085672999</text:p>
          </table:table-cell>
          <table:table-cell office:value-type="float" office:value="0.985146435431851" calcext:value-type="float">
            <text:p>0.985146435431851</text:p>
          </table:table-cell>
          <table:table-cell office:value-type="string" calcext:value-type="string">
            <text:p>BROWN</text:p>
          </table:table-cell>
          <table:table-cell office:value-type="float" office:value="67.3" calcext:value-type="float">
            <text:p>67.3</text:p>
          </table:table-cell>
          <table:table-cell office:value-type="float" office:value="71.7" calcext:value-type="float">
            <text:p>71.7</text:p>
          </table:table-cell>
          <table:table-cell office:value-type="float" office:value="65" calcext:value-type="float">
            <text:p>65</text:p>
          </table:table-cell>
          <table:table-cell office:value-type="float" office:value="64.5" calcext:value-type="float">
            <text:p>64.5</text:p>
          </table:table-cell>
          <table:table-cell office:value-type="float" office:value="65.8" calcext:value-type="float">
            <text:p>65.8</text:p>
          </table:table-cell>
          <table:table-cell office:value-type="float" office:value="63.2" calcext:value-type="float">
            <text:p>63.2</text:p>
          </table:table-cell>
          <table:table-cell office:value-type="float" office:value="82.1" calcext:value-type="float">
            <text:p>82.1</text:p>
          </table:table-cell>
          <table:table-cell office:value-type="float" office:value="77.8" calcext:value-type="float">
            <text:p>77.8</text:p>
          </table:table-cell>
          <table:table-cell office:value-type="float" office:value="72.5" calcext:value-type="float">
            <text:p>72.5</text:p>
          </table:table-cell>
          <table:table-cell office:value-type="float" office:value="67.6" calcext:value-type="float">
            <text:p>67.6</text:p>
          </table:table-cell>
          <table:table-cell office:value-type="float" office:value="56.6" calcext:value-type="float">
            <text:p>56.6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0.666457376240211" calcext:value-type="float">
            <text:p>0.666457376240211</text:p>
          </table:table-cell>
          <table:table-cell office:value-type="float" office:value="1.12549776890789" calcext:value-type="float">
            <text:p>1.12549776890789</text:p>
          </table:table-cell>
          <table:table-cell office:value-type="float" office:value="0.55269502195233" calcext:value-type="float">
            <text:p>0.55269502195233</text:p>
          </table:table-cell>
          <table:table-cell office:value-type="float" office:value="1.32116696921517" calcext:value-type="float">
            <text:p>1.32116696921517</text:p>
          </table:table-cell>
          <table:table-cell office:value-type="float" office:value="0.842619794426391" calcext:value-type="float">
            <text:p>0.842619794426391</text:p>
          </table:table-cell>
          <table:table-cell office:value-type="float" office:value="1.30435939716672" calcext:value-type="float">
            <text:p>1.30435939716672</text:p>
          </table:table-cell>
          <table:table-cell office:value-type="float" office:value="0.342647201236283" calcext:value-type="float">
            <text:p>0.342647201236283</text:p>
          </table:table-cell>
          <table:table-cell office:value-type="float" office:value="0.850892856165902" calcext:value-type="float">
            <text:p>0.850892856165902</text:p>
          </table:table-cell>
          <table:table-cell office:value-type="float" office:value="1.60149070627525" calcext:value-type="float">
            <text:p>1.60149070627525</text:p>
          </table:table-cell>
          <table:table-cell office:value-type="float" office:value="0.955615133185773" calcext:value-type="float">
            <text:p>0.955615133185773</text:p>
          </table:table-cell>
          <table:table-cell office:value-type="float" office:value="0.726062354819984" calcext:value-type="float">
            <text:p>0.726062354819984</text:p>
          </table:table-cell>
          <table:table-cell office:value-type="float" office:value="1.06896972350707" calcext:value-type="float">
            <text:p>1.06896972350707</text:p>
          </table:table-cell>
          <table:table-cell table:number-columns-repeated="2"/>
        </table:table-row>
        <table:table-row table:style-name="ro1">
          <table:table-cell office:value-type="float" office:value="0.151999781589387" calcext:value-type="float">
            <text:p>0.151999781589387</text:p>
          </table:table-cell>
          <table:table-cell office:value-type="float" office:value="0.868125864544753" calcext:value-type="float">
            <text:p>0.868125864544753</text:p>
          </table:table-cell>
          <table:table-cell office:value-type="float" office:value="0.941747261293329" calcext:value-type="float">
            <text:p>0.941747261293329</text:p>
          </table:table-cell>
          <table:table-cell office:value-type="float" office:value="0.276833824572066" calcext:value-type="float">
            <text:p>0.276833824572066</text:p>
          </table:table-cell>
          <table:table-cell office:value-type="string" calcext:value-type="string">
            <text:p>CARLTON</text:p>
          </table:table-cell>
          <table:table-cell office:value-type="float" office:value="70" calcext:value-type="float">
            <text:p>70</text:p>
          </table:table-cell>
          <table:table-cell office:value-type="float" office:value="77.7" calcext:value-type="float">
            <text:p>77.7</text:p>
          </table:table-cell>
          <table:table-cell office:value-type="float" office:value="81.6" calcext:value-type="float">
            <text:p>81.6</text:p>
          </table:table-cell>
          <table:table-cell office:value-type="float" office:value="96.6" calcext:value-type="float">
            <text:p>96.6</text:p>
          </table:table-cell>
          <table:table-cell office:value-type="float" office:value="101" calcext:value-type="float">
            <text:p>101</text:p>
          </table:table-cell>
          <table:table-cell office:value-type="float" office:value="95.9" calcext:value-type="float">
            <text:p>95.9</text:p>
          </table:table-cell>
          <table:table-cell office:value-type="float" office:value="113.3" calcext:value-type="float">
            <text:p>113.3</text:p>
          </table:table-cell>
          <table:table-cell office:value-type="float" office:value="106" calcext:value-type="float">
            <text:p>106</text:p>
          </table:table-cell>
          <table:table-cell office:value-type="float" office:value="99.1" calcext:value-type="float">
            <text:p>99.1</text:p>
          </table:table-cell>
          <table:table-cell office:value-type="float" office:value="72.1" calcext:value-type="float">
            <text:p>72.1</text:p>
          </table:table-cell>
          <table:table-cell office:value-type="float" office:value="62.9" calcext:value-type="float">
            <text:p>62.9</text:p>
          </table:table-cell>
          <table:table-cell office:value-type="float" office:value="54.6" calcext:value-type="float">
            <text:p>54.6</text:p>
          </table:table-cell>
          <table:table-cell/>
          <table:table-cell office:value-type="float" office:value="0.714752240050032" calcext:value-type="float">
            <text:p>0.714752240050032</text:p>
          </table:table-cell>
          <table:table-cell office:value-type="float" office:value="1.15950261537775" calcext:value-type="float">
            <text:p>1.15950261537775</text:p>
          </table:table-cell>
          <table:table-cell office:value-type="float" office:value="1.1572624477413" calcext:value-type="float">
            <text:p>1.1572624477413</text:p>
          </table:table-cell>
          <table:table-cell office:value-type="float" office:value="1.03310120417934" calcext:value-type="float">
            <text:p>1.03310120417934</text:p>
          </table:table-cell>
          <table:table-cell office:value-type="float" office:value="1.05587710058755" calcext:value-type="float">
            <text:p>1.05587710058755</text:p>
          </table:table-cell>
          <table:table-cell office:value-type="float" office:value="1.45111565034454" calcext:value-type="float">
            <text:p>1.45111565034454</text:p>
          </table:table-cell>
          <table:table-cell office:value-type="float" office:value="0.352229246699018" calcext:value-type="float">
            <text:p>0.352229246699018</text:p>
          </table:table-cell>
          <table:table-cell office:value-type="float" office:value="0.665438666679274" calcext:value-type="float">
            <text:p>0.665438666679274</text:p>
          </table:table-cell>
          <table:table-cell office:value-type="float" office:value="1.45522330591503" calcext:value-type="float">
            <text:p>1.45522330591503</text:p>
          </table:table-cell>
          <table:table-cell office:value-type="float" office:value="1.35165022448362" calcext:value-type="float">
            <text:p>1.35165022448362</text:p>
          </table:table-cell>
          <table:table-cell office:value-type="float" office:value="1.45499166666917" calcext:value-type="float">
            <text:p>1.45499166666917</text:p>
          </table:table-cell>
          <table:table-cell office:value-type="float" office:value="0.733582140795214" calcext:value-type="float">
            <text:p>0.733582140795214</text:p>
          </table:table-cell>
          <table:table-cell table:number-columns-repeated="2"/>
        </table:table-row>
        <table:table-row table:style-name="ro1">
          <table:table-cell office:value-type="float" office:value="0.792964368642188" calcext:value-type="float">
            <text:p>0.792964368642188</text:p>
          </table:table-cell>
          <table:table-cell office:value-type="float" office:value="0.852819004735518" calcext:value-type="float">
            <text:p>0.852819004735518</text:p>
          </table:table-cell>
          <table:table-cell office:value-type="float" office:value="0.922156093164602" calcext:value-type="float">
            <text:p>0.922156093164602</text:p>
          </table:table-cell>
          <table:table-cell office:value-type="float" office:value="0.707950285644308" calcext:value-type="float">
            <text:p>0.707950285644308</text:p>
          </table:table-cell>
          <table:table-cell office:value-type="string" calcext:value-type="string">
            <text:p>CARVER</text:p>
          </table:table-cell>
          <table:table-cell office:value-type="float" office:value="38.6" calcext:value-type="float">
            <text:p>38.6</text:p>
          </table:table-cell>
          <table:table-cell office:value-type="float" office:value="42.2" calcext:value-type="float">
            <text:p>42.2</text:p>
          </table:table-cell>
          <table:table-cell office:value-type="float" office:value="43.7" calcext:value-type="float">
            <text:p>43.7</text:p>
          </table:table-cell>
          <table:table-cell office:value-type="float" office:value="50.2" calcext:value-type="float">
            <text:p>50.2</text:p>
          </table:table-cell>
          <table:table-cell office:value-type="float" office:value="50.5" calcext:value-type="float">
            <text:p>50.5</text:p>
          </table:table-cell>
          <table:table-cell office:value-type="float" office:value="53.2" calcext:value-type="float">
            <text:p>53.2</text:p>
          </table:table-cell>
          <table:table-cell office:value-type="float" office:value="52.1" calcext:value-type="float">
            <text:p>52.1</text:p>
          </table:table-cell>
          <table:table-cell office:value-type="float" office:value="46.7" calcext:value-type="float">
            <text:p>46.7</text:p>
          </table:table-cell>
          <table:table-cell office:value-type="float" office:value="46.8" calcext:value-type="float">
            <text:p>46.8</text:p>
          </table:table-cell>
          <table:table-cell office:value-type="float" office:value="43.7" calcext:value-type="float">
            <text:p>43.7</text:p>
          </table:table-cell>
          <table:table-cell office:value-type="float" office:value="40.2" calcext:value-type="float">
            <text:p>40.2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0.98339610196307" calcext:value-type="float">
            <text:p>0.98339610196307</text:p>
          </table:table-cell>
          <table:table-cell office:value-type="float" office:value="1.88425495145959" calcext:value-type="float">
            <text:p>1.88425495145959</text:p>
          </table:table-cell>
          <table:table-cell office:value-type="float" office:value="1.35815881433468" calcext:value-type="float">
            <text:p>1.35815881433468</text:p>
          </table:table-cell>
          <table:table-cell office:value-type="float" office:value="1.90775333366536" calcext:value-type="float">
            <text:p>1.90775333366536</text:p>
          </table:table-cell>
          <table:table-cell office:value-type="float" office:value="1.28880330694235" calcext:value-type="float">
            <text:p>1.28880330694235</text:p>
          </table:table-cell>
          <table:table-cell office:value-type="float" office:value="2.08950594656206" calcext:value-type="float">
            <text:p>2.08950594656206</text:p>
          </table:table-cell>
          <table:table-cell office:value-type="float" office:value="0.472876661051025" calcext:value-type="float">
            <text:p>0.472876661051025</text:p>
          </table:table-cell>
          <table:table-cell office:value-type="float" office:value="1.12284126985139" calcext:value-type="float">
            <text:p>1.12284126985139</text:p>
          </table:table-cell>
          <table:table-cell office:value-type="float" office:value="2.43630012168423" calcext:value-type="float">
            <text:p>2.43630012168423</text:p>
          </table:table-cell>
          <table:table-cell office:value-type="float" office:value="2.02640738664437" calcext:value-type="float">
            <text:p>2.02640738664437</text:p>
          </table:table-cell>
          <table:table-cell office:value-type="float" office:value="1.60276790950158" calcext:value-type="float">
            <text:p>1.60276790950158</text:p>
          </table:table-cell>
          <table:table-cell office:value-type="float" office:value="1.58088299449736" calcext:value-type="float">
            <text:p>1.58088299449736</text:p>
          </table:table-cell>
          <table:table-cell table:number-columns-repeated="2"/>
        </table:table-row>
        <table:table-row table:style-name="ro1">
          <table:table-cell office:value-type="float" office:value="0.61693291803755" calcext:value-type="float">
            <text:p>0.61693291803755</text:p>
          </table:table-cell>
          <table:table-cell office:value-type="float" office:value="0.0431807346641616" calcext:value-type="float">
            <text:p>0.043180734664162</text:p>
          </table:table-cell>
          <table:table-cell office:value-type="float" office:value="0.588909962998977" calcext:value-type="float">
            <text:p>0.588909962998977</text:p>
          </table:table-cell>
          <table:table-cell office:value-type="float" office:value="0.859788183942106" calcext:value-type="float">
            <text:p>0.859788183942106</text:p>
          </table:table-cell>
          <table:table-cell office:value-type="string" calcext:value-type="string">
            <text:p>CASS</text:p>
          </table:table-cell>
          <table:table-cell office:value-type="float" office:value="38.7" calcext:value-type="float">
            <text:p>38.7</text:p>
          </table:table-cell>
          <table:table-cell office:value-type="float" office:value="41.8" calcext:value-type="float">
            <text:p>41.8</text:p>
          </table:table-cell>
          <table:table-cell office:value-type="float" office:value="42.1" calcext:value-type="float">
            <text:p>42.1</text:p>
          </table:table-cell>
          <table:table-cell office:value-type="float" office:value="44.8" calcext:value-type="float">
            <text:p>44.8</text:p>
          </table:table-cell>
          <table:table-cell office:value-type="float" office:value="47.4" calcext:value-type="float">
            <text:p>47.4</text:p>
          </table:table-cell>
          <table:table-cell office:value-type="float" office:value="49.1" calcext:value-type="float">
            <text:p>49.1</text:p>
          </table:table-cell>
          <table:table-cell office:value-type="float" office:value="52.1" calcext:value-type="float">
            <text:p>52.1</text:p>
          </table:table-cell>
          <table:table-cell office:value-type="float" office:value="48.1" calcext:value-type="float">
            <text:p>48.1</text:p>
          </table:table-cell>
          <table:table-cell office:value-type="float" office:value="42.2" calcext:value-type="float">
            <text:p>42.2</text:p>
          </table:table-cell>
          <table:table-cell office:value-type="float" office:value="35.9" calcext:value-type="float">
            <text:p>35.9</text:p>
          </table:table-cell>
          <table:table-cell office:value-type="float" office:value="31.2" calcext:value-type="float">
            <text:p>31.2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0.55945096497958" calcext:value-type="float">
            <text:p>0.55945096497958</text:p>
          </table:table-cell>
          <table:table-cell office:value-type="float" office:value="1.49778540369835" calcext:value-type="float">
            <text:p>1.49778540369835</text:p>
          </table:table-cell>
          <table:table-cell office:value-type="float" office:value="0.691597804084757" calcext:value-type="float">
            <text:p>0.691597804084757</text:p>
          </table:table-cell>
          <table:table-cell office:value-type="float" office:value="1.41400649206117" calcext:value-type="float">
            <text:p>1.41400649206117</text:p>
          </table:table-cell>
          <table:table-cell office:value-type="float" office:value="0.660591289738532" calcext:value-type="float">
            <text:p>0.660591289738532</text:p>
          </table:table-cell>
          <table:table-cell office:value-type="float" office:value="1.2025547829467" calcext:value-type="float">
            <text:p>1.2025547829467</text:p>
          </table:table-cell>
          <table:table-cell office:value-type="float" office:value="0.297933886828712" calcext:value-type="float">
            <text:p>0.297933886828712</text:p>
          </table:table-cell>
          <table:table-cell office:value-type="float" office:value="0.823893725295301" calcext:value-type="float">
            <text:p>0.823893725295301</text:p>
          </table:table-cell>
          <table:table-cell office:value-type="float" office:value="1.53338551158635" calcext:value-type="float">
            <text:p>1.53338551158635</text:p>
          </table:table-cell>
          <table:table-cell office:value-type="float" office:value="1.26420054628737" calcext:value-type="float">
            <text:p>1.26420054628737</text:p>
          </table:table-cell>
          <table:table-cell office:value-type="float" office:value="0.629399963941447" calcext:value-type="float">
            <text:p>0.629399963941447</text:p>
          </table:table-cell>
          <table:table-cell office:value-type="float" office:value="1.27708644247202" calcext:value-type="float">
            <text:p>1.27708644247202</text:p>
          </table:table-cell>
          <table:table-cell table:number-columns-repeated="2"/>
        </table:table-row>
        <table:table-row table:style-name="ro1">
          <table:table-cell office:value-type="float" office:value="0.48565336251285" calcext:value-type="float">
            <text:p>0.48565336251285</text:p>
          </table:table-cell>
          <table:table-cell office:value-type="float" office:value="0.902275590341184" calcext:value-type="float">
            <text:p>0.902275590341184</text:p>
          </table:table-cell>
          <table:table-cell office:value-type="float" office:value="0.527917302440058" calcext:value-type="float">
            <text:p>0.527917302440058</text:p>
          </table:table-cell>
          <table:table-cell office:value-type="float" office:value="0.664367214228052" calcext:value-type="float">
            <text:p>0.664367214228052</text:p>
          </table:table-cell>
          <table:table-cell office:value-type="string" calcext:value-type="string">
            <text:p>CHIPPEWA</text:p>
          </table:table-cell>
          <table:table-cell office:value-type="float" office:value="18.4" calcext:value-type="float">
            <text:p>18.4</text:p>
          </table:table-cell>
          <table:table-cell office:value-type="float" office:value="23" calcext:value-type="float">
            <text:p>23</text:p>
          </table:table-cell>
          <table:table-cell office:value-type="float" office:value="36.9" calcext:value-type="float">
            <text:p>36.9</text:p>
          </table:table-cell>
          <table:table-cell office:value-type="float" office:value="56.5" calcext:value-type="float">
            <text:p>56.5</text:p>
          </table:table-cell>
          <table:table-cell office:value-type="float" office:value="60.5" calcext:value-type="float">
            <text:p>60.5</text:p>
          </table:table-cell>
          <table:table-cell office:value-type="float" office:value="64.3" calcext:value-type="float">
            <text:p>64.3</text:p>
          </table:table-cell>
          <table:table-cell office:value-type="float" office:value="74.2" calcext:value-type="float">
            <text:p>74.2</text:p>
          </table:table-cell>
          <table:table-cell office:value-type="float" office:value="74.1" calcext:value-type="float">
            <text:p>74.1</text:p>
          </table:table-cell>
          <table:table-cell office:value-type="float" office:value="68.3" calcext:value-type="float">
            <text:p>68.3</text:p>
          </table:table-cell>
          <table:table-cell office:value-type="float" office:value="73.3" calcext:value-type="float">
            <text:p>73.3</text:p>
          </table:table-cell>
          <table:table-cell office:value-type="float" office:value="70.4" calcext:value-type="float">
            <text:p>70.4</text:p>
          </table:table-cell>
          <table:table-cell office:value-type="float" office:value="62.8" calcext:value-type="float">
            <text:p>62.8</text:p>
          </table:table-cell>
          <table:table-cell/>
          <table:table-cell office:value-type="float" office:value="0.874564015963509" calcext:value-type="float">
            <text:p>0.874564015963509</text:p>
          </table:table-cell>
          <table:table-cell office:value-type="float" office:value="1.26156170732049" calcext:value-type="float">
            <text:p>1.26156170732049</text:p>
          </table:table-cell>
          <table:table-cell office:value-type="float" office:value="0.983640563516356" calcext:value-type="float">
            <text:p>0.983640563516356</text:p>
          </table:table-cell>
          <table:table-cell office:value-type="float" office:value="1.50951911274852" calcext:value-type="float">
            <text:p>1.50951911274852</text:p>
          </table:table-cell>
          <table:table-cell office:value-type="float" office:value="1.16375840683063" calcext:value-type="float">
            <text:p>1.16375840683063</text:p>
          </table:table-cell>
          <table:table-cell office:value-type="float" office:value="1.77760815890739" calcext:value-type="float">
            <text:p>1.77760815890739</text:p>
          </table:table-cell>
          <table:table-cell office:value-type="float" office:value="0.412191553412637" calcext:value-type="float">
            <text:p>0.412191553412637</text:p>
          </table:table-cell>
          <table:table-cell office:value-type="float" office:value="0.938820464286395" calcext:value-type="float">
            <text:p>0.938820464286395</text:p>
          </table:table-cell>
          <table:table-cell office:value-type="float" office:value="2.06189025005623" calcext:value-type="float">
            <text:p>2.06189025005623</text:p>
          </table:table-cell>
          <table:table-cell office:value-type="float" office:value="1.43354891132665" calcext:value-type="float">
            <text:p>1.43354891132665</text:p>
          </table:table-cell>
          <table:table-cell office:value-type="float" office:value="1.3481388573209" calcext:value-type="float">
            <text:p>1.3481388573209</text:p>
          </table:table-cell>
          <table:table-cell office:value-type="float" office:value="1.16735784631976" calcext:value-type="float">
            <text:p>1.16735784631976</text:p>
          </table:table-cell>
          <table:table-cell table:number-columns-repeated="2"/>
        </table:table-row>
        <table:table-row table:style-name="ro1">
          <table:table-cell office:value-type="float" office:value="0.808642820226742" calcext:value-type="float">
            <text:p>0.808642820226742</text:p>
          </table:table-cell>
          <table:table-cell office:value-type="float" office:value="0.31224030082077" calcext:value-type="float">
            <text:p>0.31224030082077</text:p>
          </table:table-cell>
          <table:table-cell office:value-type="float" office:value="0.918228046241419" calcext:value-type="float">
            <text:p>0.918228046241419</text:p>
          </table:table-cell>
          <table:table-cell office:value-type="float" office:value="0.079363609503258" calcext:value-type="float">
            <text:p>0.079363609503258</text:p>
          </table:table-cell>
          <table:table-cell office:value-type="string" calcext:value-type="string">
            <text:p>CHISAGO</text:p>
          </table:table-cell>
          <table:table-cell office:value-type="float" office:value="30.1" calcext:value-type="float">
            <text:p>30.1</text:p>
          </table:table-cell>
          <table:table-cell office:value-type="float" office:value="32.1" calcext:value-type="float">
            <text:p>32.1</text:p>
          </table:table-cell>
          <table:table-cell office:value-type="float" office:value="30.2" calcext:value-type="float">
            <text:p>30.2</text:p>
          </table:table-cell>
          <table:table-cell office:value-type="float" office:value="26.8" calcext:value-type="float">
            <text:p>26.8</text:p>
          </table:table-cell>
          <table:table-cell office:value-type="float" office:value="28.4" calcext:value-type="float">
            <text:p>28.4</text:p>
          </table:table-cell>
          <table:table-cell office:value-type="float" office:value="32.5" calcext:value-type="float">
            <text:p>32.5</text:p>
          </table:table-cell>
          <table:table-cell office:value-type="float" office:value="29.5" calcext:value-type="float">
            <text:p>29.5</text:p>
          </table:table-cell>
          <table:table-cell office:value-type="float" office:value="36.5" calcext:value-type="float">
            <text:p>36.5</text:p>
          </table:table-cell>
          <table:table-cell office:value-type="float" office:value="39.9" calcext:value-type="float">
            <text:p>39.9</text:p>
          </table:table-cell>
          <table:table-cell office:value-type="float" office:value="41.1" calcext:value-type="float">
            <text:p>41.1</text:p>
          </table:table-cell>
          <table:table-cell office:value-type="float" office:value="34.6" calcext:value-type="float">
            <text:p>34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0.471789648489802" calcext:value-type="float">
            <text:p>0.471789648489802</text:p>
          </table:table-cell>
          <table:table-cell office:value-type="float" office:value="1.52647389346215" calcext:value-type="float">
            <text:p>1.52647389346215</text:p>
          </table:table-cell>
          <table:table-cell office:value-type="float" office:value="1.09417663174534" calcext:value-type="float">
            <text:p>1.09417663174534</text:p>
          </table:table-cell>
          <table:table-cell office:value-type="float" office:value="1.17877324898352" calcext:value-type="float">
            <text:p>1.17877324898352</text:p>
          </table:table-cell>
          <table:table-cell office:value-type="float" office:value="0.597518775740991" calcext:value-type="float">
            <text:p>0.597518775740991</text:p>
          </table:table-cell>
          <table:table-cell office:value-type="float" office:value="1.16608099542658" calcext:value-type="float">
            <text:p>1.16608099542658</text:p>
          </table:table-cell>
          <table:table-cell office:value-type="float" office:value="0.225897998411244" calcext:value-type="float">
            <text:p>0.225897998411244</text:p>
          </table:table-cell>
          <table:table-cell office:value-type="float" office:value="0.588224805408658" calcext:value-type="float">
            <text:p>0.588224805408658</text:p>
          </table:table-cell>
          <table:table-cell office:value-type="float" office:value="1.36084791283885" calcext:value-type="float">
            <text:p>1.36084791283885</text:p>
          </table:table-cell>
          <table:table-cell office:value-type="float" office:value="1.65461312858545" calcext:value-type="float">
            <text:p>1.65461312858545</text:p>
          </table:table-cell>
          <table:table-cell office:value-type="float" office:value="1.00775226059217" calcext:value-type="float">
            <text:p>1.00775226059217</text:p>
          </table:table-cell>
          <table:table-cell office:value-type="float" office:value="1.10897086611477" calcext:value-type="float">
            <text:p>1.10897086611477</text:p>
          </table:table-cell>
          <table:table-cell table:number-columns-repeated="2"/>
        </table:table-row>
        <table:table-row table:style-name="ro1">
          <table:table-cell office:value-type="float" office:value="0.980434826659483" calcext:value-type="float">
            <text:p>0.980434826659483</text:p>
          </table:table-cell>
          <table:table-cell office:value-type="float" office:value="0.704421555511646" calcext:value-type="float">
            <text:p>0.704421555511646</text:p>
          </table:table-cell>
          <table:table-cell office:value-type="float" office:value="0.307132098724079" calcext:value-type="float">
            <text:p>0.307132098724079</text:p>
          </table:table-cell>
          <table:table-cell office:value-type="float" office:value="0.463978644941972" calcext:value-type="float">
            <text:p>0.463978644941972</text:p>
          </table:table-cell>
          <table:table-cell office:value-type="string" calcext:value-type="string">
            <text:p>CLAY</text:p>
          </table:table-cell>
          <table:table-cell office:value-type="float" office:value="51.3" calcext:value-type="float">
            <text:p>51.3</text:p>
          </table:table-cell>
          <table:table-cell office:value-type="float" office:value="59.6" calcext:value-type="float">
            <text:p>59.6</text:p>
          </table:table-cell>
          <table:table-cell office:value-type="float" office:value="59.1" calcext:value-type="float">
            <text:p>59.1</text:p>
          </table:table-cell>
          <table:table-cell office:value-type="float" office:value="54.9" calcext:value-type="float">
            <text:p>54.9</text:p>
          </table:table-cell>
          <table:table-cell office:value-type="float" office:value="54.3" calcext:value-type="float">
            <text:p>54.3</text:p>
          </table:table-cell>
          <table:table-cell office:value-type="float" office:value="56.7" calcext:value-type="float">
            <text:p>56.7</text:p>
          </table:table-cell>
          <table:table-cell office:value-type="float" office:value="67.9" calcext:value-type="float">
            <text:p>67.9</text:p>
          </table:table-cell>
          <table:table-cell office:value-type="float" office:value="65.7" calcext:value-type="float">
            <text:p>65.7</text:p>
          </table:table-cell>
          <table:table-cell office:value-type="float" office:value="66.9" calcext:value-type="float">
            <text:p>66.9</text:p>
          </table:table-cell>
          <table:table-cell office:value-type="float" office:value="62.7" calcext:value-type="float">
            <text:p>62.7</text:p>
          </table:table-cell>
          <table:table-cell office:value-type="float" office:value="54.4" calcext:value-type="float">
            <text:p>54.4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0.747730286333304" calcext:value-type="float">
            <text:p>0.747730286333304</text:p>
          </table:table-cell>
          <table:table-cell office:value-type="float" office:value="1.33288692430408" calcext:value-type="float">
            <text:p>1.33288692430408</text:p>
          </table:table-cell>
          <table:table-cell office:value-type="float" office:value="0.881439962203414" calcext:value-type="float">
            <text:p>0.881439962203414</text:p>
          </table:table-cell>
          <table:table-cell office:value-type="float" office:value="1.61226898386943" calcext:value-type="float">
            <text:p>1.61226898386943</text:p>
          </table:table-cell>
          <table:table-cell office:value-type="float" office:value="0.893179007911274" calcext:value-type="float">
            <text:p>0.893179007911274</text:p>
          </table:table-cell>
          <table:table-cell office:value-type="float" office:value="1.65725727969205" calcext:value-type="float">
            <text:p>1.65725727969205</text:p>
          </table:table-cell>
          <table:table-cell office:value-type="float" office:value="0.325661381788713" calcext:value-type="float">
            <text:p>0.325661381788713</text:p>
          </table:table-cell>
          <table:table-cell office:value-type="float" office:value="0.887363522137422" calcext:value-type="float">
            <text:p>0.887363522137422</text:p>
          </table:table-cell>
          <table:table-cell office:value-type="float" office:value="2.11602950582666" calcext:value-type="float">
            <text:p>2.11602950582666</text:p>
          </table:table-cell>
          <table:table-cell office:value-type="float" office:value="1.585979016995" calcext:value-type="float">
            <text:p>1.585979016995</text:p>
          </table:table-cell>
          <table:table-cell office:value-type="float" office:value="1.08759975660024" calcext:value-type="float">
            <text:p>1.08759975660024</text:p>
          </table:table-cell>
          <table:table-cell office:value-type="float" office:value="1.39823088213886" calcext:value-type="float">
            <text:p>1.39823088213886</text:p>
          </table:table-cell>
          <table:table-cell table:number-columns-repeated="2"/>
        </table:table-row>
        <table:table-row table:style-name="ro1">
          <table:table-cell office:value-type="float" office:value="0.508319617628006" calcext:value-type="float">
            <text:p>0.508319617628006</text:p>
          </table:table-cell>
          <table:table-cell office:value-type="float" office:value="0.0589890375107151" calcext:value-type="float">
            <text:p>0.058989037510715</text:p>
          </table:table-cell>
          <table:table-cell office:value-type="float" office:value="0.751184380656788" calcext:value-type="float">
            <text:p>0.751184380656788</text:p>
          </table:table-cell>
          <table:table-cell office:value-type="float" office:value="0.296388197092531" calcext:value-type="float">
            <text:p>0.296388197092531</text:p>
          </table:table-cell>
          <table:table-cell office:value-type="string" calcext:value-type="string">
            <text:p>CLEARWATER</text:p>
          </table:table-cell>
          <table:table-cell office:value-type="float" office:value="65.1" calcext:value-type="float">
            <text:p>65.1</text:p>
          </table:table-cell>
          <table:table-cell office:value-type="float" office:value="69.2" calcext:value-type="float">
            <text:p>69.2</text:p>
          </table:table-cell>
          <table:table-cell office:value-type="float" office:value="84.1" calcext:value-type="float">
            <text:p>84.1</text:p>
          </table:table-cell>
          <table:table-cell office:value-type="float" office:value="94.8" calcext:value-type="float">
            <text:p>94.8</text:p>
          </table:table-cell>
          <table:table-cell office:value-type="float" office:value="90.4" calcext:value-type="float">
            <text:p>90.4</text:p>
          </table:table-cell>
          <table:table-cell office:value-type="float" office:value="86.3" calcext:value-type="float">
            <text:p>86.3</text:p>
          </table:table-cell>
          <table:table-cell office:value-type="float" office:value="89.3" calcext:value-type="float">
            <text:p>89.3</text:p>
          </table:table-cell>
          <table:table-cell office:value-type="float" office:value="78.5" calcext:value-type="float">
            <text:p>78.5</text:p>
          </table:table-cell>
          <table:table-cell office:value-type="float" office:value="80.7" calcext:value-type="float">
            <text:p>80.7</text:p>
          </table:table-cell>
          <table:table-cell office:value-type="float" office:value="75.5" calcext:value-type="float">
            <text:p>75.5</text:p>
          </table:table-cell>
          <table:table-cell office:value-type="float" office:value="68.3" calcext:value-type="float">
            <text:p>68.3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0.353506204472945" calcext:value-type="float">
            <text:p>0.353506204472945</text:p>
          </table:table-cell>
          <table:table-cell office:value-type="float" office:value="1.24898030739149" calcext:value-type="float">
            <text:p>1.24898030739149</text:p>
          </table:table-cell>
          <table:table-cell office:value-type="float" office:value="0.765333201244366" calcext:value-type="float">
            <text:p>0.765333201244366</text:p>
          </table:table-cell>
          <table:table-cell office:value-type="float" office:value="0.931289236009776" calcext:value-type="float">
            <text:p>0.931289236009776</text:p>
          </table:table-cell>
          <table:table-cell office:value-type="float" office:value="0.445475303217937" calcext:value-type="float">
            <text:p>0.445475303217937</text:p>
          </table:table-cell>
          <table:table-cell office:value-type="float" office:value="0.837342991886706" calcext:value-type="float">
            <text:p>0.837342991886706</text:p>
          </table:table-cell>
          <table:table-cell office:value-type="float" office:value="0.189884558305168" calcext:value-type="float">
            <text:p>0.189884558305168</text:p>
          </table:table-cell>
          <table:table-cell office:value-type="float" office:value="0.49740809356363" calcext:value-type="float">
            <text:p>0.49740809356363</text:p>
          </table:table-cell>
          <table:table-cell office:value-type="float" office:value="0.979260877895833" calcext:value-type="float">
            <text:p>0.979260877895833</text:p>
          </table:table-cell>
          <table:table-cell office:value-type="float" office:value="1.17378509852879" calcext:value-type="float">
            <text:p>1.17378509852879</text:p>
          </table:table-cell>
          <table:table-cell office:value-type="float" office:value="0.645138388084817" calcext:value-type="float">
            <text:p>0.645138388084817</text:p>
          </table:table-cell>
          <table:table-cell office:value-type="float" office:value="0.876539832043422" calcext:value-type="float">
            <text:p>0.876539832043422</text:p>
          </table:table-cell>
          <table:table-cell table:number-columns-repeated="2"/>
        </table:table-row>
        <table:table-row table:style-name="ro1">
          <table:table-cell office:value-type="float" office:value="0.45086718463827" calcext:value-type="float">
            <text:p>0.45086718463827</text:p>
          </table:table-cell>
          <table:table-cell office:value-type="float" office:value="0.381653534918582" calcext:value-type="float">
            <text:p>0.381653534918582</text:p>
          </table:table-cell>
          <table:table-cell office:value-type="float" office:value="0.642418721151587" calcext:value-type="float">
            <text:p>0.642418721151587</text:p>
          </table:table-cell>
          <table:table-cell office:value-type="float" office:value="0.59491850332717" calcext:value-type="float">
            <text:p>0.59491850332717</text:p>
          </table:table-cell>
          <table:table-cell office:value-type="string" calcext:value-type="string">
            <text:p>COTTONWOOD</text:p>
          </table:table-cell>
          <table:table-cell office:value-type="float" office:value="74.5" calcext:value-type="float">
            <text:p>74.5</text:p>
          </table:table-cell>
          <table:table-cell office:value-type="float" office:value="72.5" calcext:value-type="float">
            <text:p>72.5</text:p>
          </table:table-cell>
          <table:table-cell office:value-type="float" office:value="70.4" calcext:value-type="float">
            <text:p>70.4</text:p>
          </table:table-cell>
          <table:table-cell office:value-type="float" office:value="65.8" calcext:value-type="float">
            <text:p>65.8</text:p>
          </table:table-cell>
          <table:table-cell office:value-type="float" office:value="67.1" calcext:value-type="float">
            <text:p>67.1</text:p>
          </table:table-cell>
          <table:table-cell office:value-type="float" office:value="72.7" calcext:value-type="float">
            <text:p>72.7</text:p>
          </table:table-cell>
          <table:table-cell office:value-type="float" office:value="82.1" calcext:value-type="float">
            <text:p>82.1</text:p>
          </table:table-cell>
          <table:table-cell office:value-type="float" office:value="85.4" calcext:value-type="float">
            <text:p>85.4</text:p>
          </table:table-cell>
          <table:table-cell office:value-type="float" office:value="63.1" calcext:value-type="float">
            <text:p>63.1</text:p>
          </table:table-cell>
          <table:table-cell office:value-type="float" office:value="51.6" calcext:value-type="float">
            <text:p>51.6</text:p>
          </table:table-cell>
          <table:table-cell office:value-type="float" office:value="73.9" calcext:value-type="float">
            <text:p>73.9</text:p>
          </table:table-cell>
          <table:table-cell office:value-type="float" office:value="77.8" calcext:value-type="float">
            <text:p>77.8</text:p>
          </table:table-cell>
          <table:table-cell/>
          <table:table-cell office:value-type="float" office:value="0.602665900816384" calcext:value-type="float">
            <text:p>0.602665900816384</text:p>
          </table:table-cell>
          <table:table-cell office:value-type="float" office:value="1.2813100423306" calcext:value-type="float">
            <text:p>1.2813100423306</text:p>
          </table:table-cell>
          <table:table-cell office:value-type="float" office:value="0.821213146533295" calcext:value-type="float">
            <text:p>0.821213146533295</text:p>
          </table:table-cell>
          <table:table-cell office:value-type="float" office:value="1.22939232051846" calcext:value-type="float">
            <text:p>1.22939232051846</text:p>
          </table:table-cell>
          <table:table-cell office:value-type="float" office:value="0.784835875619313" calcext:value-type="float">
            <text:p>0.784835875619313</text:p>
          </table:table-cell>
          <table:table-cell office:value-type="float" office:value="1.26634798258733" calcext:value-type="float">
            <text:p>1.26634798258733</text:p>
          </table:table-cell>
          <table:table-cell office:value-type="float" office:value="0.304939440773241" calcext:value-type="float">
            <text:p>0.304939440773241</text:p>
          </table:table-cell>
          <table:table-cell office:value-type="float" office:value="0.736170135319029" calcext:value-type="float">
            <text:p>0.736170135319029</text:p>
          </table:table-cell>
          <table:table-cell office:value-type="float" office:value="1.48174312644941" calcext:value-type="float">
            <text:p>1.48174312644941</text:p>
          </table:table-cell>
          <table:table-cell office:value-type="float" office:value="1.24403437991888" calcext:value-type="float">
            <text:p>1.24403437991888</text:p>
          </table:table-cell>
          <table:table-cell office:value-type="float" office:value="0.913284651813281" calcext:value-type="float">
            <text:p>0.913284651813281</text:p>
          </table:table-cell>
          <table:table-cell office:value-type="float" office:value="1.03450114612457" calcext:value-type="float">
            <text:p>1.03450114612457</text:p>
          </table:table-cell>
          <table:table-cell table:number-columns-repeated="2"/>
        </table:table-row>
        <table:table-row table:style-name="ro1">
          <table:table-cell office:value-type="float" office:value="0.523973484837854" calcext:value-type="float">
            <text:p>0.523973484837854</text:p>
          </table:table-cell>
          <table:table-cell office:value-type="float" office:value="0.982347817043816" calcext:value-type="float">
            <text:p>0.982347817043816</text:p>
          </table:table-cell>
          <table:table-cell office:value-type="float" office:value="0.744612501339942" calcext:value-type="float">
            <text:p>0.744612501339942</text:p>
          </table:table-cell>
          <table:table-cell office:value-type="float" office:value="0.469502538416661" calcext:value-type="float">
            <text:p>0.469502538416661</text:p>
          </table:table-cell>
          <table:table-cell office:value-type="string" calcext:value-type="string">
            <text:p>CROW WING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8.8" calcext:value-type="float">
            <text:p>68.8</text:p>
          </table:table-cell>
          <table:table-cell office:value-type="float" office:value="75.8" calcext:value-type="float">
            <text:p>75.8</text:p>
          </table:table-cell>
          <table:table-cell office:value-type="float" office:value="76.9" calcext:value-type="float">
            <text:p>76.9</text:p>
          </table:table-cell>
          <table:table-cell office:value-type="float" office:value="77.5" calcext:value-type="float">
            <text:p>77.5</text:p>
          </table:table-cell>
          <table:table-cell office:value-type="float" office:value="74.4" calcext:value-type="float">
            <text:p>74.4</text:p>
          </table:table-cell>
          <table:table-cell office:value-type="float" office:value="79.1" calcext:value-type="float">
            <text:p>79.1</text:p>
          </table:table-cell>
          <table:table-cell office:value-type="float" office:value="76.8" calcext:value-type="float">
            <text:p>76.8</text:p>
          </table:table-cell>
          <table:table-cell office:value-type="float" office:value="68.2" calcext:value-type="float">
            <text:p>68.2</text:p>
          </table:table-cell>
          <table:table-cell office:value-type="float" office:value="59.7" calcext:value-type="float">
            <text:p>59.7</text:p>
          </table:table-cell>
          <table:table-cell office:value-type="float" office:value="52.1" calcext:value-type="float">
            <text:p>52.1</text:p>
          </table:table-cell>
          <table:table-cell/>
          <table:table-cell office:value-type="float" office:value="0.879007618893048" calcext:value-type="float">
            <text:p>0.879007618893048</text:p>
          </table:table-cell>
          <table:table-cell office:value-type="float" office:value="1.38387203000153" calcext:value-type="float">
            <text:p>1.38387203000153</text:p>
          </table:table-cell>
          <table:table-cell office:value-type="float" office:value="1.1878302992636" calcext:value-type="float">
            <text:p>1.1878302992636</text:p>
          </table:table-cell>
          <table:table-cell office:value-type="float" office:value="1.49089756492479" calcext:value-type="float">
            <text:p>1.49089756492479</text:p>
          </table:table-cell>
          <table:table-cell office:value-type="float" office:value="1.19716602544104" calcext:value-type="float">
            <text:p>1.19716602544104</text:p>
          </table:table-cell>
          <table:table-cell office:value-type="float" office:value="1.82682872113774" calcext:value-type="float">
            <text:p>1.82682872113774</text:p>
          </table:table-cell>
          <table:table-cell office:value-type="float" office:value="0.412132071768864" calcext:value-type="float">
            <text:p>0.412132071768864</text:p>
          </table:table-cell>
          <table:table-cell office:value-type="float" office:value="0.905067514366371" calcext:value-type="float">
            <text:p>0.905067514366371</text:p>
          </table:table-cell>
          <table:table-cell office:value-type="float" office:value="2.05242435834412" calcext:value-type="float">
            <text:p>2.05242435834412</text:p>
          </table:table-cell>
          <table:table-cell office:value-type="float" office:value="1.63606719759464" calcext:value-type="float">
            <text:p>1.63606719759464</text:p>
          </table:table-cell>
          <table:table-cell office:value-type="float" office:value="1.53501170319418" calcext:value-type="float">
            <text:p>1.53501170319418</text:p>
          </table:table-cell>
          <table:table-cell office:value-type="float" office:value="1.15754691003424" calcext:value-type="float">
            <text:p>1.15754691003424</text:p>
          </table:table-cell>
          <table:table-cell table:number-columns-repeated="2"/>
        </table:table-row>
        <table:table-row table:style-name="ro1">
          <table:table-cell office:value-type="float" office:value="0.695197287347298" calcext:value-type="float">
            <text:p>0.695197287347298</text:p>
          </table:table-cell>
          <table:table-cell office:value-type="float" office:value="0.225415487387063" calcext:value-type="float">
            <text:p>0.225415487387063</text:p>
          </table:table-cell>
          <table:table-cell office:value-type="float" office:value="0.242062568447767" calcext:value-type="float">
            <text:p>0.242062568447767</text:p>
          </table:table-cell>
          <table:table-cell office:value-type="float" office:value="0.890584393856681" calcext:value-type="float">
            <text:p>0.890584393856681</text:p>
          </table:table-cell>
          <table:table-cell office:value-type="string" calcext:value-type="string">
            <text:p>DAKOTA</text:p>
          </table:table-cell>
          <table:table-cell office:value-type="float" office:value="52" calcext:value-type="float">
            <text:p>52</text:p>
          </table:table-cell>
          <table:table-cell office:value-type="float" office:value="56.9" calcext:value-type="float">
            <text:p>56.9</text:p>
          </table:table-cell>
          <table:table-cell office:value-type="float" office:value="61.5" calcext:value-type="float">
            <text:p>61.5</text:p>
          </table:table-cell>
          <table:table-cell office:value-type="float" office:value="63.4" calcext:value-type="float">
            <text:p>63.4</text:p>
          </table:table-cell>
          <table:table-cell office:value-type="float" office:value="60.7" calcext:value-type="float">
            <text:p>60.7</text:p>
          </table:table-cell>
          <table:table-cell office:value-type="float" office:value="62.6" calcext:value-type="float">
            <text:p>62.6</text:p>
          </table:table-cell>
          <table:table-cell office:value-type="float" office:value="63.8" calcext:value-type="float">
            <text:p>63.8</text:p>
          </table:table-cell>
          <table:table-cell office:value-type="float" office:value="61.3" calcext:value-type="float">
            <text:p>61.3</text:p>
          </table:table-cell>
          <table:table-cell office:value-type="float" office:value="59.3" calcext:value-type="float">
            <text:p>59.3</text:p>
          </table:table-cell>
          <table:table-cell office:value-type="float" office:value="54" calcext:value-type="float">
            <text:p>54</text:p>
          </table:table-cell>
          <table:table-cell office:value-type="float" office:value="48.4" calcext:value-type="float">
            <text:p>48.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.619230057389522" calcext:value-type="float">
            <text:p>0.619230057389522</text:p>
          </table:table-cell>
          <table:table-cell office:value-type="float" office:value="1.26771344400263" calcext:value-type="float">
            <text:p>1.26771344400263</text:p>
          </table:table-cell>
          <table:table-cell office:value-type="float" office:value="0.539748795518177" calcext:value-type="float">
            <text:p>0.539748795518177</text:p>
          </table:table-cell>
          <table:table-cell office:value-type="float" office:value="1.47640543824457" calcext:value-type="float">
            <text:p>1.47640543824457</text:p>
          </table:table-cell>
          <table:table-cell office:value-type="float" office:value="0.70862625948974" calcext:value-type="float">
            <text:p>0.70862625948974</text:p>
          </table:table-cell>
          <table:table-cell office:value-type="float" office:value="1.305959617569" calcext:value-type="float">
            <text:p>1.305959617569</text:p>
          </table:table-cell>
          <table:table-cell office:value-type="float" office:value="0.303962554497707" calcext:value-type="float">
            <text:p>0.303962554497707</text:p>
          </table:table-cell>
          <table:table-cell office:value-type="float" office:value="0.866077772021649" calcext:value-type="float">
            <text:p>0.866077772021649</text:p>
          </table:table-cell>
          <table:table-cell office:value-type="float" office:value="1.73701024545124" calcext:value-type="float">
            <text:p>1.73701024545124</text:p>
          </table:table-cell>
          <table:table-cell office:value-type="float" office:value="1.14708118243051" calcext:value-type="float">
            <text:p>1.14708118243051</text:p>
          </table:table-cell>
          <table:table-cell office:value-type="float" office:value="0.607196196725495" calcext:value-type="float">
            <text:p>0.607196196725495</text:p>
          </table:table-cell>
          <table:table-cell office:value-type="float" office:value="1.29997416556459" calcext:value-type="float">
            <text:p>1.29997416556459</text:p>
          </table:table-cell>
          <table:table-cell table:number-columns-repeated="2"/>
        </table:table-row>
        <table:table-row table:style-name="ro1">
          <table:table-cell office:value-type="float" office:value="0.889023849087796" calcext:value-type="float">
            <text:p>0.889023849087796</text:p>
          </table:table-cell>
          <table:table-cell office:value-type="float" office:value="0.125445471401268" calcext:value-type="float">
            <text:p>0.125445471401268</text:p>
          </table:table-cell>
          <table:table-cell office:value-type="float" office:value="0.918434598501181" calcext:value-type="float">
            <text:p>0.918434598501181</text:p>
          </table:table-cell>
          <table:table-cell office:value-type="float" office:value="0.442964468619106" calcext:value-type="float">
            <text:p>0.442964468619106</text:p>
          </table:table-cell>
          <table:table-cell office:value-type="string" calcext:value-type="string">
            <text:p>DODGE</text:p>
          </table:table-cell>
          <table:table-cell office:value-type="float" office:value="6.8" calcext:value-type="float">
            <text:p>6.8</text:p>
          </table:table-cell>
          <table:table-cell office:value-type="float" office:value="17.7" calcext:value-type="float">
            <text:p>17.7</text:p>
          </table:table-cell>
          <table:table-cell office:value-type="float" office:value="19.7" calcext:value-type="float">
            <text:p>19.7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.7</text:p>
          </table:table-cell>
          <table:table-cell office:value-type="float" office:value="20.7" calcext:value-type="float">
            <text:p>20.7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20.2" calcext:value-type="float">
            <text:p>20.2</text:p>
          </table:table-cell>
          <table:table-cell office:value-type="float" office:value="18.2" calcext:value-type="float">
            <text:p>18.2</text:p>
          </table:table-cell>
          <table:table-cell office:value-type="float" office:value="16.9" calcext:value-type="float">
            <text:p>16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.536135369881935" calcext:value-type="float">
            <text:p>0.536135369881935</text:p>
          </table:table-cell>
          <table:table-cell office:value-type="float" office:value="1.7842253835601" calcext:value-type="float">
            <text:p>1.7842253835601</text:p>
          </table:table-cell>
          <table:table-cell office:value-type="float" office:value="1.04908997923987" calcext:value-type="float">
            <text:p>1.04908997923987</text:p>
          </table:table-cell>
          <table:table-cell office:value-type="float" office:value="1.45368807180706" calcext:value-type="float">
            <text:p>1.45368807180706</text:p>
          </table:table-cell>
          <table:table-cell office:value-type="float" office:value="0.640459152715275" calcext:value-type="float">
            <text:p>0.640459152715275</text:p>
          </table:table-cell>
          <table:table-cell office:value-type="float" office:value="1.28240989252246" calcext:value-type="float">
            <text:p>1.28240989252246</text:p>
          </table:table-cell>
          <table:table-cell office:value-type="float" office:value="0.273296447226989" calcext:value-type="float">
            <text:p>0.273296447226989</text:p>
          </table:table-cell>
          <table:table-cell office:value-type="float" office:value="0.763091055539418" calcext:value-type="float">
            <text:p>0.763091055539418</text:p>
          </table:table-cell>
          <table:table-cell office:value-type="float" office:value="1.57872315230948" calcext:value-type="float">
            <text:p>1.57872315230948</text:p>
          </table:table-cell>
          <table:table-cell office:value-type="float" office:value="1.72784701153236" calcext:value-type="float">
            <text:p>1.72784701153236</text:p>
          </table:table-cell>
          <table:table-cell office:value-type="float" office:value="0.897612825687593" calcext:value-type="float">
            <text:p>0.897612825687593</text:p>
          </table:table-cell>
          <table:table-cell office:value-type="float" office:value="1.37630763996444" calcext:value-type="float">
            <text:p>1.37630763996444</text:p>
          </table:table-cell>
          <table:table-cell table:number-columns-repeated="2"/>
        </table:table-row>
        <table:table-row table:style-name="ro1">
          <table:table-cell office:value-type="float" office:value="0.0515083765051045" calcext:value-type="float">
            <text:p>0.051508376505105</text:p>
          </table:table-cell>
          <table:table-cell office:value-type="float" office:value="0.254551379550151" calcext:value-type="float">
            <text:p>0.254551379550151</text:p>
          </table:table-cell>
          <table:table-cell office:value-type="float" office:value="0.801129961863318" calcext:value-type="float">
            <text:p>0.801129961863318</text:p>
          </table:table-cell>
          <table:table-cell office:value-type="float" office:value="0.235217658932582" calcext:value-type="float">
            <text:p>0.235217658932582</text:p>
          </table:table-cell>
          <table:table-cell office:value-type="string" calcext:value-type="string">
            <text:p>DOUGLAS</text:p>
          </table:table-cell>
          <table:table-cell office:value-type="float" office:value="78.6" calcext:value-type="float">
            <text:p>78.6</text:p>
          </table:table-cell>
          <table:table-cell office:value-type="float" office:value="82.2" calcext:value-type="float">
            <text:p>82.2</text:p>
          </table:table-cell>
          <table:table-cell office:value-type="float" office:value="84.1" calcext:value-type="float">
            <text:p>84.1</text:p>
          </table:table-cell>
          <table:table-cell office:value-type="float" office:value="89.1" calcext:value-type="float">
            <text:p>89.1</text:p>
          </table:table-cell>
          <table:table-cell office:value-type="float" office:value="95.1" calcext:value-type="float">
            <text:p>95.1</text:p>
          </table:table-cell>
          <table:table-cell office:value-type="float" office:value="102.4" calcext:value-type="float">
            <text:p>102.4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6" calcext:value-type="float">
            <text:p>107.6</text:p>
          </table:table-cell>
          <table:table-cell office:value-type="float" office:value="109.1" calcext:value-type="float">
            <text:p>109.1</text:p>
          </table:table-cell>
          <table:table-cell office:value-type="float" office:value="101.6" calcext:value-type="float">
            <text:p>101.6</text:p>
          </table:table-cell>
          <table:table-cell office:value-type="float" office:value="91" calcext:value-type="float">
            <text:p>91</text:p>
          </table:table-cell>
          <table:table-cell office:value-type="float" office:value="79.9" calcext:value-type="float">
            <text:p>79.9</text:p>
          </table:table-cell>
          <table:table-cell/>
          <table:table-cell office:value-type="float" office:value="0.355602457185895" calcext:value-type="float">
            <text:p>0.355602457185895</text:p>
          </table:table-cell>
          <table:table-cell office:value-type="float" office:value="0.907700045329181" calcext:value-type="float">
            <text:p>0.907700045329181</text:p>
          </table:table-cell>
          <table:table-cell office:value-type="float" office:value="0.74118338468219" calcext:value-type="float">
            <text:p>0.74118338468219</text:p>
          </table:table-cell>
          <table:table-cell office:value-type="float" office:value="0.597419647611433" calcext:value-type="float">
            <text:p>0.597419647611433</text:p>
          </table:table-cell>
          <table:table-cell office:value-type="float" office:value="0.54131422382139" calcext:value-type="float">
            <text:p>0.54131422382139</text:p>
          </table:table-cell>
          <table:table-cell office:value-type="float" office:value="0.735360054608629" calcext:value-type="float">
            <text:p>0.735360054608629</text:p>
          </table:table-cell>
          <table:table-cell office:value-type="float" office:value="0.199557969514137" calcext:value-type="float">
            <text:p>0.199557969514137</text:p>
          </table:table-cell>
          <table:table-cell office:value-type="float" office:value="0.380095688261532" calcext:value-type="float">
            <text:p>0.380095688261532</text:p>
          </table:table-cell>
          <table:table-cell office:value-type="float" office:value="0.688257238121616" calcext:value-type="float">
            <text:p>0.688257238121616</text:p>
          </table:table-cell>
          <table:table-cell office:value-type="float" office:value="0.859815169283886" calcext:value-type="float">
            <text:p>0.859815169283886</text:p>
          </table:table-cell>
          <table:table-cell office:value-type="float" office:value="0.769527159708087" calcext:value-type="float">
            <text:p>0.769527159708087</text:p>
          </table:table-cell>
          <table:table-cell office:value-type="float" office:value="0.468252868539088" calcext:value-type="float">
            <text:p>0.468252868539088</text:p>
          </table:table-cell>
          <table:table-cell table:number-columns-repeated="2"/>
        </table:table-row>
        <table:table-row table:style-name="ro1">
          <table:table-cell office:value-type="float" office:value="0.478442109806606" calcext:value-type="float">
            <text:p>0.478442109806606</text:p>
          </table:table-cell>
          <table:table-cell office:value-type="float" office:value="0.10064699826438" calcext:value-type="float">
            <text:p>0.10064699826438</text:p>
          </table:table-cell>
          <table:table-cell office:value-type="float" office:value="0.35835466674139" calcext:value-type="float">
            <text:p>0.35835466674139</text:p>
          </table:table-cell>
          <table:table-cell office:value-type="float" office:value="0.515732269650847" calcext:value-type="float">
            <text:p>0.515732269650847</text:p>
          </table:table-cell>
          <table:table-cell office:value-type="string" calcext:value-type="string">
            <text:p>FARIBAULT</text:p>
          </table:table-cell>
          <table:table-cell office:value-type="float" office:value="43.7" calcext:value-type="float">
            <text:p>43.7</text:p>
          </table:table-cell>
          <table:table-cell office:value-type="float" office:value="46.8" calcext:value-type="float">
            <text:p>46.8</text:p>
          </table:table-cell>
          <table:table-cell office:value-type="float" office:value="47.3" calcext:value-type="float">
            <text:p>47.3</text:p>
          </table:table-cell>
          <table:table-cell office:value-type="float" office:value="49.6" calcext:value-type="float">
            <text:p>49.6</text:p>
          </table:table-cell>
          <table:table-cell office:value-type="float" office:value="49.3" calcext:value-type="float">
            <text:p>49.3</text:p>
          </table:table-cell>
          <table:table-cell office:value-type="float" office:value="54.9" calcext:value-type="float">
            <text:p>54.9</text:p>
          </table:table-cell>
          <table:table-cell office:value-type="float" office:value="53.3" calcext:value-type="float">
            <text:p>53.3</text:p>
          </table:table-cell>
          <table:table-cell office:value-type="float" office:value="61.3" calcext:value-type="float">
            <text:p>61.3</text:p>
          </table:table-cell>
          <table:table-cell office:value-type="float" office:value="59" calcext:value-type="float">
            <text:p>59</text:p>
          </table:table-cell>
          <table:table-cell office:value-type="float" office:value="56.9" calcext:value-type="float">
            <text:p>56.9</text:p>
          </table:table-cell>
          <table:table-cell office:value-type="float" office:value="54.7" calcext:value-type="float">
            <text:p>54.7</text:p>
          </table:table-cell>
          <table:table-cell office:value-type="float" office:value="46.7" calcext:value-type="float">
            <text:p>46.7</text:p>
          </table:table-cell>
          <table:table-cell/>
          <table:table-cell office:value-type="float" office:value="0.391924461141101" calcext:value-type="float">
            <text:p>0.391924461141101</text:p>
          </table:table-cell>
          <table:table-cell office:value-type="float" office:value="0.991103400154073" calcext:value-type="float">
            <text:p>0.991103400154073</text:p>
          </table:table-cell>
          <table:table-cell office:value-type="float" office:value="0.487389913614915" calcext:value-type="float">
            <text:p>0.487389913614915</text:p>
          </table:table-cell>
          <table:table-cell office:value-type="float" office:value="0.97503961219146" calcext:value-type="float">
            <text:p>0.97503961219146</text:p>
          </table:table-cell>
          <table:table-cell office:value-type="float" office:value="0.459653238002893" calcext:value-type="float">
            <text:p>0.459653238002893</text:p>
          </table:table-cell>
          <table:table-cell office:value-type="float" office:value="0.855926761576688" calcext:value-type="float">
            <text:p>0.855926761576688</text:p>
          </table:table-cell>
          <table:table-cell office:value-type="float" office:value="0.199304102508016" calcext:value-type="float">
            <text:p>0.199304102508016</text:p>
          </table:table-cell>
          <table:table-cell office:value-type="float" office:value="0.556619245356196" calcext:value-type="float">
            <text:p>0.556619245356196</text:p>
          </table:table-cell>
          <table:table-cell office:value-type="float" office:value="1.09850636169966" calcext:value-type="float">
            <text:p>1.09850636169966</text:p>
          </table:table-cell>
          <table:table-cell office:value-type="float" office:value="0.897525958864174" calcext:value-type="float">
            <text:p>0.897525958864174</text:p>
          </table:table-cell>
          <table:table-cell office:value-type="float" office:value="0.470071472601127" calcext:value-type="float">
            <text:p>0.470071472601127</text:p>
          </table:table-cell>
          <table:table-cell office:value-type="float" office:value="0.87986945953445" calcext:value-type="float">
            <text:p>0.87986945953445</text:p>
          </table:table-cell>
          <table:table-cell table:number-columns-repeated="2"/>
        </table:table-row>
        <table:table-row table:style-name="ro1">
          <table:table-cell office:value-type="float" office:value="0.0186805064571389" calcext:value-type="float">
            <text:p>0.018680506457139</text:p>
          </table:table-cell>
          <table:table-cell office:value-type="float" office:value="0.479295325748124" calcext:value-type="float">
            <text:p>0.479295325748124</text:p>
          </table:table-cell>
          <table:table-cell office:value-type="float" office:value="0.329596669440646" calcext:value-type="float">
            <text:p>0.329596669440646</text:p>
          </table:table-cell>
          <table:table-cell office:value-type="float" office:value="0.633397643788184" calcext:value-type="float">
            <text:p>0.633397643788184</text:p>
          </table:table-cell>
          <table:table-cell office:value-type="string" calcext:value-type="string">
            <text:p>FILLMORE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office:value-type="float" office:value="24.1" calcext:value-type="float">
            <text:p>24.1</text:p>
          </table:table-cell>
          <table:table-cell office:value-type="float" office:value="23.5" calcext:value-type="float">
            <text:p>23.5</text:p>
          </table:table-cell>
          <table:table-cell office:value-type="float" office:value="20.8" calcext:value-type="float">
            <text:p>20.8</text:p>
          </table:table-cell>
          <table:table-cell office:value-type="float" office:value="21.5" calcext:value-type="float">
            <text:p>21.5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31.9" calcext:value-type="float">
            <text:p>31.9</text:p>
          </table:table-cell>
          <table:table-cell office:value-type="float" office:value="31.3" calcext:value-type="float">
            <text:p>31.3</text:p>
          </table:table-cell>
          <table:table-cell office:value-type="float" office:value="29.8" calcext:value-type="float">
            <text:p>29.8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0.541469753928359" calcext:value-type="float">
            <text:p>0.541469753928359</text:p>
          </table:table-cell>
          <table:table-cell office:value-type="float" office:value="0.681301826065211" calcext:value-type="float">
            <text:p>0.681301826065211</text:p>
          </table:table-cell>
          <table:table-cell office:value-type="float" office:value="0.492112261930164" calcext:value-type="float">
            <text:p>0.492112261930164</text:p>
          </table:table-cell>
          <table:table-cell office:value-type="float" office:value="0.837648777028975" calcext:value-type="float">
            <text:p>0.837648777028975</text:p>
          </table:table-cell>
          <table:table-cell office:value-type="float" office:value="0.749510310751515" calcext:value-type="float">
            <text:p>0.749510310751515</text:p>
          </table:table-cell>
          <table:table-cell office:value-type="float" office:value="1.01429810486281" calcext:value-type="float">
            <text:p>1.01429810486281</text:p>
          </table:table-cell>
          <table:table-cell office:value-type="float" office:value="0.275760608228521" calcext:value-type="float">
            <text:p>0.275760608228521</text:p>
          </table:table-cell>
          <table:table-cell office:value-type="float" office:value="0.587260842300246" calcext:value-type="float">
            <text:p>0.587260842300246</text:p>
          </table:table-cell>
          <table:table-cell office:value-type="float" office:value="1.12574475822303" calcext:value-type="float">
            <text:p>1.12574475822303</text:p>
          </table:table-cell>
          <table:table-cell office:value-type="float" office:value="0.639652956819957" calcext:value-type="float">
            <text:p>0.639652956819957</text:p>
          </table:table-cell>
          <table:table-cell office:value-type="float" office:value="0.74283813376818" calcext:value-type="float">
            <text:p>0.74283813376818</text:p>
          </table:table-cell>
          <table:table-cell office:value-type="float" office:value="0.589375449839834" calcext:value-type="float">
            <text:p>0.589375449839834</text:p>
          </table:table-cell>
          <table:table-cell table:number-columns-repeated="2"/>
        </table:table-row>
        <table:table-row table:style-name="ro1">
          <table:table-cell office:value-type="float" office:value="0.939017316626512" calcext:value-type="float">
            <text:p>0.939017316626512</text:p>
          </table:table-cell>
          <table:table-cell office:value-type="float" office:value="0.533841394214765" calcext:value-type="float">
            <text:p>0.533841394214765</text:p>
          </table:table-cell>
          <table:table-cell office:value-type="float" office:value="0.716765018717078" calcext:value-type="float">
            <text:p>0.716765018717078</text:p>
          </table:table-cell>
          <table:table-cell office:value-type="float" office:value="0.677400675690363" calcext:value-type="float">
            <text:p>0.677400675690363</text:p>
          </table:table-cell>
          <table:table-cell office:value-type="string" calcext:value-type="string">
            <text:p>FREEBORN</text:p>
          </table:table-cell>
          <table:table-cell table:number-columns-repeated="3" office:value-type="float" office:value="48.9" calcext:value-type="float">
            <text:p>48.9</text:p>
          </table:table-cell>
          <table:table-cell office:value-type="float" office:value="47.8" calcext:value-type="float">
            <text:p>47.8</text:p>
          </table:table-cell>
          <table:table-cell office:value-type="float" office:value="40.1" calcext:value-type="float">
            <text:p>40.1</text:p>
          </table:table-cell>
          <table:table-cell office:value-type="float" office:value="40.6" calcext:value-type="float">
            <text:p>40.6</text:p>
          </table:table-cell>
          <table:table-cell office:value-type="float" office:value="40.1" calcext:value-type="float">
            <text:p>40.1</text:p>
          </table:table-cell>
          <table:table-cell office:value-type="float" office:value="41.3" calcext:value-type="float">
            <text:p>41.3</text:p>
          </table:table-cell>
          <table:table-cell office:value-type="float" office:value="45.5" calcext:value-type="float">
            <text:p>45.5</text:p>
          </table:table-cell>
          <table:table-cell office:value-type="float" office:value="41.4" calcext:value-type="float">
            <text:p>41.4</text:p>
          </table:table-cell>
          <table:table-cell office:value-type="float" office:value="35.7" calcext:value-type="float">
            <text:p>35.7</text:p>
          </table:table-cell>
          <table:table-cell office:value-type="float" office:value="35.2" calcext:value-type="float">
            <text:p>35.2</text:p>
          </table:table-cell>
          <table:table-cell/>
          <table:table-cell office:value-type="float" office:value="0.805994223609773" calcext:value-type="float">
            <text:p>0.805994223609773</text:p>
          </table:table-cell>
          <table:table-cell office:value-type="float" office:value="1.7843973574198" calcext:value-type="float">
            <text:p>1.7843973574198</text:p>
          </table:table-cell>
          <table:table-cell office:value-type="float" office:value="1.10629983565465" calcext:value-type="float">
            <text:p>1.10629983565465</text:p>
          </table:table-cell>
          <table:table-cell office:value-type="float" office:value="1.80071938194349" calcext:value-type="float">
            <text:p>1.80071938194349</text:p>
          </table:table-cell>
          <table:table-cell office:value-type="float" office:value="0.991172533718235" calcext:value-type="float">
            <text:p>0.991172533718235</text:p>
          </table:table-cell>
          <table:table-cell office:value-type="float" office:value="1.77484716300902" calcext:value-type="float">
            <text:p>1.77484716300902</text:p>
          </table:table-cell>
          <table:table-cell office:value-type="float" office:value="0.385324464227886" calcext:value-type="float">
            <text:p>0.385324464227886</text:p>
          </table:table-cell>
          <table:table-cell office:value-type="float" office:value="1.01316877472138" calcext:value-type="float">
            <text:p>1.01316877472138</text:p>
          </table:table-cell>
          <table:table-cell office:value-type="float" office:value="2.19076452076297" calcext:value-type="float">
            <text:p>2.19076452076297</text:p>
          </table:table-cell>
          <table:table-cell office:value-type="float" office:value="1.8481240258094" calcext:value-type="float">
            <text:p>1.8481240258094</text:p>
          </table:table-cell>
          <table:table-cell office:value-type="float" office:value="1.1997169593686" calcext:value-type="float">
            <text:p>1.1997169593686</text:p>
          </table:table-cell>
          <table:table-cell office:value-type="float" office:value="1.58109925941623" calcext:value-type="float">
            <text:p>1.58109925941623</text:p>
          </table:table-cell>
          <table:table-cell table:number-columns-repeated="2"/>
        </table:table-row>
        <table:table-row table:style-name="ro1">
          <table:table-cell office:value-type="float" office:value="0.955898167980516" calcext:value-type="float">
            <text:p>0.955898167980516</text:p>
          </table:table-cell>
          <table:table-cell office:value-type="float" office:value="0.19894265330723" calcext:value-type="float">
            <text:p>0.19894265330723</text:p>
          </table:table-cell>
          <table:table-cell office:value-type="float" office:value="0.165386702527063" calcext:value-type="float">
            <text:p>0.165386702527063</text:p>
          </table:table-cell>
          <table:table-cell office:value-type="float" office:value="0.225663742490867" calcext:value-type="float">
            <text:p>0.225663742490867</text:p>
          </table:table-cell>
          <table:table-cell office:value-type="string" calcext:value-type="string">
            <text:p>GOODHUE</text:p>
          </table:table-cell>
          <table:table-cell office:value-type="float" office:value="64" calcext:value-type="float">
            <text:p>64</text:p>
          </table:table-cell>
          <table:table-cell office:value-type="float" office:value="52.9" calcext:value-type="float">
            <text:p>52.9</text:p>
          </table:table-cell>
          <table:table-cell office:value-type="float" office:value="41.8" calcext:value-type="float">
            <text:p>41.8</text:p>
          </table:table-cell>
          <table:table-cell office:value-type="float" office:value="42.1" calcext:value-type="float">
            <text:p>42.1</text:p>
          </table:table-cell>
          <table:table-cell office:value-type="float" office:value="64.5" calcext:value-type="float">
            <text:p>64.5</text:p>
          </table:table-cell>
          <table:table-cell office:value-type="float" office:value="60.7" calcext:value-type="float">
            <text:p>60.7</text:p>
          </table:table-cell>
          <table:table-cell office:value-type="float" office:value="57.9" calcext:value-type="float">
            <text:p>57.9</text:p>
          </table:table-cell>
          <table:table-cell office:value-type="float" office:value="59.7" calcext:value-type="float">
            <text:p>59.7</text:p>
          </table:table-cell>
          <table:table-cell office:value-type="float" office:value="57.5" calcext:value-type="float">
            <text:p>57.5</text:p>
          </table:table-cell>
          <table:table-cell office:value-type="float" office:value="51.1" calcext:value-type="float">
            <text:p>51.1</text:p>
          </table:table-cell>
          <table:table-cell office:value-type="float" office:value="46.9" calcext:value-type="float">
            <text:p>46.9</text:p>
          </table:table-cell>
          <table:table-cell office:value-type="float" office:value="41.7" calcext:value-type="float">
            <text:p>41.7</text:p>
          </table:table-cell>
          <table:table-cell/>
          <table:table-cell office:value-type="float" office:value="0.377604446500167" calcext:value-type="float">
            <text:p>0.377604446500167</text:p>
          </table:table-cell>
          <table:table-cell office:value-type="float" office:value="1.03505884607739" calcext:value-type="float">
            <text:p>1.03505884607739</text:p>
          </table:table-cell>
          <table:table-cell office:value-type="float" office:value="0.530757524483529" calcext:value-type="float">
            <text:p>0.530757524483529</text:p>
          </table:table-cell>
          <table:table-cell office:value-type="float" office:value="1.13208768552936" calcext:value-type="float">
            <text:p>1.13208768552936</text:p>
          </table:table-cell>
          <table:table-cell office:value-type="float" office:value="0.36858154273543" calcext:value-type="float">
            <text:p>0.36858154273543</text:p>
          </table:table-cell>
          <table:table-cell office:value-type="float" office:value="0.953665764931694" calcext:value-type="float">
            <text:p>0.953665764931694</text:p>
          </table:table-cell>
          <table:table-cell office:value-type="float" office:value="0.154264655298277" calcext:value-type="float">
            <text:p>0.154264655298277</text:p>
          </table:table-cell>
          <table:table-cell office:value-type="float" office:value="0.550215803521065" calcext:value-type="float">
            <text:p>0.550215803521065</text:p>
          </table:table-cell>
          <table:table-cell office:value-type="float" office:value="1.35279866716231" calcext:value-type="float">
            <text:p>1.35279866716231</text:p>
          </table:table-cell>
          <table:table-cell office:value-type="float" office:value="1.16881318481563" calcext:value-type="float">
            <text:p>1.16881318481563</text:p>
          </table:table-cell>
          <table:table-cell office:value-type="float" office:value="0.488921313472031" calcext:value-type="float">
            <text:p>0.488921313472031</text:p>
          </table:table-cell>
          <table:table-cell office:value-type="float" office:value="1.0986823992422" calcext:value-type="float">
            <text:p>1.0986823992422</text:p>
          </table:table-cell>
          <table:table-cell table:number-columns-repeated="2"/>
        </table:table-row>
        <table:table-row table:style-name="ro1">
          <table:table-cell office:value-type="float" office:value="0.547741197971561" calcext:value-type="float">
            <text:p>0.547741197971561</text:p>
          </table:table-cell>
          <table:table-cell office:value-type="float" office:value="0.026131036946749" calcext:value-type="float">
            <text:p>0.026131036946749</text:p>
          </table:table-cell>
          <table:table-cell office:value-type="float" office:value="0.175090884283019" calcext:value-type="float">
            <text:p>0.175090884283019</text:p>
          </table:table-cell>
          <table:table-cell office:value-type="float" office:value="0.278446788283609" calcext:value-type="float">
            <text:p>0.278446788283609</text:p>
          </table:table-cell>
          <table:table-cell office:value-type="string" calcext:value-type="string">
            <text:p>GRANT</text:p>
          </table:table-cell>
          <table:table-cell office:value-type="float" office:value="22.9" calcext:value-type="float">
            <text:p>22.9</text:p>
          </table:table-cell>
          <table:table-cell office:value-type="float" office:value="33.3" calcext:value-type="float">
            <text:p>33.3</text:p>
          </table:table-cell>
          <table:table-cell office:value-type="float" office:value="52.2" calcext:value-type="float">
            <text:p>52.2</text:p>
          </table:table-cell>
          <table:table-cell office:value-type="float" office:value="67.8" calcext:value-type="float">
            <text:p>67.8</text:p>
          </table:table-cell>
          <table:table-cell office:value-type="float" office:value="57.4" calcext:value-type="float">
            <text:p>57.4</text:p>
          </table:table-cell>
          <table:table-cell office:value-type="float" office:value="54.7" calcext:value-type="float">
            <text:p>54.7</text:p>
          </table:table-cell>
          <table:table-cell office:value-type="float" office:value="52.5" calcext:value-type="float">
            <text:p>52.5</text:p>
          </table:table-cell>
          <table:table-cell office:value-type="float" office:value="52.7" calcext:value-type="float">
            <text:p>52.7</text:p>
          </table:table-cell>
          <table:table-cell office:value-type="float" office:value="44.8" calcext:value-type="float">
            <text:p>44.8</text:p>
          </table:table-cell>
          <table:table-cell office:value-type="float" office:value="45.9" calcext:value-type="float">
            <text:p>45.9</text:p>
          </table:table-cell>
          <table:table-cell office:value-type="float" office:value="47.2" calcext:value-type="float">
            <text:p>47.2</text:p>
          </table:table-cell>
          <table:table-cell office:value-type="float" office:value="33.1" calcext:value-type="float">
            <text:p>33.1</text:p>
          </table:table-cell>
          <table:table-cell/>
          <table:table-cell office:value-type="float" office:value="0.244440444475872" calcext:value-type="float">
            <text:p>0.244440444475872</text:p>
          </table:table-cell>
          <table:table-cell office:value-type="float" office:value="0.745374807888215" calcext:value-type="float">
            <text:p>0.745374807888215</text:p>
          </table:table-cell>
          <table:table-cell office:value-type="float" office:value="0.330148251016091" calcext:value-type="float">
            <text:p>0.330148251016091</text:p>
          </table:table-cell>
          <table:table-cell office:value-type="float" office:value="0.753822303814473" calcext:value-type="float">
            <text:p>0.753822303814473</text:p>
          </table:table-cell>
          <table:table-cell office:value-type="float" office:value="0.242482762688865" calcext:value-type="float">
            <text:p>0.242482762688865</text:p>
          </table:table-cell>
          <table:table-cell office:value-type="float" office:value="0.595485345682853" calcext:value-type="float">
            <text:p>0.595485345682853</text:p>
          </table:table-cell>
          <table:table-cell office:value-type="float" office:value="0.113477494859279" calcext:value-type="float">
            <text:p>0.113477494859279</text:p>
          </table:table-cell>
          <table:table-cell office:value-type="float" office:value="0.386458386926244" calcext:value-type="float">
            <text:p>0.386458386926244</text:p>
          </table:table-cell>
          <table:table-cell office:value-type="float" office:value="0.839781050622697" calcext:value-type="float">
            <text:p>0.839781050622697</text:p>
          </table:table-cell>
          <table:table-cell office:value-type="float" office:value="0.728402744750754" calcext:value-type="float">
            <text:p>0.728402744750754</text:p>
          </table:table-cell>
          <table:table-cell office:value-type="float" office:value="0.26749409956129" calcext:value-type="float">
            <text:p>0.26749409956129</text:p>
          </table:table-cell>
          <table:table-cell office:value-type="float" office:value="0.730110093693312" calcext:value-type="float">
            <text:p>0.730110093693312</text:p>
          </table:table-cell>
          <table:table-cell table:number-columns-repeated="2"/>
        </table:table-row>
        <table:table-row table:style-name="ro1">
          <table:table-cell office:value-type="float" office:value="0.710782509101716" calcext:value-type="float">
            <text:p>0.710782509101716</text:p>
          </table:table-cell>
          <table:table-cell office:value-type="float" office:value="0.185778898814455" calcext:value-type="float">
            <text:p>0.185778898814455</text:p>
          </table:table-cell>
          <table:table-cell office:value-type="float" office:value="0.561274055861579" calcext:value-type="float">
            <text:p>0.561274055861579</text:p>
          </table:table-cell>
          <table:table-cell office:value-type="float" office:value="0.809659788598228" calcext:value-type="float">
            <text:p>0.809659788598228</text:p>
          </table:table-cell>
          <table:table-cell office:value-type="string" calcext:value-type="string">
            <text:p>HENNEPIN</text:p>
          </table:table-cell>
          <table:table-cell office:value-type="float" office:value="46.8" calcext:value-type="float">
            <text:p>46.8</text:p>
          </table:table-cell>
          <table:table-cell office:value-type="float" office:value="50.7" calcext:value-type="float">
            <text:p>50.7</text:p>
          </table:table-cell>
          <table:table-cell office:value-type="float" office:value="54.3" calcext:value-type="float">
            <text:p>54.3</text:p>
          </table:table-cell>
          <table:table-cell office:value-type="float" office:value="55.4" calcext:value-type="float">
            <text:p>55.4</text:p>
          </table:table-cell>
          <table:table-cell office:value-type="float" office:value="55.2" calcext:value-type="float">
            <text:p>55.2</text:p>
          </table:table-cell>
          <table:table-cell office:value-type="float" office:value="55.1" calcext:value-type="float">
            <text:p>55.1</text:p>
          </table:table-cell>
          <table:table-cell office:value-type="float" office:value="54.3" calcext:value-type="float">
            <text:p>54.3</text:p>
          </table:table-cell>
          <table:table-cell office:value-type="float" office:value="49.8" calcext:value-type="float">
            <text:p>49.8</text:p>
          </table:table-cell>
          <table:table-cell office:value-type="float" office:value="47.8" calcext:value-type="float">
            <text:p>47.8</text:p>
          </table:table-cell>
          <table:table-cell office:value-type="float" office:value="43.2" calcext:value-type="float">
            <text:p>43.2</text:p>
          </table:table-cell>
          <table:table-cell office:value-type="float" office:value="38.6" calcext:value-type="float">
            <text:p>38.6</text:p>
          </table:table-cell>
          <table:table-cell office:value-type="float" office:value="33.5" calcext:value-type="float">
            <text:p>33.5</text:p>
          </table:table-cell>
          <table:table-cell/>
          <table:table-cell office:value-type="float" office:value="0.621862633634629" calcext:value-type="float">
            <text:p>0.621862633634629</text:p>
          </table:table-cell>
          <table:table-cell office:value-type="float" office:value="1.52397718539275" calcext:value-type="float">
            <text:p>1.52397718539275</text:p>
          </table:table-cell>
          <table:table-cell office:value-type="float" office:value="0.763661504571131" calcext:value-type="float">
            <text:p>0.763661504571131</text:p>
          </table:table-cell>
          <table:table-cell office:value-type="float" office:value="1.50842038176225" calcext:value-type="float">
            <text:p>1.50842038176225</text:p>
          </table:table-cell>
          <table:table-cell office:value-type="float" office:value="0.738551246333916" calcext:value-type="float">
            <text:p>0.738551246333916</text:p>
          </table:table-cell>
          <table:table-cell office:value-type="float" office:value="1.34602688131778" calcext:value-type="float">
            <text:p>1.34602688131778</text:p>
          </table:table-cell>
          <table:table-cell office:value-type="float" office:value="0.316363879406209" calcext:value-type="float">
            <text:p>0.316363879406209</text:p>
          </table:table-cell>
          <table:table-cell office:value-type="float" office:value="0.869027435481918" calcext:value-type="float">
            <text:p>0.869027435481918</text:p>
          </table:table-cell>
          <table:table-cell office:value-type="float" office:value="1.71269944898642" calcext:value-type="float">
            <text:p>1.71269944898642</text:p>
          </table:table-cell>
          <table:table-cell office:value-type="float" office:value="1.38263832820636" calcext:value-type="float">
            <text:p>1.38263832820636</text:p>
          </table:table-cell>
          <table:table-cell office:value-type="float" office:value="0.75608427412482" calcext:value-type="float">
            <text:p>0.75608427412482</text:p>
          </table:table-cell>
          <table:table-cell office:value-type="float" office:value="1.34881986587063" calcext:value-type="float">
            <text:p>1.34881986587063</text:p>
          </table:table-cell>
          <table:table-cell table:number-columns-repeated="2"/>
        </table:table-row>
        <table:table-row table:style-name="ro1">
          <table:table-cell office:value-type="float" office:value="0.957825332403973" calcext:value-type="float">
            <text:p>0.957825332403973</text:p>
          </table:table-cell>
          <table:table-cell office:value-type="float" office:value="0.698167555804246" calcext:value-type="float">
            <text:p>0.698167555804246</text:p>
          </table:table-cell>
          <table:table-cell office:value-type="float" office:value="0.539299713985333" calcext:value-type="float">
            <text:p>0.539299713985333</text:p>
          </table:table-cell>
          <table:table-cell office:value-type="float" office:value="0.37526724689445" calcext:value-type="float">
            <text:p>0.37526724689445</text:p>
          </table:table-cell>
          <table:table-cell office:value-type="string" calcext:value-type="string">
            <text:p>HUBBARD</text:p>
          </table:table-cell>
          <table:table-cell office:value-type="float" office:value="59.9" calcext:value-type="float">
            <text:p>59.9</text:p>
          </table:table-cell>
          <table:table-cell office:value-type="float" office:value="57" calcext:value-type="float">
            <text:p>57</text:p>
          </table:table-cell>
          <table:table-cell office:value-type="float" office:value="56.1" calcext:value-type="float">
            <text:p>56.1</text:p>
          </table:table-cell>
          <table:table-cell office:value-type="float" office:value="61.3" calcext:value-type="float">
            <text:p>61.3</text:p>
          </table:table-cell>
          <table:table-cell office:value-type="float" office:value="66.4" calcext:value-type="float">
            <text:p>66.4</text:p>
          </table:table-cell>
          <table:table-cell office:value-type="float" office:value="71.2" calcext:value-type="float">
            <text:p>71.2</text:p>
          </table:table-cell>
          <table:table-cell office:value-type="float" office:value="76.4" calcext:value-type="float">
            <text:p>76.4</text:p>
          </table:table-cell>
          <table:table-cell office:value-type="float" office:value="71.5" calcext:value-type="float">
            <text:p>71.5</text:p>
          </table:table-cell>
          <table:table-cell office:value-type="float" office:value="74.2" calcext:value-type="float">
            <text:p>74.2</text:p>
          </table:table-cell>
          <table:table-cell office:value-type="float" office:value="64.1" calcext:value-type="float">
            <text:p>64.1</text:p>
          </table:table-cell>
          <table:table-cell office:value-type="float" office:value="57.4" calcext:value-type="float">
            <text:p>57.4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float" office:value="0.743240451708447" calcext:value-type="float">
            <text:p>0.743240451708447</text:p>
          </table:table-cell>
          <table:table-cell office:value-type="float" office:value="1.47684167564319" calcext:value-type="float">
            <text:p>1.47684167564319</text:p>
          </table:table-cell>
          <table:table-cell office:value-type="float" office:value="1.04243611801954" calcext:value-type="float">
            <text:p>1.04243611801954</text:p>
          </table:table-cell>
          <table:table-cell office:value-type="float" office:value="1.59298692297663" calcext:value-type="float">
            <text:p>1.59298692297663</text:p>
          </table:table-cell>
          <table:table-cell office:value-type="float" office:value="0.914756927353459" calcext:value-type="float">
            <text:p>0.914756927353459</text:p>
          </table:table-cell>
          <table:table-cell office:value-type="float" office:value="1.66787487363287" calcext:value-type="float">
            <text:p>1.66787487363287</text:p>
          </table:table-cell>
          <table:table-cell office:value-type="float" office:value="0.33094258776339" calcext:value-type="float">
            <text:p>0.33094258776339</text:p>
          </table:table-cell>
          <table:table-cell office:value-type="float" office:value="0.868229228021556" calcext:value-type="float">
            <text:p>0.868229228021556</text:p>
          </table:table-cell>
          <table:table-cell office:value-type="float" office:value="2.06124956048837" calcext:value-type="float">
            <text:p>2.06124956048837</text:p>
          </table:table-cell>
          <table:table-cell office:value-type="float" office:value="1.72892038990255" calcext:value-type="float">
            <text:p>1.72892038990255</text:p>
          </table:table-cell>
          <table:table-cell office:value-type="float" office:value="1.20688085701142" calcext:value-type="float">
            <text:p>1.20688085701142</text:p>
          </table:table-cell>
          <table:table-cell office:value-type="float" office:value="1.38801079147831" calcext:value-type="float">
            <text:p>1.38801079147831</text:p>
          </table:table-cell>
          <table:table-cell table:number-columns-repeated="2"/>
        </table:table-row>
        <table:table-row table:style-name="ro1">
          <table:table-cell office:value-type="float" office:value="0.19437173267583" calcext:value-type="float">
            <text:p>0.19437173267583</text:p>
          </table:table-cell>
          <table:table-cell office:value-type="float" office:value="0.131071906697836" calcext:value-type="float">
            <text:p>0.131071906697836</text:p>
          </table:table-cell>
          <table:table-cell office:value-type="float" office:value="0.445654909769292" calcext:value-type="float">
            <text:p>0.445654909769292</text:p>
          </table:table-cell>
          <table:table-cell office:value-type="float" office:value="0.0824349520762105" calcext:value-type="float">
            <text:p>0.082434952076211</text:p>
          </table:table-cell>
          <table:table-cell office:value-type="string" calcext:value-type="string">
            <text:p>ISANTI</text:p>
          </table:table-cell>
          <table:table-cell office:value-type="float" office:value="43.1" calcext:value-type="float">
            <text:p>43.1</text:p>
          </table:table-cell>
          <table:table-cell office:value-type="float" office:value="43.4" calcext:value-type="float">
            <text:p>43.4</text:p>
          </table:table-cell>
          <table:table-cell office:value-type="float" office:value="46.5" calcext:value-type="float">
            <text:p>46.5</text:p>
          </table:table-cell>
          <table:table-cell office:value-type="float" office:value="50.3" calcext:value-type="float">
            <text:p>50.3</text:p>
          </table:table-cell>
          <table:table-cell office:value-type="float" office:value="55.3" calcext:value-type="float">
            <text:p>55.3</text:p>
          </table:table-cell>
          <table:table-cell office:value-type="float" office:value="53.4" calcext:value-type="float">
            <text:p>53.4</text:p>
          </table:table-cell>
          <table:table-cell office:value-type="float" office:value="60.5" calcext:value-type="float">
            <text:p>60.5</text:p>
          </table:table-cell>
          <table:table-cell office:value-type="float" office:value="61.2" calcext:value-type="float">
            <text:p>61.2</text:p>
          </table:table-cell>
          <table:table-cell office:value-type="float" office:value="58.7" calcext:value-type="float">
            <text:p>58.7</text:p>
          </table:table-cell>
          <table:table-cell office:value-type="float" office:value="57.9" calcext:value-type="float">
            <text:p>57.9</text:p>
          </table:table-cell>
          <table:table-cell office:value-type="float" office:value="52.4" calcext:value-type="float">
            <text:p>52.4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0.20208016230777" calcext:value-type="float">
            <text:p>0.20208016230777</text:p>
          </table:table-cell>
          <table:table-cell office:value-type="float" office:value="0.608353501963498" calcext:value-type="float">
            <text:p>0.608353501963498</text:p>
          </table:table-cell>
          <table:table-cell office:value-type="float" office:value="0.459380616598266" calcext:value-type="float">
            <text:p>0.459380616598266</text:p>
          </table:table-cell>
          <table:table-cell office:value-type="float" office:value="0.42979369743547" calcext:value-type="float">
            <text:p>0.42979369743547</text:p>
          </table:table-cell>
          <table:table-cell office:value-type="float" office:value="0.282104539716313" calcext:value-type="float">
            <text:p>0.282104539716313</text:p>
          </table:table-cell>
          <table:table-cell office:value-type="float" office:value="0.462114040377649" calcext:value-type="float">
            <text:p>0.462114040377649</text:p>
          </table:table-cell>
          <table:table-cell office:value-type="float" office:value="0.105975340550523" calcext:value-type="float">
            <text:p>0.105975340550523</text:p>
          </table:table-cell>
          <table:table-cell office:value-type="float" office:value="0.236559108662654" calcext:value-type="float">
            <text:p>0.236559108662654</text:p>
          </table:table-cell>
          <table:table-cell office:value-type="float" office:value="0.488892659336039" calcext:value-type="float">
            <text:p>0.488892659336039</text:p>
          </table:table-cell>
          <table:table-cell office:value-type="float" office:value="0.618047986837782" calcext:value-type="float">
            <text:p>0.618047986837782</text:p>
          </table:table-cell>
          <table:table-cell office:value-type="float" office:value="0.440847429624168" calcext:value-type="float">
            <text:p>0.440847429624168</text:p>
          </table:table-cell>
          <table:table-cell office:value-type="float" office:value="0.38041905974371" calcext:value-type="float">
            <text:p>0.38041905974371</text:p>
          </table:table-cell>
          <table:table-cell table:number-columns-repeated="2"/>
        </table:table-row>
        <table:table-row table:style-name="ro1">
          <table:table-cell office:value-type="float" office:value="0.675263265011309" calcext:value-type="float">
            <text:p>0.675263265011309</text:p>
          </table:table-cell>
          <table:table-cell office:value-type="float" office:value="0.6693318080847" calcext:value-type="float">
            <text:p>0.6693318080847</text:p>
          </table:table-cell>
          <table:table-cell office:value-type="float" office:value="0.707736960697727" calcext:value-type="float">
            <text:p>0.707736960697727</text:p>
          </table:table-cell>
          <table:table-cell office:value-type="float" office:value="0.0619719231606364" calcext:value-type="float">
            <text:p>0.061971923160636</text:p>
          </table:table-cell>
          <table:table-cell office:value-type="string" calcext:value-type="string">
            <text:p>ITASCA</text:p>
          </table:table-cell>
          <table:table-cell office:value-type="float" office:value="72.3" calcext:value-type="float">
            <text:p>72.3</text:p>
          </table:table-cell>
          <table:table-cell office:value-type="float" office:value="77.9" calcext:value-type="float">
            <text:p>77.9</text:p>
          </table:table-cell>
          <table:table-cell office:value-type="float" office:value="77.3" calcext:value-type="float">
            <text:p>77.3</text:p>
          </table:table-cell>
          <table:table-cell office:value-type="float" office:value="75.9" calcext:value-type="float">
            <text:p>75.9</text:p>
          </table:table-cell>
          <table:table-cell office:value-type="float" office:value="82.9" calcext:value-type="float">
            <text:p>82.9</text:p>
          </table:table-cell>
          <table:table-cell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98.9" calcext:value-type="float">
            <text:p>98.9</text:p>
          </table:table-cell>
          <table:table-cell office:value-type="float" office:value="97.9" calcext:value-type="float">
            <text:p>97.9</text:p>
          </table:table-cell>
          <table:table-cell office:value-type="float" office:value="81.4" calcext:value-type="float">
            <text:p>81.4</text:p>
          </table:table-cell>
          <table:table-cell office:value-type="float" office:value="65.1" calcext:value-type="float">
            <text:p>65.1</text:p>
          </table:table-cell>
          <table:table-cell office:value-type="float" office:value="54.7" calcext:value-type="float">
            <text:p>54.7</text:p>
          </table:table-cell>
          <table:table-cell/>
          <table:table-cell office:value-type="float" office:value="0.584540585705327" calcext:value-type="float">
            <text:p>0.584540585705327</text:p>
          </table:table-cell>
          <table:table-cell office:value-type="float" office:value="1.23321385529508" calcext:value-type="float">
            <text:p>1.23321385529508</text:p>
          </table:table-cell>
          <table:table-cell office:value-type="float" office:value="1.05339665698665" calcext:value-type="float">
            <text:p>1.05339665698665</text:p>
          </table:table-cell>
          <table:table-cell office:value-type="float" office:value="1.14390795849663" calcext:value-type="float">
            <text:p>1.14390795849663</text:p>
          </table:table-cell>
          <table:table-cell office:value-type="float" office:value="0.775755547318614" calcext:value-type="float">
            <text:p>0.775755547318614</text:p>
          </table:table-cell>
          <table:table-cell office:value-type="float" office:value="1.33146095655038" calcext:value-type="float">
            <text:p>1.33146095655038</text:p>
          </table:table-cell>
          <table:table-cell office:value-type="float" office:value="0.262085008419488" calcext:value-type="float">
            <text:p>0.262085008419488</text:p>
          </table:table-cell>
          <table:table-cell office:value-type="float" office:value="0.612679140999103" calcext:value-type="float">
            <text:p>0.612679140999103</text:p>
          </table:table-cell>
          <table:table-cell office:value-type="float" office:value="1.51999514518042" calcext:value-type="float">
            <text:p>1.51999514518042</text:p>
          </table:table-cell>
          <table:table-cell office:value-type="float" office:value="1.51646768802228" calcext:value-type="float">
            <text:p>1.51646768802228</text:p>
          </table:table-cell>
          <table:table-cell office:value-type="float" office:value="1.18853997142034" calcext:value-type="float">
            <text:p>1.18853997142034</text:p>
          </table:table-cell>
          <table:table-cell office:value-type="float" office:value="0.977590290956987" calcext:value-type="float">
            <text:p>0.977590290956987</text:p>
          </table:table-cell>
          <table:table-cell table:number-columns-repeated="2"/>
        </table:table-row>
        <table:table-row table:style-name="ro1">
          <table:table-cell office:value-type="float" office:value="0.768472768017325" calcext:value-type="float">
            <text:p>0.768472768017325</text:p>
          </table:table-cell>
          <table:table-cell office:value-type="float" office:value="0.72302742764446" calcext:value-type="float">
            <text:p>0.72302742764446</text:p>
          </table:table-cell>
          <table:table-cell office:value-type="float" office:value="0.639959347620998" calcext:value-type="float">
            <text:p>0.639959347620998</text:p>
          </table:table-cell>
          <table:table-cell office:value-type="float" office:value="0.34847964109709" calcext:value-type="float">
            <text:p>0.34847964109709</text:p>
          </table:table-cell>
          <table:table-cell office:value-type="string" calcext:value-type="string">
            <text:p>JACKSON</text:p>
          </table:table-cell>
          <table:table-cell office:value-type="float" office:value="28.5" calcext:value-type="float">
            <text:p>28.5</text:p>
          </table:table-cell>
          <table:table-cell office:value-type="float" office:value="34.2" calcext:value-type="float">
            <text:p>34.2</text:p>
          </table:table-cell>
          <table:table-cell office:value-type="float" office:value="35.9" calcext:value-type="float">
            <text:p>35.9</text:p>
          </table:table-cell>
          <table:table-cell office:value-type="float" office:value="35.8" calcext:value-type="float">
            <text:p>35.8</text:p>
          </table:table-cell>
          <table:table-cell office:value-type="float" office:value="34.3" calcext:value-type="float">
            <text:p>34.3</text:p>
          </table:table-cell>
          <table:table-cell office:value-type="float" office:value="35.7" calcext:value-type="float">
            <text:p>35.7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31.1" calcext:value-type="float">
            <text:p>31.1</text:p>
          </table:table-cell>
          <table:table-cell office:value-type="float" office:value="0.6" calcext:value-type="float">
            <text:p>0.6</text:p>
          </table:table-cell>
          <table:table-cell office:value-type="float" office:value="26.5" calcext:value-type="float">
            <text:p>26.5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float" office:value="0.728645198123996" calcext:value-type="float">
            <text:p>0.728645198123996</text:p>
          </table:table-cell>
          <table:table-cell office:value-type="float" office:value="1.40525278163316" calcext:value-type="float">
            <text:p>1.40525278163316</text:p>
          </table:table-cell>
          <table:table-cell office:value-type="float" office:value="1.06706543165625" calcext:value-type="float">
            <text:p>1.06706543165625</text:p>
          </table:table-cell>
          <table:table-cell office:value-type="float" office:value="1.45373403707388" calcext:value-type="float">
            <text:p>1.45373403707388</text:p>
          </table:table-cell>
          <table:table-cell office:value-type="float" office:value="0.937067718954006" calcext:value-type="float">
            <text:p>0.937067718954006</text:p>
          </table:table-cell>
          <table:table-cell office:value-type="float" office:value="1.60267437850585" calcext:value-type="float">
            <text:p>1.60267437850585</text:p>
          </table:table-cell>
          <table:table-cell office:value-type="float" office:value="0.332846811671418" calcext:value-type="float">
            <text:p>0.332846811671418</text:p>
          </table:table-cell>
          <table:table-cell office:value-type="float" office:value="0.814603162298672" calcext:value-type="float">
            <text:p>0.814603162298672</text:p>
          </table:table-cell>
          <table:table-cell office:value-type="float" office:value="1.90217146444393" calcext:value-type="float">
            <text:p>1.90217146444393</text:p>
          </table:table-cell>
          <table:table-cell office:value-type="float" office:value="1.63759092872692" calcext:value-type="float">
            <text:p>1.63759092872692</text:p>
          </table:table-cell>
          <table:table-cell office:value-type="float" office:value="1.25423065345264" calcext:value-type="float">
            <text:p>1.25423065345264</text:p>
          </table:table-cell>
          <table:table-cell office:value-type="float" office:value="1.2310836905572" calcext:value-type="float">
            <text:p>1.2310836905572</text:p>
          </table:table-cell>
          <table:table-cell table:number-columns-repeated="2"/>
        </table:table-row>
        <table:table-row table:style-name="ro1">
          <table:table-cell office:value-type="float" office:value="0.825524209483726" calcext:value-type="float">
            <text:p>0.825524209483726</text:p>
          </table:table-cell>
          <table:table-cell office:value-type="float" office:value="0.633311711130458" calcext:value-type="float">
            <text:p>0.633311711130458</text:p>
          </table:table-cell>
          <table:table-cell office:value-type="float" office:value="0.497530091357148" calcext:value-type="float">
            <text:p>0.497530091357148</text:p>
          </table:table-cell>
          <table:table-cell office:value-type="float" office:value="0.466198506142669" calcext:value-type="float">
            <text:p>0.466198506142669</text:p>
          </table:table-cell>
          <table:table-cell office:value-type="string" calcext:value-type="string">
            <text:p>KANABEC</text:p>
          </table:table-cell>
          <table:table-cell office:value-type="float" office:value="83.2" calcext:value-type="float">
            <text:p>83.2</text:p>
          </table:table-cell>
          <table:table-cell office:value-type="float" office:value="83.8" calcext:value-type="float">
            <text:p>83.8</text:p>
          </table:table-cell>
          <table:table-cell office:value-type="float" office:value="89.1" calcext:value-type="float">
            <text:p>89.1</text:p>
          </table:table-cell>
          <table:table-cell office:value-type="float" office:value="89.3" calcext:value-type="float">
            <text:p>89.3</text:p>
          </table:table-cell>
          <table:table-cell office:value-type="float" office:value="86.7" calcext:value-type="float">
            <text:p>86.7</text:p>
          </table:table-cell>
          <table:table-cell office:value-type="float" office:value="75.1" calcext:value-type="float">
            <text:p>75.1</text:p>
          </table:table-cell>
          <table:table-cell office:value-type="float" office:value="78.3" calcext:value-type="float">
            <text:p>78.3</text:p>
          </table:table-cell>
          <table:table-cell office:value-type="float" office:value="85.8" calcext:value-type="float">
            <text:p>85.8</text:p>
          </table:table-cell>
          <table:table-cell office:value-type="float" office:value="87.4" calcext:value-type="float">
            <text:p>87.4</text:p>
          </table:table-cell>
          <table:table-cell office:value-type="float" office:value="90.5" calcext:value-type="float">
            <text:p>90.5</text:p>
          </table:table-cell>
          <table:table-cell office:value-type="float" office:value="82.4" calcext:value-type="float">
            <text:p>82.4</text:p>
          </table:table-cell>
          <table:table-cell office:value-type="float" office:value="71.3" calcext:value-type="float">
            <text:p>71.3</text:p>
          </table:table-cell>
          <table:table-cell/>
          <table:table-cell office:value-type="float" office:value="0.717473497833458" calcext:value-type="float">
            <text:p>0.717473497833458</text:p>
          </table:table-cell>
          <table:table-cell office:value-type="float" office:value="1.38259576370915" calcext:value-type="float">
            <text:p>1.38259576370915</text:p>
          </table:table-cell>
          <table:table-cell office:value-type="float" office:value="0.942343183368117" calcext:value-type="float">
            <text:p>0.942343183368117</text:p>
          </table:table-cell>
          <table:table-cell office:value-type="float" office:value="1.51105851362156" calcext:value-type="float">
            <text:p>1.51105851362156</text:p>
          </table:table-cell>
          <table:table-cell office:value-type="float" office:value="0.889038042871332" calcext:value-type="float">
            <text:p>0.889038042871332</text:p>
          </table:table-cell>
          <table:table-cell office:value-type="float" office:value="1.57596852857649" calcext:value-type="float">
            <text:p>1.57596852857649</text:p>
          </table:table-cell>
          <table:table-cell office:value-type="float" office:value="0.327079473638821" calcext:value-type="float">
            <text:p>0.327079473638821</text:p>
          </table:table-cell>
          <table:table-cell office:value-type="float" office:value="0.846616099113777" calcext:value-type="float">
            <text:p>0.846616099113777</text:p>
          </table:table-cell>
          <table:table-cell office:value-type="float" office:value="1.9419291701788" calcext:value-type="float">
            <text:p>1.9419291701788</text:p>
          </table:table-cell>
          <table:table-cell office:value-type="float" office:value="1.56260458604979" calcext:value-type="float">
            <text:p>1.56260458604979</text:p>
          </table:table-cell>
          <table:table-cell office:value-type="float" office:value="1.10973981316862" calcext:value-type="float">
            <text:p>1.10973981316862</text:p>
          </table:table-cell>
          <table:table-cell office:value-type="float" office:value="1.29999923132104" calcext:value-type="float">
            <text:p>1.29999923132104</text:p>
          </table:table-cell>
          <table:table-cell table:number-columns-repeated="2"/>
        </table:table-row>
        <table:table-row table:style-name="ro1">
          <table:table-cell office:value-type="float" office:value="0.765496067103619" calcext:value-type="float">
            <text:p>0.765496067103619</text:p>
          </table:table-cell>
          <table:table-cell office:value-type="float" office:value="0.877363512556467" calcext:value-type="float">
            <text:p>0.877363512556467</text:p>
          </table:table-cell>
          <table:table-cell office:value-type="float" office:value="0.0229898707623456" calcext:value-type="float">
            <text:p>0.022989870762346</text:p>
          </table:table-cell>
          <table:table-cell office:value-type="float" office:value="0.616332850158847" calcext:value-type="float">
            <text:p>0.616332850158847</text:p>
          </table:table-cell>
          <table:table-cell office:value-type="string" calcext:value-type="string">
            <text:p>KANDIYOHI</text:p>
          </table:table-cell>
          <table:table-cell office:value-type="float" office:value="61.4" calcext:value-type="float">
            <text:p>61.4</text:p>
          </table:table-cell>
          <table:table-cell office:value-type="float" office:value="64.4" calcext:value-type="float">
            <text:p>64.4</text:p>
          </table:table-cell>
          <table:table-cell office:value-type="float" office:value="58.5" calcext:value-type="float">
            <text:p>58.5</text:p>
          </table:table-cell>
          <table:table-cell office:value-type="float" office:value="62" calcext:value-type="float">
            <text:p>62</text:p>
          </table:table-cell>
          <table:table-cell office:value-type="float" office:value="66.2" calcext:value-type="float">
            <text:p>66.2</text:p>
          </table:table-cell>
          <table:table-cell office:value-type="float" office:value="69.9" calcext:value-type="float">
            <text:p>69.9</text:p>
          </table:table-cell>
          <table:table-cell office:value-type="float" office:value="75.3" calcext:value-type="float">
            <text:p>75.3</text:p>
          </table:table-cell>
          <table:table-cell office:value-type="float" office:value="71.6" calcext:value-type="float">
            <text:p>71.6</text:p>
          </table:table-cell>
          <table:table-cell office:value-type="float" office:value="68.3" calcext:value-type="float">
            <text:p>68.3</text:p>
          </table:table-cell>
          <table:table-cell office:value-type="float" office:value="66.2" calcext:value-type="float">
            <text:p>66.2</text:p>
          </table:table-cell>
          <table:table-cell office:value-type="float" office:value="64.3" calcext:value-type="float">
            <text:p>64.3</text:p>
          </table:table-cell>
          <table:table-cell office:value-type="float" office:value="58.9" calcext:value-type="float">
            <text:p>58.9</text:p>
          </table:table-cell>
          <table:table-cell/>
          <table:table-cell office:value-type="float" office:value="0.810345971903497" calcext:value-type="float">
            <text:p>0.810345971903497</text:p>
          </table:table-cell>
          <table:table-cell office:value-type="float" office:value="0.995674843982751" calcext:value-type="float">
            <text:p>0.995674843982751</text:p>
          </table:table-cell>
          <table:table-cell office:value-type="float" office:value="0.682073218107408" calcext:value-type="float">
            <text:p>0.682073218107408</text:p>
          </table:table-cell>
          <table:table-cell office:value-type="float" office:value="1.5382341443418" calcext:value-type="float">
            <text:p>1.5382341443418</text:p>
          </table:table-cell>
          <table:table-cell office:value-type="float" office:value="0.990530844889559" calcext:value-type="float">
            <text:p>0.990530844889559</text:p>
          </table:table-cell>
          <table:table-cell office:value-type="float" office:value="1.68894404654325" calcext:value-type="float">
            <text:p>1.68894404654325</text:p>
          </table:table-cell>
          <table:table-cell office:value-type="float" office:value="0.35038820691833" calcext:value-type="float">
            <text:p>0.35038820691833</text:p>
          </table:table-cell>
          <table:table-cell office:value-type="float" office:value="0.907782877555595" calcext:value-type="float">
            <text:p>0.907782877555595</text:p>
          </table:table-cell>
          <table:table-cell office:value-type="float" office:value="2.15070262338503" calcext:value-type="float">
            <text:p>2.15070262338503</text:p>
          </table:table-cell>
          <table:table-cell office:value-type="float" office:value="1.26758872798128" calcext:value-type="float">
            <text:p>1.26758872798128</text:p>
          </table:table-cell>
          <table:table-cell office:value-type="float" office:value="1.05983596346191" calcext:value-type="float">
            <text:p>1.05983596346191</text:p>
          </table:table-cell>
          <table:table-cell office:value-type="float" office:value="1.2444125105817" calcext:value-type="float">
            <text:p>1.2444125105817</text:p>
          </table:table-cell>
          <table:table-cell table:number-columns-repeated="2"/>
        </table:table-row>
        <table:table-row table:style-name="ro1">
          <table:table-cell office:value-type="float" office:value="0.339261005873183" calcext:value-type="float">
            <text:p>0.339261005873183</text:p>
          </table:table-cell>
          <table:table-cell office:value-type="float" office:value="0.366870231694699" calcext:value-type="float">
            <text:p>0.366870231694699</text:p>
          </table:table-cell>
          <table:table-cell office:value-type="float" office:value="0.34579511524575" calcext:value-type="float">
            <text:p>0.34579511524575</text:p>
          </table:table-cell>
          <table:table-cell office:value-type="float" office:value="0.258549890282202" calcext:value-type="float">
            <text:p>0.258549890282202</text:p>
          </table:table-cell>
          <table:table-cell office:value-type="string" calcext:value-type="string">
            <text:p>KITTSON</text:p>
          </table:table-cell>
          <table:table-cell office:value-type="float" office:value="22.7" calcext:value-type="float">
            <text:p>22.7</text:p>
          </table:table-cell>
          <table:table-cell office:value-type="float" office:value="23.7" calcext:value-type="float">
            <text:p>23.7</text:p>
          </table:table-cell>
          <table:table-cell office:value-type="float" office:value="25.2" calcext:value-type="float">
            <text:p>25.2</text:p>
          </table:table-cell>
          <table:table-cell office:value-type="float" office:value="27.7" calcext:value-type="float">
            <text:p>27.7</text:p>
          </table:table-cell>
          <table:table-cell office:value-type="float" office:value="29.5" calcext:value-type="float">
            <text:p>29.5</text:p>
          </table:table-cell>
          <table:table-cell office:value-type="float" office:value="33.1" calcext:value-type="float">
            <text:p>33.1</text:p>
          </table:table-cell>
          <table:table-cell office:value-type="float" office:value="38.5" calcext:value-type="float">
            <text:p>38.5</text:p>
          </table:table-cell>
          <table:table-cell office:value-type="float" office:value="40.1" calcext:value-type="float">
            <text:p>40.1</text:p>
          </table:table-cell>
          <table:table-cell office:value-type="float" office:value="41.7" calcext:value-type="float">
            <text:p>41.7</text:p>
          </table:table-cell>
          <table:table-cell office:value-type="float" office:value="40.4" calcext:value-type="float">
            <text:p>40.4</text:p>
          </table:table-cell>
          <table:table-cell office:value-type="float" office:value="38.7" calcext:value-type="float">
            <text:p>38.7</text:p>
          </table:table-cell>
          <table:table-cell office:value-type="float" office:value="37.6" calcext:value-type="float">
            <text:p>37.6</text:p>
          </table:table-cell>
          <table:table-cell/>
          <table:table-cell office:value-type="float" office:value="0.396485834717439" calcext:value-type="float">
            <text:p>0.396485834717439</text:p>
          </table:table-cell>
          <table:table-cell office:value-type="float" office:value="0.73743461064155" calcext:value-type="float">
            <text:p>0.73743461064155</text:p>
          </table:table-cell>
          <table:table-cell office:value-type="float" office:value="0.543803876428436" calcext:value-type="float">
            <text:p>0.543803876428436</text:p>
          </table:table-cell>
          <table:table-cell office:value-type="float" office:value="0.766379613548898" calcext:value-type="float">
            <text:p>0.766379613548898</text:p>
          </table:table-cell>
          <table:table-cell office:value-type="float" office:value="0.517108670592184" calcext:value-type="float">
            <text:p>0.517108670592184</text:p>
          </table:table-cell>
          <table:table-cell office:value-type="float" office:value="0.847202040787955" calcext:value-type="float">
            <text:p>0.847202040787955</text:p>
          </table:table-cell>
          <table:table-cell office:value-type="float" office:value="0.187132971813713" calcext:value-type="float">
            <text:p>0.187132971813713</text:p>
          </table:table-cell>
          <table:table-cell office:value-type="float" office:value="0.446837176324534" calcext:value-type="float">
            <text:p>0.446837176324534</text:p>
          </table:table-cell>
          <table:table-cell office:value-type="float" office:value="0.993905165572816" calcext:value-type="float">
            <text:p>0.993905165572816</text:p>
          </table:table-cell>
          <table:table-cell office:value-type="float" office:value="0.818715221291804" calcext:value-type="float">
            <text:p>0.818715221291804</text:p>
          </table:table-cell>
          <table:table-cell office:value-type="float" office:value="0.651686428594218" calcext:value-type="float">
            <text:p>0.651686428594218</text:p>
          </table:table-cell>
          <table:table-cell office:value-type="float" office:value="0.635117450849615" calcext:value-type="float">
            <text:p>0.635117450849615</text:p>
          </table:table-cell>
          <table:table-cell table:number-columns-repeated="2"/>
        </table:table-row>
        <table:table-row table:style-name="ro1">
          <table:table-cell office:value-type="float" office:value="0.604927542155795" calcext:value-type="float">
            <text:p>0.604927542155795</text:p>
          </table:table-cell>
          <table:table-cell office:value-type="float" office:value="0.0983807660353661" calcext:value-type="float">
            <text:p>0.098380766035366</text:p>
          </table:table-cell>
          <table:table-cell office:value-type="float" office:value="0.021061388981521" calcext:value-type="float">
            <text:p>0.021061388981521</text:p>
          </table:table-cell>
          <table:table-cell office:value-type="float" office:value="0.31116519099285" calcext:value-type="float">
            <text:p>0.31116519099285</text:p>
          </table:table-cell>
          <table:table-cell office:value-type="string" calcext:value-type="string">
            <text:p>KOOCHICHING</text:p>
          </table:table-cell>
          <table:table-cell office:value-type="float" office:value="91.1" calcext:value-type="float">
            <text:p>91.1</text:p>
          </table:table-cell>
          <table:table-cell office:value-type="float" office:value="70.2" calcext:value-type="float">
            <text:p>70.2</text:p>
          </table:table-cell>
          <table:table-cell office:value-type="float" office:value="75.1" calcext:value-type="float">
            <text:p>75.1</text:p>
          </table:table-cell>
          <table:table-cell office:value-type="float" office:value="76.6" calcext:value-type="float">
            <text:p>76.6</text:p>
          </table:table-cell>
          <table:table-cell office:value-type="float" office:value="80.3" calcext:value-type="float">
            <text:p>80.3</text:p>
          </table:table-cell>
          <table:table-cell office:value-type="float" office:value="80.4" calcext:value-type="float">
            <text:p>80.4</text:p>
          </table:table-cell>
          <table:table-cell office:value-type="float" office:value="74.8" calcext:value-type="float">
            <text:p>74.8</text:p>
          </table:table-cell>
          <table:table-cell office:value-type="float" office:value="79.3" calcext:value-type="float">
            <text:p>79.3</text:p>
          </table:table-cell>
          <table:table-cell office:value-type="float" office:value="78.8" calcext:value-type="float">
            <text:p>78.8</text:p>
          </table:table-cell>
          <table:table-cell office:value-type="float" office:value="68.6" calcext:value-type="float">
            <text:p>68.6</text:p>
          </table:table-cell>
          <table:table-cell office:value-type="float" office:value="59.5" calcext:value-type="float">
            <text:p>59.5</text:p>
          </table:table-cell>
          <table:table-cell office:value-type="float" office:value="51.4" calcext:value-type="float">
            <text:p>51.4</text:p>
          </table:table-cell>
          <table:table-cell/>
          <table:table-cell office:value-type="float" office:value="0.278031201541673" calcext:value-type="float">
            <text:p>0.278031201541673</text:p>
          </table:table-cell>
          <table:table-cell office:value-type="float" office:value="0.671084571950219" calcext:value-type="float">
            <text:p>0.671084571950219</text:p>
          </table:table-cell>
          <table:table-cell office:value-type="float" office:value="0.266730674270582" calcext:value-type="float">
            <text:p>0.266730674270582</text:p>
          </table:table-cell>
          <table:table-cell office:value-type="float" office:value="0.811888725963792" calcext:value-type="float">
            <text:p>0.811888725963792</text:p>
          </table:table-cell>
          <table:table-cell office:value-type="float" office:value="0.268141458021566" calcext:value-type="float">
            <text:p>0.268141458021566</text:p>
          </table:table-cell>
          <table:table-cell office:value-type="float" office:value="0.659037889257016" calcext:value-type="float">
            <text:p>0.659037889257016</text:p>
          </table:table-cell>
          <table:table-cell office:value-type="float" office:value="0.119715064246805" calcext:value-type="float">
            <text:p>0.119715064246805</text:p>
          </table:table-cell>
          <table:table-cell office:value-type="float" office:value="0.420913687479972" calcext:value-type="float">
            <text:p>0.420913687479972</text:p>
          </table:table-cell>
          <table:table-cell office:value-type="float" office:value="0.960230416296469" calcext:value-type="float">
            <text:p>0.960230416296469</text:p>
          </table:table-cell>
          <table:table-cell office:value-type="float" office:value="0.697791588744762" calcext:value-type="float">
            <text:p>0.697791588744762</text:p>
          </table:table-cell>
          <table:table-cell office:value-type="float" office:value="0.256131855710728" calcext:value-type="float">
            <text:p>0.256131855710728</text:p>
          </table:table-cell>
          <table:table-cell office:value-type="float" office:value="0.771163994094619" calcext:value-type="float">
            <text:p>0.771163994094619</text:p>
          </table:table-cell>
          <table:table-cell table:number-columns-repeated="2"/>
        </table:table-row>
        <table:table-row table:style-name="ro1">
          <table:table-cell office:value-type="float" office:value="0.142543229994423" calcext:value-type="float">
            <text:p>0.142543229994423</text:p>
          </table:table-cell>
          <table:table-cell office:value-type="float" office:value="0.860216098804747" calcext:value-type="float">
            <text:p>0.860216098804747</text:p>
          </table:table-cell>
          <table:table-cell office:value-type="float" office:value="0.869826016154729" calcext:value-type="float">
            <text:p>0.869826016154729</text:p>
          </table:table-cell>
          <table:table-cell office:value-type="float" office:value="0.457809129586162" calcext:value-type="float">
            <text:p>0.457809129586162</text:p>
          </table:table-cell>
          <table:table-cell office:value-type="string" calcext:value-type="string">
            <text:p>LAC QUI PARLE</text:p>
          </table:table-cell>
          <table:table-cell office:value-type="float" office:value="46.4" calcext:value-type="float">
            <text:p>46.4</text:p>
          </table:table-cell>
          <table:table-cell office:value-type="float" office:value="56.8" calcext:value-type="float">
            <text:p>56.8</text:p>
          </table:table-cell>
          <table:table-cell office:value-type="float" office:value="56.7" calcext:value-type="float">
            <text:p>56.7</text:p>
          </table:table-cell>
          <table:table-cell office:value-type="float" office:value="56.3" calcext:value-type="float">
            <text:p>56.3</text:p>
          </table:table-cell>
          <table:table-cell office:value-type="float" office:value="59.2" calcext:value-type="float">
            <text:p>59.2</text:p>
          </table:table-cell>
          <table:table-cell office:value-type="float" office:value="54" calcext:value-type="float">
            <text:p>54</text:p>
          </table:table-cell>
          <table:table-cell office:value-type="float" office:value="57.6" calcext:value-type="float">
            <text:p>57.6</text:p>
          </table:table-cell>
          <table:table-cell office:value-type="float" office:value="58.3" calcext:value-type="float">
            <text:p>58.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8.4" calcext:value-type="float">
            <text:p>58.4</text:p>
          </table:table-cell>
          <table:table-cell/>
          <table:table-cell office:value-type="float" office:value="0.768708582146231" calcext:value-type="float">
            <text:p>0.768708582146231</text:p>
          </table:table-cell>
          <table:table-cell office:value-type="float" office:value="1.18640040063125" calcext:value-type="float">
            <text:p>1.18640040063125</text:p>
          </table:table-cell>
          <table:table-cell office:value-type="float" office:value="1.1031112455738" calcext:value-type="float">
            <text:p>1.1031112455738</text:p>
          </table:table-cell>
          <table:table-cell office:value-type="float" office:value="1.14299338310106" calcext:value-type="float">
            <text:p>1.14299338310106</text:p>
          </table:table-cell>
          <table:table-cell office:value-type="float" office:value="1.11384930734273" calcext:value-type="float">
            <text:p>1.11384930734273</text:p>
          </table:table-cell>
          <table:table-cell office:value-type="float" office:value="1.5325825633848" calcext:value-type="float">
            <text:p>1.5325825633848</text:p>
          </table:table-cell>
          <table:table-cell office:value-type="float" office:value="0.381954032831329" calcext:value-type="float">
            <text:p>0.381954032831329</text:p>
          </table:table-cell>
          <table:table-cell office:value-type="float" office:value="0.750737686323995" calcext:value-type="float">
            <text:p>0.750737686323995</text:p>
          </table:table-cell>
          <table:table-cell office:value-type="float" office:value="1.58333446693816" calcext:value-type="float">
            <text:p>1.58333446693816</text:p>
          </table:table-cell>
          <table:table-cell office:value-type="float" office:value="1.32193117951424" calcext:value-type="float">
            <text:p>1.32193117951424</text:p>
          </table:table-cell>
          <table:table-cell office:value-type="float" office:value="1.42733201891327" calcext:value-type="float">
            <text:p>1.42733201891327</text:p>
          </table:table-cell>
          <table:table-cell office:value-type="float" office:value="0.815416043628834" calcext:value-type="float">
            <text:p>0.815416043628834</text:p>
          </table:table-cell>
          <table:table-cell table:number-columns-repeated="2"/>
        </table:table-row>
        <table:table-row table:style-name="ro1">
          <table:table-cell office:value-type="float" office:value="0.490726131952363" calcext:value-type="float">
            <text:p>0.490726131952363</text:p>
          </table:table-cell>
          <table:table-cell office:value-type="float" office:value="0.313488746533683" calcext:value-type="float">
            <text:p>0.313488746533683</text:p>
          </table:table-cell>
          <table:table-cell office:value-type="float" office:value="0.460823516893679" calcext:value-type="float">
            <text:p>0.460823516893679</text:p>
          </table:table-cell>
          <table:table-cell office:value-type="float" office:value="0.739754053470562" calcext:value-type="float">
            <text:p>0.739754053470562</text:p>
          </table:table-cell>
          <table:table-cell office:value-type="string" calcext:value-type="string">
            <text:p>LE SUEUR</text:p>
          </table:table-cell>
          <table:table-cell office:value-type="float" office:value="21.9" calcext:value-type="float">
            <text:p>21.9</text:p>
          </table:table-cell>
          <table:table-cell office:value-type="float" office:value="19.8" calcext:value-type="float">
            <text:p>19.8</text:p>
          </table:table-cell>
          <table:table-cell office:value-type="float" office:value="23.5" calcext:value-type="float">
            <text:p>23.5</text:p>
          </table:table-cell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  <table:table-cell office:value-type="float" office:value="26.1" calcext:value-type="float">
            <text:p>26.1</text:p>
          </table:table-cell>
          <table:table-cell office:value-type="float" office:value="25.2" calcext:value-type="float">
            <text:p>25.2</text:p>
          </table:table-cell>
          <table:table-cell office:value-type="float" office:value="25.8" calcext:value-type="float">
            <text:p>25.8</text:p>
          </table:table-cell>
          <table:table-cell office:value-type="float" office:value="29.2" calcext:value-type="float">
            <text:p>29.2</text:p>
          </table:table-cell>
          <table:table-cell office:value-type="float" office:value="22.2" calcext:value-type="float">
            <text:p>22.2</text:p>
          </table:table-cell>
          <table:table-cell office:value-type="float" office:value="10.9" calcext:value-type="float">
            <text:p>10.9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0.603532887717914" calcext:value-type="float">
            <text:p>0.603532887717914</text:p>
          </table:table-cell>
          <table:table-cell office:value-type="float" office:value="1.22526481334367" calcext:value-type="float">
            <text:p>1.22526481334367</text:p>
          </table:table-cell>
          <table:table-cell office:value-type="float" office:value="0.672215639919617" calcext:value-type="float">
            <text:p>0.672215639919617</text:p>
          </table:table-cell>
          <table:table-cell office:value-type="float" office:value="1.2909250036394" calcext:value-type="float">
            <text:p>1.2909250036394</text:p>
          </table:table-cell>
          <table:table-cell office:value-type="float" office:value="0.752345198433291" calcext:value-type="float">
            <text:p>0.752345198433291</text:p>
          </table:table-cell>
          <table:table-cell office:value-type="float" office:value="1.25315826155793" calcext:value-type="float">
            <text:p>1.25315826155793</text:p>
          </table:table-cell>
          <table:table-cell office:value-type="float" office:value="0.304070197096214" calcext:value-type="float">
            <text:p>0.304070197096214</text:p>
          </table:table-cell>
          <table:table-cell office:value-type="float" office:value="0.777992387808486" calcext:value-type="float">
            <text:p>0.777992387808486</text:p>
          </table:table-cell>
          <table:table-cell office:value-type="float" office:value="1.54144579610732" calcext:value-type="float">
            <text:p>1.54144579610732</text:p>
          </table:table-cell>
          <table:table-cell office:value-type="float" office:value="1.13716095921045" calcext:value-type="float">
            <text:p>1.13716095921045</text:p>
          </table:table-cell>
          <table:table-cell office:value-type="float" office:value="0.765882648069536" calcext:value-type="float">
            <text:p>0.765882648069536</text:p>
          </table:table-cell>
          <table:table-cell office:value-type="float" office:value="1.09701664360577" calcext:value-type="float">
            <text:p>1.09701664360577</text:p>
          </table:table-cell>
          <table:table-cell table:number-columns-repeated="2"/>
        </table:table-row>
        <table:table-row table:style-name="ro1">
          <table:table-cell office:value-type="float" office:value="0.774758723881026" calcext:value-type="float">
            <text:p>0.774758723881026</text:p>
          </table:table-cell>
          <table:table-cell office:value-type="float" office:value="0.621539521560599" calcext:value-type="float">
            <text:p>0.621539521560599</text:p>
          </table:table-cell>
          <table:table-cell office:value-type="float" office:value="0.83743645541671" calcext:value-type="float">
            <text:p>0.83743645541671</text:p>
          </table:table-cell>
          <table:table-cell office:value-type="float" office:value="0.042637179761531" calcext:value-type="float">
            <text:p>0.042637179761531</text:p>
          </table:table-cell>
          <table:table-cell office:value-type="string" calcext:value-type="string">
            <text:p>LINCOLN</text:p>
          </table:table-cell>
          <table:table-cell office:value-type="float" office:value="23.1" calcext:value-type="float">
            <text:p>23.1</text:p>
          </table:table-cell>
          <table:table-cell office:value-type="float" office:value="36.1" calcext:value-type="float">
            <text:p>36.1</text:p>
          </table:table-cell>
          <table:table-cell office:value-type="float" office:value="62.9" calcext:value-type="float">
            <text:p>62.9</text:p>
          </table:table-cell>
          <table:table-cell office:value-type="float" office:value="64.3" calcext:value-type="float">
            <text:p>64.3</text:p>
          </table:table-cell>
          <table:table-cell office:value-type="float" office:value="55.2" calcext:value-type="float">
            <text:p>55.2</text:p>
          </table:table-cell>
          <table:table-cell office:value-type="float" office:value="60.4" calcext:value-type="float">
            <text:p>60.4</text:p>
          </table:table-cell>
          <table:table-cell office:value-type="float" office:value="54.4" calcext:value-type="float">
            <text:p>54.4</text:p>
          </table:table-cell>
          <table:table-cell office:value-type="float" office:value="60.9" calcext:value-type="float">
            <text:p>60.9</text:p>
          </table:table-cell>
          <table:table-cell office:value-type="float" office:value="63.8" calcext:value-type="float">
            <text:p>63.8</text:p>
          </table:table-cell>
          <table:table-cell office:value-type="float" office:value="64" calcext:value-type="float">
            <text:p>64</text:p>
          </table:table-cell>
          <table:table-cell office:value-type="float" office:value="43.2" calcext:value-type="float">
            <text:p>43.2</text:p>
          </table:table-cell>
          <table:table-cell office:value-type="float" office:value="38.7" calcext:value-type="float">
            <text:p>38.7</text:p>
          </table:table-cell>
          <table:table-cell/>
          <table:table-cell office:value-type="float" office:value="0.591286537675144" calcext:value-type="float">
            <text:p>0.591286537675144</text:p>
          </table:table-cell>
          <table:table-cell office:value-type="float" office:value="1.41707916466997" calcext:value-type="float">
            <text:p>1.41707916466997</text:p>
          </table:table-cell>
          <table:table-cell office:value-type="float" office:value="1.1606793024263" calcext:value-type="float">
            <text:p>1.1606793024263</text:p>
          </table:table-cell>
          <table:table-cell office:value-type="float" office:value="1.23272119698827" calcext:value-type="float">
            <text:p>1.23272119698827</text:p>
          </table:table-cell>
          <table:table-cell office:value-type="float" office:value="0.777892898861142" calcext:value-type="float">
            <text:p>0.777892898861142</text:p>
          </table:table-cell>
          <table:table-cell office:value-type="float" office:value="1.38086977817183" calcext:value-type="float">
            <text:p>1.38086977817183</text:p>
          </table:table-cell>
          <table:table-cell office:value-type="float" office:value="0.268218225039423" calcext:value-type="float">
            <text:p>0.268218225039423</text:p>
          </table:table-cell>
          <table:table-cell office:value-type="float" office:value="0.642941768927956" calcext:value-type="float">
            <text:p>0.642941768927956</text:p>
          </table:table-cell>
          <table:table-cell office:value-type="float" office:value="1.58074019531472" calcext:value-type="float">
            <text:p>1.58074019531472</text:p>
          </table:table-cell>
          <table:table-cell office:value-type="float" office:value="1.68832115802351" calcext:value-type="float">
            <text:p>1.68832115802351</text:p>
          </table:table-cell>
          <table:table-cell office:value-type="float" office:value="1.23772252302392" calcext:value-type="float">
            <text:p>1.23772252302392</text:p>
          </table:table-cell>
          <table:table-cell office:value-type="float" office:value="1.08572699970839" calcext:value-type="float">
            <text:p>1.08572699970839</text:p>
          </table:table-cell>
          <table:table-cell table:number-columns-repeated="2"/>
        </table:table-row>
        <table:table-row table:style-name="ro1">
          <table:table-cell office:value-type="float" office:value="0.142800419325711" calcext:value-type="float">
            <text:p>0.142800419325711</text:p>
          </table:table-cell>
          <table:table-cell office:value-type="float" office:value="0.543587171971774" calcext:value-type="float">
            <text:p>0.543587171971774</text:p>
          </table:table-cell>
          <table:table-cell office:value-type="float" office:value="0.703752791577002" calcext:value-type="float">
            <text:p>0.703752791577002</text:p>
          </table:table-cell>
          <table:table-cell office:value-type="float" office:value="0.624547161829931" calcext:value-type="float">
            <text:p>0.624547161829931</text:p>
          </table:table-cell>
          <table:table-cell office:value-type="string" calcext:value-type="string">
            <text:p>LYON</text:p>
          </table:table-cell>
          <table:table-cell office:value-type="float" office:value="57.2" calcext:value-type="float">
            <text:p>57.2</text:p>
          </table:table-cell>
          <table:table-cell office:value-type="float" office:value="53.8" calcext:value-type="float">
            <text:p>53.8</text:p>
          </table:table-cell>
          <table:table-cell office:value-type="float" office:value="56.8" calcext:value-type="float">
            <text:p>56.8</text:p>
          </table:table-cell>
          <table:table-cell office:value-type="float" office:value="55.1" calcext:value-type="float">
            <text:p>55.1</text:p>
          </table:table-cell>
          <table:table-cell office:value-type="float" office:value="58.1" calcext:value-type="float">
            <text:p>58.1</text:p>
          </table:table-cell>
          <table:table-cell office:value-type="float" office:value="51.9" calcext:value-type="float">
            <text:p>51.9</text:p>
          </table:table-cell>
          <table:table-cell office:value-type="float" office:value="48.8" calcext:value-type="float">
            <text:p>48.8</text:p>
          </table:table-cell>
          <table:table-cell office:value-type="float" office:value="53.4" calcext:value-type="float">
            <text:p>53.4</text:p>
          </table:table-cell>
          <table:table-cell office:value-type="float" office:value="54.8" calcext:value-type="float">
            <text:p>54.8</text:p>
          </table:table-cell>
          <table:table-cell office:value-type="float" office:value="52.9" calcext:value-type="float">
            <text:p>52.9</text:p>
          </table:table-cell>
          <table:table-cell office:value-type="float" office:value="49.5" calcext:value-type="float">
            <text:p>49.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0.651184698034063" calcext:value-type="float">
            <text:p>0.651184698034063</text:p>
          </table:table-cell>
          <table:table-cell office:value-type="float" office:value="1.11652013264178" calcext:value-type="float">
            <text:p>1.11652013264178</text:p>
          </table:table-cell>
          <table:table-cell office:value-type="float" office:value="0.841759582255684" calcext:value-type="float">
            <text:p>0.841759582255684</text:p>
          </table:table-cell>
          <table:table-cell office:value-type="float" office:value="1.08279558946101" calcext:value-type="float">
            <text:p>1.08279558946101</text:p>
          </table:table-cell>
          <table:table-cell office:value-type="float" office:value="0.913295624950456" calcext:value-type="float">
            <text:p>0.913295624950456</text:p>
          </table:table-cell>
          <table:table-cell office:value-type="float" office:value="1.28419193192958" calcext:value-type="float">
            <text:p>1.28419193192958</text:p>
          </table:table-cell>
          <table:table-cell office:value-type="float" office:value="0.336442443651888" calcext:value-type="float">
            <text:p>0.336442443651888</text:p>
          </table:table-cell>
          <table:table-cell office:value-type="float" office:value="0.712642500359355" calcext:value-type="float">
            <text:p>0.712642500359355</text:p>
          </table:table-cell>
          <table:table-cell office:value-type="float" office:value="1.38426020945596" calcext:value-type="float">
            <text:p>1.38426020945596</text:p>
          </table:table-cell>
          <table:table-cell office:value-type="float" office:value="1.08391244250318" calcext:value-type="float">
            <text:p>1.08391244250318</text:p>
          </table:table-cell>
          <table:table-cell office:value-type="float" office:value="1.05215331236454" calcext:value-type="float">
            <text:p>1.05215331236454</text:p>
          </table:table-cell>
          <table:table-cell office:value-type="float" office:value="0.816432638784484" calcext:value-type="float">
            <text:p>0.816432638784484</text:p>
          </table:table-cell>
          <table:table-cell table:number-columns-repeated="2"/>
        </table:table-row>
        <table:table-row table:style-name="ro1">
          <table:table-cell office:value-type="float" office:value="0.00733710239426064" calcext:value-type="float">
            <text:p>0.007337102394261</text:p>
          </table:table-cell>
          <table:table-cell office:value-type="float" office:value="0.635717463683996" calcext:value-type="float">
            <text:p>0.635717463683996</text:p>
          </table:table-cell>
          <table:table-cell office:value-type="float" office:value="0.743305951915585" calcext:value-type="float">
            <text:p>0.743305951915585</text:p>
          </table:table-cell>
          <table:table-cell office:value-type="float" office:value="0.462696405741426" calcext:value-type="float">
            <text:p>0.462696405741426</text:p>
          </table:table-cell>
          <table:table-cell office:value-type="string" calcext:value-type="string">
            <text:p>MAHNOMEN</text:p>
          </table:table-cell>
          <table:table-cell office:value-type="float" office:value="89.2" calcext:value-type="float">
            <text:p>89.2</text:p>
          </table:table-cell>
          <table:table-cell office:value-type="float" office:value="93.9" calcext:value-type="float">
            <text:p>93.9</text:p>
          </table:table-cell>
          <table:table-cell office:value-type="float" office:value="102.2" calcext:value-type="float">
            <text:p>102.2</text:p>
          </table:table-cell>
          <table:table-cell office:value-type="float" office:value="94.3" calcext:value-type="float">
            <text:p>94.3</text:p>
          </table:table-cell>
          <table:table-cell office:value-type="float" office:value="74.1" calcext:value-type="float">
            <text:p>74.1</text:p>
          </table:table-cell>
          <table:table-cell office:value-type="float" office:value="77.9" calcext:value-type="float">
            <text:p>77.9</text:p>
          </table:table-cell>
          <table:table-cell office:value-type="float" office:value="73" calcext:value-type="float">
            <text:p>73</text:p>
          </table:table-cell>
          <table:table-cell office:value-type="float" office:value="63.3" calcext:value-type="float">
            <text:p>63.3</text:p>
          </table:table-cell>
          <table:table-cell office:value-type="float" office:value="57.3" calcext:value-type="float">
            <text:p>57.3</text:p>
          </table:table-cell>
          <table:table-cell office:value-type="float" office:value="47.9" calcext:value-type="float">
            <text:p>47.9</text:p>
          </table:table-cell>
          <table:table-cell office:value-type="float" office:value="37.7" calcext:value-type="float">
            <text:p>37.7</text:p>
          </table:table-cell>
          <table:table-cell office:value-type="float" office:value="30.6" calcext:value-type="float">
            <text:p>30.6</text:p>
          </table:table-cell>
          <table:table-cell/>
          <table:table-cell office:value-type="float" office:value="0.616222925895136" calcext:value-type="float">
            <text:p>0.616222925895136</text:p>
          </table:table-cell>
          <table:table-cell office:value-type="float" office:value="0.959614977835285" calcext:value-type="float">
            <text:p>0.959614977835285</text:p>
          </table:table-cell>
          <table:table-cell office:value-type="float" office:value="0.863428914415978" calcext:value-type="float">
            <text:p>0.863428914415978</text:p>
          </table:table-cell>
          <table:table-cell office:value-type="float" office:value="0.892304633045322" calcext:value-type="float">
            <text:p>0.892304633045322</text:p>
          </table:table-cell>
          <table:table-cell office:value-type="float" office:value="0.905632995884985" calcext:value-type="float">
            <text:p>0.905632995884985</text:p>
          </table:table-cell>
          <table:table-cell office:value-type="float" office:value="1.19860650096194" calcext:value-type="float">
            <text:p>1.19860650096194</text:p>
          </table:table-cell>
          <table:table-cell office:value-type="float" office:value="0.317092309737555" calcext:value-type="float">
            <text:p>0.317092309737555</text:p>
          </table:table-cell>
          <table:table-cell office:value-type="float" office:value="0.610934119411413" calcext:value-type="float">
            <text:p>0.610934119411413</text:p>
          </table:table-cell>
          <table:table-cell office:value-type="float" office:value="1.2090650769676" calcext:value-type="float">
            <text:p>1.2090650769676</text:p>
          </table:table-cell>
          <table:table-cell office:value-type="float" office:value="0.993814203188747" calcext:value-type="float">
            <text:p>0.993814203188747</text:p>
          </table:table-cell>
          <table:table-cell office:value-type="float" office:value="1.11608574197261" calcext:value-type="float">
            <text:p>1.11608574197261</text:p>
          </table:table-cell>
          <table:table-cell office:value-type="float" office:value="0.619036940662489" calcext:value-type="float">
            <text:p>0.619036940662489</text:p>
          </table:table-cell>
          <table:table-cell table:number-columns-repeated="2"/>
        </table:table-row>
        <table:table-row table:style-name="ro1">
          <table:table-cell office:value-type="float" office:value="0.194319121936446" calcext:value-type="float">
            <text:p>0.194319121936446</text:p>
          </table:table-cell>
          <table:table-cell office:value-type="float" office:value="0.0179823012970098" calcext:value-type="float">
            <text:p>0.01798230129701</text:p>
          </table:table-cell>
          <table:table-cell office:value-type="float" office:value="0.610053736749564" calcext:value-type="float">
            <text:p>0.610053736749564</text:p>
          </table:table-cell>
          <table:table-cell office:value-type="float" office:value="0.324621415231162" calcext:value-type="float">
            <text:p>0.324621415231162</text:p>
          </table:table-cell>
          <table:table-cell office:value-type="string" calcext:value-type="string">
            <text:p>MARSHALL</text:p>
          </table:table-cell>
          <table:table-cell office:value-type="float" office:value="18.1" calcext:value-type="float">
            <text:p>18.1</text:p>
          </table:table-cell>
          <table:table-cell office:value-type="float" office:value="21.2" calcext:value-type="float">
            <text:p>21.2</text:p>
          </table:table-cell>
          <table:table-cell office:value-type="float" office:value="26.6" calcext:value-type="float">
            <text:p>26.6</text:p>
          </table:table-cell>
          <table:table-cell office:value-type="float" office:value="26.9" calcext:value-type="float">
            <text:p>26.9</text:p>
          </table:table-cell>
          <table:table-cell office:value-type="float" office:value="27" calcext:value-type="float">
            <text:p>27</text:p>
          </table:table-cell>
          <table:table-cell office:value-type="float" office:value="27.8" calcext:value-type="float">
            <text:p>27.8</text:p>
          </table:table-cell>
          <table:table-cell office:value-type="float" office:value="32" calcext:value-type="float">
            <text:p>32</text:p>
          </table:table-cell>
          <table:table-cell office:value-type="float" office:value="28.9" calcext:value-type="float">
            <text:p>28.9</text:p>
          </table:table-cell>
          <table:table-cell office:value-type="float" office:value="27" calcext:value-type="float">
            <text:p>27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0.267721863211217" calcext:value-type="float">
            <text:p>0.267721863211217</text:p>
          </table:table-cell>
          <table:table-cell office:value-type="float" office:value="0.887510393089432" calcext:value-type="float">
            <text:p>0.887510393089432</text:p>
          </table:table-cell>
          <table:table-cell office:value-type="float" office:value="0.54044982735356" calcext:value-type="float">
            <text:p>0.54044982735356</text:p>
          </table:table-cell>
          <table:table-cell office:value-type="float" office:value="0.624346322644717" calcext:value-type="float">
            <text:p>0.624346322644717</text:p>
          </table:table-cell>
          <table:table-cell office:value-type="float" office:value="0.364603504049701" calcext:value-type="float">
            <text:p>0.364603504049701</text:p>
          </table:table-cell>
          <table:table-cell office:value-type="float" office:value="0.582526620999239" calcext:value-type="float">
            <text:p>0.582526620999239</text:p>
          </table:table-cell>
          <table:table-cell office:value-type="float" office:value="0.156588984792561" calcext:value-type="float">
            <text:p>0.156588984792561</text:p>
          </table:table-cell>
          <table:table-cell office:value-type="float" office:value="0.367957949602177" calcext:value-type="float">
            <text:p>0.367957949602177</text:p>
          </table:table-cell>
          <table:table-cell office:value-type="float" office:value="0.630403990159127" calcext:value-type="float">
            <text:p>0.630403990159127</text:p>
          </table:table-cell>
          <table:table-cell office:value-type="float" office:value="0.753856797654836" calcext:value-type="float">
            <text:p>0.753856797654836</text:p>
          </table:table-cell>
          <table:table-cell office:value-type="float" office:value="0.468769082198555" calcext:value-type="float">
            <text:p>0.468769082198555</text:p>
          </table:table-cell>
          <table:table-cell office:value-type="float" office:value="0.558580732841724" calcext:value-type="float">
            <text:p>0.558580732841724</text:p>
          </table:table-cell>
          <table:table-cell table:number-columns-repeated="2"/>
        </table:table-row>
        <table:table-row table:style-name="ro1">
          <table:table-cell office:value-type="float" office:value="0.204720202802596" calcext:value-type="float">
            <text:p>0.204720202802596</text:p>
          </table:table-cell>
          <table:table-cell office:value-type="float" office:value="0.0825026069585498" calcext:value-type="float">
            <text:p>0.08250260695855</text:p>
          </table:table-cell>
          <table:table-cell office:value-type="float" office:value="0.0232395306085857" calcext:value-type="float">
            <text:p>0.023239530608586</text:p>
          </table:table-cell>
          <table:table-cell office:value-type="float" office:value="0.762107180437335" calcext:value-type="float">
            <text:p>0.762107180437335</text:p>
          </table:table-cell>
          <table:table-cell office:value-type="string" calcext:value-type="string">
            <text:p>MARTIN</text:p>
          </table:table-cell>
          <table:table-cell office:value-type="float" office:value="74" calcext:value-type="float">
            <text:p>74</text:p>
          </table:table-cell>
          <table:table-cell office:value-type="float" office:value="90.6" calcext:value-type="float">
            <text:p>90.6</text:p>
          </table:table-cell>
          <table:table-cell office:value-type="float" office:value="97.8" calcext:value-type="float">
            <text:p>97.8</text:p>
          </table:table-cell>
          <table:table-cell office:value-type="float" office:value="107.7" calcext:value-type="float">
            <text:p>107.7</text:p>
          </table:table-cell>
          <table:table-cell office:value-type="float" office:value="103.2" calcext:value-type="float">
            <text:p>103.2</text:p>
          </table:table-cell>
          <table:table-cell office:value-type="float" office:value="110.4" calcext:value-type="float">
            <text:p>110.4</text:p>
          </table:table-cell>
          <table:table-cell office:value-type="float" office:value="103.3" calcext:value-type="float">
            <text:p>103.3</text:p>
          </table:table-cell>
          <table:table-cell office:value-type="float" office:value="90.5" calcext:value-type="float">
            <text:p>90.5</text:p>
          </table:table-cell>
          <table:table-cell office:value-type="float" office:value="91.5" calcext:value-type="float">
            <text:p>91.5</text:p>
          </table:table-cell>
          <table:table-cell office:value-type="float" office:value="86.1" calcext:value-type="float">
            <text:p>86.1</text:p>
          </table:table-cell>
          <table:table-cell office:value-type="float" office:value="76.7" calcext:value-type="float">
            <text:p>76.7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0.378810165354216" calcext:value-type="float">
            <text:p>0.378810165354216</text:p>
          </table:table-cell>
          <table:table-cell office:value-type="float" office:value="0.606404177198218" calcext:value-type="float">
            <text:p>0.606404177198218</text:p>
          </table:table-cell>
          <table:table-cell office:value-type="float" office:value="0.147990368237011" calcext:value-type="float">
            <text:p>0.147990368237011</text:p>
          </table:table-cell>
          <table:table-cell office:value-type="float" office:value="0.82493350351736" calcext:value-type="float">
            <text:p>0.82493350351736</text:p>
          </table:table-cell>
          <table:table-cell office:value-type="float" office:value="0.443514562094097" calcext:value-type="float">
            <text:p>0.443514562094097</text:p>
          </table:table-cell>
          <table:table-cell office:value-type="float" office:value="0.71821843203122" calcext:value-type="float">
            <text:p>0.71821843203122</text:p>
          </table:table-cell>
          <table:table-cell office:value-type="float" office:value="0.198108734511065" calcext:value-type="float">
            <text:p>0.198108734511065</text:p>
          </table:table-cell>
          <table:table-cell office:value-type="float" office:value="0.539015453349641" calcext:value-type="float">
            <text:p>0.539015453349641</text:p>
          </table:table-cell>
          <table:table-cell office:value-type="float" office:value="0.961495887515279" calcext:value-type="float">
            <text:p>0.961495887515279</text:p>
          </table:table-cell>
          <table:table-cell office:value-type="float" office:value="0.418402163786046" calcext:value-type="float">
            <text:p>0.418402163786046</text:p>
          </table:table-cell>
          <table:table-cell office:value-type="float" office:value="0.234529795376957" calcext:value-type="float">
            <text:p>0.234529795376957</text:p>
          </table:table-cell>
          <table:table-cell office:value-type="float" office:value="0.682701940705293" calcext:value-type="float">
            <text:p>0.682701940705293</text:p>
          </table:table-cell>
          <table:table-cell table:number-columns-repeated="2"/>
        </table:table-row>
        <table:table-row table:style-name="ro1">
          <table:table-cell office:value-type="float" office:value="0.988402346922225" calcext:value-type="float">
            <text:p>0.988402346922225</text:p>
          </table:table-cell>
          <table:table-cell office:value-type="float" office:value="0.514367705208624" calcext:value-type="float">
            <text:p>0.514367705208624</text:p>
          </table:table-cell>
          <table:table-cell office:value-type="float" office:value="0.568516612885515" calcext:value-type="float">
            <text:p>0.568516612885515</text:p>
          </table:table-cell>
          <table:table-cell office:value-type="float" office:value="0.0732662235585813" calcext:value-type="float">
            <text:p>0.073266223558581</text:p>
          </table:table-cell>
          <table:table-cell office:value-type="string" calcext:value-type="string">
            <text:p>MCLEOD</text:p>
          </table:table-cell>
          <table:table-cell office:value-type="float" office:value="69.5" calcext:value-type="float">
            <text:p>69.5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9.1" calcext:value-type="float">
            <text:p>79.1</text:p>
          </table:table-cell>
          <table:table-cell office:value-type="float" office:value="74.7" calcext:value-type="float">
            <text:p>74.7</text:p>
          </table:table-cell>
          <table:table-cell office:value-type="float" office:value="75.8" calcext:value-type="float">
            <text:p>75.8</text:p>
          </table:table-cell>
          <table:table-cell office:value-type="float" office:value="77.9" calcext:value-type="float">
            <text:p>77.9</text:p>
          </table:table-cell>
          <table:table-cell office:value-type="float" office:value="77.2" calcext:value-type="float">
            <text:p>77.2</text:p>
          </table:table-cell>
          <table:table-cell office:value-type="float" office:value="77" calcext:value-type="float">
            <text:p>77</text:p>
          </table:table-cell>
          <table:table-cell office:value-type="float" office:value="71.5" calcext:value-type="float">
            <text:p>71.5</text:p>
          </table:table-cell>
          <table:table-cell office:value-type="float" office:value="69" calcext:value-type="float">
            <text:p>69</text:p>
          </table:table-cell>
          <table:table-cell office:value-type="float" office:value="63.1" calcext:value-type="float">
            <text:p>63.1</text:p>
          </table:table-cell>
          <table:table-cell/>
          <table:table-cell office:value-type="float" office:value="0.543883627260386" calcext:value-type="float">
            <text:p>0.543883627260386</text:p>
          </table:table-cell>
          <table:table-cell office:value-type="float" office:value="1.35407250386554" calcext:value-type="float">
            <text:p>1.35407250386554</text:p>
          </table:table-cell>
          <table:table-cell office:value-type="float" office:value="0.980622520775466" calcext:value-type="float">
            <text:p>0.980622520775466</text:p>
          </table:table-cell>
          <table:table-cell office:value-type="float" office:value="1.30589769697681" calcext:value-type="float">
            <text:p>1.30589769697681</text:p>
          </table:table-cell>
          <table:table-cell office:value-type="float" office:value="0.648722739587172" calcext:value-type="float">
            <text:p>0.648722739587172</text:p>
          </table:table-cell>
          <table:table-cell office:value-type="float" office:value="1.3207023051568" calcext:value-type="float">
            <text:p>1.3207023051568</text:p>
          </table:table-cell>
          <table:table-cell office:value-type="float" office:value="0.232141306965342" calcext:value-type="float">
            <text:p>0.232141306965342</text:p>
          </table:table-cell>
          <table:table-cell office:value-type="float" office:value="0.649789898862863" calcext:value-type="float">
            <text:p>0.649789898862863</text:p>
          </table:table-cell>
          <table:table-cell office:value-type="float" office:value="1.64815147765872" calcext:value-type="float">
            <text:p>1.64815147765872</text:p>
          </table:table-cell>
          <table:table-cell office:value-type="float" office:value="1.63096827518499" calcext:value-type="float">
            <text:p>1.63096827518499</text:p>
          </table:table-cell>
          <table:table-cell office:value-type="float" office:value="1.01534358567103" calcext:value-type="float">
            <text:p>1.01534358567103</text:p>
          </table:table-cell>
          <table:table-cell office:value-type="float" office:value="1.20457616419238" calcext:value-type="float">
            <text:p>1.20457616419238</text:p>
          </table:table-cell>
          <table:table-cell table:number-columns-repeated="2"/>
        </table:table-row>
        <table:table-row table:style-name="ro1">
          <table:table-cell office:value-type="float" office:value="0.504308225387368" calcext:value-type="float">
            <text:p>0.504308225387368</text:p>
          </table:table-cell>
          <table:table-cell office:value-type="float" office:value="0.806092881810016" calcext:value-type="float">
            <text:p>0.806092881810016</text:p>
          </table:table-cell>
          <table:table-cell office:value-type="float" office:value="0.722861631072708" calcext:value-type="float">
            <text:p>0.722861631072708</text:p>
          </table:table-cell>
          <table:table-cell office:value-type="float" office:value="0.972007332510596" calcext:value-type="float">
            <text:p>0.972007332510596</text:p>
          </table:table-cell>
          <table:table-cell office:value-type="string" calcext:value-type="string">
            <text:p>MEEKER</text:p>
          </table:table-cell>
          <table:table-cell office:value-type="float" office:value="39.1" calcext:value-type="float">
            <text:p>39.1</text:p>
          </table:table-cell>
          <table:table-cell office:value-type="float" office:value="40.6" calcext:value-type="float">
            <text:p>40.6</text:p>
          </table:table-cell>
          <table:table-cell office:value-type="float" office:value="44.8" calcext:value-type="float">
            <text:p>44.8</text:p>
          </table:table-cell>
          <table:table-cell office:value-type="float" office:value="46.2" calcext:value-type="float">
            <text:p>46.2</text:p>
          </table:table-cell>
          <table:table-cell office:value-type="float" office:value="47.6" calcext:value-type="float">
            <text:p>47.6</text:p>
          </table:table-cell>
          <table:table-cell office:value-type="float" office:value="50.8" calcext:value-type="float">
            <text:p>50.8</text:p>
          </table:table-cell>
          <table:table-cell office:value-type="float" office:value="49.4" calcext:value-type="float">
            <text:p>49.4</text:p>
          </table:table-cell>
          <table:table-cell office:value-type="float" office:value="41.5" calcext:value-type="float">
            <text:p>41.5</text:p>
          </table:table-cell>
          <table:table-cell office:value-type="float" office:value="39.5" calcext:value-type="float">
            <text:p>39.5</text:p>
          </table:table-cell>
          <table:table-cell office:value-type="float" office:value="37.9" calcext:value-type="float">
            <text:p>37.9</text:p>
          </table:table-cell>
          <table:table-cell office:value-type="float" office:value="30.2" calcext:value-type="float">
            <text:p>30.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982369933033646" calcext:value-type="float">
            <text:p>0.982369933033646</text:p>
          </table:table-cell>
          <table:table-cell office:value-type="float" office:value="1.61998259915706" calcext:value-type="float">
            <text:p>1.61998259915706</text:p>
          </table:table-cell>
          <table:table-cell office:value-type="float" office:value="1.10364234329883" calcext:value-type="float">
            <text:p>1.10364234329883</text:p>
          </table:table-cell>
          <table:table-cell office:value-type="float" office:value="1.78926395460057" calcext:value-type="float">
            <text:p>1.78926395460057</text:p>
          </table:table-cell>
          <table:table-cell office:value-type="float" office:value="1.30014926684299" calcext:value-type="float">
            <text:p>1.30014926684299</text:p>
          </table:table-cell>
          <table:table-cell office:value-type="float" office:value="1.98055301368064" calcext:value-type="float">
            <text:p>1.98055301368064</text:p>
          </table:table-cell>
          <table:table-cell office:value-type="float" office:value="0.485185046666978" calcext:value-type="float">
            <text:p>0.485185046666978</text:p>
          </table:table-cell>
          <table:table-cell office:value-type="float" office:value="1.12524549767321" calcext:value-type="float">
            <text:p>1.12524549767321</text:p>
          </table:table-cell>
          <table:table-cell office:value-type="float" office:value="2.30309684164398" calcext:value-type="float">
            <text:p>2.30309684164398</text:p>
          </table:table-cell>
          <table:table-cell office:value-type="float" office:value="1.63372456230481" calcext:value-type="float">
            <text:p>1.63372456230481</text:p>
          </table:table-cell>
          <table:table-cell office:value-type="float" office:value="1.42303234967197" calcext:value-type="float">
            <text:p>1.42303234967197</text:p>
          </table:table-cell>
          <table:table-cell office:value-type="float" office:value="1.41510617866513" calcext:value-type="float">
            <text:p>1.41510617866513</text:p>
          </table:table-cell>
          <table:table-cell table:number-columns-repeated="2"/>
        </table:table-row>
        <table:table-row table:style-name="ro1">
          <table:table-cell office:value-type="float" office:value="0.563739248011229" calcext:value-type="float">
            <text:p>0.563739248011229</text:p>
          </table:table-cell>
          <table:table-cell office:value-type="float" office:value="0.743592437203513" calcext:value-type="float">
            <text:p>0.743592437203513</text:p>
          </table:table-cell>
          <table:table-cell office:value-type="float" office:value="0.95316906241535" calcext:value-type="float">
            <text:p>0.95316906241535</text:p>
          </table:table-cell>
          <table:table-cell office:value-type="float" office:value="0.0493471561644925" calcext:value-type="float">
            <text:p>0.049347156164493</text:p>
          </table:table-cell>
          <table:table-cell office:value-type="string" calcext:value-type="string">
            <text:p>MILLE LACS</text:p>
          </table:table-cell>
          <table:table-cell office:value-type="float" office:value="69.2" calcext:value-type="float">
            <text:p>69.2</text:p>
          </table:table-cell>
          <table:table-cell office:value-type="float" office:value="66.4" calcext:value-type="float">
            <text:p>66.4</text:p>
          </table:table-cell>
          <table:table-cell office:value-type="float" office:value="70.2" calcext:value-type="float">
            <text:p>70.2</text:p>
          </table:table-cell>
          <table:table-cell office:value-type="float" office:value="75.5" calcext:value-type="float">
            <text:p>75.5</text:p>
          </table:table-cell>
          <table:table-cell office:value-type="float" office:value="78.7" calcext:value-type="float">
            <text:p>78.7</text:p>
          </table:table-cell>
          <table:table-cell office:value-type="float" office:value="84.5" calcext:value-type="float">
            <text:p>84.5</text:p>
          </table:table-cell>
          <table:table-cell office:value-type="float" office:value="93.3" calcext:value-type="float">
            <text:p>93.3</text:p>
          </table:table-cell>
          <table:table-cell office:value-type="float" office:value="94.8" calcext:value-type="float">
            <text:p>94.8</text:p>
          </table:table-cell>
          <table:table-cell office:value-type="float" office:value="89.5" calcext:value-type="float">
            <text:p>89.5</text:p>
          </table:table-cell>
          <table:table-cell office:value-type="float" office:value="84" calcext:value-type="float">
            <text:p>84</text:p>
          </table:table-cell>
          <table:table-cell office:value-type="float" office:value="74.5" calcext:value-type="float">
            <text:p>74.5</text:p>
          </table:table-cell>
          <table:table-cell office:value-type="float" office:value="62.4" calcext:value-type="float">
            <text:p>62.4</text:p>
          </table:table-cell>
          <table:table-cell/>
          <table:table-cell office:value-type="float" office:value="0.636530215967723" calcext:value-type="float">
            <text:p>0.636530215967723</text:p>
          </table:table-cell>
          <table:table-cell office:value-type="float" office:value="1.3640912980574" calcext:value-type="float">
            <text:p>1.3640912980574</text:p>
          </table:table-cell>
          <table:table-cell office:value-type="float" office:value="1.23462713097509" calcext:value-type="float">
            <text:p>1.23462713097509</text:p>
          </table:table-cell>
          <table:table-cell office:value-type="float" office:value="1.1497270408599" calcext:value-type="float">
            <text:p>1.1497270408599</text:p>
          </table:table-cell>
          <table:table-cell office:value-type="float" office:value="0.889695168838618" calcext:value-type="float">
            <text:p>0.889695168838618</text:p>
          </table:table-cell>
          <table:table-cell office:value-type="float" office:value="1.42274270170763" calcext:value-type="float">
            <text:p>1.42274270170763</text:p>
          </table:table-cell>
          <table:table-cell office:value-type="float" office:value="0.297663738975506" calcext:value-type="float">
            <text:p>0.297663738975506</text:p>
          </table:table-cell>
          <table:table-cell office:value-type="float" office:value="0.635894234591359" calcext:value-type="float">
            <text:p>0.635894234591359</text:p>
          </table:table-cell>
          <table:table-cell office:value-type="float" office:value="1.52932483124845" calcext:value-type="float">
            <text:p>1.52932483124845</text:p>
          </table:table-cell>
          <table:table-cell office:value-type="float" office:value="1.639909335892" calcext:value-type="float">
            <text:p>1.639909335892</text:p>
          </table:table-cell>
          <table:table-cell office:value-type="float" office:value="1.38634908692947" calcext:value-type="float">
            <text:p>1.38634908692947</text:p>
          </table:table-cell>
          <table:table-cell office:value-type="float" office:value="0.95104520569933" calcext:value-type="float">
            <text:p>0.95104520569933</text:p>
          </table:table-cell>
          <table:table-cell table:number-columns-repeated="2"/>
        </table:table-row>
        <table:table-row table:style-name="ro1">
          <table:table-cell office:value-type="float" office:value="0.33914877287976" calcext:value-type="float">
            <text:p>0.33914877287976</text:p>
          </table:table-cell>
          <table:table-cell office:value-type="float" office:value="0.745642665619251" calcext:value-type="float">
            <text:p>0.745642665619251</text:p>
          </table:table-cell>
          <table:table-cell office:value-type="float" office:value="0.207666044452616" calcext:value-type="float">
            <text:p>0.207666044452616</text:p>
          </table:table-cell>
          <table:table-cell office:value-type="float" office:value="0.45906276982668" calcext:value-type="float">
            <text:p>0.45906276982668</text:p>
          </table:table-cell>
          <table:table-cell office:value-type="string" calcext:value-type="string">
            <text:p>MORRISON</text:p>
          </table:table-cell>
          <table:table-cell office:value-type="float" office:value="49.7" calcext:value-type="float">
            <text:p>49.7</text:p>
          </table:table-cell>
          <table:table-cell office:value-type="float" office:value="53.2" calcext:value-type="float">
            <text:p>53.2</text:p>
          </table:table-cell>
          <table:table-cell office:value-type="float" office:value="54" calcext:value-type="float">
            <text:p>54</text:p>
          </table:table-cell>
          <table:table-cell office:value-type="float" office:value="53.6" calcext:value-type="float">
            <text:p>53.6</text:p>
          </table:table-cell>
          <table:table-cell office:value-type="float" office:value="57.7" calcext:value-type="float">
            <text:p>57.7</text:p>
          </table:table-cell>
          <table:table-cell office:value-type="float" office:value="67.7" calcext:value-type="float">
            <text:p>67.7</text:p>
          </table:table-cell>
          <table:table-cell office:value-type="float" office:value="77.2" calcext:value-type="float">
            <text:p>77.2</text:p>
          </table:table-cell>
          <table:table-cell office:value-type="float" office:value="77.4" calcext:value-type="float">
            <text:p>77.4</text:p>
          </table:table-cell>
          <table:table-cell office:value-type="float" office:value="77.8" calcext:value-type="float">
            <text:p>77.8</text:p>
          </table:table-cell>
          <table:table-cell office:value-type="float" office:value="74.7" calcext:value-type="float">
            <text:p>74.7</text:p>
          </table:table-cell>
          <table:table-cell office:value-type="float" office:value="64.8" calcext:value-type="float">
            <text:p>64.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.640003653455664" calcext:value-type="float">
            <text:p>0.640003653455664</text:p>
          </table:table-cell>
          <table:table-cell office:value-type="float" office:value="0.73608689647881" calcext:value-type="float">
            <text:p>0.73608689647881</text:p>
          </table:table-cell>
          <table:table-cell office:value-type="float" office:value="0.617959566608611" calcext:value-type="float">
            <text:p>0.617959566608611</text:p>
          </table:table-cell>
          <table:table-cell office:value-type="float" office:value="1.0507531899028" calcext:value-type="float">
            <text:p>1.0507531899028</text:p>
          </table:table-cell>
          <table:table-cell office:value-type="float" office:value="0.84579750910535" calcext:value-type="float">
            <text:p>0.84579750910535</text:p>
          </table:table-cell>
          <table:table-cell office:value-type="float" office:value="1.28453031362615" calcext:value-type="float">
            <text:p>1.28453031362615</text:p>
          </table:table-cell>
          <table:table-cell office:value-type="float" office:value="0.290835864294335" calcext:value-type="float">
            <text:p>0.290835864294335</text:p>
          </table:table-cell>
          <table:table-cell office:value-type="float" office:value="0.661995921490203" calcext:value-type="float">
            <text:p>0.661995921490203</text:p>
          </table:table-cell>
          <table:table-cell office:value-type="float" office:value="1.5127413583355" calcext:value-type="float">
            <text:p>1.5127413583355</text:p>
          </table:table-cell>
          <table:table-cell office:value-type="float" office:value="0.922271080727045" calcext:value-type="float">
            <text:p>0.922271080727045</text:p>
          </table:table-cell>
          <table:table-cell office:value-type="float" office:value="0.951083561006847" calcext:value-type="float">
            <text:p>0.951083561006847</text:p>
          </table:table-cell>
          <table:table-cell office:value-type="float" office:value="0.78599868573059" calcext:value-type="float">
            <text:p>0.78599868573059</text:p>
          </table:table-cell>
          <table:table-cell table:number-columns-repeated="2"/>
        </table:table-row>
        <table:table-row table:style-name="ro1">
          <table:table-cell office:value-type="float" office:value="0.521599022448533" calcext:value-type="float">
            <text:p>0.521599022448533</text:p>
          </table:table-cell>
          <table:table-cell office:value-type="float" office:value="0.137827129824687" calcext:value-type="float">
            <text:p>0.137827129824687</text:p>
          </table:table-cell>
          <table:table-cell office:value-type="float" office:value="0.946997478894431" calcext:value-type="float">
            <text:p>0.946997478894431</text:p>
          </table:table-cell>
          <table:table-cell office:value-type="float" office:value="0.823114817155384" calcext:value-type="float">
            <text:p>0.823114817155384</text:p>
          </table:table-cell>
          <table:table-cell office:value-type="string" calcext:value-type="string">
            <text:p>MOWER</text:p>
          </table:table-cell>
          <table:table-cell office:value-type="float" office:value="48.4" calcext:value-type="float">
            <text:p>48.4</text:p>
          </table:table-cell>
          <table:table-cell office:value-type="float" office:value="48.7" calcext:value-type="float">
            <text:p>48.7</text:p>
          </table:table-cell>
          <table:table-cell office:value-type="float" office:value="52.8" calcext:value-type="float">
            <text:p>52.8</text:p>
          </table:table-cell>
          <table:table-cell office:value-type="float" office:value="59.8" calcext:value-type="float">
            <text:p>59.8</text:p>
          </table:table-cell>
          <table:table-cell office:value-type="float" office:value="70.1" calcext:value-type="float">
            <text:p>70.1</text:p>
          </table:table-cell>
          <table:table-cell office:value-type="float" office:value="71.5" calcext:value-type="float">
            <text:p>71.5</text:p>
          </table:table-cell>
          <table:table-cell office:value-type="float" office:value="55.6" calcext:value-type="float">
            <text:p>55.6</text:p>
          </table:table-cell>
          <table:table-cell office:value-type="float" office:value="52.5" calcext:value-type="float">
            <text:p>52.5</text:p>
          </table:table-cell>
          <table:table-cell office:value-type="float" office:value="49.2" calcext:value-type="float">
            <text:p>49.2</text:p>
          </table:table-cell>
          <table:table-cell office:value-type="float" office:value="48.1" calcext:value-type="float">
            <text:p>48.1</text:p>
          </table:table-cell>
          <table:table-cell office:value-type="float" office:value="41.2" calcext:value-type="float">
            <text:p>41.2</text:p>
          </table:table-cell>
          <table:table-cell office:value-type="float" office:value="34.7" calcext:value-type="float">
            <text:p>34.7</text:p>
          </table:table-cell>
          <table:table-cell/>
          <table:table-cell office:value-type="float" office:value="0.632949334322716" calcext:value-type="float">
            <text:p>0.632949334322716</text:p>
          </table:table-cell>
          <table:table-cell office:value-type="float" office:value="1.73124014440486" calcext:value-type="float">
            <text:p>1.73124014440486</text:p>
          </table:table-cell>
          <table:table-cell office:value-type="float" office:value="0.970960002377877" calcext:value-type="float">
            <text:p>0.970960002377877</text:p>
          </table:table-cell>
          <table:table-cell office:value-type="float" office:value="1.45907567093095" calcext:value-type="float">
            <text:p>1.45907567093095</text:p>
          </table:table-cell>
          <table:table-cell office:value-type="float" office:value="0.812939782979586" calcext:value-type="float">
            <text:p>0.812939782979586</text:p>
          </table:table-cell>
          <table:table-cell office:value-type="float" office:value="1.34943200266823" calcext:value-type="float">
            <text:p>1.34943200266823</text:p>
          </table:table-cell>
          <table:table-cell office:value-type="float" office:value="0.346238891663465" calcext:value-type="float">
            <text:p>0.346238891663465</text:p>
          </table:table-cell>
          <table:table-cell office:value-type="float" office:value="0.865698914600274" calcext:value-type="float">
            <text:p>0.865698914600274</text:p>
          </table:table-cell>
          <table:table-cell office:value-type="float" office:value="1.5821450100531" calcext:value-type="float">
            <text:p>1.5821450100531</text:p>
          </table:table-cell>
          <table:table-cell office:value-type="float" office:value="1.49722051560383" calcext:value-type="float">
            <text:p>1.49722051560383</text:p>
          </table:table-cell>
          <table:table-cell office:value-type="float" office:value="0.914555634061818" calcext:value-type="float">
            <text:p>0.914555634061818</text:p>
          </table:table-cell>
          <table:table-cell office:value-type="float" office:value="1.28637214932473" calcext:value-type="float">
            <text:p>1.28637214932473</text:p>
          </table:table-cell>
          <table:table-cell table:number-columns-repeated="2"/>
        </table:table-row>
        <table:table-row table:style-name="ro1">
          <table:table-cell office:value-type="float" office:value="0.725402822281832" calcext:value-type="float">
            <text:p>0.725402822281832</text:p>
          </table:table-cell>
          <table:table-cell office:value-type="float" office:value="0.244816986766563" calcext:value-type="float">
            <text:p>0.244816986766563</text:p>
          </table:table-cell>
          <table:table-cell office:value-type="float" office:value="0.909056357476524" calcext:value-type="float">
            <text:p>0.909056357476524</text:p>
          </table:table-cell>
          <table:table-cell office:value-type="float" office:value="0.864287342989969" calcext:value-type="float">
            <text:p>0.864287342989969</text:p>
          </table:table-cell>
          <table:table-cell office:value-type="string" calcext:value-type="string">
            <text:p>MURRAY</text:p>
          </table:table-cell>
          <table:table-cell office:value-type="float" office:value="32.5" calcext:value-type="float">
            <text:p>32.5</text:p>
          </table:table-cell>
          <table:table-cell office:value-type="float" office:value="36.2" calcext:value-type="float">
            <text:p>36.2</text:p>
          </table:table-cell>
          <table:table-cell office:value-type="float" office:value="32.7" calcext:value-type="float">
            <text:p>32.7</text:p>
          </table:table-cell>
          <table:table-cell office:value-type="float" office:value="26.6" calcext:value-type="float">
            <text:p>26.6</text:p>
          </table:table-cell>
          <table:table-cell office:value-type="float" office:value="33.4" calcext:value-type="float">
            <text:p>33.4</text:p>
          </table:table-cell>
          <table:table-cell office:value-type="float" office:value="34.6" calcext:value-type="float">
            <text:p>34.6</text:p>
          </table:table-cell>
          <table:table-cell office:value-type="float" office:value="37" calcext:value-type="float">
            <text:p>37</text:p>
          </table:table-cell>
          <table:table-cell office:value-type="float" office:value="33.5" calcext:value-type="float">
            <text:p>33.5</text:p>
          </table:table-cell>
          <table:table-cell office:value-type="float" office:value="36.8" calcext:value-type="float">
            <text:p>36.8</text:p>
          </table:table-cell>
          <table:table-cell office:value-type="float" office:value="36" calcext:value-type="float">
            <text:p>36</text:p>
          </table:table-cell>
          <table:table-cell office:value-type="float" office:value="36.1" calcext:value-type="float">
            <text:p>36.1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0.730853350627831" calcext:value-type="float">
            <text:p>0.730853350627831</text:p>
          </table:table-cell>
          <table:table-cell office:value-type="float" office:value="1.88385709891774" calcext:value-type="float">
            <text:p>1.88385709891774</text:p>
          </table:table-cell>
          <table:table-cell office:value-type="float" office:value="1.05802604519912" calcext:value-type="float">
            <text:p>1.05802604519912</text:p>
          </table:table-cell>
          <table:table-cell office:value-type="float" office:value="1.70049151506273" calcext:value-type="float">
            <text:p>1.70049151506273</text:p>
          </table:table-cell>
          <table:table-cell office:value-type="float" office:value="0.913069159676354" calcext:value-type="float">
            <text:p>0.913069159676354</text:p>
          </table:table-cell>
          <table:table-cell office:value-type="float" office:value="1.58049544088844" calcext:value-type="float">
            <text:p>1.58049544088844</text:p>
          </table:table-cell>
          <table:table-cell office:value-type="float" office:value="0.381835567632121" calcext:value-type="float">
            <text:p>0.381835567632121</text:p>
          </table:table-cell>
          <table:table-cell office:value-type="float" office:value="0.987162396455924" calcext:value-type="float">
            <text:p>0.987162396455924</text:p>
          </table:table-cell>
          <table:table-cell office:value-type="float" office:value="1.91129639733489" calcext:value-type="float">
            <text:p>1.91129639733489</text:p>
          </table:table-cell>
          <table:table-cell office:value-type="float" office:value="1.71491770676691" calcext:value-type="float">
            <text:p>1.71491770676691</text:p>
          </table:table-cell>
          <table:table-cell office:value-type="float" office:value="1.03381488629538" calcext:value-type="float">
            <text:p>1.03381488629538</text:p>
          </table:table-cell>
          <table:table-cell office:value-type="float" office:value="1.50650032219386" calcext:value-type="float">
            <text:p>1.50650032219386</text:p>
          </table:table-cell>
          <table:table-cell table:number-columns-repeated="2"/>
        </table:table-row>
        <table:table-row table:style-name="ro1">
          <table:table-cell office:value-type="float" office:value="0.943587864647951" calcext:value-type="float">
            <text:p>0.943587864647951</text:p>
          </table:table-cell>
          <table:table-cell office:value-type="float" office:value="0.96936547671408" calcext:value-type="float">
            <text:p>0.96936547671408</text:p>
          </table:table-cell>
          <table:table-cell office:value-type="float" office:value="0.861653914627111" calcext:value-type="float">
            <text:p>0.861653914627111</text:p>
          </table:table-cell>
          <table:table-cell office:value-type="float" office:value="0.174028899938435" calcext:value-type="float">
            <text:p>0.174028899938435</text:p>
          </table:table-cell>
          <table:table-cell office:value-type="string" calcext:value-type="string">
            <text:p>NICOLLET</text:p>
          </table:table-cell>
          <table:table-cell office:value-type="float" office:value="22.9" calcext:value-type="float">
            <text:p>22.9</text:p>
          </table:table-cell>
          <table:table-cell office:value-type="float" office:value="22.6" calcext:value-type="float">
            <text:p>22.6</text:p>
          </table:table-cell>
          <table:table-cell office:value-type="float" office:value="20.3" calcext:value-type="float">
            <text:p>20.3</text:p>
          </table:table-cell>
          <table:table-cell office:value-type="float" office:value="25.8" calcext:value-type="float">
            <text:p>25.8</text:p>
          </table:table-cell>
          <table:table-cell office:value-type="float" office:value="29.2" calcext:value-type="float">
            <text:p>29.2</text:p>
          </table:table-cell>
          <table:table-cell office:value-type="float" office:value="30.3" calcext:value-type="float">
            <text:p>30.3</text:p>
          </table:table-cell>
          <table:table-cell office:value-type="float" office:value="28.2" calcext:value-type="float">
            <text:p>28.2</text:p>
          </table:table-cell>
          <table:table-cell office:value-type="float" office:value="26.1" calcext:value-type="float">
            <text:p>26.1</text:p>
          </table:table-cell>
          <table:table-cell office:value-type="float" office:value="28.3" calcext:value-type="float">
            <text:p>28.3</text:p>
          </table:table-cell>
          <table:table-cell office:value-type="float" office:value="25.5" calcext:value-type="float">
            <text:p>25.5</text:p>
          </table:table-cell>
          <table:table-cell office:value-type="float" office:value="20.2" calcext:value-type="float">
            <text:p>20.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847500074308967" calcext:value-type="float">
            <text:p>0.847500074308967</text:p>
          </table:table-cell>
          <table:table-cell office:value-type="float" office:value="1.65706321122097" calcext:value-type="float">
            <text:p>1.65706321122097</text:p>
          </table:table-cell>
          <table:table-cell office:value-type="float" office:value="1.39488110334389" calcext:value-type="float">
            <text:p>1.39488110334389</text:p>
          </table:table-cell>
          <table:table-cell office:value-type="float" office:value="1.64301776332183" calcext:value-type="float">
            <text:p>1.64301776332183</text:p>
          </table:table-cell>
          <table:table-cell office:value-type="float" office:value="1.11198474314398" calcext:value-type="float">
            <text:p>1.11198474314398</text:p>
          </table:table-cell>
          <table:table-cell office:value-type="float" office:value="1.90245437925286" calcext:value-type="float">
            <text:p>1.90245437925286</text:p>
          </table:table-cell>
          <table:table-cell office:value-type="float" office:value="0.377462373745817" calcext:value-type="float">
            <text:p>0.377462373745817</text:p>
          </table:table-cell>
          <table:table-cell office:value-type="float" office:value="0.89478560192242" calcext:value-type="float">
            <text:p>0.89478560192242</text:p>
          </table:table-cell>
          <table:table-cell office:value-type="float" office:value="2.2066640338341" calcext:value-type="float">
            <text:p>2.2066640338341</text:p>
          </table:table-cell>
          <table:table-cell office:value-type="float" office:value="2.05148532902315" calcext:value-type="float">
            <text:p>2.05148532902315</text:p>
          </table:table-cell>
          <table:table-cell office:value-type="float" office:value="1.62739682596641" calcext:value-type="float">
            <text:p>1.62739682596641</text:p>
          </table:table-cell>
          <table:table-cell office:value-type="float" office:value="1.3897513276922" calcext:value-type="float">
            <text:p>1.3897513276922</text:p>
          </table:table-cell>
          <table:table-cell table:number-columns-repeated="2"/>
        </table:table-row>
        <table:table-row table:style-name="ro1">
          <table:table-cell office:value-type="float" office:value="0.199535927075387" calcext:value-type="float">
            <text:p>0.199535927075387</text:p>
          </table:table-cell>
          <table:table-cell office:value-type="float" office:value="0.510242628924954" calcext:value-type="float">
            <text:p>0.510242628924954</text:p>
          </table:table-cell>
          <table:table-cell office:value-type="float" office:value="0.451845296744943" calcext:value-type="float">
            <text:p>0.451845296744943</text:p>
          </table:table-cell>
          <table:table-cell office:value-type="float" office:value="0.322413702202243" calcext:value-type="float">
            <text:p>0.322413702202243</text:p>
          </table:table-cell>
          <table:table-cell office:value-type="string" calcext:value-type="string">
            <text:p>NOBLES</text:p>
          </table:table-cell>
          <table:table-cell office:value-type="float" office:value="36.4" calcext:value-type="float">
            <text:p>36.4</text:p>
          </table:table-cell>
          <table:table-cell office:value-type="float" office:value="51.3" calcext:value-type="float">
            <text:p>51.3</text:p>
          </table:table-cell>
          <table:table-cell office:value-type="float" office:value="59.2" calcext:value-type="float">
            <text:p>59.2</text:p>
          </table:table-cell>
          <table:table-cell office:value-type="float" office:value="60.4" calcext:value-type="float">
            <text:p>60.4</text:p>
          </table:table-cell>
          <table:table-cell office:value-type="float" office:value="57.9" calcext:value-type="float">
            <text:p>57.9</text:p>
          </table:table-cell>
          <table:table-cell office:value-type="float" office:value="58.3" calcext:value-type="float">
            <text:p>58.3</text:p>
          </table:table-cell>
          <table:table-cell office:value-type="float" office:value="60.3" calcext:value-type="float">
            <text:p>60.3</text:p>
          </table:table-cell>
          <table:table-cell office:value-type="float" office:value="58.3" calcext:value-type="float">
            <text:p>58.3</text:p>
          </table:table-cell>
          <table:table-cell office:value-type="float" office:value="58.4" calcext:value-type="float">
            <text:p>58.4</text:p>
          </table:table-cell>
          <table:table-cell office:value-type="float" office:value="60.8" calcext:value-type="float">
            <text:p>60.8</text:p>
          </table:table-cell>
          <table:table-cell office:value-type="float" office:value="48.5" calcext:value-type="float">
            <text:p>48.5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0.485384095331698" calcext:value-type="float">
            <text:p>0.485384095331698</text:p>
          </table:table-cell>
          <table:table-cell office:value-type="float" office:value="0.764145121519359" calcext:value-type="float">
            <text:p>0.764145121519359</text:p>
          </table:table-cell>
          <table:table-cell office:value-type="float" office:value="0.645170034930812" calcext:value-type="float">
            <text:p>0.645170034930812</text:p>
          </table:table-cell>
          <table:table-cell office:value-type="float" office:value="0.795866024721221" calcext:value-type="float">
            <text:p>0.795866024721221</text:p>
          </table:table-cell>
          <table:table-cell office:value-type="float" office:value="0.673646670089552" calcext:value-type="float">
            <text:p>0.673646670089552</text:p>
          </table:table-cell>
          <table:table-cell office:value-type="float" office:value="0.984997895675033" calcext:value-type="float">
            <text:p>0.984997895675033</text:p>
          </table:table-cell>
          <table:table-cell office:value-type="float" office:value="0.235743027751066" calcext:value-type="float">
            <text:p>0.235743027751066</text:p>
          </table:table-cell>
          <table:table-cell office:value-type="float" office:value="0.502189777915415" calcext:value-type="float">
            <text:p>0.502189777915415</text:p>
          </table:table-cell>
          <table:table-cell office:value-type="float" office:value="1.08069828244166" calcext:value-type="float">
            <text:p>1.08069828244166</text:p>
          </table:table-cell>
          <table:table-cell office:value-type="float" office:value="0.851705716976596" calcext:value-type="float">
            <text:p>0.851705716976596</text:p>
          </table:table-cell>
          <table:table-cell office:value-type="float" office:value="0.835075465941717" calcext:value-type="float">
            <text:p>0.835075465941717</text:p>
          </table:table-cell>
          <table:table-cell office:value-type="float" office:value="0.602256797354541" calcext:value-type="float">
            <text:p>0.602256797354541</text:p>
          </table:table-cell>
          <table:table-cell table:number-columns-repeated="2"/>
        </table:table-row>
        <table:table-row table:style-name="ro1">
          <table:table-cell office:value-type="float" office:value="0.394330310436749" calcext:value-type="float">
            <text:p>0.394330310436749</text:p>
          </table:table-cell>
          <table:table-cell office:value-type="float" office:value="0.52555321850722" calcext:value-type="float">
            <text:p>0.52555321850722</text:p>
          </table:table-cell>
          <table:table-cell office:value-type="float" office:value="0.0491334477157302" calcext:value-type="float">
            <text:p>0.04913344771573</text:p>
          </table:table-cell>
          <table:table-cell office:value-type="float" office:value="0.890915545308703" calcext:value-type="float">
            <text:p>0.890915545308703</text:p>
          </table:table-cell>
          <table:table-cell office:value-type="string" calcext:value-type="string">
            <text:p>NORMAN</text:p>
          </table:table-cell>
          <table:table-cell office:value-type="float" office:value="53.3" calcext:value-type="float">
            <text:p>53.3</text:p>
          </table:table-cell>
          <table:table-cell office:value-type="float" office:value="57.7" calcext:value-type="float">
            <text:p>57.7</text:p>
          </table:table-cell>
          <table:table-cell office:value-type="float" office:value="65.8" calcext:value-type="float">
            <text:p>65.8</text:p>
          </table:table-cell>
          <table:table-cell office:value-type="float" office:value="64.2" calcext:value-type="float">
            <text:p>64.2</text:p>
          </table:table-cell>
          <table:table-cell office:value-type="float" office:value="68.7" calcext:value-type="float">
            <text:p>68.7</text:p>
          </table:table-cell>
          <table:table-cell office:value-type="float" office:value="59.1" calcext:value-type="float">
            <text:p>59.1</text:p>
          </table:table-cell>
          <table:table-cell office:value-type="float" office:value="49.8" calcext:value-type="float">
            <text:p>49.8</text:p>
          </table:table-cell>
          <table:table-cell office:value-type="float" office:value="62.9" calcext:value-type="float">
            <text:p>62.9</text:p>
          </table:table-cell>
          <table:table-cell office:value-type="float" office:value="41.9" calcext:value-type="float">
            <text:p>41.9</text:p>
          </table:table-cell>
          <table:table-cell office:value-type="float" office:value="38.8" calcext:value-type="float">
            <text:p>38.8</text:p>
          </table:table-cell>
          <table:table-cell office:value-type="float" office:value="26.4" calcext:value-type="float">
            <text:p>26.4</text:p>
          </table:table-cell>
          <table:table-cell office:value-type="float" office:value="21.7" calcext:value-type="float">
            <text:p>21.7</text:p>
          </table:table-cell>
          <table:table-cell/>
          <table:table-cell office:value-type="float" office:value="0.684866379465623" calcext:value-type="float">
            <text:p>0.684866379465623</text:p>
          </table:table-cell>
          <table:table-cell office:value-type="float" office:value="0.866245302094375" calcext:value-type="float">
            <text:p>0.866245302094375</text:p>
          </table:table-cell>
          <table:table-cell office:value-type="float" office:value="0.432994621653755" calcext:value-type="float">
            <text:p>0.432994621653755</text:p>
          </table:table-cell>
          <table:table-cell office:value-type="float" office:value="1.29367977662156" calcext:value-type="float">
            <text:p>1.29367977662156</text:p>
          </table:table-cell>
          <table:table-cell office:value-type="float" office:value="0.847467552304937" calcext:value-type="float">
            <text:p>0.847467552304937</text:p>
          </table:table-cell>
          <table:table-cell office:value-type="float" office:value="1.34002764808582" calcext:value-type="float">
            <text:p>1.34002764808582</text:p>
          </table:table-cell>
          <table:table-cell office:value-type="float" office:value="0.326913916991151" calcext:value-type="float">
            <text:p>0.326913916991151</text:p>
          </table:table-cell>
          <table:table-cell office:value-type="float" office:value="0.828101399398658" calcext:value-type="float">
            <text:p>0.828101399398658</text:p>
          </table:table-cell>
          <table:table-cell office:value-type="float" office:value="1.6988712441691" calcext:value-type="float">
            <text:p>1.6988712441691</text:p>
          </table:table-cell>
          <table:table-cell office:value-type="float" office:value="0.844518567027382" calcext:value-type="float">
            <text:p>0.844518567027382</text:p>
          </table:table-cell>
          <table:table-cell office:value-type="float" office:value="0.717957391141403" calcext:value-type="float">
            <text:p>0.717957391141403</text:p>
          </table:table-cell>
          <table:table-cell office:value-type="float" office:value="1.0212387527365" calcext:value-type="float">
            <text:p>1.0212387527365</text:p>
          </table:table-cell>
          <table:table-cell table:number-columns-repeated="2"/>
        </table:table-row>
        <table:table-row table:style-name="ro1">
          <table:table-cell office:value-type="float" office:value="0.916997765097546" calcext:value-type="float">
            <text:p>0.916997765097546</text:p>
          </table:table-cell>
          <table:table-cell office:value-type="float" office:value="0.361430861452594" calcext:value-type="float">
            <text:p>0.361430861452594</text:p>
          </table:table-cell>
          <table:table-cell office:value-type="float" office:value="0.65725404127733" calcext:value-type="float">
            <text:p>0.65725404127733</text:p>
          </table:table-cell>
          <table:table-cell office:value-type="float" office:value="0.775742576178359" calcext:value-type="float">
            <text:p>0.775742576178359</text:p>
          </table:table-cell>
          <table:table-cell office:value-type="string" calcext:value-type="string">
            <text:p>OLMSTED</text:p>
          </table:table-cell>
          <table:table-cell office:value-type="float" office:value="29" calcext:value-type="float">
            <text:p>29</text:p>
          </table:table-cell>
          <table:table-cell office:value-type="float" office:value="30.2" calcext:value-type="float">
            <text:p>30.2</text:p>
          </table:table-cell>
          <table:table-cell office:value-type="float" office:value="33.6" calcext:value-type="float">
            <text:p>33.6</text:p>
          </table:table-cell>
          <table:table-cell office:value-type="float" office:value="36.3" calcext:value-type="float">
            <text:p>36.3</text:p>
          </table:table-cell>
          <table:table-cell office:value-type="float" office:value="37.2" calcext:value-type="float">
            <text:p>37.2</text:p>
          </table:table-cell>
          <table:table-cell office:value-type="float" office:value="38.8" calcext:value-type="float">
            <text:p>38.8</text:p>
          </table:table-cell>
          <table:table-cell office:value-type="float" office:value="44.7" calcext:value-type="float">
            <text:p>44.7</text:p>
          </table:table-cell>
          <table:table-cell office:value-type="float" office:value="43.6" calcext:value-type="float">
            <text:p>43.6</text:p>
          </table:table-cell>
          <table:table-cell office:value-type="float" office:value="36.5" calcext:value-type="float">
            <text:p>36.5</text:p>
          </table:table-cell>
          <table:table-cell office:value-type="float" office:value="33.3" calcext:value-type="float">
            <text:p>33.3</text:p>
          </table:table-cell>
          <table:table-cell office:value-type="float" office:value="28.9" calcext:value-type="float">
            <text:p>28.9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0.746125470264991" calcext:value-type="float">
            <text:p>0.746125470264991</text:p>
          </table:table-cell>
          <table:table-cell office:value-type="float" office:value="1.76116256277744" calcext:value-type="float">
            <text:p>1.76116256277744</text:p>
          </table:table-cell>
          <table:table-cell office:value-type="float" office:value="0.980308928699634" calcext:value-type="float">
            <text:p>0.980308928699634</text:p>
          </table:table-cell>
          <table:table-cell office:value-type="float" office:value="1.76490978294846" calcext:value-type="float">
            <text:p>1.76490978294846</text:p>
          </table:table-cell>
          <table:table-cell office:value-type="float" office:value="0.893305156006101" calcext:value-type="float">
            <text:p>0.893305156006101</text:p>
          </table:table-cell>
          <table:table-cell office:value-type="float" office:value="1.64380197560244" calcext:value-type="float">
            <text:p>1.64380197560244</text:p>
          </table:table-cell>
          <table:table-cell office:value-type="float" office:value="0.364810156395617" calcext:value-type="float">
            <text:p>0.364810156395617</text:p>
          </table:table-cell>
          <table:table-cell office:value-type="float" office:value="0.994762155183521" calcext:value-type="float">
            <text:p>0.994762155183521</text:p>
          </table:table-cell>
          <table:table-cell office:value-type="float" office:value="2.07469927819045" calcext:value-type="float">
            <text:p>2.07469927819045</text:p>
          </table:table-cell>
          <table:table-cell office:value-type="float" office:value="1.72432128068937" calcext:value-type="float">
            <text:p>1.72432128068937</text:p>
          </table:table-cell>
          <table:table-cell office:value-type="float" office:value="1.01139911911343" calcext:value-type="float">
            <text:p>1.01139911911343</text:p>
          </table:table-cell>
          <table:table-cell office:value-type="float" office:value="1.57493082950139" calcext:value-type="float">
            <text:p>1.57493082950139</text:p>
          </table:table-cell>
          <table:table-cell table:number-columns-repeated="2"/>
        </table:table-row>
        <table:table-row table:style-name="ro1">
          <table:table-cell office:value-type="float" office:value="0.904490193563566" calcext:value-type="float">
            <text:p>0.904490193563566</text:p>
          </table:table-cell>
          <table:table-cell office:value-type="float" office:value="0.0755021550660685" calcext:value-type="float">
            <text:p>0.075502155066069</text:p>
          </table:table-cell>
          <table:table-cell office:value-type="float" office:value="0.0884733431505662" calcext:value-type="float">
            <text:p>0.088473343150566</text:p>
          </table:table-cell>
          <table:table-cell office:value-type="float" office:value="0.183014168084105" calcext:value-type="float">
            <text:p>0.183014168084105</text:p>
          </table:table-cell>
          <table:table-cell office:value-type="string" calcext:value-type="string">
            <text:p>OTTER TAIL</text:p>
          </table:table-cell>
          <table:table-cell office:value-type="float" office:value="55.1" calcext:value-type="float">
            <text:p>55.1</text:p>
          </table:table-cell>
          <table:table-cell office:value-type="float" office:value="54.5" calcext:value-type="float">
            <text:p>54.5</text:p>
          </table:table-cell>
          <table:table-cell office:value-type="float" office:value="53.6" calcext:value-type="float">
            <text:p>53.6</text:p>
          </table:table-cell>
          <table:table-cell office:value-type="float" office:value="55.7" calcext:value-type="float">
            <text:p>55.7</text:p>
          </table:table-cell>
          <table:table-cell office:value-type="float" office:value="58.9" calcext:value-type="float">
            <text:p>58.9</text:p>
          </table:table-cell>
          <table:table-cell office:value-type="float" office:value="61.8" calcext:value-type="float">
            <text:p>61.8</text:p>
          </table:table-cell>
          <table:table-cell office:value-type="float" office:value="62.6" calcext:value-type="float">
            <text:p>62.6</text:p>
          </table:table-cell>
          <table:table-cell office:value-type="float" office:value="63" calcext:value-type="float">
            <text:p>63</text:p>
          </table:table-cell>
          <table:table-cell office:value-type="float" office:value="66.6" calcext:value-type="float">
            <text:p>66.6</text:p>
          </table:table-cell>
          <table:table-cell office:value-type="float" office:value="60.6" calcext:value-type="float">
            <text:p>60.6</text:p>
          </table:table-cell>
          <table:table-cell office:value-type="float" office:value="56.2" calcext:value-type="float">
            <text:p>56.2</text:p>
          </table:table-cell>
          <table:table-cell office:value-type="float" office:value="48.5" calcext:value-type="float">
            <text:p>48.5</text:p>
          </table:table-cell>
          <table:table-cell/>
          <table:table-cell office:value-type="float" office:value="0.278722499040806" calcext:value-type="float">
            <text:p>0.278722499040806</text:p>
          </table:table-cell>
          <table:table-cell office:value-type="float" office:value="0.896700999866269" calcext:value-type="float">
            <text:p>0.896700999866269</text:p>
          </table:table-cell>
          <table:table-cell office:value-type="float" office:value="0.399245770055375" calcext:value-type="float">
            <text:p>0.399245770055375</text:p>
          </table:table-cell>
          <table:table-cell office:value-type="float" office:value="0.975283494492533" calcext:value-type="float">
            <text:p>0.975283494492533</text:p>
          </table:table-cell>
          <table:table-cell office:value-type="float" office:value="0.231943410208849" calcext:value-type="float">
            <text:p>0.231943410208849</text:p>
          </table:table-cell>
          <table:table-cell office:value-type="float" office:value="0.749862085053295" calcext:value-type="float">
            <text:p>0.749862085053295</text:p>
          </table:table-cell>
          <table:table-cell office:value-type="float" office:value="0.108747087579229" calcext:value-type="float">
            <text:p>0.108747087579229</text:p>
          </table:table-cell>
          <table:table-cell office:value-type="float" office:value="0.453779127233792" calcext:value-type="float">
            <text:p>0.453779127233792</text:p>
          </table:table-cell>
          <table:table-cell office:value-type="float" office:value="1.12706896589456" calcext:value-type="float">
            <text:p>1.12706896589456</text:p>
          </table:table-cell>
          <table:table-cell office:value-type="float" office:value="0.993820673935946" calcext:value-type="float">
            <text:p>0.993820673935946</text:p>
          </table:table-cell>
          <table:table-cell office:value-type="float" office:value="0.31103739090421" calcext:value-type="float">
            <text:p>0.31103739090421</text:p>
          </table:table-cell>
          <table:table-cell office:value-type="float" office:value="0.981412638039763" calcext:value-type="float">
            <text:p>0.981412638039763</text:p>
          </table:table-cell>
          <table:table-cell table:number-columns-repeated="2"/>
        </table:table-row>
        <table:table-row table:style-name="ro1">
          <table:table-cell office:value-type="float" office:value="0.07945181967824" calcext:value-type="float">
            <text:p>0.07945181967824</text:p>
          </table:table-cell>
          <table:table-cell office:value-type="float" office:value="0.457114334797805" calcext:value-type="float">
            <text:p>0.457114334797805</text:p>
          </table:table-cell>
          <table:table-cell office:value-type="float" office:value="0.898017106770034" calcext:value-type="float">
            <text:p>0.898017106770034</text:p>
          </table:table-cell>
          <table:table-cell office:value-type="float" office:value="0.240850784570852" calcext:value-type="float">
            <text:p>0.240850784570852</text:p>
          </table:table-cell>
          <table:table-cell office:value-type="string" calcext:value-type="string">
            <text:p>PENNINGTON</text:p>
          </table:table-cell>
          <table:table-cell office:value-type="float" office:value="83.8" calcext:value-type="float">
            <text:p>83.8</text:p>
          </table:table-cell>
          <table:table-cell office:value-type="float" office:value="125.6" calcext:value-type="float">
            <text:p>125.6</text:p>
          </table:table-cell>
          <table:table-cell office:value-type="float" office:value="148.1" calcext:value-type="float">
            <text:p>148.1</text:p>
          </table:table-cell>
          <table:table-cell office:value-type="float" office:value="181.8" calcext:value-type="float">
            <text:p>181.8</text:p>
          </table:table-cell>
          <table:table-cell office:value-type="float" office:value="185.8" calcext:value-type="float">
            <text:p>185.8</text:p>
          </table:table-cell>
          <table:table-cell office:value-type="float" office:value="129.9" calcext:value-type="float">
            <text:p>129.9</text:p>
          </table:table-cell>
          <table:table-cell office:value-type="float" office:value="91.8" calcext:value-type="float">
            <text:p>91.8</text:p>
          </table:table-cell>
          <table:table-cell office:value-type="float" office:value="90.1" calcext:value-type="float">
            <text:p>90.1</text:p>
          </table:table-cell>
          <table:table-cell office:value-type="float" office:value="95.6" calcext:value-type="float">
            <text:p>95.6</text:p>
          </table:table-cell>
          <table:table-cell office:value-type="float" office:value="87.5" calcext:value-type="float">
            <text:p>87.5</text:p>
          </table:table-cell>
          <table:table-cell office:value-type="float" office:value="74.8" calcext:value-type="float">
            <text:p>74.8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0.478198803863273" calcext:value-type="float">
            <text:p>0.478198803863273</text:p>
          </table:table-cell>
          <table:table-cell office:value-type="float" office:value="1.02809265241168" calcext:value-type="float">
            <text:p>1.02809265241168</text:p>
          </table:table-cell>
          <table:table-cell office:value-type="float" office:value="0.914449391490182" calcext:value-type="float">
            <text:p>0.914449391490182</text:p>
          </table:table-cell>
          <table:table-cell office:value-type="float" office:value="0.746300182964154" calcext:value-type="float">
            <text:p>0.746300182964154</text:p>
          </table:table-cell>
          <table:table-cell office:value-type="float" office:value="0.722157173121644" calcext:value-type="float">
            <text:p>0.722157173121644</text:p>
          </table:table-cell>
          <table:table-cell office:value-type="float" office:value="0.982591837209953" calcext:value-type="float">
            <text:p>0.982591837209953</text:p>
          </table:table-cell>
          <table:table-cell office:value-type="float" office:value="0.25384659624334" calcext:value-type="float">
            <text:p>0.25384659624334</text:p>
          </table:table-cell>
          <table:table-cell office:value-type="float" office:value="0.476901390650854" calcext:value-type="float">
            <text:p>0.476901390650854</text:p>
          </table:table-cell>
          <table:table-cell office:value-type="float" office:value="0.940529383168995" calcext:value-type="float">
            <text:p>0.940529383168995</text:p>
          </table:table-cell>
          <table:table-cell office:value-type="float" office:value="1.05607440034989" calcext:value-type="float">
            <text:p>1.05607440034989</text:p>
          </table:table-cell>
          <table:table-cell office:value-type="float" office:value="1.02453308216181" calcext:value-type="float">
            <text:p>1.02453308216181</text:p>
          </table:table-cell>
          <table:table-cell office:value-type="float" office:value="0.560523167363837" calcext:value-type="float">
            <text:p>0.560523167363837</text:p>
          </table:table-cell>
          <table:table-cell table:number-columns-repeated="2"/>
        </table:table-row>
        <table:table-row table:style-name="ro1">
          <table:table-cell office:value-type="float" office:value="0.543517854324126" calcext:value-type="float">
            <text:p>0.543517854324126</text:p>
          </table:table-cell>
          <table:table-cell office:value-type="float" office:value="0.385849483702147" calcext:value-type="float">
            <text:p>0.385849483702147</text:p>
          </table:table-cell>
          <table:table-cell office:value-type="float" office:value="0.329706320843271" calcext:value-type="float">
            <text:p>0.329706320843271</text:p>
          </table:table-cell>
          <table:table-cell office:value-type="float" office:value="0.62673878057692" calcext:value-type="float">
            <text:p>0.62673878057692</text:p>
          </table:table-cell>
          <table:table-cell office:value-type="string" calcext:value-type="string">
            <text:p>PINE</text:p>
          </table:table-cell>
          <table:table-cell office:value-type="float" office:value="25" calcext:value-type="float">
            <text:p>25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38.7" calcext:value-type="float">
            <text:p>38.7</text:p>
          </table:table-cell>
          <table:table-cell office:value-type="float" office:value="43.4" calcext:value-type="float">
            <text:p>43.4</text:p>
          </table:table-cell>
          <table:table-cell office:value-type="float" office:value="42.8" calcext:value-type="float">
            <text:p>42.8</text:p>
          </table:table-cell>
          <table:table-cell office:value-type="float" office:value="60.7" calcext:value-type="float">
            <text:p>60.7</text:p>
          </table:table-cell>
          <table:table-cell office:value-type="float" office:value="63.2" calcext:value-type="float">
            <text:p>63.2</text:p>
          </table:table-cell>
          <table:table-cell office:value-type="float" office:value="61.9" calcext:value-type="float">
            <text:p>61.9</text:p>
          </table:table-cell>
          <table:table-cell office:value-type="float" office:value="62.5" calcext:value-type="float">
            <text:p>62.5</text:p>
          </table:table-cell>
          <table:table-cell office:value-type="float" office:value="63.3" calcext:value-type="float">
            <text:p>63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582896368441015" calcext:value-type="float">
            <text:p>0.582896368441015</text:p>
          </table:table-cell>
          <table:table-cell office:value-type="float" office:value="1.08781891546276" calcext:value-type="float">
            <text:p>1.08781891546276</text:p>
          </table:table-cell>
          <table:table-cell office:value-type="float" office:value="0.619425615527107" calcext:value-type="float">
            <text:p>0.619425615527107</text:p>
          </table:table-cell>
          <table:table-cell office:value-type="float" office:value="1.23645867793819" calcext:value-type="float">
            <text:p>1.23645867793819</text:p>
          </table:table-cell>
          <table:table-cell office:value-type="float" office:value="0.715399578686588" calcext:value-type="float">
            <text:p>0.715399578686588</text:p>
          </table:table-cell>
          <table:table-cell office:value-type="float" office:value="1.22484224073212" calcext:value-type="float">
            <text:p>1.22484224073212</text:p>
          </table:table-cell>
          <table:table-cell office:value-type="float" office:value="0.280443121097155" calcext:value-type="float">
            <text:p>0.280443121097155</text:p>
          </table:table-cell>
          <table:table-cell office:value-type="float" office:value="0.731337660954467" calcext:value-type="float">
            <text:p>0.731337660954467</text:p>
          </table:table-cell>
          <table:table-cell office:value-type="float" office:value="1.53318742298422" calcext:value-type="float">
            <text:p>1.53318742298422</text:p>
          </table:table-cell>
          <table:table-cell office:value-type="float" office:value="1.0882518119933" calcext:value-type="float">
            <text:p>1.0882518119933</text:p>
          </table:table-cell>
          <table:table-cell office:value-type="float" office:value="0.747441085285919" calcext:value-type="float">
            <text:p>0.747441085285919</text:p>
          </table:table-cell>
          <table:table-cell office:value-type="float" office:value="1.05000822423223" calcext:value-type="float">
            <text:p>1.05000822423223</text:p>
          </table:table-cell>
          <table:table-cell table:number-columns-repeated="2"/>
        </table:table-row>
        <table:table-row table:style-name="ro1">
          <table:table-cell office:value-type="float" office:value="0.369470022338868" calcext:value-type="float">
            <text:p>0.369470022338868</text:p>
          </table:table-cell>
          <table:table-cell office:value-type="float" office:value="0.771223163048545" calcext:value-type="float">
            <text:p>0.771223163048545</text:p>
          </table:table-cell>
          <table:table-cell office:value-type="float" office:value="0.093761572138419" calcext:value-type="float">
            <text:p>0.093761572138419</text:p>
          </table:table-cell>
          <table:table-cell office:value-type="float" office:value="0.180284827541133" calcext:value-type="float">
            <text:p>0.180284827541133</text:p>
          </table:table-cell>
          <table:table-cell office:value-type="string" calcext:value-type="string">
            <text:p>PIPESTONE</text:p>
          </table:table-cell>
          <table:table-cell office:value-type="float" office:value="65.9" calcext:value-type="float">
            <text:p>65.9</text:p>
          </table:table-cell>
          <table:table-cell office:value-type="float" office:value="64.2" calcext:value-type="float">
            <text:p>64.2</text:p>
          </table:table-cell>
          <table:table-cell office:value-type="float" office:value="63" calcext:value-type="float">
            <text:p>63</text:p>
          </table:table-cell>
          <table:table-cell office:value-type="float" office:value="65.1" calcext:value-type="float">
            <text:p>65.1</text:p>
          </table:table-cell>
          <table:table-cell office:value-type="float" office:value="69.8" calcext:value-type="float">
            <text:p>69.8</text:p>
          </table:table-cell>
          <table:table-cell office:value-type="float" office:value="70.3" calcext:value-type="float">
            <text:p>70.3</text:p>
          </table:table-cell>
          <table:table-cell office:value-type="float" office:value="81.8" calcext:value-type="float">
            <text:p>81.8</text:p>
          </table:table-cell>
          <table:table-cell office:value-type="float" office:value="82.1" calcext:value-type="float">
            <text:p>82.1</text:p>
          </table:table-cell>
          <table:table-cell office:value-type="float" office:value="80.2" calcext:value-type="float">
            <text:p>80.2</text:p>
          </table:table-cell>
          <table:table-cell office:value-type="float" office:value="91" calcext:value-type="float">
            <text:p>91</text:p>
          </table:table-cell>
          <table:table-cell office:value-type="float" office:value="74.7" calcext:value-type="float">
            <text:p>74.7</text:p>
          </table:table-cell>
          <table:table-cell office:value-type="float" office:value="73.2" calcext:value-type="float">
            <text:p>73.2</text:p>
          </table:table-cell>
          <table:table-cell/>
          <table:table-cell office:value-type="float" office:value="0.530103529506636" calcext:value-type="float">
            <text:p>0.530103529506636</text:p>
          </table:table-cell>
          <table:table-cell office:value-type="float" office:value="0.503330194603039" calcext:value-type="float">
            <text:p>0.503330194603039</text:p>
          </table:table-cell>
          <table:table-cell office:value-type="float" office:value="0.543826998328995" calcext:value-type="float">
            <text:p>0.543826998328995</text:p>
          </table:table-cell>
          <table:table-cell office:value-type="float" office:value="0.829804352058758" calcext:value-type="float">
            <text:p>0.829804352058758</text:p>
          </table:table-cell>
          <table:table-cell office:value-type="float" office:value="0.69970328550656" calcext:value-type="float">
            <text:p>0.69970328550656</text:p>
          </table:table-cell>
          <table:table-cell office:value-type="float" office:value="1.09423289293538" calcext:value-type="float">
            <text:p>1.09423289293538</text:p>
          </table:table-cell>
          <table:table-cell office:value-type="float" office:value="0.22203688775057" calcext:value-type="float">
            <text:p>0.22203688775057</text:p>
          </table:table-cell>
          <table:table-cell office:value-type="float" office:value="0.500106795093539" calcext:value-type="float">
            <text:p>0.500106795093539</text:p>
          </table:table-cell>
          <table:table-cell office:value-type="float" office:value="1.29329261198045" calcext:value-type="float">
            <text:p>1.29329261198045</text:p>
          </table:table-cell>
          <table:table-cell office:value-type="float" office:value="0.808017144242064" calcext:value-type="float">
            <text:p>0.808017144242064</text:p>
          </table:table-cell>
          <table:table-cell office:value-type="float" office:value="0.872053182636294" calcext:value-type="float">
            <text:p>0.872053182636294</text:p>
          </table:table-cell>
          <table:table-cell office:value-type="float" office:value="0.612094498500408" calcext:value-type="float">
            <text:p>0.612094498500408</text:p>
          </table:table-cell>
          <table:table-cell table:number-columns-repeated="2"/>
        </table:table-row>
        <table:table-row table:style-name="ro1">
          <table:table-cell office:value-type="float" office:value="0.857473135132891" calcext:value-type="float">
            <text:p>0.857473135132891</text:p>
          </table:table-cell>
          <table:table-cell office:value-type="float" office:value="0.696437059271367" calcext:value-type="float">
            <text:p>0.696437059271367</text:p>
          </table:table-cell>
          <table:table-cell office:value-type="float" office:value="0.524556499956717" calcext:value-type="float">
            <text:p>0.524556499956717</text:p>
          </table:table-cell>
          <table:table-cell office:value-type="float" office:value="0.140056466214414" calcext:value-type="float">
            <text:p>0.140056466214414</text:p>
          </table:table-cell>
          <table:table-cell office:value-type="string" calcext:value-type="string">
            <text:p>POLK</text:p>
          </table:table-cell>
          <table:table-cell office:value-type="float" office:value="39.9" calcext:value-type="float">
            <text:p>39.9</text:p>
          </table:table-cell>
          <table:table-cell office:value-type="float" office:value="37.4" calcext:value-type="float">
            <text:p>37.4</text:p>
          </table:table-cell>
          <table:table-cell office:value-type="float" office:value="41.1" calcext:value-type="float">
            <text:p>41.1</text:p>
          </table:table-cell>
          <table:table-cell office:value-type="float" office:value="56.8" calcext:value-type="float">
            <text:p>56.8</text:p>
          </table:table-cell>
          <table:table-cell office:value-type="float" office:value="59.6" calcext:value-type="float">
            <text:p>59.6</text:p>
          </table:table-cell>
          <table:table-cell office:value-type="float" office:value="59.4" calcext:value-type="float">
            <text:p>59.4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78.8" calcext:value-type="float">
            <text:p>78.8</text:p>
          </table:table-cell>
          <table:table-cell office:value-type="float" office:value="71" calcext:value-type="float">
            <text:p>71</text:p>
          </table:table-cell>
          <table:table-cell office:value-type="float" office:value="64.1" calcext:value-type="float">
            <text:p>64.1</text:p>
          </table:table-cell>
          <table:table-cell office:value-type="float" office:value="55.8" calcext:value-type="float">
            <text:p>55.8</text:p>
          </table:table-cell>
          <table:table-cell/>
          <table:table-cell office:value-type="float" office:value="0.630443615938242" calcext:value-type="float">
            <text:p>0.630443615938242</text:p>
          </table:table-cell>
          <table:table-cell office:value-type="float" office:value="1.25437174795747" calcext:value-type="float">
            <text:p>1.25437174795747</text:p>
          </table:table-cell>
          <table:table-cell office:value-type="float" office:value="0.98976505672074" calcext:value-type="float">
            <text:p>0.98976505672074</text:p>
          </table:table-cell>
          <table:table-cell office:value-type="float" office:value="1.31498528319743" calcext:value-type="float">
            <text:p>1.31498528319743</text:p>
          </table:table-cell>
          <table:table-cell office:value-type="float" office:value="0.790213301127452" calcext:value-type="float">
            <text:p>0.790213301127452</text:p>
          </table:table-cell>
          <table:table-cell office:value-type="float" office:value="1.44412735467248" calcext:value-type="float">
            <text:p>1.44412735467248</text:p>
          </table:table-cell>
          <table:table-cell office:value-type="float" office:value="0.27188145496868" calcext:value-type="float">
            <text:p>0.27188145496868</text:p>
          </table:table-cell>
          <table:table-cell office:value-type="float" office:value="0.695676849699182" calcext:value-type="float">
            <text:p>0.695676849699182</text:p>
          </table:table-cell>
          <table:table-cell office:value-type="float" office:value="1.7503129326475" calcext:value-type="float">
            <text:p>1.7503129326475</text:p>
          </table:table-cell>
          <table:table-cell office:value-type="float" office:value="1.56950209088515" calcext:value-type="float">
            <text:p>1.56950209088515</text:p>
          </table:table-cell>
          <table:table-cell office:value-type="float" office:value="1.14556191836138" calcext:value-type="float">
            <text:p>1.14556191836138</text:p>
          </table:table-cell>
          <table:table-cell office:value-type="float" office:value="1.14519858509165" calcext:value-type="float">
            <text:p>1.14519858509165</text:p>
          </table:table-cell>
          <table:table-cell table:number-columns-repeated="2"/>
        </table:table-row>
        <table:table-row table:style-name="ro1">
          <table:table-cell office:value-type="float" office:value="0.917094610656923" calcext:value-type="float">
            <text:p>0.917094610656923</text:p>
          </table:table-cell>
          <table:table-cell office:value-type="float" office:value="0.179755798914463" calcext:value-type="float">
            <text:p>0.179755798914463</text:p>
          </table:table-cell>
          <table:table-cell office:value-type="float" office:value="0.778490972153685" calcext:value-type="float">
            <text:p>0.778490972153685</text:p>
          </table:table-cell>
          <table:table-cell office:value-type="float" office:value="0.389071382691806" calcext:value-type="float">
            <text:p>0.389071382691806</text:p>
          </table:table-cell>
          <table:table-cell office:value-type="string" calcext:value-type="string">
            <text:p>POPE</text:p>
          </table:table-cell>
          <table:table-cell office:value-type="float" office:value="81.5" calcext:value-type="float">
            <text:p>81.5</text:p>
          </table:table-cell>
          <table:table-cell office:value-type="float" office:value="55.9" calcext:value-type="float">
            <text:p>55.9</text:p>
          </table:table-cell>
          <table:table-cell office:value-type="float" office:value="55.4" calcext:value-type="float">
            <text:p>55.4</text:p>
          </table:table-cell>
          <table:table-cell office:value-type="float" office:value="58.5" calcext:value-type="float">
            <text:p>58.5</text:p>
          </table:table-cell>
          <table:table-cell office:value-type="float" office:value="55.9" calcext:value-type="float">
            <text:p>55.9</text:p>
          </table:table-cell>
          <table:table-cell office:value-type="float" office:value="59" calcext:value-type="float">
            <text:p>59</text:p>
          </table:table-cell>
          <table:table-cell office:value-type="float" office:value="64.8" calcext:value-type="float">
            <text:p>64.8</text:p>
          </table:table-cell>
          <table:table-cell office:value-type="float" office:value="66.8" calcext:value-type="float">
            <text:p>66.8</text:p>
          </table:table-cell>
          <table:table-cell office:value-type="float" office:value="68.7" calcext:value-type="float">
            <text:p>68.7</text:p>
          </table:table-cell>
          <table:table-cell office:value-type="float" office:value="70.6" calcext:value-type="float">
            <text:p>70.6</text:p>
          </table:table-cell>
          <table:table-cell office:value-type="float" office:value="68.6" calcext:value-type="float">
            <text:p>68.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.524130146460871" calcext:value-type="float">
            <text:p>0.524130146460871</text:p>
          </table:table-cell>
          <table:table-cell office:value-type="float" office:value="1.65130814846922" calcext:value-type="float">
            <text:p>1.65130814846922</text:p>
          </table:table-cell>
          <table:table-cell office:value-type="float" office:value="0.975660666969033" calcext:value-type="float">
            <text:p>0.975660666969033</text:p>
          </table:table-cell>
          <table:table-cell office:value-type="float" office:value="1.41451484737568" calcext:value-type="float">
            <text:p>1.41451484737568</text:p>
          </table:table-cell>
          <table:table-cell office:value-type="float" office:value="0.614120758018288" calcext:value-type="float">
            <text:p>0.614120758018288</text:p>
          </table:table-cell>
          <table:table-cell office:value-type="float" office:value="1.25936783845272" calcext:value-type="float">
            <text:p>1.25936783845272</text:p>
          </table:table-cell>
          <table:table-cell office:value-type="float" office:value="0.257005619653795" calcext:value-type="float">
            <text:p>0.257005619653795</text:p>
          </table:table-cell>
          <table:table-cell office:value-type="float" office:value="0.734475595259656" calcext:value-type="float">
            <text:p>0.734475595259656</text:p>
          </table:table-cell>
          <table:table-cell office:value-type="float" office:value="1.57962717530581" calcext:value-type="float">
            <text:p>1.57962717530581</text:p>
          </table:table-cell>
          <table:table-cell office:value-type="float" office:value="1.65382250600156" calcext:value-type="float">
            <text:p>1.65382250600156</text:p>
          </table:table-cell>
          <table:table-cell office:value-type="float" office:value="0.86071823037838" calcext:value-type="float">
            <text:p>0.86071823037838</text:p>
          </table:table-cell>
          <table:table-cell office:value-type="float" office:value="1.33773139329313" calcext:value-type="float">
            <text:p>1.33773139329313</text:p>
          </table:table-cell>
          <table:table-cell table:number-columns-repeated="2"/>
        </table:table-row>
        <table:table-row table:style-name="ro1">
          <table:table-cell office:value-type="float" office:value="0.319430864051426" calcext:value-type="float">
            <text:p>0.319430864051426</text:p>
          </table:table-cell>
          <table:table-cell office:value-type="float" office:value="0.10367643974304" calcext:value-type="float">
            <text:p>0.10367643974304</text:p>
          </table:table-cell>
          <table:table-cell office:value-type="float" office:value="0.447074181396662" calcext:value-type="float">
            <text:p>0.447074181396662</text:p>
          </table:table-cell>
          <table:table-cell office:value-type="float" office:value="0.0000740551718018437" calcext:value-type="float">
            <text:p>7.40551718018437E-05</text:p>
          </table:table-cell>
          <table:table-cell office:value-type="string" calcext:value-type="string">
            <text:p>RAMSEY</text:p>
          </table:table-cell>
          <table:table-cell office:value-type="float" office:value="46.7" calcext:value-type="float">
            <text:p>46.7</text:p>
          </table:table-cell>
          <table:table-cell office:value-type="float" office:value="50.2" calcext:value-type="float">
            <text:p>50.2</text:p>
          </table:table-cell>
          <table:table-cell office:value-type="float" office:value="51.8" calcext:value-type="float">
            <text:p>51.8</text:p>
          </table:table-cell>
          <table:table-cell office:value-type="float" office:value="54.8" calcext:value-type="float">
            <text:p>54.8</text:p>
          </table:table-cell>
          <table:table-cell office:value-type="float" office:value="56.1" calcext:value-type="float">
            <text:p>56.1</text:p>
          </table:table-cell>
          <table:table-cell office:value-type="float" office:value="57.4" calcext:value-type="float">
            <text:p>57.4</text:p>
          </table:table-cell>
          <table:table-cell office:value-type="float" office:value="56.3" calcext:value-type="float">
            <text:p>56.3</text:p>
          </table:table-cell>
          <table:table-cell office:value-type="float" office:value="50.8" calcext:value-type="float">
            <text:p>50.8</text:p>
          </table:table-cell>
          <table:table-cell office:value-type="float" office:value="48.9" calcext:value-type="float">
            <text:p>48.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177934222817213" calcext:value-type="float">
            <text:p>0.177934222817213</text:p>
          </table:table-cell>
          <table:table-cell office:value-type="float" office:value="0.661672821267594" calcext:value-type="float">
            <text:p>0.661672821267594</text:p>
          </table:table-cell>
          <table:table-cell office:value-type="float" office:value="0.48556740529817" calcext:value-type="float">
            <text:p>0.48556740529817</text:p>
          </table:table-cell>
          <table:table-cell office:value-type="float" office:value="0.458638455980572" calcext:value-type="float">
            <text:p>0.458638455980572</text:p>
          </table:table-cell>
          <table:table-cell office:value-type="float" office:value="0.232277988914649" calcext:value-type="float">
            <text:p>0.232277988914649</text:p>
          </table:table-cell>
          <table:table-cell office:value-type="float" office:value="0.453548468108829" calcext:value-type="float">
            <text:p>0.453548468108829</text:p>
          </table:table-cell>
          <table:table-cell office:value-type="float" office:value="0.088290438832347" calcext:value-type="float">
            <text:p>0.088290438832347</text:p>
          </table:table-cell>
          <table:table-cell office:value-type="float" office:value="0.223028007786456" calcext:value-type="float">
            <text:p>0.223028007786456</text:p>
          </table:table-cell>
          <table:table-cell office:value-type="float" office:value="0.509358957171506" calcext:value-type="float">
            <text:p>0.509358957171506</text:p>
          </table:table-cell>
          <table:table-cell office:value-type="float" office:value="0.705656280261531" calcext:value-type="float">
            <text:p>0.705656280261531</text:p>
          </table:table-cell>
          <table:table-cell office:value-type="float" office:value="0.42668556821063" calcext:value-type="float">
            <text:p>0.42668556821063</text:p>
          </table:table-cell>
          <table:table-cell office:value-type="float" office:value="0.439446642510789" calcext:value-type="float">
            <text:p>0.439446642510789</text:p>
          </table:table-cell>
          <table:table-cell table:number-columns-repeated="2"/>
        </table:table-row>
        <table:table-row table:style-name="ro1">
          <table:table-cell office:value-type="float" office:value="0.120308987288487" calcext:value-type="float">
            <text:p>0.120308987288487</text:p>
          </table:table-cell>
          <table:table-cell office:value-type="float" office:value="0.241018830414494" calcext:value-type="float">
            <text:p>0.241018830414494</text:p>
          </table:table-cell>
          <table:table-cell office:value-type="float" office:value="0.684021359826194" calcext:value-type="float">
            <text:p>0.684021359826194</text:p>
          </table:table-cell>
          <table:table-cell office:value-type="float" office:value="0.0252750449239756" calcext:value-type="float">
            <text:p>0.025275044923976</text:p>
          </table:table-cell>
          <table:table-cell office:value-type="string" calcext:value-type="string">
            <text:p>RED LAKE</text:p>
          </table:table-cell>
          <table:table-cell office:value-type="float" office:value="34.6" calcext:value-type="float">
            <text:p>34.6</text:p>
          </table:table-cell>
          <table:table-cell office:value-type="float" office:value="33.1" calcext:value-type="float">
            <text:p>33.1</text:p>
          </table:table-cell>
          <table:table-cell office:value-type="float" office:value="43.8" calcext:value-type="float">
            <text:p>43.8</text:p>
          </table:table-cell>
          <table:table-cell office:value-type="float" office:value="40" calcext:value-type="float">
            <text:p>40</text:p>
          </table:table-cell>
          <table:table-cell office:value-type="float" office:value="42.9" calcext:value-type="float">
            <text:p>42.9</text:p>
          </table:table-cell>
          <table:table-cell office:value-type="float" office:value="40.2" calcext:value-type="float">
            <text:p>40.2</text:p>
          </table:table-cell>
          <table:table-cell office:value-type="float" office:value="41.1" calcext:value-type="float">
            <text:p>41.1</text:p>
          </table:table-cell>
          <table:table-cell office:value-type="float" office:value="42.2" calcext:value-type="float">
            <text:p>42.2</text:p>
          </table:table-cell>
          <table:table-cell office:value-type="float" office:value="36.8" calcext:value-type="float">
            <text:p>36.8</text:p>
          </table:table-cell>
          <table:table-cell office:value-type="float" office:value="32.5" calcext:value-type="float">
            <text:p>32.5</text:p>
          </table:table-cell>
          <table:table-cell office:value-type="float" office:value="32" calcext:value-type="float">
            <text:p>32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float" office:value="0.259507519023777" calcext:value-type="float">
            <text:p>0.259507519023777</text:p>
          </table:table-cell>
          <table:table-cell office:value-type="float" office:value="0.738982522078822" calcext:value-type="float">
            <text:p>0.738982522078822</text:p>
          </table:table-cell>
          <table:table-cell office:value-type="float" office:value="0.661906851124193" calcext:value-type="float">
            <text:p>0.661906851124193</text:p>
          </table:table-cell>
          <table:table-cell office:value-type="float" office:value="0.445575592128112" calcext:value-type="float">
            <text:p>0.445575592128112</text:p>
          </table:table-cell>
          <table:table-cell office:value-type="float" office:value="0.401284627954668" calcext:value-type="float">
            <text:p>0.401284627954668</text:p>
          </table:table-cell>
          <table:table-cell office:value-type="float" office:value="0.575734130382285" calcext:value-type="float">
            <text:p>0.575734130382285</text:p>
          </table:table-cell>
          <table:table-cell office:value-type="float" office:value="0.139701453555187" calcext:value-type="float">
            <text:p>0.139701453555187</text:p>
          </table:table-cell>
          <table:table-cell office:value-type="float" office:value="0.257413856873929" calcext:value-type="float">
            <text:p>0.257413856873929</text:p>
          </table:table-cell>
          <table:table-cell office:value-type="float" office:value="0.528032910864618" calcext:value-type="float">
            <text:p>0.528032910864618</text:p>
          </table:table-cell>
          <table:table-cell office:value-type="float" office:value="0.77693666849066" calcext:value-type="float">
            <text:p>0.77693666849066</text:p>
          </table:table-cell>
          <table:table-cell office:value-type="float" office:value="0.668278237481463" calcext:value-type="float">
            <text:p>0.668278237481463</text:p>
          </table:table-cell>
          <table:table-cell office:value-type="float" office:value="0.36469373380072" calcext:value-type="float">
            <text:p>0.36469373380072</text:p>
          </table:table-cell>
          <table:table-cell table:number-columns-repeated="2"/>
        </table:table-row>
        <table:table-row table:style-name="ro1">
          <table:table-cell office:value-type="float" office:value="0.711941137267095" calcext:value-type="float">
            <text:p>0.711941137267095</text:p>
          </table:table-cell>
          <table:table-cell office:value-type="float" office:value="0.661357842825798" calcext:value-type="float">
            <text:p>0.661357842825798</text:p>
          </table:table-cell>
          <table:table-cell office:value-type="float" office:value="0.800287274783753" calcext:value-type="float">
            <text:p>0.800287274783753</text:p>
          </table:table-cell>
          <table:table-cell office:value-type="float" office:value="0.461739073065621" calcext:value-type="float">
            <text:p>0.461739073065621</text:p>
          </table:table-cell>
          <table:table-cell office:value-type="string" calcext:value-type="string">
            <text:p>REDWOOD</text:p>
          </table:table-cell>
          <table:table-cell office:value-type="float" office:value="43" calcext:value-type="float">
            <text:p>43</text:p>
          </table:table-cell>
          <table:table-cell office:value-type="float" office:value="51.3" calcext:value-type="float">
            <text:p>51.3</text:p>
          </table:table-cell>
          <table:table-cell office:value-type="float" office:value="51" calcext:value-type="float">
            <text:p>51</text:p>
          </table:table-cell>
          <table:table-cell office:value-type="float" office:value="52.4" calcext:value-type="float">
            <text:p>52.4</text:p>
          </table:table-cell>
          <table:table-cell office:value-type="float" office:value="47.4" calcext:value-type="float">
            <text:p>47.4</text:p>
          </table:table-cell>
          <table:table-cell office:value-type="float" office:value="50" calcext:value-type="float">
            <text:p>50</text:p>
          </table:table-cell>
          <table:table-cell office:value-type="float" office:value="54.5" calcext:value-type="float">
            <text:p>54.5</text:p>
          </table:table-cell>
          <table:table-cell office:value-type="float" office:value="56.8" calcext:value-type="float">
            <text:p>56.8</text:p>
          </table:table-cell>
          <table:table-cell office:value-type="float" office:value="60.5" calcext:value-type="float">
            <text:p>60.5</text:p>
          </table:table-cell>
          <table:table-cell office:value-type="float" office:value="57.4" calcext:value-type="float">
            <text:p>57.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75870767926778" calcext:value-type="float">
            <text:p>0.75870767926778</text:p>
          </table:table-cell>
          <table:table-cell office:value-type="float" office:value="1.56681613967282" calcext:value-type="float">
            <text:p>1.56681613967282</text:p>
          </table:table-cell>
          <table:table-cell office:value-type="float" office:value="1.14540305152889" calcext:value-type="float">
            <text:p>1.14540305152889</text:p>
          </table:table-cell>
          <table:table-cell office:value-type="float" office:value="1.51920258021354" calcext:value-type="float">
            <text:p>1.51920258021354</text:p>
          </table:table-cell>
          <table:table-cell office:value-type="float" office:value="0.990418896482559" calcext:value-type="float">
            <text:p>0.990418896482559</text:p>
          </table:table-cell>
          <table:table-cell office:value-type="float" office:value="1.65026813576622" calcext:value-type="float">
            <text:p>1.65026813576622</text:p>
          </table:table-cell>
          <table:table-cell office:value-type="float" office:value="0.361914888222279" calcext:value-type="float">
            <text:p>0.361914888222279</text:p>
          </table:table-cell>
          <table:table-cell office:value-type="float" office:value="0.868879934728873" calcext:value-type="float">
            <text:p>0.868879934728873</text:p>
          </table:table-cell>
          <table:table-cell office:value-type="float" office:value="1.92408480061771" calcext:value-type="float">
            <text:p>1.92408480061771</text:p>
          </table:table-cell>
          <table:table-cell office:value-type="float" office:value="1.71134956920025" calcext:value-type="float">
            <text:p>1.71134956920025</text:p>
          </table:table-cell>
          <table:table-cell office:value-type="float" office:value="1.29989163066191" calcext:value-type="float">
            <text:p>1.29989163066191</text:p>
          </table:table-cell>
          <table:table-cell office:value-type="float" office:value="1.28507958421173" calcext:value-type="float">
            <text:p>1.28507958421173</text:p>
          </table:table-cell>
          <table:table-cell table:number-columns-repeated="2"/>
        </table:table-row>
        <table:table-row table:style-name="ro1">
          <table:table-cell office:value-type="float" office:value="0.177188195605713" calcext:value-type="float">
            <text:p>0.177188195605713</text:p>
          </table:table-cell>
          <table:table-cell office:value-type="float" office:value="0.822796768738932" calcext:value-type="float">
            <text:p>0.822796768738932</text:p>
          </table:table-cell>
          <table:table-cell office:value-type="float" office:value="0.657100304934157" calcext:value-type="float">
            <text:p>0.657100304934157</text:p>
          </table:table-cell>
          <table:table-cell office:value-type="float" office:value="0.629927991284865" calcext:value-type="float">
            <text:p>0.629927991284865</text:p>
          </table:table-cell>
          <table:table-cell office:value-type="string" calcext:value-type="string">
            <text:p>RENVILLE</text:p>
          </table:table-cell>
          <table:table-cell office:value-type="float" office:value="28.6" calcext:value-type="float">
            <text:p>28.6</text:p>
          </table:table-cell>
          <table:table-cell office:value-type="float" office:value="14.6" calcext:value-type="float">
            <text:p>14.6</text:p>
          </table:table-cell>
          <table:table-cell office:value-type="float" office:value="38.1" calcext:value-type="float">
            <text:p>38.1</text:p>
          </table:table-cell>
          <table:table-cell office:value-type="float" office:value="36.6" calcext:value-type="float">
            <text:p>36.6</text:p>
          </table:table-cell>
          <table:table-cell office:value-type="float" office:value="31.2" calcext:value-type="float">
            <text:p>31.2</text:p>
          </table:table-cell>
          <table:table-cell office:value-type="float" office:value="32.5" calcext:value-type="float">
            <text:p>32.5</text:p>
          </table:table-cell>
          <table:table-cell office:value-type="float" office:value="27.9" calcext:value-type="float">
            <text:p>27.9</text:p>
          </table:table-cell>
          <table:table-cell office:value-type="float" office:value="29.6" calcext:value-type="float">
            <text:p>29.6</text:p>
          </table:table-cell>
          <table:table-cell office:value-type="float" office:value="33" calcext:value-type="float">
            <text:p>33</text:p>
          </table:table-cell>
          <table:table-cell office:value-type="float" office:value="31.6" calcext:value-type="float">
            <text:p>31.6</text:p>
          </table:table-cell>
          <table:table-cell office:value-type="float" office:value="31" calcext:value-type="float">
            <text:p>31</text:p>
          </table:table-cell>
          <table:table-cell office:value-type="float" office:value="28.6" calcext:value-type="float">
            <text:p>28.6</text:p>
          </table:table-cell>
          <table:table-cell/>
          <table:table-cell office:value-type="float" office:value="0.789568484822354" calcext:value-type="float">
            <text:p>0.789568484822354</text:p>
          </table:table-cell>
          <table:table-cell office:value-type="float" office:value="1.11412508799255" calcext:value-type="float">
            <text:p>1.11412508799255</text:p>
          </table:table-cell>
          <table:table-cell office:value-type="float" office:value="0.943891498333045" calcext:value-type="float">
            <text:p>0.943891498333045</text:p>
          </table:table-cell>
          <table:table-cell office:value-type="float" office:value="1.22566423239672" calcext:value-type="float">
            <text:p>1.22566423239672</text:p>
          </table:table-cell>
          <table:table-cell office:value-type="float" office:value="1.10691080374956" calcext:value-type="float">
            <text:p>1.10691080374956</text:p>
          </table:table-cell>
          <table:table-cell office:value-type="float" office:value="1.5516469515784" calcext:value-type="float">
            <text:p>1.5516469515784</text:p>
          </table:table-cell>
          <table:table-cell office:value-type="float" office:value="0.389360150814917" calcext:value-type="float">
            <text:p>0.389360150814917</text:p>
          </table:table-cell>
          <table:table-cell office:value-type="float" office:value="0.811009712275149" calcext:value-type="float">
            <text:p>0.811009712275149</text:p>
          </table:table-cell>
          <table:table-cell office:value-type="float" office:value="1.68547455944627" calcext:value-type="float">
            <text:p>1.68547455944627</text:p>
          </table:table-cell>
          <table:table-cell office:value-type="float" office:value="1.20502447431004" calcext:value-type="float">
            <text:p>1.20502447431004</text:p>
          </table:table-cell>
          <table:table-cell office:value-type="float" office:value="1.29270138085716" calcext:value-type="float">
            <text:p>1.29270138085716</text:p>
          </table:table-cell>
          <table:table-cell office:value-type="float" office:value="0.886526524291267" calcext:value-type="float">
            <text:p>0.886526524291267</text:p>
          </table:table-cell>
          <table:table-cell table:number-columns-repeated="2"/>
        </table:table-row>
        <table:table-row table:style-name="ro1">
          <table:table-cell office:value-type="float" office:value="0.361403586160206" calcext:value-type="float">
            <text:p>0.361403586160206</text:p>
          </table:table-cell>
          <table:table-cell office:value-type="float" office:value="0.782898147996863" calcext:value-type="float">
            <text:p>0.782898147996863</text:p>
          </table:table-cell>
          <table:table-cell office:value-type="float" office:value="0.853099439286916" calcext:value-type="float">
            <text:p>0.853099439286916</text:p>
          </table:table-cell>
          <table:table-cell office:value-type="float" office:value="0.80526107998256" calcext:value-type="float">
            <text:p>0.80526107998256</text:p>
          </table:table-cell>
          <table:table-cell office:value-type="string" calcext:value-type="string">
            <text:p>RICE</text:p>
          </table:table-cell>
          <table:table-cell office:value-type="float" office:value="47.6" calcext:value-type="float">
            <text:p>47.6</text:p>
          </table:table-cell>
          <table:table-cell office:value-type="float" office:value="50.5" calcext:value-type="float">
            <text:p>50.5</text:p>
          </table:table-cell>
          <table:table-cell office:value-type="float" office:value="52.3" calcext:value-type="float">
            <text:p>52.3</text:p>
          </table:table-cell>
          <table:table-cell office:value-type="float" office:value="53.2" calcext:value-type="float">
            <text:p>53.2</text:p>
          </table:table-cell>
          <table:table-cell office:value-type="float" office:value="49" calcext:value-type="float">
            <text:p>49</text:p>
          </table:table-cell>
          <table:table-cell office:value-type="float" office:value="52.6" calcext:value-type="float">
            <text:p>52.6</text:p>
          </table:table-cell>
          <table:table-cell office:value-type="float" office:value="63" calcext:value-type="float">
            <text:p>63</text:p>
          </table:table-cell>
          <table:table-cell office:value-type="float" office:value="60.8" calcext:value-type="float">
            <text:p>60.8</text:p>
          </table:table-cell>
          <table:table-cell office:value-type="float" office:value="62" calcext:value-type="float">
            <text:p>62</text:p>
          </table:table-cell>
          <table:table-cell office:value-type="float" office:value="56.8" calcext:value-type="float">
            <text:p>56.8</text:p>
          </table:table-cell>
          <table:table-cell office:value-type="float" office:value="50.2" calcext:value-type="float">
            <text:p>50.2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0.901837929145862" calcext:value-type="float">
            <text:p>0.901837929145862</text:p>
          </table:table-cell>
          <table:table-cell office:value-type="float" office:value="1.53282141454997" calcext:value-type="float">
            <text:p>1.53282141454997</text:p>
          </table:table-cell>
          <table:table-cell office:value-type="float" office:value="1.13882791662827" calcext:value-type="float">
            <text:p>1.13882791662827</text:p>
          </table:table-cell>
          <table:table-cell office:value-type="float" office:value="1.56594109679029" calcext:value-type="float">
            <text:p>1.56594109679029</text:p>
          </table:table-cell>
          <table:table-cell office:value-type="float" office:value="1.23321298163655" calcext:value-type="float">
            <text:p>1.23321298163655</text:p>
          </table:table-cell>
          <table:table-cell office:value-type="float" office:value="1.81407417688762" calcext:value-type="float">
            <text:p>1.81407417688762</text:p>
          </table:table-cell>
          <table:table-cell office:value-type="float" office:value="0.452100135739062" calcext:value-type="float">
            <text:p>0.452100135739062</text:p>
          </table:table-cell>
          <table:table-cell office:value-type="float" office:value="0.996470963567424" calcext:value-type="float">
            <text:p>0.996470963567424</text:p>
          </table:table-cell>
          <table:table-cell office:value-type="float" office:value="2.02363322608349" calcext:value-type="float">
            <text:p>2.02363322608349</text:p>
          </table:table-cell>
          <table:table-cell office:value-type="float" office:value="1.55680767690521" calcext:value-type="float">
            <text:p>1.55680767690521</text:p>
          </table:table-cell>
          <table:table-cell office:value-type="float" office:value="1.43198291450223" calcext:value-type="float">
            <text:p>1.43198291450223</text:p>
          </table:table-cell>
          <table:table-cell office:value-type="float" office:value="1.21383203951747" calcext:value-type="float">
            <text:p>1.21383203951747</text:p>
          </table:table-cell>
          <table:table-cell table:number-columns-repeated="2"/>
        </table:table-row>
        <table:table-row table:style-name="ro1">
          <table:table-cell office:value-type="float" office:value="0.680722343482645" calcext:value-type="float">
            <text:p>0.680722343482645</text:p>
          </table:table-cell>
          <table:table-cell office:value-type="float" office:value="0.561004290383089" calcext:value-type="float">
            <text:p>0.561004290383089</text:p>
          </table:table-cell>
          <table:table-cell office:value-type="float" office:value="0.0657456543623848" calcext:value-type="float">
            <text:p>0.065745654362385</text:p>
          </table:table-cell>
          <table:table-cell office:value-type="float" office:value="0.315511103981436" calcext:value-type="float">
            <text:p>0.315511103981436</text:p>
          </table:table-cell>
          <table:table-cell office:value-type="string" calcext:value-type="string">
            <text:p>ROCK</text:p>
          </table:table-cell>
          <table:table-cell office:value-type="float" office:value="66.9" calcext:value-type="float">
            <text:p>66.9</text:p>
          </table:table-cell>
          <table:table-cell office:value-type="float" office:value="51.4" calcext:value-type="float">
            <text:p>51.4</text:p>
          </table:table-cell>
          <table:table-cell office:value-type="float" office:value="50.4" calcext:value-type="float">
            <text:p>50.4</text:p>
          </table:table-cell>
          <table:table-cell office:value-type="float" office:value="49.9" calcext:value-type="float">
            <text:p>49.9</text:p>
          </table:table-cell>
          <table:table-cell office:value-type="float" office:value="49.3" calcext:value-type="float">
            <text:p>49.3</text:p>
          </table:table-cell>
          <table:table-cell office:value-type="float" office:value="50.5" calcext:value-type="float">
            <text:p>50.5</text:p>
          </table:table-cell>
          <table:table-cell office:value-type="float" office:value="47.5" calcext:value-type="float">
            <text:p>47.5</text:p>
          </table:table-cell>
          <table:table-cell office:value-type="float" office:value="50.6" calcext:value-type="float">
            <text:p>50.6</text:p>
          </table:table-cell>
          <table:table-cell office:value-type="float" office:value="55.7" calcext:value-type="float">
            <text:p>55.7</text:p>
          </table:table-cell>
          <table:table-cell office:value-type="float" office:value="28.7" calcext:value-type="float">
            <text:p>28.7</text:p>
          </table:table-cell>
          <table:table-cell office:value-type="float" office:value="59.6" calcext:value-type="float">
            <text:p>59.6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0.528359895894961" calcext:value-type="float">
            <text:p>0.528359895894961</text:p>
          </table:table-cell>
          <table:table-cell office:value-type="float" office:value="0.790277038161691" calcext:value-type="float">
            <text:p>0.790277038161691</text:p>
          </table:table-cell>
          <table:table-cell office:value-type="float" office:value="0.533443123747056" calcext:value-type="float">
            <text:p>0.533443123747056</text:p>
          </table:table-cell>
          <table:table-cell office:value-type="float" office:value="1.09949083934911" calcext:value-type="float">
            <text:p>1.09949083934911</text:p>
          </table:table-cell>
          <table:table-cell office:value-type="float" office:value="0.624804438236683" calcext:value-type="float">
            <text:p>0.624804438236683</text:p>
          </table:table-cell>
          <table:table-cell office:value-type="float" office:value="1.1568923331996" calcext:value-type="float">
            <text:p>1.1568923331996</text:p>
          </table:table-cell>
          <table:table-cell office:value-type="float" office:value="0.221610213285407" calcext:value-type="float">
            <text:p>0.221610213285407</text:p>
          </table:table-cell>
          <table:table-cell office:value-type="float" office:value="0.609537762138934" calcext:value-type="float">
            <text:p>0.609537762138934</text:p>
          </table:table-cell>
          <table:table-cell office:value-type="float" office:value="1.50071235958625" calcext:value-type="float">
            <text:p>1.50071235958625</text:p>
          </table:table-cell>
          <table:table-cell office:value-type="float" office:value="1.01323312471887" calcext:value-type="float">
            <text:p>1.01323312471887</text:p>
          </table:table-cell>
          <table:table-cell office:value-type="float" office:value="0.73178181327829" calcext:value-type="float">
            <text:p>0.73178181327829</text:p>
          </table:table-cell>
          <table:table-cell office:value-type="float" office:value="0.936787898213398" calcext:value-type="float">
            <text:p>0.936787898213398</text:p>
          </table:table-cell>
          <table:table-cell table:number-columns-repeated="2"/>
        </table:table-row>
        <table:table-row table:style-name="ro1">
          <table:table-cell office:value-type="float" office:value="0.857596885476559" calcext:value-type="float">
            <text:p>0.857596885476559</text:p>
          </table:table-cell>
          <table:table-cell office:value-type="float" office:value="0.919640675967425" calcext:value-type="float">
            <text:p>0.919640675967425</text:p>
          </table:table-cell>
          <table:table-cell office:value-type="float" office:value="0.215132001841081" calcext:value-type="float">
            <text:p>0.215132001841081</text:p>
          </table:table-cell>
          <table:table-cell office:value-type="float" office:value="0.926866505011099" calcext:value-type="float">
            <text:p>0.926866505011099</text:p>
          </table:table-cell>
          <table:table-cell office:value-type="string" calcext:value-type="string">
            <text:p>ROSEAU</text:p>
          </table:table-cell>
          <table:table-cell office:value-type="float" office:value="54.1" calcext:value-type="float">
            <text:p>54.1</text:p>
          </table:table-cell>
          <table:table-cell office:value-type="float" office:value="48.5" calcext:value-type="float">
            <text:p>48.5</text:p>
          </table:table-cell>
          <table:table-cell office:value-type="float" office:value="55.7" calcext:value-type="float">
            <text:p>55.7</text:p>
          </table:table-cell>
          <table:table-cell office:value-type="float" office:value="60.2" calcext:value-type="float">
            <text:p>60.2</text:p>
          </table:table-cell>
          <table:table-cell office:value-type="float" office:value="51.6" calcext:value-type="float">
            <text:p>51.6</text:p>
          </table:table-cell>
          <table:table-cell office:value-type="float" office:value="50.7" calcext:value-type="float">
            <text:p>50.7</text:p>
          </table:table-cell>
          <table:table-cell office:value-type="float" office:value="56.3" calcext:value-type="float">
            <text:p>5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8" calcext:value-type="float">
            <text:p>66.8</text:p>
          </table:table-cell>
          <table:table-cell office:value-type="float" office:value="63" calcext:value-type="float">
            <text:p>63</text:p>
          </table:table-cell>
          <table:table-cell office:value-type="float" office:value="60.4" calcext:value-type="float">
            <text:p>60.4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float" office:value="0.999819750731448" calcext:value-type="float">
            <text:p>0.999819750731448</text:p>
          </table:table-cell>
          <table:table-cell office:value-type="float" office:value="1.41593353239914" calcext:value-type="float">
            <text:p>1.41593353239914</text:p>
          </table:table-cell>
          <table:table-cell office:value-type="float" office:value="0.886215979026295" calcext:value-type="float">
            <text:p>0.886215979026295</text:p>
          </table:table-cell>
          <table:table-cell office:value-type="float" office:value="1.94331328351489" calcext:value-type="float">
            <text:p>1.94331328351489</text:p>
          </table:table-cell>
          <table:table-cell office:value-type="float" office:value="1.23312178238656" calcext:value-type="float">
            <text:p>1.23312178238656</text:p>
          </table:table-cell>
          <table:table-cell office:value-type="float" office:value="2.06501551909273" calcext:value-type="float">
            <text:p>2.06501551909273</text:p>
          </table:table-cell>
          <table:table-cell office:value-type="float" office:value="0.454723996107531" calcext:value-type="float">
            <text:p>0.454723996107531</text:p>
          </table:table-cell>
          <table:table-cell office:value-type="float" office:value="1.16595713185459" calcext:value-type="float">
            <text:p>1.16595713185459</text:p>
          </table:table-cell>
          <table:table-cell office:value-type="float" office:value="2.60030190878478" calcext:value-type="float">
            <text:p>2.60030190878478</text:p>
          </table:table-cell>
          <table:table-cell office:value-type="float" office:value="1.59709081209029" calcext:value-type="float">
            <text:p>1.59709081209029</text:p>
          </table:table-cell>
          <table:table-cell office:value-type="float" office:value="1.27646108875354" calcext:value-type="float">
            <text:p>1.27646108875354</text:p>
          </table:table-cell>
          <table:table-cell office:value-type="float" office:value="1.58459321852169" calcext:value-type="float">
            <text:p>1.58459321852169</text:p>
          </table:table-cell>
          <table:table-cell table:number-columns-repeated="2"/>
        </table:table-row>
        <table:table-row table:style-name="ro1">
          <table:table-cell office:value-type="float" office:value="0.699332651037412" calcext:value-type="float">
            <text:p>0.699332651037412</text:p>
          </table:table-cell>
          <table:table-cell office:value-type="float" office:value="0.779267908500786" calcext:value-type="float">
            <text:p>0.779267908500786</text:p>
          </table:table-cell>
          <table:table-cell office:value-type="float" office:value="0.125914542585916" calcext:value-type="float">
            <text:p>0.125914542585916</text:p>
          </table:table-cell>
          <table:table-cell office:value-type="float" office:value="0.740867248380828" calcext:value-type="float">
            <text:p>0.740867248380828</text:p>
          </table:table-cell>
          <table:table-cell office:value-type="string" calcext:value-type="string">
            <text:p>SCOTT</text:p>
          </table:table-cell>
          <table:table-cell office:value-type="float" office:value="42.5" calcext:value-type="float">
            <text:p>42.5</text:p>
          </table:table-cell>
          <table:table-cell office:value-type="float" office:value="41.1" calcext:value-type="float">
            <text:p>41.1</text:p>
          </table:table-cell>
          <table:table-cell office:value-type="float" office:value="43.6" calcext:value-type="float">
            <text:p>43.6</text:p>
          </table:table-cell>
          <table:table-cell office:value-type="float" office:value="46.5" calcext:value-type="float">
            <text:p>46.5</text:p>
          </table:table-cell>
          <table:table-cell office:value-type="float" office:value="45.2" calcext:value-type="float">
            <text:p>45.2</text:p>
          </table:table-cell>
          <table:table-cell office:value-type="float" office:value="44.7" calcext:value-type="float">
            <text:p>44.7</text:p>
          </table:table-cell>
          <table:table-cell office:value-type="float" office:value="44.4" calcext:value-type="float">
            <text:p>44.4</text:p>
          </table:table-cell>
          <table:table-cell office:value-type="float" office:value="43.9" calcext:value-type="float">
            <text:p>43.9</text:p>
          </table:table-cell>
          <table:table-cell office:value-type="float" office:value="42.7" calcext:value-type="float">
            <text:p>42.7</text:p>
          </table:table-cell>
          <table:table-cell office:value-type="float" office:value="39.9" calcext:value-type="float">
            <text:p>39.9</text:p>
          </table:table-cell>
          <table:table-cell office:value-type="float" office:value="37.2" calcext:value-type="float">
            <text:p>37.2</text:p>
          </table:table-cell>
          <table:table-cell office:value-type="float" office:value="33.3" calcext:value-type="float">
            <text:p>33.3</text:p>
          </table:table-cell>
          <table:table-cell/>
          <table:table-cell office:value-type="float" office:value="0.815970422391934" calcext:value-type="float">
            <text:p>0.815970422391934</text:p>
          </table:table-cell>
          <table:table-cell office:value-type="float" office:value="1.10241327718638" calcext:value-type="float">
            <text:p>1.10241327718638</text:p>
          </table:table-cell>
          <table:table-cell office:value-type="float" office:value="0.698190004561059" calcext:value-type="float">
            <text:p>0.698190004561059</text:p>
          </table:table-cell>
          <table:table-cell office:value-type="float" office:value="1.57017378306239" calcext:value-type="float">
            <text:p>1.57017378306239</text:p>
          </table:table-cell>
          <table:table-cell office:value-type="float" office:value="1.00484669814109" calcext:value-type="float">
            <text:p>1.00484669814109</text:p>
          </table:table-cell>
          <table:table-cell office:value-type="float" office:value="1.68232354265727" calcext:value-type="float">
            <text:p>1.68232354265727</text:p>
          </table:table-cell>
          <table:table-cell office:value-type="float" office:value="0.36750514707267" calcext:value-type="float">
            <text:p>0.36750514707267</text:p>
          </table:table-cell>
          <table:table-cell office:value-type="float" office:value="0.942980853720933" calcext:value-type="float">
            <text:p>0.942980853720933</text:p>
          </table:table-cell>
          <table:table-cell office:value-type="float" office:value="2.12478913892372" calcext:value-type="float">
            <text:p>2.12478913892372</text:p>
          </table:table-cell>
          <table:table-cell office:value-type="float" office:value="1.27231977817103" calcext:value-type="float">
            <text:p>1.27231977817103</text:p>
          </table:table-cell>
          <table:table-cell office:value-type="float" office:value="1.03616110637941" calcext:value-type="float">
            <text:p>1.03616110637941</text:p>
          </table:table-cell>
          <table:table-cell office:value-type="float" office:value="1.27373859268796" calcext:value-type="float">
            <text:p>1.27373859268796</text:p>
          </table:table-cell>
          <table:table-cell table:number-columns-repeated="2"/>
        </table:table-row>
        <table:table-row table:style-name="ro1">
          <table:table-cell office:value-type="float" office:value="0.781640832526691" calcext:value-type="float">
            <text:p>0.781640832526691</text:p>
          </table:table-cell>
          <table:table-cell office:value-type="float" office:value="0.16750523927043" calcext:value-type="float">
            <text:p>0.16750523927043</text:p>
          </table:table-cell>
          <table:table-cell office:value-type="float" office:value="0.771083976340749" calcext:value-type="float">
            <text:p>0.771083976340749</text:p>
          </table:table-cell>
          <table:table-cell office:value-type="float" office:value="0.597113088387959" calcext:value-type="float">
            <text:p>0.597113088387959</text:p>
          </table:table-cell>
          <table:table-cell office:value-type="string" calcext:value-type="string">
            <text:p>SHERBURNE</text:p>
          </table:table-cell>
          <table:table-cell office:value-type="float" office:value="37.3" calcext:value-type="float">
            <text:p>37.3</text:p>
          </table:table-cell>
          <table:table-cell office:value-type="float" office:value="48.2" calcext:value-type="float">
            <text:p>48.2</text:p>
          </table:table-cell>
          <table:table-cell office:value-type="float" office:value="50.8" calcext:value-type="float">
            <text:p>50.8</text:p>
          </table:table-cell>
          <table:table-cell office:value-type="float" office:value="50.7" calcext:value-type="float">
            <text:p>50.7</text:p>
          </table:table-cell>
          <table:table-cell office:value-type="float" office:value="52.7" calcext:value-type="float">
            <text:p>52.7</text:p>
          </table:table-cell>
          <table:table-cell office:value-type="float" office:value="54.6" calcext:value-type="float">
            <text:p>54.6</text:p>
          </table:table-cell>
          <table:table-cell office:value-type="float" office:value="54.9" calcext:value-type="float">
            <text:p>54.9</text:p>
          </table:table-cell>
          <table:table-cell office:value-type="float" office:value="55.6" calcext:value-type="float">
            <text:p>55.6</text:p>
          </table:table-cell>
          <table:table-cell office:value-type="float" office:value="52.8" calcext:value-type="float">
            <text:p>52.8</text:p>
          </table:table-cell>
          <table:table-cell office:value-type="float" office:value="49.1" calcext:value-type="float">
            <text:p>49.1</text:p>
          </table:table-cell>
          <table:table-cell office:value-type="float" office:value="41.1" calcext:value-type="float">
            <text:p>41.1</text:p>
          </table:table-cell>
          <table:table-cell office:value-type="float" office:value="36.3" calcext:value-type="float">
            <text:p>36.3</text:p>
          </table:table-cell>
          <table:table-cell/>
          <table:table-cell office:value-type="float" office:value="0.575289851766391" calcext:value-type="float">
            <text:p>0.575289851766391</text:p>
          </table:table-cell>
          <table:table-cell office:value-type="float" office:value="1.65238871884498" calcext:value-type="float">
            <text:p>1.65238871884498</text:p>
          </table:table-cell>
          <table:table-cell office:value-type="float" office:value="0.928236987201691" calcext:value-type="float">
            <text:p>0.928236987201691</text:p>
          </table:table-cell>
          <table:table-cell office:value-type="float" office:value="1.45744387127695" calcext:value-type="float">
            <text:p>1.45744387127695</text:p>
          </table:table-cell>
          <table:table-cell office:value-type="float" office:value="0.692375736958963" calcext:value-type="float">
            <text:p>0.692375736958963</text:p>
          </table:table-cell>
          <table:table-cell office:value-type="float" office:value="1.30717504506482" calcext:value-type="float">
            <text:p>1.30717504506482</text:p>
          </table:table-cell>
          <table:table-cell office:value-type="float" office:value="0.293522350079777" calcext:value-type="float">
            <text:p>0.293522350079777</text:p>
          </table:table-cell>
          <table:table-cell office:value-type="float" office:value="0.802573754704457" calcext:value-type="float">
            <text:p>0.802573754704457</text:p>
          </table:table-cell>
          <table:table-cell office:value-type="float" office:value="1.62081531485035" calcext:value-type="float">
            <text:p>1.62081531485035</text:p>
          </table:table-cell>
          <table:table-cell office:value-type="float" office:value="1.56204476881916" calcext:value-type="float">
            <text:p>1.56204476881916</text:p>
          </table:table-cell>
          <table:table-cell office:value-type="float" office:value="0.849732261772651" calcext:value-type="float">
            <text:p>0.849732261772651</text:p>
          </table:table-cell>
          <table:table-cell office:value-type="float" office:value="1.3387181151637" calcext:value-type="float">
            <text:p>1.3387181151637</text:p>
          </table:table-cell>
          <table:table-cell table:number-columns-repeated="2"/>
        </table:table-row>
        <table:table-row table:style-name="ro1">
          <table:table-cell office:value-type="float" office:value="0.0355642417367856" calcext:value-type="float">
            <text:p>0.035564241736786</text:p>
          </table:table-cell>
          <table:table-cell office:value-type="float" office:value="0.9812649576796" calcext:value-type="float">
            <text:p>0.9812649576796</text:p>
          </table:table-cell>
          <table:table-cell office:value-type="float" office:value="0.34821193693439" calcext:value-type="float">
            <text:p>0.34821193693439</text:p>
          </table:table-cell>
          <table:table-cell office:value-type="float" office:value="0.766060775744319" calcext:value-type="float">
            <text:p>0.766060775744319</text:p>
          </table:table-cell>
          <table:table-cell office:value-type="string" calcext:value-type="string">
            <text:p>SIBLEY</text:p>
          </table:table-cell>
          <table:table-cell office:value-type="float" office:value="15.7" calcext:value-type="float">
            <text:p>15.7</text:p>
          </table:table-cell>
          <table:table-cell office:value-type="float" office:value="15.9" calcext:value-type="float">
            <text:p>15.9</text:p>
          </table:table-cell>
          <table:table-cell office:value-type="float" office:value="16.1" calcext:value-type="float">
            <text:p>16.1</text:p>
          </table:table-cell>
          <table:table-cell office:value-type="float" office:value="18.2" calcext:value-type="float">
            <text:p>18.2</text:p>
          </table:table-cell>
          <table:table-cell office:value-type="float" office:value="19.9" calcext:value-type="float">
            <text:p>19.9</text:p>
          </table:table-cell>
          <table:table-cell office:value-type="float" office:value="20.9" calcext:value-type="float">
            <text:p>20.9</text:p>
          </table:table-cell>
          <table:table-cell office:value-type="float" office:value="28.6" calcext:value-type="float">
            <text:p>28.6</text:p>
          </table:table-cell>
          <table:table-cell office:value-type="float" office:value="34.2" calcext:value-type="float">
            <text:p>34.2</text:p>
          </table:table-cell>
          <table:table-cell office:value-type="float" office:value="29.6" calcext:value-type="float">
            <text:p>29.6</text:p>
          </table:table-cell>
          <table:table-cell office:value-type="float" office:value="30.6" calcext:value-type="float">
            <text:p>30.6</text:p>
          </table:table-cell>
          <table:table-cell office:value-type="float" office:value="28" calcext:value-type="float">
            <text:p>28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0.847288255018058" calcext:value-type="float">
            <text:p>0.847288255018058</text:p>
          </table:table-cell>
          <table:table-cell office:value-type="float" office:value="0.802696085044469" calcext:value-type="float">
            <text:p>0.802696085044469</text:p>
          </table:table-cell>
          <table:table-cell office:value-type="float" office:value="0.742534782465552" calcext:value-type="float">
            <text:p>0.742534782465552</text:p>
          </table:table-cell>
          <table:table-cell office:value-type="float" office:value="1.18670268525805" calcext:value-type="float">
            <text:p>1.18670268525805</text:p>
          </table:table-cell>
          <table:table-cell office:value-type="float" office:value="1.18374609002611" calcext:value-type="float">
            <text:p>1.18374609002611</text:p>
          </table:table-cell>
          <table:table-cell office:value-type="float" office:value="1.59157515262459" calcext:value-type="float">
            <text:p>1.59157515262459</text:p>
          </table:table-cell>
          <table:table-cell office:value-type="float" office:value="0.408149951495224" calcext:value-type="float">
            <text:p>0.408149951495224</text:p>
          </table:table-cell>
          <table:table-cell office:value-type="float" office:value="0.837861993795762" calcext:value-type="float">
            <text:p>0.837861993795762</text:p>
          </table:table-cell>
          <table:table-cell office:value-type="float" office:value="1.75650503896139" calcext:value-type="float">
            <text:p>1.75650503896139</text:p>
          </table:table-cell>
          <table:table-cell office:value-type="float" office:value="0.925309579673104" calcext:value-type="float">
            <text:p>0.925309579673104</text:p>
          </table:table-cell>
          <table:table-cell office:value-type="float" office:value="1.24701041745291" calcext:value-type="float">
            <text:p>1.24701041745291</text:p>
          </table:table-cell>
          <table:table-cell office:value-type="float" office:value="0.78017486996727" calcext:value-type="float">
            <text:p>0.78017486996727</text:p>
          </table:table-cell>
          <table:table-cell table:number-columns-repeated="2"/>
        </table:table-row>
        <table:table-row table:style-name="ro1">
          <table:table-cell office:value-type="float" office:value="0.493223917983335" calcext:value-type="float">
            <text:p>0.493223917983335</text:p>
          </table:table-cell>
          <table:table-cell office:value-type="float" office:value="0.942445115463169" calcext:value-type="float">
            <text:p>0.942445115463169</text:p>
          </table:table-cell>
          <table:table-cell office:value-type="float" office:value="0.812375563395562" calcext:value-type="float">
            <text:p>0.812375563395562</text:p>
          </table:table-cell>
          <table:table-cell office:value-type="float" office:value="0.302697158530017" calcext:value-type="float">
            <text:p>0.302697158530017</text:p>
          </table:table-cell>
          <table:table-cell office:value-type="string" calcext:value-type="string">
            <text:p>ST. LOUIS</text:p>
          </table:table-cell>
          <table:table-cell office:value-type="float" office:value="82.9" calcext:value-type="float">
            <text:p>82.9</text:p>
          </table:table-cell>
          <table:table-cell office:value-type="float" office:value="89.5" calcext:value-type="float">
            <text:p>89.5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2" calcext:value-type="float">
            <text:p>92</text:p>
          </table:table-cell>
          <table:table-cell office:value-type="float" office:value="86.4" calcext:value-type="float">
            <text:p>86.4</text:p>
          </table:table-cell>
          <table:table-cell office:value-type="float" office:value="80.6" calcext:value-type="float">
            <text:p>80.6</text:p>
          </table:table-cell>
          <table:table-cell office:value-type="float" office:value="75.1" calcext:value-type="float">
            <text:p>75.1</text:p>
          </table:table-cell>
          <table:table-cell office:value-type="float" office:value="64.6" calcext:value-type="float">
            <text:p>64.6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0.799431050587036" calcext:value-type="float">
            <text:p>0.799431050587036</text:p>
          </table:table-cell>
          <table:table-cell office:value-type="float" office:value="1.32765047612035" calcext:value-type="float">
            <text:p>1.32765047612035</text:p>
          </table:table-cell>
          <table:table-cell office:value-type="float" office:value="1.20482334546885" calcext:value-type="float">
            <text:p>1.20482334546885</text:p>
          </table:table-cell>
          <table:table-cell office:value-type="float" office:value="1.33558576049882" calcext:value-type="float">
            <text:p>1.33558576049882</text:p>
          </table:table-cell>
          <table:table-cell office:value-type="float" office:value="1.10714651069093" calcext:value-type="float">
            <text:p>1.10714651069093</text:p>
          </table:table-cell>
          <table:table-cell office:value-type="float" office:value="1.68527299047828" calcext:value-type="float">
            <text:p>1.68527299047828</text:p>
          </table:table-cell>
          <table:table-cell office:value-type="float" office:value="0.373651187205976" calcext:value-type="float">
            <text:p>0.373651187205976</text:p>
          </table:table-cell>
          <table:table-cell office:value-type="float" office:value="0.797738984145104" calcext:value-type="float">
            <text:p>0.797738984145104</text:p>
          </table:table-cell>
          <table:table-cell office:value-type="float" office:value="1.85042267351271" calcext:value-type="float">
            <text:p>1.85042267351271</text:p>
          </table:table-cell>
          <table:table-cell office:value-type="float" office:value="1.60649041484449" calcext:value-type="float">
            <text:p>1.60649041484449</text:p>
          </table:table-cell>
          <table:table-cell office:value-type="float" office:value="1.51008827244143" calcext:value-type="float">
            <text:p>1.51008827244143</text:p>
          </table:table-cell>
          <table:table-cell office:value-type="float" office:value="1.03815048313501" calcext:value-type="float">
            <text:p>1.03815048313501</text:p>
          </table:table-cell>
          <table:table-cell table:number-columns-repeated="2"/>
        </table:table-row>
        <table:table-row table:style-name="ro1">
          <table:table-cell office:value-type="float" office:value="0.986709999758008" calcext:value-type="float">
            <text:p>0.986709999758008</text:p>
          </table:table-cell>
          <table:table-cell office:value-type="float" office:value="0.442250622903285" calcext:value-type="float">
            <text:p>0.442250622903285</text:p>
          </table:table-cell>
          <table:table-cell office:value-type="float" office:value="0.706051651556654" calcext:value-type="float">
            <text:p>0.706051651556654</text:p>
          </table:table-cell>
          <table:table-cell office:value-type="float" office:value="0.442698798258076" calcext:value-type="float">
            <text:p>0.442698798258076</text:p>
          </table:table-cell>
          <table:table-cell office:value-type="string" calcext:value-type="string">
            <text:p>STEARNS</text:p>
          </table:table-cell>
          <table:table-cell office:value-type="float" office:value="53.5" calcext:value-type="float">
            <text:p>53.5</text:p>
          </table:table-cell>
          <table:table-cell office:value-type="float" office:value="56" calcext:value-type="float">
            <text:p>56</text:p>
          </table:table-cell>
          <table:table-cell office:value-type="float" office:value="62.8" calcext:value-type="float">
            <text:p>62.8</text:p>
          </table:table-cell>
          <table:table-cell office:value-type="float" office:value="58.4" calcext:value-type="float">
            <text:p>58.4</text:p>
          </table:table-cell>
          <table:table-cell office:value-type="float" office:value="60" calcext:value-type="float">
            <text:p>60</text:p>
          </table:table-cell>
          <table:table-cell office:value-type="float" office:value="60.4" calcext:value-type="float">
            <text:p>60.4</text:p>
          </table:table-cell>
          <table:table-cell office:value-type="float" office:value="65.5" calcext:value-type="float">
            <text:p>65.5</text:p>
          </table:table-cell>
          <table:table-cell office:value-type="float" office:value="64.5" calcext:value-type="float">
            <text:p>64.5</text:p>
          </table:table-cell>
          <table:table-cell office:value-type="float" office:value="67.4" calcext:value-type="float">
            <text:p>67.4</text:p>
          </table:table-cell>
          <table:table-cell office:value-type="float" office:value="63.5" calcext:value-type="float">
            <text:p>63.5</text:p>
          </table:table-cell>
          <table:table-cell office:value-type="float" office:value="55" calcext:value-type="float">
            <text:p>55</text:p>
          </table:table-cell>
          <table:table-cell office:value-type="float" office:value="48.2" calcext:value-type="float">
            <text:p>48.2</text:p>
          </table:table-cell>
          <table:table-cell/>
          <table:table-cell office:value-type="float" office:value="0.675108673156248" calcext:value-type="float">
            <text:p>0.675108673156248</text:p>
          </table:table-cell>
          <table:table-cell office:value-type="float" office:value="1.67928869383973" calcext:value-type="float">
            <text:p>1.67928869383973</text:p>
          </table:table-cell>
          <table:table-cell office:value-type="float" office:value="1.06400582503534" calcext:value-type="float">
            <text:p>1.06400582503534</text:p>
          </table:table-cell>
          <table:table-cell office:value-type="float" office:value="1.61014799770482" calcext:value-type="float">
            <text:p>1.61014799770482</text:p>
          </table:table-cell>
          <table:table-cell office:value-type="float" office:value="0.813248555456772" calcext:value-type="float">
            <text:p>0.813248555456772</text:p>
          </table:table-cell>
          <table:table-cell office:value-type="float" office:value="1.5540622654929" calcext:value-type="float">
            <text:p>1.5540622654929</text:p>
          </table:table-cell>
          <table:table-cell office:value-type="float" office:value="0.315942579974148" calcext:value-type="float">
            <text:p>0.315942579974148</text:p>
          </table:table-cell>
          <table:table-cell office:value-type="float" office:value="0.862438077893434" calcext:value-type="float">
            <text:p>0.862438077893434</text:p>
          </table:table-cell>
          <table:table-cell office:value-type="float" office:value="1.93550894820391" calcext:value-type="float">
            <text:p>1.93550894820391</text:p>
          </table:table-cell>
          <table:table-cell office:value-type="float" office:value="1.79052020677743" calcext:value-type="float">
            <text:p>1.79052020677743</text:p>
          </table:table-cell>
          <table:table-cell office:value-type="float" office:value="1.08285020250158" calcext:value-type="float">
            <text:p>1.08285020250158</text:p>
          </table:table-cell>
          <table:table-cell office:value-type="float" office:value="1.45979227023785" calcext:value-type="float">
            <text:p>1.45979227023785</text:p>
          </table:table-cell>
          <table:table-cell table:number-columns-repeated="2"/>
        </table:table-row>
        <table:table-row table:style-name="ro1">
          <table:table-cell office:value-type="float" office:value="0.0546262266652678" calcext:value-type="float">
            <text:p>0.054626226665268</text:p>
          </table:table-cell>
          <table:table-cell office:value-type="float" office:value="0.382857265428281" calcext:value-type="float">
            <text:p>0.382857265428281</text:p>
          </table:table-cell>
          <table:table-cell office:value-type="float" office:value="0.0704596310803706" calcext:value-type="float">
            <text:p>0.070459631080371</text:p>
          </table:table-cell>
          <table:table-cell office:value-type="float" office:value="0.198126463633098" calcext:value-type="float">
            <text:p>0.198126463633098</text:p>
          </table:table-cell>
          <table:table-cell office:value-type="string" calcext:value-type="string">
            <text:p>STEELE</text:p>
          </table:table-cell>
          <table:table-cell office:value-type="float" office:value="40.3" calcext:value-type="float">
            <text:p>40.3</text:p>
          </table:table-cell>
          <table:table-cell office:value-type="float" office:value="47.3" calcext:value-type="float">
            <text:p>47.3</text:p>
          </table:table-cell>
          <table:table-cell office:value-type="float" office:value="51.4" calcext:value-type="float">
            <text:p>51.4</text:p>
          </table:table-cell>
          <table:table-cell office:value-type="float" office:value="52.7" calcext:value-type="float">
            <text:p>52.7</text:p>
          </table:table-cell>
          <table:table-cell office:value-type="float" office:value="52" calcext:value-type="float">
            <text:p>52</text:p>
          </table:table-cell>
          <table:table-cell office:value-type="float" office:value="58.3" calcext:value-type="float">
            <text:p>58.3</text:p>
          </table:table-cell>
          <table:table-cell office:value-type="float" office:value="64.2" calcext:value-type="float">
            <text:p>64.2</text:p>
          </table:table-cell>
          <table:table-cell office:value-type="float" office:value="64.7" calcext:value-type="float">
            <text:p>64.7</text:p>
          </table:table-cell>
          <table:table-cell office:value-type="float" office:value="59.1" calcext:value-type="float">
            <text:p>59.1</text:p>
          </table:table-cell>
          <table:table-cell office:value-type="float" office:value="51.6" calcext:value-type="float">
            <text:p>51.6</text:p>
          </table:table-cell>
          <table:table-cell office:value-type="float" office:value="48" calcext:value-type="float">
            <text:p>48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0.287519142449726" calcext:value-type="float">
            <text:p>0.287519142449726</text:p>
          </table:table-cell>
          <table:table-cell office:value-type="float" office:value="0.230170989967162" calcext:value-type="float">
            <text:p>0.230170989967162</text:p>
          </table:table-cell>
          <table:table-cell office:value-type="float" office:value="0.250186188342034" calcext:value-type="float">
            <text:p>0.250186188342034</text:p>
          </table:table-cell>
          <table:table-cell office:value-type="float" office:value="0.396676836227139" calcext:value-type="float">
            <text:p>0.396676836227139</text:p>
          </table:table-cell>
          <table:table-cell office:value-type="float" office:value="0.397140258498746" calcext:value-type="float">
            <text:p>0.397140258498746</text:p>
          </table:table-cell>
          <table:table-cell office:value-type="float" office:value="0.551378262605942" calcext:value-type="float">
            <text:p>0.551378262605942</text:p>
          </table:table-cell>
          <table:table-cell office:value-type="float" office:value="0.131094208386874" calcext:value-type="float">
            <text:p>0.131094208386874</text:p>
          </table:table-cell>
          <table:table-cell office:value-type="float" office:value="0.271144848459587" calcext:value-type="float">
            <text:p>0.271144848459587</text:p>
          </table:table-cell>
          <table:table-cell office:value-type="float" office:value="0.620171533919845" calcext:value-type="float">
            <text:p>0.620171533919845</text:p>
          </table:table-cell>
          <table:table-cell office:value-type="float" office:value="0.324005262743554" calcext:value-type="float">
            <text:p>0.324005262743554</text:p>
          </table:table-cell>
          <table:table-cell office:value-type="float" office:value="0.439811039827072" calcext:value-type="float">
            <text:p>0.439811039827072</text:p>
          </table:table-cell>
          <table:table-cell office:value-type="float" office:value="0.260264714268765" calcext:value-type="float">
            <text:p>0.260264714268765</text:p>
          </table:table-cell>
          <table:table-cell table:number-columns-repeated="2"/>
        </table:table-row>
        <table:table-row table:style-name="ro1">
          <table:table-cell office:value-type="float" office:value="0.695776253194974" calcext:value-type="float">
            <text:p>0.695776253194974</text:p>
          </table:table-cell>
          <table:table-cell office:value-type="float" office:value="0.628019055529949" calcext:value-type="float">
            <text:p>0.628019055529949</text:p>
          </table:table-cell>
          <table:table-cell office:value-type="float" office:value="0.0253805571380536" calcext:value-type="float">
            <text:p>0.025380557138054</text:p>
          </table:table-cell>
          <table:table-cell office:value-type="float" office:value="0.0829077406721623" calcext:value-type="float">
            <text:p>0.082907740672162</text:p>
          </table:table-cell>
          <table:table-cell office:value-type="string" calcext:value-type="string">
            <text:p>STEVENS</text:p>
          </table:table-cell>
          <table:table-cell office:value-type="float" office:value="66.4" calcext:value-type="float">
            <text:p>66.4</text:p>
          </table:table-cell>
          <table:table-cell office:value-type="float" office:value="62.7" calcext:value-type="float">
            <text:p>62.7</text:p>
          </table:table-cell>
          <table:table-cell office:value-type="float" office:value="55.9" calcext:value-type="float">
            <text:p>55.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2.5" calcext:value-type="float">
            <text:p>52.5</text:p>
          </table:table-cell>
          <table:table-cell office:value-type="float" office:value="52.3" calcext:value-type="float">
            <text:p>52.3</text:p>
          </table:table-cell>
          <table:table-cell office:value-type="float" office:value="58.5" calcext:value-type="float">
            <text:p>58.5</text:p>
          </table:table-cell>
          <table:table-cell office:value-type="float" office:value="55.8" calcext:value-type="float">
            <text:p>55.8</text:p>
          </table:table-cell>
          <table:table-cell office:value-type="float" office:value="53" calcext:value-type="float">
            <text:p>53</text:p>
          </table:table-cell>
          <table:table-cell office:value-type="float" office:value="57.5" calcext:value-type="float">
            <text:p>57.5</text:p>
          </table:table-cell>
          <table:table-cell office:value-type="float" office:value="49.7" calcext:value-type="float">
            <text:p>49.7</text:p>
          </table:table-cell>
          <table:table-cell/>
          <table:table-cell office:value-type="float" office:value="0.466238337941633" calcext:value-type="float">
            <text:p>0.466238337941633</text:p>
          </table:table-cell>
          <table:table-cell office:value-type="float" office:value="0.639317498358427" calcext:value-type="float">
            <text:p>0.639317498358427</text:p>
          </table:table-cell>
          <table:table-cell office:value-type="float" office:value="0.529907552203754" calcext:value-type="float">
            <text:p>0.529907552203754</text:p>
          </table:table-cell>
          <table:table-cell office:value-type="float" office:value="0.944019236076417" calcext:value-type="float">
            <text:p>0.944019236076417</text:p>
          </table:table-cell>
          <table:table-cell office:value-type="float" office:value="0.551796581732172" calcext:value-type="float">
            <text:p>0.551796581732172</text:p>
          </table:table-cell>
          <table:table-cell office:value-type="float" office:value="1.05609080316169" calcext:value-type="float">
            <text:p>1.05609080316169</text:p>
          </table:table-cell>
          <table:table-cell office:value-type="float" office:value="0.179244454931409" calcext:value-type="float">
            <text:p>0.179244454931409</text:p>
          </table:table-cell>
          <table:table-cell office:value-type="float" office:value="0.495810210758829" calcext:value-type="float">
            <text:p>0.495810210758829</text:p>
          </table:table-cell>
          <table:table-cell office:value-type="float" office:value="1.36480361877937" calcext:value-type="float">
            <text:p>1.36480361877937</text:p>
          </table:table-cell>
          <table:table-cell office:value-type="float" office:value="0.972777518317156" calcext:value-type="float">
            <text:p>0.972777518317156</text:p>
          </table:table-cell>
          <table:table-cell office:value-type="float" office:value="0.740238991637045" calcext:value-type="float">
            <text:p>0.740238991637045</text:p>
          </table:table-cell>
          <table:table-cell office:value-type="float" office:value="0.805978442509943" calcext:value-type="float">
            <text:p>0.805978442509943</text:p>
          </table:table-cell>
          <table:table-cell table:number-columns-repeated="2"/>
        </table:table-row>
        <table:table-row table:style-name="ro1">
          <table:table-cell office:value-type="float" office:value="0.497475141218314" calcext:value-type="float">
            <text:p>0.497475141218314</text:p>
          </table:table-cell>
          <table:table-cell office:value-type="float" office:value="0.948422170993152" calcext:value-type="float">
            <text:p>0.948422170993152</text:p>
          </table:table-cell>
          <table:table-cell office:value-type="float" office:value="0.584992268793602" calcext:value-type="float">
            <text:p>0.584992268793602</text:p>
          </table:table-cell>
          <table:table-cell office:value-type="float" office:value="0.940634791446911" calcext:value-type="float">
            <text:p>0.940634791446911</text:p>
          </table:table-cell>
          <table:table-cell office:value-type="string" calcext:value-type="string">
            <text:p>SWIFT</text:p>
          </table:table-cell>
          <table:table-cell office:value-type="float" office:value="54" calcext:value-type="float">
            <text:p>54</text:p>
          </table:table-cell>
          <table:table-cell office:value-type="float" office:value="61.4" calcext:value-type="float">
            <text:p>61.4</text:p>
          </table:table-cell>
          <table:table-cell office:value-type="float" office:value="55.7" calcext:value-type="float">
            <text:p>55.7</text:p>
          </table:table-cell>
          <table:table-cell office:value-type="float" office:value="57.5" calcext:value-type="float">
            <text:p>57.5</text:p>
          </table:table-cell>
          <table:table-cell office:value-type="float" office:value="60.9" calcext:value-type="float">
            <text:p>60.9</text:p>
          </table:table-cell>
          <table:table-cell office:value-type="float" office:value="61.6" calcext:value-type="float">
            <text:p>61.6</text:p>
          </table:table-cell>
          <table:table-cell office:value-type="float" office:value="64.1" calcext:value-type="float">
            <text:p>64.1</text:p>
          </table:table-cell>
          <table:table-cell office:value-type="float" office:value="60.2" calcext:value-type="float">
            <text:p>60.2</text:p>
          </table:table-cell>
          <table:table-cell office:value-type="float" office:value="57.6" calcext:value-type="float">
            <text:p>57.6</text:p>
          </table:table-cell>
          <table:table-cell office:value-type="float" office:value="56.3" calcext:value-type="float">
            <text:p>56.3</text:p>
          </table:table-cell>
          <table:table-cell office:value-type="float" office:value="55" calcext:value-type="float">
            <text:p>55</text:p>
          </table:table-cell>
          <table:table-cell office:value-type="float" office:value="46.7" calcext:value-type="float">
            <text:p>46.7</text:p>
          </table:table-cell>
          <table:table-cell/>
          <table:table-cell office:value-type="float" office:value="1.01700207809969" calcext:value-type="float">
            <text:p>1.01700207809969</text:p>
          </table:table-cell>
          <table:table-cell office:value-type="float" office:value="1.47703388639616" calcext:value-type="float">
            <text:p>1.47703388639616</text:p>
          </table:table-cell>
          <table:table-cell office:value-type="float" office:value="1.06096927014038" calcext:value-type="float">
            <text:p>1.06096927014038</text:p>
          </table:table-cell>
          <table:table-cell office:value-type="float" office:value="1.77818024457242" calcext:value-type="float">
            <text:p>1.77818024457242</text:p>
          </table:table-cell>
          <table:table-cell office:value-type="float" office:value="1.34658336986569" calcext:value-type="float">
            <text:p>1.34658336986569</text:p>
          </table:table-cell>
          <table:table-cell office:value-type="float" office:value="2.03594167509094" calcext:value-type="float">
            <text:p>2.03594167509094</text:p>
          </table:table-cell>
          <table:table-cell office:value-type="float" office:value="0.49001791490644" calcext:value-type="float">
            <text:p>0.49001791490644</text:p>
          </table:table-cell>
          <table:table-cell office:value-type="float" office:value="1.12704403889022" calcext:value-type="float">
            <text:p>1.12704403889022</text:p>
          </table:table-cell>
          <table:table-cell office:value-type="float" office:value="2.37724403620884" calcext:value-type="float">
            <text:p>2.37724403620884</text:p>
          </table:table-cell>
          <table:table-cell office:value-type="float" office:value="1.57317659504642" calcext:value-type="float">
            <text:p>1.57317659504642</text:p>
          </table:table-cell>
          <table:table-cell office:value-type="float" office:value="1.46698988122692" calcext:value-type="float">
            <text:p>1.46698988122692</text:p>
          </table:table-cell>
          <table:table-cell office:value-type="float" office:value="1.37447920100329" calcext:value-type="float">
            <text:p>1.37447920100329</text:p>
          </table:table-cell>
          <table:table-cell table:number-columns-repeated="2"/>
        </table:table-row>
        <table:table-row table:style-name="ro1">
          <table:table-cell office:value-type="float" office:value="0.285254564808142" calcext:value-type="float">
            <text:p>0.285254564808142</text:p>
          </table:table-cell>
          <table:table-cell office:value-type="float" office:value="0.470828250241837" calcext:value-type="float">
            <text:p>0.470828250241837</text:p>
          </table:table-cell>
          <table:table-cell office:value-type="float" office:value="0.827839330457649" calcext:value-type="float">
            <text:p>0.827839330457649</text:p>
          </table:table-cell>
          <table:table-cell office:value-type="float" office:value="0.788791434249749" calcext:value-type="float">
            <text:p>0.788791434249749</text:p>
          </table:table-cell>
          <table:table-cell office:value-type="string" calcext:value-type="string">
            <text:p>TODD</text:p>
          </table:table-cell>
          <table:table-cell office:value-type="float" office:value="31.3" calcext:value-type="float">
            <text:p>31.3</text:p>
          </table:table-cell>
          <table:table-cell office:value-type="float" office:value="32.6" calcext:value-type="float">
            <text:p>32.6</text:p>
          </table:table-cell>
          <table:table-cell office:value-type="float" office:value="29.7" calcext:value-type="float">
            <text:p>29.7</text:p>
          </table:table-cell>
          <table:table-cell office:value-type="float" office:value="30.3" calcext:value-type="float">
            <text:p>30.3</text:p>
          </table:table-cell>
          <table:table-cell office:value-type="float" office:value="28.8" calcext:value-type="float">
            <text:p>28.8</text:p>
          </table:table-cell>
          <table:table-cell office:value-type="float" office:value="30.6" calcext:value-type="float">
            <text:p>30.6</text:p>
          </table:table-cell>
          <table:table-cell office:value-type="float" office:value="30.3" calcext:value-type="float">
            <text:p>30.3</text:p>
          </table:table-cell>
          <table:table-cell table:number-columns-repeated="2" office:value-type="float" office:value="29.4" calcext:value-type="float">
            <text:p>29.4</text:p>
          </table:table-cell>
          <table:table-cell office:value-type="float" office:value="27.4" calcext:value-type="float">
            <text:p>27.4</text:p>
          </table:table-cell>
          <table:table-cell office:value-type="float" office:value="25.3" calcext:value-type="float">
            <text:p>25.3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0.724146607662587" calcext:value-type="float">
            <text:p>0.724146607662587</text:p>
          </table:table-cell>
          <table:table-cell office:value-type="float" office:value="1.42966635106923" calcext:value-type="float">
            <text:p>1.42966635106923</text:p>
          </table:table-cell>
          <table:table-cell office:value-type="float" office:value="0.954010005684386" calcext:value-type="float">
            <text:p>0.954010005684386</text:p>
          </table:table-cell>
          <table:table-cell office:value-type="float" office:value="1.34144898491735" calcext:value-type="float">
            <text:p>1.34144898491735</text:p>
          </table:table-cell>
          <table:table-cell office:value-type="float" office:value="0.985897734039037" calcext:value-type="float">
            <text:p>0.985897734039037</text:p>
          </table:table-cell>
          <table:table-cell office:value-type="float" office:value="1.45656125768251" calcext:value-type="float">
            <text:p>1.45656125768251</text:p>
          </table:table-cell>
          <table:table-cell office:value-type="float" office:value="0.379751876195341" calcext:value-type="float">
            <text:p>0.379751876195341</text:p>
          </table:table-cell>
          <table:table-cell office:value-type="float" office:value="0.85380915941337" calcext:value-type="float">
            <text:p>0.85380915941337</text:p>
          </table:table-cell>
          <table:table-cell office:value-type="float" office:value="1.62401282159546" calcext:value-type="float">
            <text:p>1.62401282159546</text:p>
          </table:table-cell>
          <table:table-cell office:value-type="float" office:value="1.32146515708683" calcext:value-type="float">
            <text:p>1.32146515708683</text:p>
          </table:table-cell>
          <table:table-cell office:value-type="float" office:value="1.1077672134611" calcext:value-type="float">
            <text:p>1.1077672134611</text:p>
          </table:table-cell>
          <table:table-cell office:value-type="float" office:value="1.07215983654172" calcext:value-type="float">
            <text:p>1.07215983654172</text:p>
          </table:table-cell>
          <table:table-cell table:number-columns-repeated="2"/>
        </table:table-row>
        <table:table-row table:style-name="ro1">
          <table:table-cell office:value-type="float" office:value="0.0856139110958668" calcext:value-type="float">
            <text:p>0.085613911095867</text:p>
          </table:table-cell>
          <table:table-cell office:value-type="float" office:value="0.342160424042147" calcext:value-type="float">
            <text:p>0.342160424042147</text:p>
          </table:table-cell>
          <table:table-cell office:value-type="float" office:value="0.223242296320242" calcext:value-type="float">
            <text:p>0.223242296320242</text:p>
          </table:table-cell>
          <table:table-cell office:value-type="float" office:value="0.254263842232123" calcext:value-type="float">
            <text:p>0.254263842232123</text:p>
          </table:table-cell>
          <table:table-cell office:value-type="string" calcext:value-type="string">
            <text:p>TRAVERSE</text:p>
          </table:table-cell>
          <table:table-cell office:value-type="float" office:value="73.2" calcext:value-type="float">
            <text:p>73.2</text:p>
          </table:table-cell>
          <table:table-cell office:value-type="float" office:value="94" calcext:value-type="float">
            <text:p>94</text:p>
          </table:table-cell>
          <table:table-cell office:value-type="float" office:value="99.4" calcext:value-type="float">
            <text:p>99.4</text:p>
          </table:table-cell>
          <table:table-cell office:value-type="float" office:value="99.9" calcext:value-type="float">
            <text:p>99.9</text:p>
          </table:table-cell>
          <table:table-cell office:value-type="float" office:value="100.2" calcext:value-type="float">
            <text:p>100.2</text:p>
          </table:table-cell>
          <table:table-cell office:value-type="float" office:value="41.7" calcext:value-type="float">
            <text:p>41.7</text:p>
          </table:table-cell>
          <table:table-cell office:value-type="float" office:value="47.8" calcext:value-type="float">
            <text:p>47.8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3" calcext:value-type="float">
            <text:p>110.3</text:p>
          </table:table-cell>
          <table:table-cell office:value-type="float" office:value="99.3" calcext:value-type="float">
            <text:p>99.3</text:p>
          </table:table-cell>
          <table:table-cell office:value-type="float" office:value="56.6" calcext:value-type="float">
            <text:p>56.6</text:p>
          </table:table-cell>
          <table:table-cell office:value-type="float" office:value="38.5" calcext:value-type="float">
            <text:p>38.5</text:p>
          </table:table-cell>
          <table:table-cell/>
          <table:table-cell office:value-type="float" office:value="0.319335839384702" calcext:value-type="float">
            <text:p>0.319335839384702</text:p>
          </table:table-cell>
          <table:table-cell office:value-type="float" office:value="0.423003150455746" calcext:value-type="float">
            <text:p>0.423003150455746</text:p>
          </table:table-cell>
          <table:table-cell office:value-type="float" office:value="0.358553253735854" calcext:value-type="float">
            <text:p>0.358553253735854</text:p>
          </table:table-cell>
          <table:table-cell office:value-type="float" office:value="0.497891506398374" calcext:value-type="float">
            <text:p>0.497891506398374</text:p>
          </table:table-cell>
          <table:table-cell office:value-type="float" office:value="0.442438968286818" calcext:value-type="float">
            <text:p>0.442438968286818</text:p>
          </table:table-cell>
          <table:table-cell office:value-type="float" office:value="0.627702915791921" calcext:value-type="float">
            <text:p>0.627702915791921</text:p>
          </table:table-cell>
          <table:table-cell office:value-type="float" office:value="0.154888795655536" calcext:value-type="float">
            <text:p>0.154888795655536</text:p>
          </table:table-cell>
          <table:table-cell office:value-type="float" office:value="0.327936320800923" calcext:value-type="float">
            <text:p>0.327936320800923</text:p>
          </table:table-cell>
          <table:table-cell office:value-type="float" office:value="0.694319047706094" calcext:value-type="float">
            <text:p>0.694319047706094</text:p>
          </table:table-cell>
          <table:table-cell office:value-type="float" office:value="0.470322669693201" calcext:value-type="float">
            <text:p>0.470322669693201</text:p>
          </table:table-cell>
          <table:table-cell office:value-type="float" office:value="0.508116808635588" calcext:value-type="float">
            <text:p>0.508116808635588</text:p>
          </table:table-cell>
          <table:table-cell office:value-type="float" office:value="0.360429315345703" calcext:value-type="float">
            <text:p>0.360429315345703</text:p>
          </table:table-cell>
          <table:table-cell table:number-columns-repeated="2"/>
        </table:table-row>
        <table:table-row table:style-name="ro1">
          <table:table-cell office:value-type="float" office:value="0.627184510268756" calcext:value-type="float">
            <text:p>0.627184510268756</text:p>
          </table:table-cell>
          <table:table-cell office:value-type="float" office:value="0.488296588065711" calcext:value-type="float">
            <text:p>0.488296588065711</text:p>
          </table:table-cell>
          <table:table-cell office:value-type="float" office:value="0.911436876696751" calcext:value-type="float">
            <text:p>0.911436876696751</text:p>
          </table:table-cell>
          <table:table-cell office:value-type="float" office:value="0.153381800681872" calcext:value-type="float">
            <text:p>0.153381800681872</text:p>
          </table:table-cell>
          <table:table-cell office:value-type="string" calcext:value-type="string">
            <text:p>WADENA</text:p>
          </table:table-cell>
          <table:table-cell office:value-type="float" office:value="127.6" calcext:value-type="float">
            <text:p>127.6</text:p>
          </table:table-cell>
          <table:table-cell office:value-type="float" office:value="138.2" calcext:value-type="float">
            <text:p>138.2</text:p>
          </table:table-cell>
          <table:table-cell office:value-type="float" office:value="177.7" calcext:value-type="float">
            <text:p>177.7</text:p>
          </table:table-cell>
          <table:table-cell office:value-type="float" office:value="191.4" calcext:value-type="float">
            <text:p>191.4</text:p>
          </table:table-cell>
          <table:table-cell office:value-type="float" office:value="180.3" calcext:value-type="float">
            <text:p>180.3</text:p>
          </table:table-cell>
          <table:table-cell office:value-type="float" office:value="193.2" calcext:value-type="float">
            <text:p>193.2</text:p>
          </table:table-cell>
          <table:table-cell office:value-type="float" office:value="180.1" calcext:value-type="float">
            <text:p>180.1</text:p>
          </table:table-cell>
          <table:table-cell office:value-type="float" office:value="181.7" calcext:value-type="float">
            <text:p>181.7</text:p>
          </table:table-cell>
          <table:table-cell office:value-type="float" office:value="174.6" calcext:value-type="float">
            <text:p>174.6</text:p>
          </table:table-cell>
          <table:table-cell office:value-type="float" office:value="155.3" calcext:value-type="float">
            <text:p>155.3</text:p>
          </table:table-cell>
          <table:table-cell office:value-type="float" office:value="145.6" calcext:value-type="float">
            <text:p>145.6</text:p>
          </table:table-cell>
          <table:table-cell office:value-type="float" office:value="124.5" calcext:value-type="float">
            <text:p>124.5</text:p>
          </table:table-cell>
          <table:table-cell/>
          <table:table-cell office:value-type="float" office:value="0.55551023085616" calcext:value-type="float">
            <text:p>0.55551023085616</text:p>
          </table:table-cell>
          <table:table-cell office:value-type="float" office:value="1.42453039688808" calcext:value-type="float">
            <text:p>1.42453039688808</text:p>
          </table:table-cell>
          <table:table-cell office:value-type="float" office:value="1.11244230669465" calcext:value-type="float">
            <text:p>1.11244230669465</text:p>
          </table:table-cell>
          <table:table-cell office:value-type="float" office:value="1.15978774910842" calcext:value-type="float">
            <text:p>1.15978774910842</text:p>
          </table:table-cell>
          <table:table-cell office:value-type="float" office:value="0.745718067284719" calcext:value-type="float">
            <text:p>0.745718067284719</text:p>
          </table:table-cell>
          <table:table-cell office:value-type="float" office:value="1.27390085593495" calcext:value-type="float">
            <text:p>1.27390085593495</text:p>
          </table:table-cell>
          <table:table-cell office:value-type="float" office:value="0.268034079761955" calcext:value-type="float">
            <text:p>0.268034079761955</text:p>
          </table:table-cell>
          <table:table-cell office:value-type="float" office:value="0.625747109939844" calcext:value-type="float">
            <text:p>0.625747109939844</text:p>
          </table:table-cell>
          <table:table-cell office:value-type="float" office:value="1.42326636282817" calcext:value-type="float">
            <text:p>1.42326636282817</text:p>
          </table:table-cell>
          <table:table-cell office:value-type="float" office:value="1.57462065213906" calcext:value-type="float">
            <text:p>1.57462065213906</text:p>
          </table:table-cell>
          <table:table-cell office:value-type="float" office:value="1.14702761724421" calcext:value-type="float">
            <text:p>1.14702761724421</text:p>
          </table:table-cell>
          <table:table-cell office:value-type="float" office:value="1.01741959105399" calcext:value-type="float">
            <text:p>1.01741959105399</text:p>
          </table:table-cell>
          <table:table-cell table:number-columns-repeated="2"/>
        </table:table-row>
        <table:table-row table:style-name="ro1">
          <table:table-cell office:value-type="float" office:value="0.0584222972315278" calcext:value-type="float">
            <text:p>0.058422297231528</text:p>
          </table:table-cell>
          <table:table-cell office:value-type="float" office:value="0.784540547117488" calcext:value-type="float">
            <text:p>0.784540547117488</text:p>
          </table:table-cell>
          <table:table-cell office:value-type="float" office:value="0.714068982287673" calcext:value-type="float">
            <text:p>0.714068982287673</text:p>
          </table:table-cell>
          <table:table-cell office:value-type="float" office:value="0.00266226887595356" calcext:value-type="float">
            <text:p>0.002662268875954</text:p>
          </table:table-cell>
          <table:table-cell office:value-type="string" calcext:value-type="string">
            <text:p>WASECA</text:p>
          </table:table-cell>
          <table:table-cell office:value-type="float" office:value="41.2" calcext:value-type="float">
            <text:p>41.2</text:p>
          </table:table-cell>
          <table:table-cell office:value-type="float" office:value="40.9" calcext:value-type="float">
            <text:p>40.9</text:p>
          </table:table-cell>
          <table:table-cell office:value-type="float" office:value="44.3" calcext:value-type="float">
            <text:p>44.3</text:p>
          </table:table-cell>
          <table:table-cell office:value-type="float" office:value="47" calcext:value-type="float">
            <text:p>47</text:p>
          </table:table-cell>
          <table:table-cell office:value-type="float" office:value="45.7" calcext:value-type="float">
            <text:p>45.7</text:p>
          </table:table-cell>
          <table:table-cell office:value-type="float" office:value="43.3" calcext:value-type="float">
            <text:p>43.3</text:p>
          </table:table-cell>
          <table:table-cell office:value-type="float" office:value="51.3" calcext:value-type="float">
            <text:p>51.3</text:p>
          </table:table-cell>
          <table:table-cell office:value-type="float" office:value="49.6" calcext:value-type="float">
            <text:p>49.6</text:p>
          </table:table-cell>
          <table:table-cell office:value-type="float" office:value="49.1" calcext:value-type="float">
            <text:p>49.1</text:p>
          </table:table-cell>
          <table:table-cell office:value-type="float" office:value="48.2" calcext:value-type="float">
            <text:p>48.2</text:p>
          </table:table-cell>
          <table:table-cell office:value-type="float" office:value="43.4" calcext:value-type="float">
            <text:p>43.4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0.513192760231713" calcext:value-type="float">
            <text:p>0.513192760231713</text:p>
          </table:table-cell>
          <table:table-cell office:value-type="float" office:value="0.724403985742069" calcext:value-type="float">
            <text:p>0.724403985742069</text:p>
          </table:table-cell>
          <table:table-cell office:value-type="float" office:value="0.908644622626578" calcext:value-type="float">
            <text:p>0.908644622626578</text:p>
          </table:table-cell>
          <table:table-cell office:value-type="float" office:value="0.626141042598407" calcext:value-type="float">
            <text:p>0.626141042598407</text:p>
          </table:table-cell>
          <table:table-cell office:value-type="float" office:value="0.789785316270488" calcext:value-type="float">
            <text:p>0.789785316270488</text:p>
          </table:table-cell>
          <table:table-cell office:value-type="float" office:value="1.04628035976821" calcext:value-type="float">
            <text:p>1.04628035976821</text:p>
          </table:table-cell>
          <table:table-cell office:value-type="float" office:value="0.243499105081989" calcext:value-type="float">
            <text:p>0.243499105081989</text:p>
          </table:table-cell>
          <table:table-cell office:value-type="float" office:value="0.407690995990754" calcext:value-type="float">
            <text:p>0.407690995990754</text:p>
          </table:table-cell>
          <table:table-cell office:value-type="float" office:value="0.988092760914704" calcext:value-type="float">
            <text:p>0.988092760914704</text:p>
          </table:table-cell>
          <table:table-cell office:value-type="float" office:value="0.981793939748672" calcext:value-type="float">
            <text:p>0.981793939748672</text:p>
          </table:table-cell>
          <table:table-cell office:value-type="float" office:value="1.18273662028619" calcext:value-type="float">
            <text:p>1.18273662028619</text:p>
          </table:table-cell>
          <table:table-cell office:value-type="float" office:value="0.397247659030614" calcext:value-type="float">
            <text:p>0.397247659030614</text:p>
          </table:table-cell>
          <table:table-cell table:number-columns-repeated="2"/>
        </table:table-row>
        <table:table-row table:style-name="ro1">
          <table:table-cell office:value-type="float" office:value="0.404311947418984" calcext:value-type="float">
            <text:p>0.404311947418984</text:p>
          </table:table-cell>
          <table:table-cell office:value-type="float" office:value="0.850419025093043" calcext:value-type="float">
            <text:p>0.850419025093043</text:p>
          </table:table-cell>
          <table:table-cell office:value-type="float" office:value="0.425461652800322" calcext:value-type="float">
            <text:p>0.425461652800322</text:p>
          </table:table-cell>
          <table:table-cell office:value-type="float" office:value="0.298417068249328" calcext:value-type="float">
            <text:p>0.298417068249328</text:p>
          </table:table-cell>
          <table:table-cell office:value-type="string" calcext:value-type="string">
            <text:p>WASHINGTON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6.6" calcext:value-type="float">
            <text:p>66.6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72.7" calcext:value-type="float">
            <text:p>72.7</text:p>
          </table:table-cell>
          <table:table-cell office:value-type="float" office:value="68.8" calcext:value-type="float">
            <text:p>68.8</text:p>
          </table:table-cell>
          <table:table-cell office:value-type="float" office:value="63.7" calcext:value-type="float">
            <text:p>63.7</text:p>
          </table:table-cell>
          <table:table-cell office:value-type="float" office:value="60.7" calcext:value-type="float">
            <text:p>60.7</text:p>
          </table:table-cell>
          <table:table-cell office:value-type="float" office:value="57.5" calcext:value-type="float">
            <text:p>57.5</text:p>
          </table:table-cell>
          <table:table-cell office:value-type="float" office:value="53" calcext:value-type="float">
            <text:p>53</text:p>
          </table:table-cell>
          <table:table-cell office:value-type="float" office:value="47.8" calcext:value-type="float">
            <text:p>47.8</text:p>
          </table:table-cell>
          <table:table-cell/>
          <table:table-cell office:value-type="float" office:value="0.674866113523305" calcext:value-type="float">
            <text:p>0.674866113523305</text:p>
          </table:table-cell>
          <table:table-cell office:value-type="float" office:value="0.900328721007894" calcext:value-type="float">
            <text:p>0.900328721007894</text:p>
          </table:table-cell>
          <table:table-cell office:value-type="float" office:value="0.844005740433158" calcext:value-type="float">
            <text:p>0.844005740433158</text:p>
          </table:table-cell>
          <table:table-cell office:value-type="float" office:value="1.09351215894516" calcext:value-type="float">
            <text:p>1.09351215894516</text:p>
          </table:table-cell>
          <table:table-cell office:value-type="float" office:value="0.915619852278923" calcext:value-type="float">
            <text:p>0.915619852278923</text:p>
          </table:table-cell>
          <table:table-cell office:value-type="float" office:value="1.39590144145166" calcext:value-type="float">
            <text:p>1.39590144145166</text:p>
          </table:table-cell>
          <table:table-cell office:value-type="float" office:value="0.304691423105476" calcext:value-type="float">
            <text:p>0.304691423105476</text:p>
          </table:table-cell>
          <table:table-cell office:value-type="float" office:value="0.665377671868228" calcext:value-type="float">
            <text:p>0.665377671868228</text:p>
          </table:table-cell>
          <table:table-cell office:value-type="float" office:value="1.58403610176568" calcext:value-type="float">
            <text:p>1.58403610176568</text:p>
          </table:table-cell>
          <table:table-cell office:value-type="float" office:value="1.16958295420857" calcext:value-type="float">
            <text:p>1.16958295420857</text:p>
          </table:table-cell>
          <table:table-cell office:value-type="float" office:value="1.17137170352853" calcext:value-type="float">
            <text:p>1.17137170352853</text:p>
          </table:table-cell>
          <table:table-cell office:value-type="float" office:value="0.826694057734372" calcext:value-type="float">
            <text:p>0.826694057734372</text:p>
          </table:table-cell>
          <table:table-cell table:number-columns-repeated="2"/>
        </table:table-row>
        <table:table-row table:style-name="ro1">
          <table:table-cell office:value-type="float" office:value="0.280335807992803" calcext:value-type="float">
            <text:p>0.280335807992803</text:p>
          </table:table-cell>
          <table:table-cell office:value-type="float" office:value="0.520440896093784" calcext:value-type="float">
            <text:p>0.520440896093784</text:p>
          </table:table-cell>
          <table:table-cell office:value-type="float" office:value="0.449714765483368" calcext:value-type="float">
            <text:p>0.449714765483368</text:p>
          </table:table-cell>
          <table:table-cell office:value-type="float" office:value="0.681642794997575" calcext:value-type="float">
            <text:p>0.681642794997575</text:p>
          </table:table-cell>
          <table:table-cell office:value-type="string" calcext:value-type="string">
            <text:p>WATONWAN</text:p>
          </table:table-cell>
          <table:table-cell office:value-type="float" office:value="43.9" calcext:value-type="float">
            <text:p>43.9</text:p>
          </table:table-cell>
          <table:table-cell office:value-type="float" office:value="37.6" calcext:value-type="float">
            <text:p>37.6</text:p>
          </table:table-cell>
          <table:table-cell office:value-type="float" office:value="49.1" calcext:value-type="float">
            <text:p>49.1</text:p>
          </table:table-cell>
          <table:table-cell office:value-type="float" office:value="45.2" calcext:value-type="float">
            <text:p>45.2</text:p>
          </table:table-cell>
          <table:table-cell office:value-type="float" office:value="37.8" calcext:value-type="float">
            <text:p>37.8</text:p>
          </table:table-cell>
          <table:table-cell office:value-type="float" office:value="35.5" calcext:value-type="float">
            <text:p>35.5</text:p>
          </table:table-cell>
          <table:table-cell office:value-type="float" office:value="42.4" calcext:value-type="float">
            <text:p>42.4</text:p>
          </table:table-cell>
          <table:table-cell table:number-columns-repeated="2" office:value-type="float" office:value="49.3" calcext:value-type="float">
            <text:p>49.3</text:p>
          </table:table-cell>
          <table:table-cell office:value-type="float" office:value="44.4" calcext:value-type="float">
            <text:p>44.4</text:p>
          </table:table-cell>
          <table:table-cell office:value-type="float" office:value="43" calcext:value-type="float">
            <text:p>43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0.644975935591705" calcext:value-type="float">
            <text:p>0.644975935591705</text:p>
          </table:table-cell>
          <table:table-cell office:value-type="float" office:value="1.0247025539346" calcext:value-type="float">
            <text:p>1.0247025539346</text:p>
          </table:table-cell>
          <table:table-cell office:value-type="float" office:value="0.687100347906864" calcext:value-type="float">
            <text:p>0.687100347906864</text:p>
          </table:table-cell>
          <table:table-cell office:value-type="float" office:value="1.15449141295106" calcext:value-type="float">
            <text:p>1.15449141295106</text:p>
          </table:table-cell>
          <table:table-cell office:value-type="float" office:value="0.856835820833144" calcext:value-type="float">
            <text:p>0.856835820833144</text:p>
          </table:table-cell>
          <table:table-cell office:value-type="float" office:value="1.28253566821417" calcext:value-type="float">
            <text:p>1.28253566821417</text:p>
          </table:table-cell>
          <table:table-cell office:value-type="float" office:value="0.321133453953898" calcext:value-type="float">
            <text:p>0.321133453953898</text:p>
          </table:table-cell>
          <table:table-cell office:value-type="float" office:value="0.739127156258506" calcext:value-type="float">
            <text:p>0.739127156258506</text:p>
          </table:table-cell>
          <table:table-cell office:value-type="float" office:value="1.48773842605778" calcext:value-type="float">
            <text:p>1.48773842605778</text:p>
          </table:table-cell>
          <table:table-cell office:value-type="float" office:value="1.0108163839684" calcext:value-type="float">
            <text:p>1.0108163839684</text:p>
          </table:table-cell>
          <table:table-cell office:value-type="float" office:value="0.907921727983228" calcext:value-type="float">
            <text:p>0.907921727983228</text:p>
          </table:table-cell>
          <table:table-cell office:value-type="float" office:value="0.900908275761257" calcext:value-type="float">
            <text:p>0.900908275761257</text:p>
          </table:table-cell>
          <table:table-cell table:number-columns-repeated="2"/>
        </table:table-row>
        <table:table-row table:style-name="ro1">
          <table:table-cell office:value-type="float" office:value="0.407955681679332" calcext:value-type="float">
            <text:p>0.407955681679332</text:p>
          </table:table-cell>
          <table:table-cell office:value-type="float" office:value="0.528942624140281" calcext:value-type="float">
            <text:p>0.528942624140281</text:p>
          </table:table-cell>
          <table:table-cell office:value-type="float" office:value="0.13701548810559" calcext:value-type="float">
            <text:p>0.13701548810559</text:p>
          </table:table-cell>
          <table:table-cell office:value-type="float" office:value="0.992392459114254" calcext:value-type="float">
            <text:p>0.992392459114254</text:p>
          </table:table-cell>
          <table:table-cell office:value-type="string" calcext:value-type="string">
            <text:p>WILKIN</text:p>
          </table:table-cell>
          <table:table-cell office:value-type="float" office:value="83.6" calcext:value-type="float">
            <text:p>83.6</text:p>
          </table:table-cell>
          <table:table-cell office:value-type="float" office:value="80.3" calcext:value-type="float">
            <text:p>80.3</text:p>
          </table:table-cell>
          <table:table-cell office:value-type="float" office:value="83.7" calcext:value-type="float">
            <text:p>83.7</text:p>
          </table:table-cell>
          <table:table-cell office:value-type="float" office:value="78.3" calcext:value-type="float">
            <text:p>78.3</text:p>
          </table:table-cell>
          <table:table-cell office:value-type="float" office:value="86.4" calcext:value-type="float">
            <text:p>86.4</text:p>
          </table:table-cell>
          <table:table-cell office:value-type="float" office:value="95.7" calcext:value-type="float">
            <text:p>95.7</text:p>
          </table:table-cell>
          <table:table-cell office:value-type="float" office:value="89.2" calcext:value-type="float">
            <text:p>89.2</text:p>
          </table:table-cell>
          <table:table-cell office:value-type="float" office:value="95.5" calcext:value-type="float">
            <text:p>95.5</text:p>
          </table:table-cell>
          <table:table-cell office:value-type="float" office:value="81.9" calcext:value-type="float">
            <text:p>81.9</text:p>
          </table:table-cell>
          <table:table-cell office:value-type="float" office:value="70.5" calcext:value-type="float">
            <text:p>70.5</text:p>
          </table:table-cell>
          <table:table-cell office:value-type="float" office:value="62.2" calcext:value-type="float">
            <text:p>62.2</text:p>
          </table:table-cell>
          <table:table-cell office:value-type="float" office:value="53.4" calcext:value-type="float">
            <text:p>53.4</text:p>
          </table:table-cell>
          <table:table-cell/>
          <table:table-cell office:value-type="float" office:value="0.742837732118068" calcext:value-type="float">
            <text:p>0.742837732118068</text:p>
          </table:table-cell>
          <table:table-cell office:value-type="float" office:value="1.01303796831693" calcext:value-type="float">
            <text:p>1.01303796831693</text:p>
          </table:table-cell>
          <table:table-cell office:value-type="float" office:value="0.508520649787241" calcext:value-type="float">
            <text:p>0.508520649787241</text:p>
          </table:table-cell>
          <table:table-cell office:value-type="float" office:value="1.41536122276978" calcext:value-type="float">
            <text:p>1.41536122276978</text:p>
          </table:table-cell>
          <table:table-cell office:value-type="float" office:value="0.925568954573718" calcext:value-type="float">
            <text:p>0.925568954573718</text:p>
          </table:table-cell>
          <table:table-cell office:value-type="float" office:value="1.45329640132402" calcext:value-type="float">
            <text:p>1.45329640132402</text:p>
          </table:table-cell>
          <table:table-cell office:value-type="float" office:value="0.361107096650843" calcext:value-type="float">
            <text:p>0.361107096650843</text:p>
          </table:table-cell>
          <table:table-cell office:value-type="float" office:value="0.907925466477399" calcext:value-type="float">
            <text:p>0.907925466477399</text:p>
          </table:table-cell>
          <table:table-cell office:value-type="float" office:value="1.82534830035694" calcext:value-type="float">
            <text:p>1.82534830035694</text:p>
          </table:table-cell>
          <table:table-cell office:value-type="float" office:value="0.952272395980831" calcext:value-type="float">
            <text:p>0.952272395980831</text:p>
          </table:table-cell>
          <table:table-cell office:value-type="float" office:value="0.791334504613822" calcext:value-type="float">
            <text:p>0.791334504613822</text:p>
          </table:table-cell>
          <table:table-cell office:value-type="float" office:value="1.12270727503893" calcext:value-type="float">
            <text:p>1.12270727503893</text:p>
          </table:table-cell>
          <table:table-cell table:number-columns-repeated="2"/>
        </table:table-row>
        <table:table-row table:style-name="ro1">
          <table:table-cell office:value-type="float" office:value="0.340949164714203" calcext:value-type="float">
            <text:p>0.340949164714203</text:p>
          </table:table-cell>
          <table:table-cell office:value-type="float" office:value="0.970883768144926" calcext:value-type="float">
            <text:p>0.970883768144926</text:p>
          </table:table-cell>
          <table:table-cell office:value-type="float" office:value="0.7057344081724" calcext:value-type="float">
            <text:p>0.7057344081724</text:p>
          </table:table-cell>
          <table:table-cell office:value-type="float" office:value="0.208053804990509" calcext:value-type="float">
            <text:p>0.208053804990509</text:p>
          </table:table-cell>
          <table:table-cell office:value-type="string" calcext:value-type="string">
            <text:p>WINONA</text:p>
          </table:table-cell>
          <table:table-cell office:value-type="float" office:value="55.3" calcext:value-type="float">
            <text:p>55.3</text:p>
          </table:table-cell>
          <table:table-cell office:value-type="float" office:value="59.6" calcext:value-type="float">
            <text:p>59.6</text:p>
          </table:table-cell>
          <table:table-cell office:value-type="float" office:value="63.2" calcext:value-type="float">
            <text:p>63.2</text:p>
          </table:table-cell>
          <table:table-cell office:value-type="float" office:value="62.7" calcext:value-type="float">
            <text:p>62.7</text:p>
          </table:table-cell>
          <table:table-cell office:value-type="float" office:value="63.3" calcext:value-type="float">
            <text:p>63.3</text:p>
          </table:table-cell>
          <table:table-cell office:value-type="float" office:value="64.4" calcext:value-type="float">
            <text:p>64.4</text:p>
          </table:table-cell>
          <table:table-cell office:value-type="float" office:value="68.4" calcext:value-type="float">
            <text:p>68.4</text:p>
          </table:table-cell>
          <table:table-cell office:value-type="float" office:value="59.8" calcext:value-type="float">
            <text:p>59.8</text:p>
          </table:table-cell>
          <table:table-cell office:value-type="float" office:value="60.9" calcext:value-type="float">
            <text:p>60.9</text:p>
          </table:table-cell>
          <table:table-cell office:value-type="float" office:value="54.2" calcext:value-type="float">
            <text:p>54.2</text:p>
          </table:table-cell>
          <table:table-cell office:value-type="float" office:value="47.4" calcext:value-type="float">
            <text:p>47.4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0.733024431469556" calcext:value-type="float">
            <text:p>0.733024431469556</text:p>
          </table:table-cell>
          <table:table-cell office:value-type="float" office:value="1.0595012323951" calcext:value-type="float">
            <text:p>1.0595012323951</text:p>
          </table:table-cell>
          <table:table-cell office:value-type="float" office:value="1.0850037993129" calcext:value-type="float">
            <text:p>1.0850037993129</text:p>
          </table:table-cell>
          <table:table-cell office:value-type="float" office:value="1.109847153694" calcext:value-type="float">
            <text:p>1.109847153694</text:p>
          </table:table-cell>
          <table:table-cell office:value-type="float" office:value="1.04001583208271" calcext:value-type="float">
            <text:p>1.04001583208271</text:p>
          </table:table-cell>
          <table:table-cell office:value-type="float" office:value="1.51929819408283" calcext:value-type="float">
            <text:p>1.51929819408283</text:p>
          </table:table-cell>
          <table:table-cell office:value-type="float" office:value="0.338567731132577" calcext:value-type="float">
            <text:p>0.338567731132577</text:p>
          </table:table-cell>
          <table:table-cell office:value-type="float" office:value="0.681764644634913" calcext:value-type="float">
            <text:p>0.681764644634913</text:p>
          </table:table-cell>
          <table:table-cell office:value-type="float" office:value="1.62362862279731" calcext:value-type="float">
            <text:p>1.62362862279731</text:p>
          </table:table-cell>
          <table:table-cell office:value-type="float" office:value="1.36949605896044" calcext:value-type="float">
            <text:p>1.36949605896044</text:p>
          </table:table-cell>
          <table:table-cell office:value-type="float" office:value="1.43148864608746" calcext:value-type="float">
            <text:p>1.43148864608746</text:p>
          </table:table-cell>
          <table:table-cell office:value-type="float" office:value="0.814007884220789" calcext:value-type="float">
            <text:p>0.814007884220789</text:p>
          </table:table-cell>
          <table:table-cell table:number-columns-repeated="2"/>
        </table:table-row>
        <table:table-row table:style-name="ro1">
          <table:table-cell office:value-type="float" office:value="0.416398430523903" calcext:value-type="float">
            <text:p>0.416398430523903</text:p>
          </table:table-cell>
          <table:table-cell office:value-type="float" office:value="0.18463464275673" calcext:value-type="float">
            <text:p>0.18463464275673</text:p>
          </table:table-cell>
          <table:table-cell office:value-type="float" office:value="0.284043367074138" calcext:value-type="float">
            <text:p>0.284043367074138</text:p>
          </table:table-cell>
          <table:table-cell office:value-type="float" office:value="0.40107278929077" calcext:value-type="float">
            <text:p>0.40107278929077</text:p>
          </table:table-cell>
          <table:table-cell office:value-type="string" calcext:value-type="string">
            <text:p>WRIGHT</text:p>
          </table:table-cell>
          <table:table-cell office:value-type="float" office:value="52.2" calcext:value-type="float">
            <text:p>52.2</text:p>
          </table:table-cell>
          <table:table-cell office:value-type="float" office:value="49.2" calcext:value-type="float">
            <text:p>49.2</text:p>
          </table:table-cell>
          <table:table-cell office:value-type="float" office:value="48.1" calcext:value-type="float">
            <text:p>48.1</text:p>
          </table:table-cell>
          <table:table-cell office:value-type="float" office:value="51.2" calcext:value-type="float">
            <text:p>51.2</text:p>
          </table:table-cell>
          <table:table-cell office:value-type="float" office:value="51.7" calcext:value-type="float">
            <text:p>51.7</text:p>
          </table:table-cell>
          <table:table-cell office:value-type="float" office:value="51.6" calcext:value-type="float">
            <text:p>51.6</text:p>
          </table:table-cell>
          <table:table-cell office:value-type="float" office:value="61.3" calcext:value-type="float">
            <text:p>61.3</text:p>
          </table:table-cell>
          <table:table-cell office:value-type="float" office:value="62.4" calcext:value-type="float">
            <text:p>62.4</text:p>
          </table:table-cell>
          <table:table-cell office:value-type="float" office:value="61.9" calcext:value-type="float">
            <text:p>61.9</text:p>
          </table:table-cell>
          <table:table-cell office:value-type="float" office:value="56.7" calcext:value-type="float">
            <text:p>56.7</text:p>
          </table:table-cell>
          <table:table-cell office:value-type="float" office:value="52.8" calcext:value-type="float">
            <text:p>52.8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0.365783690977035" calcext:value-type="float">
            <text:p>0.365783690977035</text:p>
          </table:table-cell>
          <table:table-cell office:value-type="float" office:value="0.814332373987286" calcext:value-type="float">
            <text:p>0.814332373987286</text:p>
          </table:table-cell>
          <table:table-cell office:value-type="float" office:value="0.445319707162106" calcext:value-type="float">
            <text:p>0.445319707162106</text:p>
          </table:table-cell>
          <table:table-cell office:value-type="float" office:value="0.844879437531652" calcext:value-type="float">
            <text:p>0.844879437531652</text:p>
          </table:table-cell>
          <table:table-cell office:value-type="float" office:value="0.439398455147651" calcext:value-type="float">
            <text:p>0.439398455147651</text:p>
          </table:table-cell>
          <table:table-cell office:value-type="float" office:value="0.793045383400691" calcext:value-type="float">
            <text:p>0.793045383400691</text:p>
          </table:table-cell>
          <table:table-cell office:value-type="float" office:value="0.178890085275248" calcext:value-type="float">
            <text:p>0.178890085275248</text:p>
          </table:table-cell>
          <table:table-cell office:value-type="float" office:value="0.483938377450175" calcext:value-type="float">
            <text:p>0.483938377450175</text:p>
          </table:table-cell>
          <table:table-cell office:value-type="float" office:value="1.00243670693797" calcext:value-type="float">
            <text:p>1.00243670693797</text:p>
          </table:table-cell>
          <table:table-cell office:value-type="float" office:value="0.79154241637827" calcext:value-type="float">
            <text:p>0.79154241637827</text:p>
          </table:table-cell>
          <table:table-cell office:value-type="float" office:value="0.476562709883307" calcext:value-type="float">
            <text:p>0.476562709883307</text:p>
          </table:table-cell>
          <table:table-cell office:value-type="float" office:value="0.74495176146565" calcext:value-type="float">
            <text:p>0.74495176146565</text:p>
          </table:table-cell>
          <table:table-cell table:number-columns-repeated="2"/>
        </table:table-row>
        <table:table-row table:style-name="ro1">
          <table:table-cell office:value-type="float" office:value="0.0176273880341861" calcext:value-type="float">
            <text:p>0.017627388034186</text:p>
          </table:table-cell>
          <table:table-cell office:value-type="float" office:value="0.0862670261434004" calcext:value-type="float">
            <text:p>0.0862670261434</text:p>
          </table:table-cell>
          <table:table-cell office:value-type="float" office:value="0.462559868168256" calcext:value-type="float">
            <text:p>0.462559868168256</text:p>
          </table:table-cell>
          <table:table-cell office:value-type="float" office:value="0.44022421637855" calcext:value-type="float">
            <text:p>0.44022421637855</text:p>
          </table:table-cell>
          <table:table-cell office:value-type="string" calcext:value-type="string">
            <text:p>YELLOW MEDICINE</text:p>
          </table:table-cell>
          <table:table-cell office:value-type="float" office:value="59.2" calcext:value-type="float">
            <text:p>59.2</text:p>
          </table:table-cell>
          <table:table-cell office:value-type="float" office:value="56.7" calcext:value-type="float">
            <text:p>56.7</text:p>
          </table:table-cell>
          <table:table-cell office:value-type="float" office:value="55.3" calcext:value-type="float">
            <text:p>55.3</text:p>
          </table:table-cell>
          <table:table-cell office:value-type="float" office:value="57.6" calcext:value-type="float">
            <text:p>57.6</text:p>
          </table:table-cell>
          <table:table-cell office:value-type="float" office:value="57.4" calcext:value-type="float">
            <text:p>57.4</text:p>
          </table:table-cell>
          <table:table-cell office:value-type="float" office:value="38.8" calcext:value-type="float">
            <text:p>38.8</text:p>
          </table:table-cell>
          <table:table-cell office:value-type="float" office:value="41.7" calcext:value-type="float">
            <text:p>41.7</text:p>
          </table:table-cell>
          <table:table-cell office:value-type="float" office:value="37.5" calcext:value-type="float">
            <text:p>37.5</text:p>
          </table:table-cell>
          <table:table-cell office:value-type="float" office:value="38.8" calcext:value-type="float">
            <text:p>38.8</text:p>
          </table:table-cell>
          <table:table-cell office:value-type="float" office:value="37.6" calcext:value-type="float">
            <text:p>37.6</text:p>
          </table:table-cell>
          <table:table-cell office:value-type="float" office:value="37.4" calcext:value-type="float">
            <text:p>37.4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0.292763931035956" calcext:value-type="float">
            <text:p>0.292763931035956</text:p>
          </table:table-cell>
          <table:table-cell office:value-type="float" office:value="0.680584163893764" calcext:value-type="float">
            <text:p>0.680584163893764</text:p>
          </table:table-cell>
          <table:table-cell office:value-type="float" office:value="0.40753837481359" calcext:value-type="float">
            <text:p>0.40753837481359</text:p>
          </table:table-cell>
          <table:table-cell office:value-type="float" office:value="0.550162318193731" calcext:value-type="float">
            <text:p>0.550162318193731</text:p>
          </table:table-cell>
          <table:table-cell office:value-type="float" office:value="0.412325018467245" calcext:value-type="float">
            <text:p>0.412325018467245</text:p>
          </table:table-cell>
          <table:table-cell office:value-type="float" office:value="0.565883894072604" calcext:value-type="float">
            <text:p>0.565883894072604</text:p>
          </table:table-cell>
          <table:table-cell office:value-type="float" office:value="0.170187619707085" calcext:value-type="float">
            <text:p>0.170187619707085</text:p>
          </table:table-cell>
          <table:table-cell office:value-type="float" office:value="0.370304090561304" calcext:value-type="float">
            <text:p>0.370304090561304</text:p>
          </table:table-cell>
          <table:table-cell office:value-type="float" office:value="0.597182187943862" calcext:value-type="float">
            <text:p>0.597182187943862</text:p>
          </table:table-cell>
          <table:table-cell office:value-type="float" office:value="0.526099815126362" calcext:value-type="float">
            <text:p>0.526099815126362</text:p>
          </table:table-cell>
          <table:table-cell office:value-type="float" office:value="0.427725978013004" calcext:value-type="float">
            <text:p>0.427725978013004</text:p>
          </table:table-cell>
          <table:table-cell office:value-type="float" office:value="0.438021696306609" calcext:value-type="float">
            <text:p>0.438021696306609</text:p>
          </table:table-cell>
          <table:table-cell table:number-columns-repeated="2"/>
        </table:table-row>
      </table:table>
      <table:table table:name="FromTorchOptimization" table:style-name="ta1">
        <table:table-column table:style-name="co1" table:number-columns-repeated="29" table:default-cell-style-name="Default"/>
        <table:table-row table:style-name="ro1">
          <table:table-cell table:number-columns-repeated="17"/>
          <table:table-cell office:value-type="float" office:value="5.66650242408941" calcext:value-type="float">
            <text:p>5.66650242408941</text:p>
          </table:table-cell>
          <table:table-cell office:value-type="float" office:value="5.04257680842609" calcext:value-type="float">
            <text:p>5.04257680842609</text:p>
          </table:table-cell>
          <table:table-cell office:value-type="float" office:value="5.94146179535007" calcext:value-type="float">
            <text:p>5.94146179535007</text:p>
          </table:table-cell>
          <table:table-cell office:value-type="float" office:value="1.55222166435988" calcext:value-type="float">
            <text:p>1.55222166435988</text:p>
          </table:table-cell>
          <table:table-cell office:value-type="float" office:value="-0.699291735557044" calcext:value-type="float">
            <text:p>-0.699291735557044</text:p>
          </table:table-cell>
          <table:table-cell office:value-type="float" office:value="2.86810794886993" calcext:value-type="float">
            <text:p>2.86810794886993</text:p>
          </table:table-cell>
          <table:table-cell office:value-type="float" office:value="1.00376527463373" calcext:value-type="float">
            <text:p>1.00376527463373</text:p>
          </table:table-cell>
          <table:table-cell office:value-type="float" office:value="3.28147759816092" calcext:value-type="float">
            <text:p>3.28147759816092</text:p>
          </table:table-cell>
          <table:table-cell office:value-type="float" office:value="4.75560408371983" calcext:value-type="float">
            <text:p>4.75560408371983</text:p>
          </table:table-cell>
          <table:table-cell office:value-type="float" office:value="3.33840463139104" calcext:value-type="float">
            <text:p>3.33840463139104</text:p>
          </table:table-cell>
          <table:table-cell office:value-type="float" office:value="3.85789893141641" calcext:value-type="float">
            <text:p>3.85789893141641</text:p>
          </table:table-cell>
          <table:table-cell office:value-type="float" office:value="1.40974092915253" calcext:value-type="float">
            <text:p>1.40974092915253</text:p>
          </table:table-cell>
        </table:table-row>
        <table:table-row table:style-name="ro1">
          <table:table-cell table:number-columns-repeated="17"/>
          <table:table-cell office:value-type="float" office:value="1.7085729055095" calcext:value-type="float">
            <text:p>1.7085729055095</text:p>
          </table:table-cell>
          <table:table-cell office:value-type="float" office:value="2.33192384556353" calcext:value-type="float">
            <text:p>2.33192384556353</text:p>
          </table:table-cell>
          <table:table-cell office:value-type="float" office:value="2.32148001766532" calcext:value-type="float">
            <text:p>2.32148001766532</text:p>
          </table:table-cell>
          <table:table-cell office:value-type="float" office:value="4.73252681121318" calcext:value-type="float">
            <text:p>4.73252681121318</text:p>
          </table:table-cell>
          <table:table-cell office:value-type="float" office:value="5.06498671751423" calcext:value-type="float">
            <text:p>5.06498671751423</text:p>
          </table:table-cell>
          <table:table-cell office:value-type="float" office:value="2.52082914935443" calcext:value-type="float">
            <text:p>2.52082914935443</text:p>
          </table:table-cell>
          <table:table-cell office:value-type="float" office:value="2.72194588351354" calcext:value-type="float">
            <text:p>2.72194588351354</text:p>
          </table:table-cell>
          <table:table-cell office:value-type="float" office:value="2.86294918145582" calcext:value-type="float">
            <text:p>2.86294918145582</text:p>
          </table:table-cell>
          <table:table-cell office:value-type="float" office:value="4.47471507349263" calcext:value-type="float">
            <text:p>4.47471507349263</text:p>
          </table:table-cell>
          <table:table-cell office:value-type="float" office:value="5.63880575730168" calcext:value-type="float">
            <text:p>5.63880575730168</text:p>
          </table:table-cell>
          <table:table-cell office:value-type="float" office:value="4.26823468406594" calcext:value-type="float">
            <text:p>4.26823468406594</text:p>
          </table:table-cell>
          <table:table-cell office:value-type="float" office:value="1.00388143670218" calcext:value-type="float">
            <text:p>1.00388143670218</text:p>
          </table:table-cell>
        </table:table-row>
        <table:table-row table:style-name="ro1">
          <table:table-cell table:number-columns-repeated="17"/>
          <table:table-cell office:value-type="float" office:value="1.38029709653281" calcext:value-type="float">
            <text:p>1.38029709653281</text:p>
          </table:table-cell>
          <table:table-cell office:value-type="float" office:value="1.9102516867412" calcext:value-type="float">
            <text:p>1.9102516867412</text:p>
          </table:table-cell>
          <table:table-cell office:value-type="float" office:value="5.63951489731207" calcext:value-type="float">
            <text:p>5.63951489731207</text:p>
          </table:table-cell>
          <table:table-cell office:value-type="float" office:value="4.38820714187419" calcext:value-type="float">
            <text:p>4.38820714187419</text:p>
          </table:table-cell>
          <table:table-cell office:value-type="float" office:value="6.24539133087229" calcext:value-type="float">
            <text:p>6.24539133087229</text:p>
          </table:table-cell>
          <table:table-cell office:value-type="float" office:value="6.59173184188826" calcext:value-type="float">
            <text:p>6.59173184188826</text:p>
          </table:table-cell>
          <table:table-cell office:value-type="float" office:value="4.38384703132051" calcext:value-type="float">
            <text:p>4.38384703132051</text:p>
          </table:table-cell>
          <table:table-cell office:value-type="float" office:value="1.09015820861571" calcext:value-type="float">
            <text:p>1.09015820861571</text:p>
          </table:table-cell>
          <table:table-cell office:value-type="float" office:value="1.23453619780846" calcext:value-type="float">
            <text:p>1.23453619780846</text:p>
          </table:table-cell>
          <table:table-cell office:value-type="float" office:value="-0.021239315756125" calcext:value-type="float">
            <text:p>-0.021239315756125</text:p>
          </table:table-cell>
          <table:table-cell office:value-type="float" office:value="3.04249671729682" calcext:value-type="float">
            <text:p>3.04249671729682</text:p>
          </table:table-cell>
          <table:table-cell office:value-type="float" office:value="3.12074752172257" calcext:value-type="float">
            <text:p>3.12074752172257</text:p>
          </table:table-cell>
        </table:table-row>
        <table:table-row table:style-name="ro1">
          <table:table-cell table:number-columns-repeated="17"/>
          <table:table-cell office:value-type="float" office:value="4.10413328411837" calcext:value-type="float">
            <text:p>4.10413328411837</text:p>
          </table:table-cell>
          <table:table-cell office:value-type="float" office:value="6.37677619087715" calcext:value-type="float">
            <text:p>6.37677619087715</text:p>
          </table:table-cell>
          <table:table-cell office:value-type="float" office:value="6.61685435443202" calcext:value-type="float">
            <text:p>6.61685435443202</text:p>
          </table:table-cell>
          <table:table-cell office:value-type="float" office:value="8.44727848244517" calcext:value-type="float">
            <text:p>8.44727848244517</text:p>
          </table:table-cell>
          <table:table-cell office:value-type="float" office:value="6.32118318715034" calcext:value-type="float">
            <text:p>6.32118318715034</text:p>
          </table:table-cell>
          <table:table-cell office:value-type="float" office:value="2.17758723822182" calcext:value-type="float">
            <text:p>2.17758723822182</text:p>
          </table:table-cell>
          <table:table-cell office:value-type="float" office:value="-0.721507915835248" calcext:value-type="float">
            <text:p>-0.721507915835248</text:p>
          </table:table-cell>
          <table:table-cell office:value-type="float" office:value="1.02680579065584" calcext:value-type="float">
            <text:p>1.02680579065584</text:p>
          </table:table-cell>
          <table:table-cell office:value-type="float" office:value="0.959265810182254" calcext:value-type="float">
            <text:p>0.959265810182254</text:p>
          </table:table-cell>
          <table:table-cell office:value-type="float" office:value="0.328201630558811" calcext:value-type="float">
            <text:p>0.328201630558811</text:p>
          </table:table-cell>
          <table:table-cell office:value-type="float" office:value="-0.699250929766255" calcext:value-type="float">
            <text:p>-0.699250929766255</text:p>
          </table:table-cell>
          <table:table-cell office:value-type="float" office:value="0.643604191839322" calcext:value-type="float">
            <text:p>0.643604191839322</text:p>
          </table:table-cell>
        </table:table-row>
        <table:table-row table:style-name="ro1">
          <table:table-cell table:number-columns-repeated="17"/>
          <table:table-cell office:value-type="float" office:value="2.29961022854466" calcext:value-type="float">
            <text:p>2.29961022854466</text:p>
          </table:table-cell>
          <table:table-cell office:value-type="float" office:value="5.20316136599568" calcext:value-type="float">
            <text:p>5.20316136599568</text:p>
          </table:table-cell>
          <table:table-cell office:value-type="float" office:value="2.17314402015484" calcext:value-type="float">
            <text:p>2.17314402015484</text:p>
          </table:table-cell>
          <table:table-cell office:value-type="float" office:value="1.86555072450958" calcext:value-type="float">
            <text:p>1.86555072450958</text:p>
          </table:table-cell>
          <table:table-cell office:value-type="float" office:value="3.71535056998489" calcext:value-type="float">
            <text:p>3.71535056998489</text:p>
          </table:table-cell>
          <table:table-cell office:value-type="float" office:value="6.74821201001188" calcext:value-type="float">
            <text:p>6.74821201001188</text:p>
          </table:table-cell>
          <table:table-cell office:value-type="float" office:value="6.47529931698031" calcext:value-type="float">
            <text:p>6.47529931698031</text:p>
          </table:table-cell>
          <table:table-cell office:value-type="float" office:value="2.07801607857009" calcext:value-type="float">
            <text:p>2.07801607857009</text:p>
          </table:table-cell>
          <table:table-cell office:value-type="float" office:value="3.28849909239379" calcext:value-type="float">
            <text:p>3.28849909239379</text:p>
          </table:table-cell>
          <table:table-cell office:value-type="float" office:value="3.75658828953959" calcext:value-type="float">
            <text:p>3.75658828953959</text:p>
          </table:table-cell>
          <table:table-cell office:value-type="float" office:value="-0.301298117031911" calcext:value-type="float">
            <text:p>-0.301298117031911</text:p>
          </table:table-cell>
          <table:table-cell office:value-type="float" office:value="-0.742112369004669" calcext:value-type="float">
            <text:p>-0.742112369004669</text:p>
          </table:table-cell>
        </table:table-row>
        <table:table-row table:style-name="ro1">
          <table:table-cell table:number-columns-repeated="17"/>
          <table:table-cell office:value-type="float" office:value="4.13309593900064" calcext:value-type="float">
            <text:p>4.13309593900064</text:p>
          </table:table-cell>
          <table:table-cell office:value-type="float" office:value="-0.95829528280269" calcext:value-type="float">
            <text:p>-0.95829528280269</text:p>
          </table:table-cell>
          <table:table-cell office:value-type="float" office:value="2.11787997974684" calcext:value-type="float">
            <text:p>2.11787997974684</text:p>
          </table:table-cell>
          <table:table-cell office:value-type="float" office:value="3.70044538223857" calcext:value-type="float">
            <text:p>3.70044538223857</text:p>
          </table:table-cell>
          <table:table-cell office:value-type="float" office:value="3.55635150309436" calcext:value-type="float">
            <text:p>3.55635150309436</text:p>
          </table:table-cell>
          <table:table-cell office:value-type="float" office:value="2.46791082696914" calcext:value-type="float">
            <text:p>2.46791082696914</text:p>
          </table:table-cell>
          <table:table-cell office:value-type="float" office:value="3.62886715023603" calcext:value-type="float">
            <text:p>3.62886715023603</text:p>
          </table:table-cell>
          <table:table-cell office:value-type="float" office:value="5.71151657672869" calcext:value-type="float">
            <text:p>5.71151657672869</text:p>
          </table:table-cell>
          <table:table-cell office:value-type="float" office:value="5.57465349201317" calcext:value-type="float">
            <text:p>5.57465349201317</text:p>
          </table:table-cell>
          <table:table-cell office:value-type="float" office:value="3.80485201420331" calcext:value-type="float">
            <text:p>3.80485201420331</text:p>
          </table:table-cell>
          <table:table-cell office:value-type="float" office:value="0.822134800782726" calcext:value-type="float">
            <text:p>0.822134800782726</text:p>
          </table:table-cell>
          <table:table-cell office:value-type="float" office:value="-0.269000498452188" calcext:value-type="float">
            <text:p>-0.269000498452188</text:p>
          </table:table-cell>
        </table:table-row>
        <table:table-row table:style-name="ro1">
          <table:table-cell table:number-columns-repeated="17"/>
          <table:table-cell office:value-type="float" office:value="5.35956903849961" calcext:value-type="float">
            <text:p>5.35956903849961</text:p>
          </table:table-cell>
          <table:table-cell office:value-type="float" office:value="5.9544063779208" calcext:value-type="float">
            <text:p>5.9544063779208</text:p>
          </table:table-cell>
          <table:table-cell office:value-type="float" office:value="2.0376016490293" calcext:value-type="float">
            <text:p>2.0376016490293</text:p>
          </table:table-cell>
          <table:table-cell office:value-type="float" office:value="1.11205806035898" calcext:value-type="float">
            <text:p>1.11205806035898</text:p>
          </table:table-cell>
          <table:table-cell office:value-type="float" office:value="2.82495503219217" calcext:value-type="float">
            <text:p>2.82495503219217</text:p>
          </table:table-cell>
          <table:table-cell office:value-type="float" office:value="2.90569837756824" calcext:value-type="float">
            <text:p>2.90569837756824</text:p>
          </table:table-cell>
          <table:table-cell office:value-type="float" office:value="5.34095937574279" calcext:value-type="float">
            <text:p>5.34095937574279</text:p>
          </table:table-cell>
          <table:table-cell office:value-type="float" office:value="6.34181865707569" calcext:value-type="float">
            <text:p>6.34181865707569</text:p>
          </table:table-cell>
          <table:table-cell office:value-type="float" office:value="3.38573955775368" calcext:value-type="float">
            <text:p>3.38573955775368</text:p>
          </table:table-cell>
          <table:table-cell office:value-type="float" office:value="-1.06706822776395" calcext:value-type="float">
            <text:p>-1.06706822776395</text:p>
          </table:table-cell>
          <table:table-cell office:value-type="float" office:value="2.23438373347081" calcext:value-type="float">
            <text:p>2.23438373347081</text:p>
          </table:table-cell>
          <table:table-cell office:value-type="float" office:value="2.35590056801311" calcext:value-type="float">
            <text:p>2.35590056801311</text:p>
          </table:table-cell>
        </table:table-row>
        <table:table-row table:style-name="ro1">
          <table:table-cell table:number-columns-repeated="17"/>
          <table:table-cell office:value-type="float" office:value="4.72175120908415" calcext:value-type="float">
            <text:p>4.72175120908415</text:p>
          </table:table-cell>
          <table:table-cell office:value-type="float" office:value="2.14457929665625" calcext:value-type="float">
            <text:p>2.14457929665625</text:p>
          </table:table-cell>
          <table:table-cell office:value-type="float" office:value="1.83809637512361" calcext:value-type="float">
            <text:p>1.83809637512361</text:p>
          </table:table-cell>
          <table:table-cell office:value-type="float" office:value="1.36394292634862" calcext:value-type="float">
            <text:p>1.36394292634862</text:p>
          </table:table-cell>
          <table:table-cell office:value-type="float" office:value="1.85797048432964" calcext:value-type="float">
            <text:p>1.85797048432964</text:p>
          </table:table-cell>
          <table:table-cell office:value-type="float" office:value="3.35260340721469" calcext:value-type="float">
            <text:p>3.35260340721469</text:p>
          </table:table-cell>
          <table:table-cell office:value-type="float" office:value="2.78136499508063" calcext:value-type="float">
            <text:p>2.78136499508063</text:p>
          </table:table-cell>
          <table:table-cell office:value-type="float" office:value="2.62978811383633" calcext:value-type="float">
            <text:p>2.62978811383633</text:p>
          </table:table-cell>
          <table:table-cell office:value-type="float" office:value="4.96696278401061" calcext:value-type="float">
            <text:p>4.96696278401061</text:p>
          </table:table-cell>
          <table:table-cell office:value-type="float" office:value="5.00308872131553" calcext:value-type="float">
            <text:p>5.00308872131553</text:p>
          </table:table-cell>
          <table:table-cell office:value-type="float" office:value="3.37984874774616" calcext:value-type="float">
            <text:p>3.37984874774616</text:p>
          </table:table-cell>
          <table:table-cell office:value-type="float" office:value="6.91780649884724" calcext:value-type="float">
            <text:p>6.91780649884724</text:p>
          </table:table-cell>
        </table:table-row>
        <table:table-row table:style-name="ro1">
          <table:table-cell table:number-columns-repeated="17"/>
          <table:table-cell office:value-type="float" office:value="3.28353003758559" calcext:value-type="float">
            <text:p>3.28353003758559</text:p>
          </table:table-cell>
          <table:table-cell office:value-type="float" office:value="2.8850213800433" calcext:value-type="float">
            <text:p>2.8850213800433</text:p>
          </table:table-cell>
          <table:table-cell office:value-type="float" office:value="5.28382354537013" calcext:value-type="float">
            <text:p>5.28382354537013</text:p>
          </table:table-cell>
          <table:table-cell office:value-type="float" office:value="6.00859324190375" calcext:value-type="float">
            <text:p>6.00859324190375</text:p>
          </table:table-cell>
          <table:table-cell office:value-type="float" office:value="3.69471137673885" calcext:value-type="float">
            <text:p>3.69471137673885</text:p>
          </table:table-cell>
          <table:table-cell office:value-type="float" office:value="3.74047887911317" calcext:value-type="float">
            <text:p>3.74047887911317</text:p>
          </table:table-cell>
          <table:table-cell office:value-type="float" office:value="4.59503840578667" calcext:value-type="float">
            <text:p>4.59503840578667</text:p>
          </table:table-cell>
          <table:table-cell office:value-type="float" office:value="1.86635903423684" calcext:value-type="float">
            <text:p>1.86635903423684</text:p>
          </table:table-cell>
          <table:table-cell office:value-type="float" office:value="2.28366311117667" calcext:value-type="float">
            <text:p>2.28366311117667</text:p>
          </table:table-cell>
          <table:table-cell office:value-type="float" office:value="2.10212510326094" calcext:value-type="float">
            <text:p>2.10212510326094</text:p>
          </table:table-cell>
          <table:table-cell office:value-type="float" office:value="1.10050353175443" calcext:value-type="float">
            <text:p>1.10050353175443</text:p>
          </table:table-cell>
          <table:table-cell office:value-type="float" office:value="0.487010924339695" calcext:value-type="float">
            <text:p>0.487010924339695</text:p>
          </table:table-cell>
        </table:table-row>
        <table:table-row table:style-name="ro1">
          <table:table-cell table:number-columns-repeated="17"/>
          <table:table-cell office:value-type="float" office:value="1.47049084359337" calcext:value-type="float">
            <text:p>1.47049084359337</text:p>
          </table:table-cell>
          <table:table-cell office:value-type="float" office:value="3.47699059639515" calcext:value-type="float">
            <text:p>3.47699059639515</text:p>
          </table:table-cell>
          <table:table-cell office:value-type="float" office:value="0.648619961837326" calcext:value-type="float">
            <text:p>0.648619961837326</text:p>
          </table:table-cell>
          <table:table-cell office:value-type="float" office:value="3.47339522963069" calcext:value-type="float">
            <text:p>3.47339522963069</text:p>
          </table:table-cell>
          <table:table-cell office:value-type="float" office:value="1.84856276653037" calcext:value-type="float">
            <text:p>1.84856276653037</text:p>
          </table:table-cell>
          <table:table-cell office:value-type="float" office:value="3.26897737468392" calcext:value-type="float">
            <text:p>3.26897737468392</text:p>
          </table:table-cell>
          <table:table-cell office:value-type="float" office:value="3.79869443042088" calcext:value-type="float">
            <text:p>3.79869443042088</text:p>
          </table:table-cell>
          <table:table-cell office:value-type="float" office:value="2.73252097554871" calcext:value-type="float">
            <text:p>2.73252097554871</text:p>
          </table:table-cell>
          <table:table-cell office:value-type="float" office:value="2.83206629860167" calcext:value-type="float">
            <text:p>2.83206629860167</text:p>
          </table:table-cell>
          <table:table-cell office:value-type="float" office:value="4.28198411052109" calcext:value-type="float">
            <text:p>4.28198411052109</text:p>
          </table:table-cell>
          <table:table-cell office:value-type="float" office:value="5.85229266603693" calcext:value-type="float">
            <text:p>5.85229266603693</text:p>
          </table:table-cell>
          <table:table-cell office:value-type="float" office:value="4.90016058297054" calcext:value-type="float">
            <text:p>4.90016058297054</text:p>
          </table:table-cell>
        </table:table-row>
        <table:table-row table:style-name="ro1">
          <table:table-cell table:number-columns-repeated="17"/>
          <table:table-cell office:value-type="float" office:value="2.29247862727744" calcext:value-type="float">
            <text:p>2.29247862727744</text:p>
          </table:table-cell>
          <table:table-cell office:value-type="float" office:value="0.65798251655298" calcext:value-type="float">
            <text:p>0.65798251655298</text:p>
          </table:table-cell>
          <table:table-cell office:value-type="float" office:value="1.77290870857487" calcext:value-type="float">
            <text:p>1.77290870857487</text:p>
          </table:table-cell>
          <table:table-cell office:value-type="float" office:value="3.41035201018918" calcext:value-type="float">
            <text:p>3.41035201018918</text:p>
          </table:table-cell>
          <table:table-cell office:value-type="float" office:value="4.3649268367353" calcext:value-type="float">
            <text:p>4.3649268367353</text:p>
          </table:table-cell>
          <table:table-cell office:value-type="float" office:value="7.21003297823916" calcext:value-type="float">
            <text:p>7.21003297823916</text:p>
          </table:table-cell>
          <table:table-cell office:value-type="float" office:value="2.03010925275824" calcext:value-type="float">
            <text:p>2.03010925275824</text:p>
          </table:table-cell>
          <table:table-cell office:value-type="float" office:value="5.15158363478889" calcext:value-type="float">
            <text:p>5.15158363478889</text:p>
          </table:table-cell>
          <table:table-cell office:value-type="float" office:value="1.9128072311484" calcext:value-type="float">
            <text:p>1.9128072311484</text:p>
          </table:table-cell>
          <table:table-cell office:value-type="float" office:value="3.06140922589475" calcext:value-type="float">
            <text:p>3.06140922589475</text:p>
          </table:table-cell>
          <table:table-cell office:value-type="float" office:value="3.51688532087448" calcext:value-type="float">
            <text:p>3.51688532087448</text:p>
          </table:table-cell>
          <table:table-cell office:value-type="float" office:value="2.69688227666979" calcext:value-type="float">
            <text:p>2.69688227666979</text:p>
          </table:table-cell>
        </table:table-row>
        <table:table-row table:style-name="ro1">
          <table:table-cell table:number-columns-repeated="17"/>
          <table:table-cell office:value-type="float" office:value="6.32223645443719" calcext:value-type="float">
            <text:p>6.32223645443719</text:p>
          </table:table-cell>
          <table:table-cell office:value-type="float" office:value="4.39344459576586" calcext:value-type="float">
            <text:p>4.39344459576586</text:p>
          </table:table-cell>
          <table:table-cell office:value-type="float" office:value="3.85185788317134" calcext:value-type="float">
            <text:p>3.85185788317134</text:p>
          </table:table-cell>
          <table:table-cell office:value-type="float" office:value="1.6599240263456" calcext:value-type="float">
            <text:p>1.6599240263456</text:p>
          </table:table-cell>
          <table:table-cell office:value-type="float" office:value="3.73480651798394" calcext:value-type="float">
            <text:p>3.73480651798394</text:p>
          </table:table-cell>
          <table:table-cell office:value-type="float" office:value="0.864417483629305" calcext:value-type="float">
            <text:p>0.864417483629305</text:p>
          </table:table-cell>
          <table:table-cell office:value-type="float" office:value="4.25986952063654" calcext:value-type="float">
            <text:p>4.25986952063654</text:p>
          </table:table-cell>
          <table:table-cell office:value-type="float" office:value="3.9344877110084" calcext:value-type="float">
            <text:p>3.9344877110084</text:p>
          </table:table-cell>
          <table:table-cell office:value-type="float" office:value="1.16296723543934" calcext:value-type="float">
            <text:p>1.16296723543934</text:p>
          </table:table-cell>
          <table:table-cell office:value-type="float" office:value="5.77125329656661" calcext:value-type="float">
            <text:p>5.77125329656661</text:p>
          </table:table-cell>
          <table:table-cell office:value-type="float" office:value="3.85897357903773" calcext:value-type="float">
            <text:p>3.85897357903773</text:p>
          </table:table-cell>
          <table:table-cell office:value-type="float" office:value="3.71913394043163" calcext:value-type="float">
            <text:p>3.71913394043163</text:p>
          </table:table-cell>
        </table:table-row>
        <table:table-row table:style-name="ro1">
          <table:table-cell table:number-columns-repeated="17"/>
          <table:table-cell office:value-type="float" office:value="-0.59295283506052" calcext:value-type="float">
            <text:p>-0.59295283506052</text:p>
          </table:table-cell>
          <table:table-cell office:value-type="float" office:value="0.510797802672187" calcext:value-type="float">
            <text:p>0.510797802672187</text:p>
          </table:table-cell>
          <table:table-cell office:value-type="float" office:value="4.13274302976586" calcext:value-type="float">
            <text:p>4.13274302976586</text:p>
          </table:table-cell>
          <table:table-cell office:value-type="float" office:value="4.38513574681084" calcext:value-type="float">
            <text:p>4.38513574681084</text:p>
          </table:table-cell>
          <table:table-cell office:value-type="float" office:value="0.414063112820174" calcext:value-type="float">
            <text:p>0.414063112820174</text:p>
          </table:table-cell>
          <table:table-cell office:value-type="float" office:value="3.88947378105866" calcext:value-type="float">
            <text:p>3.88947378105866</text:p>
          </table:table-cell>
          <table:table-cell office:value-type="float" office:value="7.26903282284697" calcext:value-type="float">
            <text:p>7.26903282284697</text:p>
          </table:table-cell>
          <table:table-cell office:value-type="float" office:value="5.40510428609341" calcext:value-type="float">
            <text:p>5.40510428609341</text:p>
          </table:table-cell>
          <table:table-cell office:value-type="float" office:value="3.63199266292508" calcext:value-type="float">
            <text:p>3.63199266292508</text:p>
          </table:table-cell>
          <table:table-cell office:value-type="float" office:value="3.48062916616054" calcext:value-type="float">
            <text:p>3.48062916616054</text:p>
          </table:table-cell>
          <table:table-cell office:value-type="float" office:value="3.56760906731571" calcext:value-type="float">
            <text:p>3.56760906731571</text:p>
          </table:table-cell>
          <table:table-cell office:value-type="float" office:value="4.1079250789157" calcext:value-type="float">
            <text:p>4.1079250789157</text:p>
          </table:table-cell>
        </table:table-row>
        <table:table-row table:style-name="ro1">
          <table:table-cell table:number-columns-repeated="17"/>
          <table:table-cell office:value-type="float" office:value="3.23953379396056" calcext:value-type="float">
            <text:p>3.23953379396056</text:p>
          </table:table-cell>
          <table:table-cell office:value-type="float" office:value="2.10112735548378" calcext:value-type="float">
            <text:p>2.10112735548378</text:p>
          </table:table-cell>
          <table:table-cell office:value-type="float" office:value="1.17802799557822" calcext:value-type="float">
            <text:p>1.17802799557822</text:p>
          </table:table-cell>
          <table:table-cell office:value-type="float" office:value="3.29597334739431" calcext:value-type="float">
            <text:p>3.29597334739431</text:p>
          </table:table-cell>
          <table:table-cell office:value-type="float" office:value="4.46149053483366" calcext:value-type="float">
            <text:p>4.46149053483366</text:p>
          </table:table-cell>
          <table:table-cell office:value-type="float" office:value="2.09269338795553" calcext:value-type="float">
            <text:p>2.09269338795553</text:p>
          </table:table-cell>
          <table:table-cell office:value-type="float" office:value="3.48366916166976" calcext:value-type="float">
            <text:p>3.48366916166976</text:p>
          </table:table-cell>
          <table:table-cell office:value-type="float" office:value="2.71537345267873" calcext:value-type="float">
            <text:p>2.71537345267873</text:p>
          </table:table-cell>
          <table:table-cell office:value-type="float" office:value="5.35318311883765" calcext:value-type="float">
            <text:p>5.35318311883765</text:p>
          </table:table-cell>
          <table:table-cell office:value-type="float" office:value="1.73306736340846" calcext:value-type="float">
            <text:p>1.73306736340846</text:p>
          </table:table-cell>
          <table:table-cell office:value-type="float" office:value="5.33359031970348" calcext:value-type="float">
            <text:p>5.33359031970348</text:p>
          </table:table-cell>
          <table:table-cell office:value-type="float" office:value="4.201269183154" calcext:value-type="float">
            <text:p>4.201269183154</text:p>
          </table:table-cell>
        </table:table-row>
        <table:table-row table:style-name="ro1">
          <table:table-cell table:number-columns-repeated="17"/>
          <table:table-cell office:value-type="float" office:value="-2.52590927694518" calcext:value-type="float">
            <text:p>-2.52590927694518</text:p>
          </table:table-cell>
          <table:table-cell office:value-type="float" office:value="3.49412012863048" calcext:value-type="float">
            <text:p>3.49412012863048</text:p>
          </table:table-cell>
          <table:table-cell office:value-type="float" office:value="3.85832358587145" calcext:value-type="float">
            <text:p>3.85832358587145</text:p>
          </table:table-cell>
          <table:table-cell office:value-type="float" office:value="3.02712508444943" calcext:value-type="float">
            <text:p>3.02712508444943</text:p>
          </table:table-cell>
          <table:table-cell office:value-type="float" office:value="5.01186488853366" calcext:value-type="float">
            <text:p>5.01186488853366</text:p>
          </table:table-cell>
          <table:table-cell office:value-type="float" office:value="0.837675173013937" calcext:value-type="float">
            <text:p>0.837675173013937</text:p>
          </table:table-cell>
          <table:table-cell office:value-type="float" office:value="0.875766027184071" calcext:value-type="float">
            <text:p>0.875766027184071</text:p>
          </table:table-cell>
          <table:table-cell office:value-type="float" office:value="5.83618264409497" calcext:value-type="float">
            <text:p>5.83618264409497</text:p>
          </table:table-cell>
          <table:table-cell office:value-type="float" office:value="5.63829079812503" calcext:value-type="float">
            <text:p>5.63829079812503</text:p>
          </table:table-cell>
          <table:table-cell office:value-type="float" office:value="5.34330320888391" calcext:value-type="float">
            <text:p>5.34330320888391</text:p>
          </table:table-cell>
          <table:table-cell office:value-type="float" office:value="1.90133743143316" calcext:value-type="float">
            <text:p>1.90133743143316</text:p>
          </table:table-cell>
          <table:table-cell office:value-type="float" office:value="1.92016825735727" calcext:value-type="float">
            <text:p>1.92016825735727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16"/>
          <table:table-cell office:value-type="string" calcext:value-type="string">
            <text:p>County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0.288914903166615" calcext:value-type="float">
            <text:p>0.288914903166615</text:p>
          </table:table-cell>
          <table:table-cell office:value-type="float" office:value="2.73871336069176" calcext:value-type="float">
            <text:p>2.73871336069176</text:p>
          </table:table-cell>
          <table:table-cell office:value-type="float" office:value="2.94691418419268" calcext:value-type="float">
            <text:p>2.94691418419268</text:p>
          </table:table-cell>
          <table:table-cell office:value-type="float" office:value="1.01043010542342" calcext:value-type="float">
            <text:p>1.01043010542342</text:p>
          </table:table-cell>
          <table:table-cell office:value-type="float" office:value="1.83318285156717" calcext:value-type="float">
            <text:p>1.83318285156717</text:p>
          </table:table-cell>
          <table:table-cell office:value-type="float" office:value="4.96474117212126" calcext:value-type="float">
            <text:p>4.96474117212126</text:p>
          </table:table-cell>
          <table:table-cell office:value-type="float" office:value="0.852062142434377" calcext:value-type="float">
            <text:p>0.852062142434377</text:p>
          </table:table-cell>
          <table:table-cell office:value-type="float" office:value="1.95650995772383" calcext:value-type="float">
            <text:p>1.95650995772383</text:p>
          </table:table-cell>
          <table:table-cell office:value-type="float" office:value="3.28158146228554" calcext:value-type="float">
            <text:p>3.28158146228554</text:p>
          </table:table-cell>
          <table:table-cell office:value-type="float" office:value="0.655325484698592" calcext:value-type="float">
            <text:p>0.655325484698592</text:p>
          </table:table-cell>
          <table:table-cell office:value-type="float" office:value="2.91455904175955" calcext:value-type="float">
            <text:p>2.91455904175955</text:p>
          </table:table-cell>
          <table:table-cell office:value-type="float" office:value="1.74713293244012" calcext:value-type="float">
            <text:p>1.74713293244012</text:p>
          </table:table-cell>
          <table:table-cell office:value-type="float" office:value="3.51011534309119" calcext:value-type="float">
            <text:p>3.51011534309119</text:p>
          </table:table-cell>
          <table:table-cell office:value-type="float" office:value="1.74638314050903" calcext:value-type="float">
            <text:p>1.74638314050903</text:p>
          </table:table-cell>
          <table:table-cell office:value-type="float" office:value="0.638775801302332" calcext:value-type="float">
            <text:p>0.638775801302332</text:p>
          </table:table-cell>
          <table:table-cell/>
          <table:table-cell office:value-type="string" calcext:value-type="string">
            <text:p>AITKIN</text:p>
          </table:table-cell>
          <table:table-cell office:value-type="float" office:value="84.5" calcext:value-type="float">
            <text:p>84.5</text:p>
          </table:table-cell>
          <table:table-cell office:value-type="float" office:value="63" calcext:value-type="float">
            <text:p>63</text:p>
          </table:table-cell>
          <table:table-cell office:value-type="float" office:value="99.9" calcext:value-type="float">
            <text:p>99.9</text:p>
          </table:table-cell>
          <table:table-cell office:value-type="float" office:value="118.2" calcext:value-type="float">
            <text:p>118.2</text:p>
          </table:table-cell>
          <table:table-cell office:value-type="float" office:value="114" calcext:value-type="float">
            <text:p>114</text:p>
          </table:table-cell>
          <table:table-cell office:value-type="float" office:value="117.8" calcext:value-type="float">
            <text:p>117.8</text:p>
          </table:table-cell>
          <table:table-cell office:value-type="float" office:value="122.9" calcext:value-type="float">
            <text:p>122.9</text:p>
          </table:table-cell>
          <table:table-cell office:value-type="float" office:value="113" calcext:value-type="float">
            <text:p>113</text:p>
          </table:table-cell>
          <table:table-cell office:value-type="float" office:value="107.2" calcext:value-type="float">
            <text:p>107.2</text:p>
          </table:table-cell>
          <table:table-cell office:value-type="float" office:value="98.7" calcext:value-type="float">
            <text:p>98.7</text:p>
          </table:table-cell>
          <table:table-cell office:value-type="float" office:value="80.6" calcext:value-type="float">
            <text:p>80.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.16724817217554" calcext:value-type="float">
            <text:p>1.16724817217554</text:p>
          </table:table-cell>
          <table:table-cell office:value-type="float" office:value="1.24869299937458" calcext:value-type="float">
            <text:p>1.24869299937458</text:p>
          </table:table-cell>
          <table:table-cell office:value-type="float" office:value="1.53007820934981" calcext:value-type="float">
            <text:p>1.53007820934981</text:p>
          </table:table-cell>
          <table:table-cell office:value-type="float" office:value="1.27605548688079" calcext:value-type="float">
            <text:p>1.27605548688079</text:p>
          </table:table-cell>
          <table:table-cell office:value-type="float" office:value="1.5971830797432" calcext:value-type="float">
            <text:p>1.5971830797432</text:p>
          </table:table-cell>
          <table:table-cell office:value-type="float" office:value="1.05384507336263" calcext:value-type="float">
            <text:p>1.05384507336263</text:p>
          </table:table-cell>
          <table:table-cell office:value-type="float" office:value="1.04869225042264" calcext:value-type="float">
            <text:p>1.04869225042264</text:p>
          </table:table-cell>
          <table:table-cell office:value-type="float" office:value="1.15477993637384" calcext:value-type="float">
            <text:p>1.15477993637384</text:p>
          </table:table-cell>
          <table:table-cell office:value-type="float" office:value="1.31789949648869" calcext:value-type="float">
            <text:p>1.31789949648869</text:p>
          </table:table-cell>
          <table:table-cell office:value-type="float" office:value="1.55895926282888" calcext:value-type="float">
            <text:p>1.55895926282888</text:p>
          </table:table-cell>
          <table:table-cell office:value-type="float" office:value="1.46180783741505" calcext:value-type="float">
            <text:p>1.46180783741505</text:p>
          </table:table-cell>
          <table:table-cell office:value-type="float" office:value="1.17258520242396" calcext:value-type="float">
            <text:p>1.17258520242396</text:p>
          </table:table-cell>
          <table:table-cell office:value-type="float" office:value="0.967896015077064" calcext:value-type="float">
            <text:p>0.967896015077064</text:p>
          </table:table-cell>
          <table:table-cell office:value-type="float" office:value="1.18721224216034" calcext:value-type="float">
            <text:p>1.18721224216034</text:p>
          </table:table-cell>
          <table:table-cell office:value-type="float" office:value="0.971865816200757" calcext:value-type="float">
            <text:p>0.971865816200757</text:p>
          </table:table-cell>
          <table:table-cell/>
          <table:table-cell office:value-type="string" calcext:value-type="string">
            <text:p>ANOKA</text:p>
          </table:table-cell>
          <table:table-cell office:value-type="float" office:value="53.4" calcext:value-type="float">
            <text:p>53.4</text:p>
          </table:table-cell>
          <table:table-cell office:value-type="float" office:value="57.6" calcext:value-type="float">
            <text:p>57.6</text:p>
          </table:table-cell>
          <table:table-cell office:value-type="float" office:value="61.1" calcext:value-type="float">
            <text:p>61.1</text:p>
          </table:table-cell>
          <table:table-cell office:value-type="float" office:value="66.2" calcext:value-type="float">
            <text:p>66.2</text:p>
          </table:table-cell>
          <table:table-cell office:value-type="float" office:value="67" calcext:value-type="float">
            <text:p>67</text:p>
          </table:table-cell>
          <table:table-cell office:value-type="float" office:value="68.3" calcext:value-type="float">
            <text:p>68.3</text:p>
          </table:table-cell>
          <table:table-cell office:value-type="float" office:value="65.3" calcext:value-type="float">
            <text:p>65.3</text:p>
          </table:table-cell>
          <table:table-cell office:value-type="float" office:value="62.4" calcext:value-type="float">
            <text:p>62.4</text:p>
          </table:table-cell>
          <table:table-cell office:value-type="float" office:value="61.6" calcext:value-type="float">
            <text:p>61.6</text:p>
          </table:table-cell>
          <table:table-cell office:value-type="float" office:value="57.3" calcext:value-type="float">
            <text:p>57.3</text:p>
          </table:table-cell>
          <table:table-cell office:value-type="float" office:value="52.1" calcext:value-type="float">
            <text:p>52.1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float" office:value="0.806876672775155" calcext:value-type="float">
            <text:p>0.806876672775155</text:p>
          </table:table-cell>
          <table:table-cell office:value-type="float" office:value="1.13624645450822" calcext:value-type="float">
            <text:p>1.13624645450822</text:p>
          </table:table-cell>
          <table:table-cell office:value-type="float" office:value="1.54998196328143" calcext:value-type="float">
            <text:p>1.54998196328143</text:p>
          </table:table-cell>
          <table:table-cell office:value-type="float" office:value="0.240930733540855" calcext:value-type="float">
            <text:p>0.240930733540855</text:p>
          </table:table-cell>
          <table:table-cell office:value-type="float" office:value="1.69338795494884" calcext:value-type="float">
            <text:p>1.69338795494884</text:p>
          </table:table-cell>
          <table:table-cell office:value-type="float" office:value="1.33209433677131" calcext:value-type="float">
            <text:p>1.33209433677131</text:p>
          </table:table-cell>
          <table:table-cell office:value-type="float" office:value="2.08818384299596" calcext:value-type="float">
            <text:p>2.08818384299596</text:p>
          </table:table-cell>
          <table:table-cell office:value-type="float" office:value="0.26879106262436" calcext:value-type="float">
            <text:p>0.26879106262436</text:p>
          </table:table-cell>
          <table:table-cell office:value-type="float" office:value="1.24873301872378" calcext:value-type="float">
            <text:p>1.24873301872378</text:p>
          </table:table-cell>
          <table:table-cell office:value-type="float" office:value="0.739308187176528" calcext:value-type="float">
            <text:p>0.739308187176528</text:p>
          </table:table-cell>
          <table:table-cell office:value-type="float" office:value="0.250879625583798" calcext:value-type="float">
            <text:p>0.250879625583798</text:p>
          </table:table-cell>
          <table:table-cell office:value-type="float" office:value="1.82415444216705" calcext:value-type="float">
            <text:p>1.82415444216705</text:p>
          </table:table-cell>
          <table:table-cell office:value-type="float" office:value="1.70912542073819" calcext:value-type="float">
            <text:p>1.70912542073819</text:p>
          </table:table-cell>
          <table:table-cell office:value-type="float" office:value="0.784015251636234" calcext:value-type="float">
            <text:p>0.784015251636234</text:p>
          </table:table-cell>
          <table:table-cell office:value-type="float" office:value="1.59316697985801" calcext:value-type="float">
            <text:p>1.59316697985801</text:p>
          </table:table-cell>
          <table:table-cell/>
          <table:table-cell office:value-type="string" calcext:value-type="string">
            <text:p>BECKER</text:p>
          </table:table-cell>
          <table:table-cell office:value-type="float" office:value="46.3" calcext:value-type="float">
            <text:p>46.3</text:p>
          </table:table-cell>
          <table:table-cell office:value-type="float" office:value="54.2" calcext:value-type="float">
            <text:p>54.2</text:p>
          </table:table-cell>
          <table:table-cell office:value-type="float" office:value="57.7" calcext:value-type="float">
            <text:p>57.7</text:p>
          </table:table-cell>
          <table:table-cell office:value-type="float" office:value="55.1" calcext:value-type="float">
            <text:p>55.1</text:p>
          </table:table-cell>
          <table:table-cell office:value-type="float" office:value="59.9" calcext:value-type="float">
            <text:p>59.9</text:p>
          </table:table-cell>
          <table:table-cell office:value-type="float" office:value="57.7" calcext:value-type="float">
            <text:p>57.7</text:p>
          </table:table-cell>
          <table:table-cell office:value-type="float" office:value="71.6" calcext:value-type="float">
            <text:p>71.6</text:p>
          </table:table-cell>
          <table:table-cell office:value-type="float" office:value="66.4" calcext:value-type="float">
            <text:p>66.4</text:p>
          </table:table-cell>
          <table:table-cell office:value-type="float" office:value="59.4" calcext:value-type="float">
            <text:p>59.4</text:p>
          </table:table-cell>
          <table:table-cell office:value-type="float" office:value="52.6" calcext:value-type="float">
            <text:p>52.6</text:p>
          </table:table-cell>
          <table:table-cell office:value-type="float" office:value="45.6" calcext:value-type="float">
            <text:p>45.6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0.626546941057562" calcext:value-type="float">
            <text:p>0.626546941057562</text:p>
          </table:table-cell>
          <table:table-cell office:value-type="float" office:value="1.0296397938779" calcext:value-type="float">
            <text:p>1.0296397938779</text:p>
          </table:table-cell>
          <table:table-cell office:value-type="float" office:value="2.21259309966802" calcext:value-type="float">
            <text:p>2.21259309966802</text:p>
          </table:table-cell>
          <table:table-cell office:value-type="float" office:value="0.760231828228628" calcext:value-type="float">
            <text:p>0.760231828228628</text:p>
          </table:table-cell>
          <table:table-cell office:value-type="float" office:value="2.18198492236301" calcext:value-type="float">
            <text:p>2.18198492236301</text:p>
          </table:table-cell>
          <table:table-cell office:value-type="float" office:value="1.97074564180494" calcext:value-type="float">
            <text:p>1.97074564180494</text:p>
          </table:table-cell>
          <table:table-cell office:value-type="float" office:value="1.45640491370683" calcext:value-type="float">
            <text:p>1.45640491370683</text:p>
          </table:table-cell>
          <table:table-cell office:value-type="float" office:value="0.470438350271768" calcext:value-type="float">
            <text:p>0.470438350271768</text:p>
          </table:table-cell>
          <table:table-cell office:value-type="float" office:value="2.25209349396222" calcext:value-type="float">
            <text:p>2.25209349396222</text:p>
          </table:table-cell>
          <table:table-cell office:value-type="float" office:value="1.35508449297894" calcext:value-type="float">
            <text:p>1.35508449297894</text:p>
          </table:table-cell>
          <table:table-cell office:value-type="float" office:value="0.390357423758069" calcext:value-type="float">
            <text:p>0.390357423758069</text:p>
          </table:table-cell>
          <table:table-cell office:value-type="float" office:value="2.04033286540688" calcext:value-type="float">
            <text:p>2.04033286540688</text:p>
          </table:table-cell>
          <table:table-cell office:value-type="float" office:value="2.07436082196511" calcext:value-type="float">
            <text:p>2.07436082196511</text:p>
          </table:table-cell>
          <table:table-cell office:value-type="float" office:value="1.658923594149" calcext:value-type="float">
            <text:p>1.658923594149</text:p>
          </table:table-cell>
          <table:table-cell office:value-type="float" office:value="0.356154495150394" calcext:value-type="float">
            <text:p>0.356154495150394</text:p>
          </table:table-cell>
          <table:table-cell/>
          <table:table-cell office:value-type="string" calcext:value-type="string">
            <text:p>BELTRAMI</text:p>
          </table:table-cell>
          <table:table-cell office:value-type="float" office:value="61.1" calcext:value-type="float">
            <text:p>61.1</text:p>
          </table:table-cell>
          <table:table-cell office:value-type="float" office:value="60" calcext:value-type="float">
            <text:p>60</text:p>
          </table:table-cell>
          <table:table-cell office:value-type="float" office:value="69.6" calcext:value-type="float">
            <text:p>69.6</text:p>
          </table:table-cell>
          <table:table-cell office:value-type="float" office:value="74.2" calcext:value-type="float">
            <text:p>74.2</text:p>
          </table:table-cell>
          <table:table-cell office:value-type="float" office:value="73.7" calcext:value-type="float">
            <text:p>73.7</text:p>
          </table:table-cell>
          <table:table-cell office:value-type="float" office:value="75.3" calcext:value-type="float">
            <text:p>75.3</text:p>
          </table:table-cell>
          <table:table-cell office:value-type="float" office:value="89.1" calcext:value-type="float">
            <text:p>89.1</text:p>
          </table:table-cell>
          <table:table-cell office:value-type="float" office:value="70.2" calcext:value-type="float">
            <text:p>70.2</text:p>
          </table:table-cell>
          <table:table-cell office:value-type="float" office:value="67" calcext:value-type="float">
            <text:p>67</text:p>
          </table:table-cell>
          <table:table-cell office:value-type="float" office:value="60.1" calcext:value-type="float">
            <text:p>60.1</text:p>
          </table:table-cell>
          <table:table-cell office:value-type="float" office:value="55.4" calcext:value-type="float">
            <text:p>55.4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float" office:value="1.23058570364843" calcext:value-type="float">
            <text:p>1.23058570364843</text:p>
          </table:table-cell>
          <table:table-cell office:value-type="float" office:value="1.29105053222759" calcext:value-type="float">
            <text:p>1.29105053222759</text:p>
          </table:table-cell>
          <table:table-cell office:value-type="float" office:value="1.12681185859638" calcext:value-type="float">
            <text:p>1.12681185859638</text:p>
          </table:table-cell>
          <table:table-cell office:value-type="float" office:value="1.43685426138639" calcext:value-type="float">
            <text:p>1.43685426138639</text:p>
          </table:table-cell>
          <table:table-cell office:value-type="float" office:value="0.90528479307898" calcext:value-type="float">
            <text:p>0.90528479307898</text:p>
          </table:table-cell>
          <table:table-cell office:value-type="float" office:value="0.661405433181635" calcext:value-type="float">
            <text:p>0.661405433181635</text:p>
          </table:table-cell>
          <table:table-cell office:value-type="float" office:value="1.23881799808351" calcext:value-type="float">
            <text:p>1.23881799808351</text:p>
          </table:table-cell>
          <table:table-cell office:value-type="float" office:value="0.63953868566284" calcext:value-type="float">
            <text:p>0.63953868566284</text:p>
          </table:table-cell>
          <table:table-cell office:value-type="float" office:value="1.24325182252265" calcext:value-type="float">
            <text:p>1.24325182252265</text:p>
          </table:table-cell>
          <table:table-cell office:value-type="float" office:value="0.598617164256258" calcext:value-type="float">
            <text:p>0.598617164256258</text:p>
          </table:table-cell>
          <table:table-cell office:value-type="float" office:value="-0.0459970284300348" calcext:value-type="float">
            <text:p>-0.045997028430035</text:p>
          </table:table-cell>
          <table:table-cell office:value-type="float" office:value="1.74043750358489" calcext:value-type="float">
            <text:p>1.74043750358489</text:p>
          </table:table-cell>
          <table:table-cell office:value-type="float" office:value="0.84926278138604" calcext:value-type="float">
            <text:p>0.84926278138604</text:p>
          </table:table-cell>
          <table:table-cell office:value-type="float" office:value="1.07368283273102" calcext:value-type="float">
            <text:p>1.07368283273102</text:p>
          </table:table-cell>
          <table:table-cell office:value-type="float" office:value="0.64976990559579" calcext:value-type="float">
            <text:p>0.64976990559579</text:p>
          </table:table-cell>
          <table:table-cell/>
          <table:table-cell office:value-type="string" calcext:value-type="string">
            <text:p>BENTON</text:p>
          </table:table-cell>
          <table:table-cell office:value-type="float" office:value="48.3" calcext:value-type="float">
            <text:p>48.3</text:p>
          </table:table-cell>
          <table:table-cell office:value-type="float" office:value="51.6" calcext:value-type="float">
            <text:p>51.6</text:p>
          </table:table-cell>
          <table:table-cell office:value-type="float" office:value="54.1" calcext:value-type="float">
            <text:p>54.1</text:p>
          </table:table-cell>
          <table:table-cell office:value-type="float" office:value="53" calcext:value-type="float">
            <text:p>53</text:p>
          </table:table-cell>
          <table:table-cell office:value-type="float" office:value="52.6" calcext:value-type="float">
            <text:p>52.6</text:p>
          </table:table-cell>
          <table:table-cell office:value-type="float" office:value="44.7" calcext:value-type="float">
            <text:p>44.7</text:p>
          </table:table-cell>
          <table:table-cell office:value-type="float" office:value="51.1" calcext:value-type="float">
            <text:p>51.1</text:p>
          </table:table-cell>
          <table:table-cell office:value-type="float" office:value="47.5" calcext:value-type="float">
            <text:p>47.5</text:p>
          </table:table-cell>
          <table:table-cell office:value-type="float" office:value="47.4" calcext:value-type="float">
            <text:p>47.4</text:p>
          </table:table-cell>
          <table:table-cell office:value-type="float" office:value="43" calcext:value-type="float">
            <text:p>43</text:p>
          </table:table-cell>
          <table:table-cell office:value-type="float" office:value="39.3" calcext:value-type="float">
            <text:p>39.3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2.17322261962895" calcext:value-type="float">
            <text:p>2.17322261962895</text:p>
          </table:table-cell>
          <table:table-cell office:value-type="float" office:value="0.605861440589452" calcext:value-type="float">
            <text:p>0.605861440589452</text:p>
          </table:table-cell>
          <table:table-cell office:value-type="float" office:value="3.08863779918185" calcext:value-type="float">
            <text:p>3.08863779918185</text:p>
          </table:table-cell>
          <table:table-cell office:value-type="float" office:value="2.60582266389974" calcext:value-type="float">
            <text:p>2.60582266389974</text:p>
          </table:table-cell>
          <table:table-cell office:value-type="float" office:value="3.58247358339474" calcext:value-type="float">
            <text:p>3.58247358339474</text:p>
          </table:table-cell>
          <table:table-cell office:value-type="float" office:value="0.613735855926906" calcext:value-type="float">
            <text:p>0.613735855926906</text:p>
          </table:table-cell>
          <table:table-cell office:value-type="float" office:value="3.29343540468189" calcext:value-type="float">
            <text:p>3.29343540468189</text:p>
          </table:table-cell>
          <table:table-cell office:value-type="float" office:value="2.57949833492841" calcext:value-type="float">
            <text:p>2.57949833492841</text:p>
          </table:table-cell>
          <table:table-cell office:value-type="float" office:value="2.89488616390098" calcext:value-type="float">
            <text:p>2.89488616390098</text:p>
          </table:table-cell>
          <table:table-cell office:value-type="float" office:value="1.41893103513585" calcext:value-type="float">
            <text:p>1.41893103513585</text:p>
          </table:table-cell>
          <table:table-cell office:value-type="float" office:value="1.4691131761833" calcext:value-type="float">
            <text:p>1.4691131761833</text:p>
          </table:table-cell>
          <table:table-cell office:value-type="float" office:value="1.78714645802393" calcext:value-type="float">
            <text:p>1.78714645802393</text:p>
          </table:table-cell>
          <table:table-cell office:value-type="float" office:value="3.42554891095502" calcext:value-type="float">
            <text:p>3.42554891095502</text:p>
          </table:table-cell>
          <table:table-cell office:value-type="float" office:value="2.22665296679253" calcext:value-type="float">
            <text:p>2.22665296679253</text:p>
          </table:table-cell>
          <table:table-cell office:value-type="float" office:value="1.68432386768292" calcext:value-type="float">
            <text:p>1.68432386768292</text:p>
          </table:table-cell>
          <table:table-cell/>
          <table:table-cell office:value-type="string" calcext:value-type="string">
            <text:p>BIG STONE</text:p>
          </table:table-cell>
          <table:table-cell office:value-type="float" office:value="96.1" calcext:value-type="float">
            <text:p>96.1</text:p>
          </table:table-cell>
          <table:table-cell office:value-type="float" office:value="112.5" calcext:value-type="float">
            <text:p>112.5</text:p>
          </table:table-cell>
          <table:table-cell office:value-type="float" office:value="118.5" calcext:value-type="float">
            <text:p>118.5</text:p>
          </table:table-cell>
          <table:table-cell office:value-type="float" office:value="115.7" calcext:value-type="float">
            <text:p>115.7</text:p>
          </table:table-cell>
          <table:table-cell office:value-type="float" office:value="113.1" calcext:value-type="float">
            <text:p>113.1</text:p>
          </table:table-cell>
          <table:table-cell office:value-type="float" office:value="124.7" calcext:value-type="float">
            <text:p>124.7</text:p>
          </table:table-cell>
          <table:table-cell office:value-type="float" office:value="129.1" calcext:value-type="float">
            <text:p>129.1</text:p>
          </table:table-cell>
          <table:table-cell office:value-type="float" office:value="111.8" calcext:value-type="float">
            <text:p>111.8</text:p>
          </table:table-cell>
          <table:table-cell office:value-type="float" office:value="107.9" calcext:value-type="float">
            <text:p>107.9</text:p>
          </table:table-cell>
          <table:table-cell office:value-type="float" office:value="88.4" calcext:value-type="float">
            <text:p>88.4</text:p>
          </table:table-cell>
          <table:table-cell office:value-type="float" office:value="84.9" calcext:value-type="float">
            <text:p>84.9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float" office:value="2.02698271806245" calcext:value-type="float">
            <text:p>2.02698271806245</text:p>
          </table:table-cell>
          <table:table-cell office:value-type="float" office:value="1.71436099361181" calcext:value-type="float">
            <text:p>1.71436099361181</text:p>
          </table:table-cell>
          <table:table-cell office:value-type="float" office:value="1.52391882543739" calcext:value-type="float">
            <text:p>1.52391882543739</text:p>
          </table:table-cell>
          <table:table-cell office:value-type="float" office:value="1.04726351756862" calcext:value-type="float">
            <text:p>1.04726351756862</text:p>
          </table:table-cell>
          <table:table-cell office:value-type="float" office:value="1.25497678013761" calcext:value-type="float">
            <text:p>1.25497678013761</text:p>
          </table:table-cell>
          <table:table-cell office:value-type="float" office:value="0.757954667807882" calcext:value-type="float">
            <text:p>0.757954667807882</text:p>
          </table:table-cell>
          <table:table-cell office:value-type="float" office:value="1.73368541494258" calcext:value-type="float">
            <text:p>1.73368541494258</text:p>
          </table:table-cell>
          <table:table-cell office:value-type="float" office:value="1.7681958247495" calcext:value-type="float">
            <text:p>1.7681958247495</text:p>
          </table:table-cell>
          <table:table-cell office:value-type="float" office:value="1.30646921344789" calcext:value-type="float">
            <text:p>1.30646921344789</text:p>
          </table:table-cell>
          <table:table-cell office:value-type="float" office:value="1.79481731241929" calcext:value-type="float">
            <text:p>1.79481731241929</text:p>
          </table:table-cell>
          <table:table-cell office:value-type="float" office:value="0.600042920064494" calcext:value-type="float">
            <text:p>0.600042920064494</text:p>
          </table:table-cell>
          <table:table-cell office:value-type="float" office:value="2.40427256069944" calcext:value-type="float">
            <text:p>2.40427256069944</text:p>
          </table:table-cell>
          <table:table-cell office:value-type="float" office:value="1.71563984561461" calcext:value-type="float">
            <text:p>1.71563984561461</text:p>
          </table:table-cell>
          <table:table-cell office:value-type="float" office:value="1.02510046618306" calcext:value-type="float">
            <text:p>1.02510046618306</text:p>
          </table:table-cell>
          <table:table-cell office:value-type="float" office:value="1.02325127392465" calcext:value-type="float">
            <text:p>1.02325127392465</text:p>
          </table:table-cell>
          <table:table-cell/>
          <table:table-cell office:value-type="string" calcext:value-type="string">
            <text:p>BLUE EARTH</text:p>
          </table:table-cell>
          <table:table-cell office:value-type="float" office:value="67.7" calcext:value-type="float">
            <text:p>67.7</text:p>
          </table:table-cell>
          <table:table-cell office:value-type="float" office:value="71.3" calcext:value-type="float">
            <text:p>71.3</text:p>
          </table:table-cell>
          <table:table-cell office:value-type="float" office:value="73.3" calcext:value-type="float">
            <text:p>73.3</text:p>
          </table:table-cell>
          <table:table-cell office:value-type="float" office:value="70.4" calcext:value-type="float">
            <text:p>70.4</text:p>
          </table:table-cell>
          <table:table-cell office:value-type="float" office:value="69.1" calcext:value-type="float">
            <text:p>69.1</text:p>
          </table:table-cell>
          <table:table-cell office:value-type="float" office:value="70.6" calcext:value-type="float">
            <text:p>70.6</text:p>
          </table:table-cell>
          <table:table-cell office:value-type="float" office:value="78.9" calcext:value-type="float">
            <text:p>78.9</text:p>
          </table:table-cell>
          <table:table-cell office:value-type="float" office:value="74.8" calcext:value-type="float">
            <text:p>74.8</text:p>
          </table:table-cell>
          <table:table-cell office:value-type="float" office:value="72.7" calcext:value-type="float">
            <text:p>72.7</text:p>
          </table:table-cell>
          <table:table-cell office:value-type="float" office:value="70.7" calcext:value-type="float">
            <text:p>70.7</text:p>
          </table:table-cell>
          <table:table-cell office:value-type="float" office:value="66" calcext:value-type="float">
            <text:p>66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1.28942016990065" calcext:value-type="float">
            <text:p>1.28942016990065</text:p>
          </table:table-cell>
          <table:table-cell office:value-type="float" office:value="1.32248738135013" calcext:value-type="float">
            <text:p>1.32248738135013</text:p>
          </table:table-cell>
          <table:table-cell office:value-type="float" office:value="0.128658221853889" calcext:value-type="float">
            <text:p>0.128658221853889</text:p>
          </table:table-cell>
          <table:table-cell office:value-type="float" office:value="0.875108753914807" calcext:value-type="float">
            <text:p>0.875108753914807</text:p>
          </table:table-cell>
          <table:table-cell office:value-type="float" office:value="2.08739103922406" calcext:value-type="float">
            <text:p>2.08739103922406</text:p>
          </table:table-cell>
          <table:table-cell office:value-type="float" office:value="1.28386336019933" calcext:value-type="float">
            <text:p>1.28386336019933</text:p>
          </table:table-cell>
          <table:table-cell office:value-type="float" office:value="2.53306185844379" calcext:value-type="float">
            <text:p>2.53306185844379</text:p>
          </table:table-cell>
          <table:table-cell office:value-type="float" office:value="1.15230532298585" calcext:value-type="float">
            <text:p>1.15230532298585</text:p>
          </table:table-cell>
          <table:table-cell office:value-type="float" office:value="1.65644097867813" calcext:value-type="float">
            <text:p>1.65644097867813</text:p>
          </table:table-cell>
          <table:table-cell office:value-type="float" office:value="1.40115527338865" calcext:value-type="float">
            <text:p>1.40115527338865</text:p>
          </table:table-cell>
          <table:table-cell office:value-type="float" office:value="0.223740238536089" calcext:value-type="float">
            <text:p>0.223740238536089</text:p>
          </table:table-cell>
          <table:table-cell office:value-type="float" office:value="2.61586826760792" calcext:value-type="float">
            <text:p>2.61586826760792</text:p>
          </table:table-cell>
          <table:table-cell office:value-type="float" office:value="1.67361872084883" calcext:value-type="float">
            <text:p>1.67361872084883</text:p>
          </table:table-cell>
          <table:table-cell office:value-type="float" office:value="1.32667899838961" calcext:value-type="float">
            <text:p>1.32667899838961</text:p>
          </table:table-cell>
          <table:table-cell office:value-type="float" office:value="1.19347713832539" calcext:value-type="float">
            <text:p>1.19347713832539</text:p>
          </table:table-cell>
          <table:table-cell/>
          <table:table-cell office:value-type="string" calcext:value-type="string">
            <text:p>BROWN</text:p>
          </table:table-cell>
          <table:table-cell office:value-type="float" office:value="67.3" calcext:value-type="float">
            <text:p>67.3</text:p>
          </table:table-cell>
          <table:table-cell office:value-type="float" office:value="71.7" calcext:value-type="float">
            <text:p>71.7</text:p>
          </table:table-cell>
          <table:table-cell office:value-type="float" office:value="65" calcext:value-type="float">
            <text:p>65</text:p>
          </table:table-cell>
          <table:table-cell office:value-type="float" office:value="64.5" calcext:value-type="float">
            <text:p>64.5</text:p>
          </table:table-cell>
          <table:table-cell office:value-type="float" office:value="65.8" calcext:value-type="float">
            <text:p>65.8</text:p>
          </table:table-cell>
          <table:table-cell office:value-type="float" office:value="63.2" calcext:value-type="float">
            <text:p>63.2</text:p>
          </table:table-cell>
          <table:table-cell office:value-type="float" office:value="82.1" calcext:value-type="float">
            <text:p>82.1</text:p>
          </table:table-cell>
          <table:table-cell office:value-type="float" office:value="77.8" calcext:value-type="float">
            <text:p>77.8</text:p>
          </table:table-cell>
          <table:table-cell office:value-type="float" office:value="72.5" calcext:value-type="float">
            <text:p>72.5</text:p>
          </table:table-cell>
          <table:table-cell office:value-type="float" office:value="67.6" calcext:value-type="float">
            <text:p>67.6</text:p>
          </table:table-cell>
          <table:table-cell office:value-type="float" office:value="56.6" calcext:value-type="float">
            <text:p>56.6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float" office:value="-0.309399406645225" calcext:value-type="float">
            <text:p>-0.309399406645225</text:p>
          </table:table-cell>
          <table:table-cell office:value-type="float" office:value="1.2989978246036" calcext:value-type="float">
            <text:p>1.2989978246036</text:p>
          </table:table-cell>
          <table:table-cell office:value-type="float" office:value="1.38780534900634" calcext:value-type="float">
            <text:p>1.38780534900634</text:p>
          </table:table-cell>
          <table:table-cell office:value-type="float" office:value="1.38800402457087" calcext:value-type="float">
            <text:p>1.38800402457087</text:p>
          </table:table-cell>
          <table:table-cell office:value-type="float" office:value="3.10759162267105" calcext:value-type="float">
            <text:p>3.10759162267105</text:p>
          </table:table-cell>
          <table:table-cell office:value-type="float" office:value="3.21388788062892" calcext:value-type="float">
            <text:p>3.21388788062892</text:p>
          </table:table-cell>
          <table:table-cell office:value-type="float" office:value="3.68594786358538" calcext:value-type="float">
            <text:p>3.68594786358538</text:p>
          </table:table-cell>
          <table:table-cell office:value-type="float" office:value="0.718193874889029" calcext:value-type="float">
            <text:p>0.718193874889029</text:p>
          </table:table-cell>
          <table:table-cell office:value-type="float" office:value="2.4471721714993" calcext:value-type="float">
            <text:p>2.4471721714993</text:p>
          </table:table-cell>
          <table:table-cell office:value-type="float" office:value="0.822794562133065" calcext:value-type="float">
            <text:p>0.822794562133065</text:p>
          </table:table-cell>
          <table:table-cell office:value-type="float" office:value="1.17368754000322" calcext:value-type="float">
            <text:p>1.17368754000322</text:p>
          </table:table-cell>
          <table:table-cell office:value-type="float" office:value="0.691340867546513" calcext:value-type="float">
            <text:p>0.691340867546513</text:p>
          </table:table-cell>
          <table:table-cell office:value-type="float" office:value="2.81107540578671" calcext:value-type="float">
            <text:p>2.81107540578671</text:p>
          </table:table-cell>
          <table:table-cell office:value-type="float" office:value="2.75151670044665" calcext:value-type="float">
            <text:p>2.75151670044665</text:p>
          </table:table-cell>
          <table:table-cell office:value-type="float" office:value="2.06170663873269" calcext:value-type="float">
            <text:p>2.06170663873269</text:p>
          </table:table-cell>
          <table:table-cell/>
          <table:table-cell office:value-type="string" calcext:value-type="string">
            <text:p>CARLTON</text:p>
          </table:table-cell>
          <table:table-cell office:value-type="float" office:value="70" calcext:value-type="float">
            <text:p>70</text:p>
          </table:table-cell>
          <table:table-cell office:value-type="float" office:value="77.7" calcext:value-type="float">
            <text:p>77.7</text:p>
          </table:table-cell>
          <table:table-cell office:value-type="float" office:value="81.6" calcext:value-type="float">
            <text:p>81.6</text:p>
          </table:table-cell>
          <table:table-cell office:value-type="float" office:value="96.6" calcext:value-type="float">
            <text:p>96.6</text:p>
          </table:table-cell>
          <table:table-cell office:value-type="float" office:value="101" calcext:value-type="float">
            <text:p>101</text:p>
          </table:table-cell>
          <table:table-cell office:value-type="float" office:value="95.9" calcext:value-type="float">
            <text:p>95.9</text:p>
          </table:table-cell>
          <table:table-cell office:value-type="float" office:value="113.3" calcext:value-type="float">
            <text:p>113.3</text:p>
          </table:table-cell>
          <table:table-cell office:value-type="float" office:value="106" calcext:value-type="float">
            <text:p>106</text:p>
          </table:table-cell>
          <table:table-cell office:value-type="float" office:value="99.1" calcext:value-type="float">
            <text:p>99.1</text:p>
          </table:table-cell>
          <table:table-cell office:value-type="float" office:value="72.1" calcext:value-type="float">
            <text:p>72.1</text:p>
          </table:table-cell>
          <table:table-cell office:value-type="float" office:value="62.9" calcext:value-type="float">
            <text:p>62.9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0.545612230041588" calcext:value-type="float">
            <text:p>0.545612230041588</text:p>
          </table:table-cell>
          <table:table-cell office:value-type="float" office:value="0.92836667658374" calcext:value-type="float">
            <text:p>0.92836667658374</text:p>
          </table:table-cell>
          <table:table-cell office:value-type="float" office:value="1.09681822538258" calcext:value-type="float">
            <text:p>1.09681822538258</text:p>
          </table:table-cell>
          <table:table-cell office:value-type="float" office:value="0.866473797127707" calcext:value-type="float">
            <text:p>0.866473797127707</text:p>
          </table:table-cell>
          <table:table-cell office:value-type="float" office:value="1.41751093359455" calcext:value-type="float">
            <text:p>1.41751093359455</text:p>
          </table:table-cell>
          <table:table-cell office:value-type="float" office:value="0.731721420706281" calcext:value-type="float">
            <text:p>0.731721420706281</text:p>
          </table:table-cell>
          <table:table-cell office:value-type="float" office:value="0.726624529871202" calcext:value-type="float">
            <text:p>0.726624529871202</text:p>
          </table:table-cell>
          <table:table-cell office:value-type="float" office:value="0.991059818973576" calcext:value-type="float">
            <text:p>0.991059818973576</text:p>
          </table:table-cell>
          <table:table-cell office:value-type="float" office:value="0.993379855428719" calcext:value-type="float">
            <text:p>0.993379855428719</text:p>
          </table:table-cell>
          <table:table-cell office:value-type="float" office:value="1.39080328721481" calcext:value-type="float">
            <text:p>1.39080328721481</text:p>
          </table:table-cell>
          <table:table-cell office:value-type="float" office:value="1.11968893630592" calcext:value-type="float">
            <text:p>1.11968893630592</text:p>
          </table:table-cell>
          <table:table-cell office:value-type="float" office:value="0.744743912296526" calcext:value-type="float">
            <text:p>0.744743912296526</text:p>
          </table:table-cell>
          <table:table-cell office:value-type="float" office:value="0.937083846697233" calcext:value-type="float">
            <text:p>0.937083846697233</text:p>
          </table:table-cell>
          <table:table-cell office:value-type="float" office:value="1.07399897667322" calcext:value-type="float">
            <text:p>1.07399897667322</text:p>
          </table:table-cell>
          <table:table-cell office:value-type="float" office:value="0.598501091317541" calcext:value-type="float">
            <text:p>0.598501091317541</text:p>
          </table:table-cell>
          <table:table-cell/>
          <table:table-cell office:value-type="string" calcext:value-type="string">
            <text:p>CARVER</text:p>
          </table:table-cell>
          <table:table-cell office:value-type="float" office:value="38.6" calcext:value-type="float">
            <text:p>38.6</text:p>
          </table:table-cell>
          <table:table-cell office:value-type="float" office:value="42.2" calcext:value-type="float">
            <text:p>42.2</text:p>
          </table:table-cell>
          <table:table-cell office:value-type="float" office:value="43.7" calcext:value-type="float">
            <text:p>43.7</text:p>
          </table:table-cell>
          <table:table-cell office:value-type="float" office:value="50.2" calcext:value-type="float">
            <text:p>50.2</text:p>
          </table:table-cell>
          <table:table-cell office:value-type="float" office:value="50.5" calcext:value-type="float">
            <text:p>50.5</text:p>
          </table:table-cell>
          <table:table-cell office:value-type="float" office:value="53.2" calcext:value-type="float">
            <text:p>53.2</text:p>
          </table:table-cell>
          <table:table-cell office:value-type="float" office:value="52.1" calcext:value-type="float">
            <text:p>52.1</text:p>
          </table:table-cell>
          <table:table-cell office:value-type="float" office:value="46.7" calcext:value-type="float">
            <text:p>46.7</text:p>
          </table:table-cell>
          <table:table-cell office:value-type="float" office:value="46.8" calcext:value-type="float">
            <text:p>46.8</text:p>
          </table:table-cell>
          <table:table-cell office:value-type="float" office:value="43.7" calcext:value-type="float">
            <text:p>43.7</text:p>
          </table:table-cell>
          <table:table-cell office:value-type="float" office:value="40.2" calcext:value-type="float">
            <text:p>40.2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0.520906565377308" calcext:value-type="float">
            <text:p>0.520906565377308</text:p>
          </table:table-cell>
          <table:table-cell office:value-type="float" office:value="0.804692098323707" calcext:value-type="float">
            <text:p>0.804692098323707</text:p>
          </table:table-cell>
          <table:table-cell office:value-type="float" office:value="0.951874173994965" calcext:value-type="float">
            <text:p>0.951874173994965</text:p>
          </table:table-cell>
          <table:table-cell office:value-type="float" office:value="0.761742791792124" calcext:value-type="float">
            <text:p>0.761742791792124</text:p>
          </table:table-cell>
          <table:table-cell office:value-type="float" office:value="1.66712620044135" calcext:value-type="float">
            <text:p>1.66712620044135</text:p>
          </table:table-cell>
          <table:table-cell office:value-type="float" office:value="1.17540425188177" calcext:value-type="float">
            <text:p>1.17540425188177</text:p>
          </table:table-cell>
          <table:table-cell office:value-type="float" office:value="1.63056333842815" calcext:value-type="float">
            <text:p>1.63056333842815</text:p>
          </table:table-cell>
          <table:table-cell office:value-type="float" office:value="0.103650579627968" calcext:value-type="float">
            <text:p>0.103650579627968</text:p>
          </table:table-cell>
          <table:table-cell office:value-type="float" office:value="0.959010717267861" calcext:value-type="float">
            <text:p>0.959010717267861</text:p>
          </table:table-cell>
          <table:table-cell office:value-type="float" office:value="0.65247820554678" calcext:value-type="float">
            <text:p>0.65247820554678</text:p>
          </table:table-cell>
          <table:table-cell office:value-type="float" office:value="0.93598095608652" calcext:value-type="float">
            <text:p>0.93598095608652</text:p>
          </table:table-cell>
          <table:table-cell office:value-type="float" office:value="0.915438644682026" calcext:value-type="float">
            <text:p>0.915438644682026</text:p>
          </table:table-cell>
          <table:table-cell office:value-type="float" office:value="0.908138773475459" calcext:value-type="float">
            <text:p>0.908138773475459</text:p>
          </table:table-cell>
          <table:table-cell office:value-type="float" office:value="0.563575537221317" calcext:value-type="float">
            <text:p>0.563575537221317</text:p>
          </table:table-cell>
          <table:table-cell office:value-type="float" office:value="0.52102534115947" calcext:value-type="float">
            <text:p>0.52102534115947</text:p>
          </table:table-cell>
          <table:table-cell/>
          <table:table-cell office:value-type="string" calcext:value-type="string">
            <text:p>CASS</text:p>
          </table:table-cell>
          <table:table-cell office:value-type="float" office:value="38.7" calcext:value-type="float">
            <text:p>38.7</text:p>
          </table:table-cell>
          <table:table-cell office:value-type="float" office:value="41.8" calcext:value-type="float">
            <text:p>41.8</text:p>
          </table:table-cell>
          <table:table-cell office:value-type="float" office:value="42.1" calcext:value-type="float">
            <text:p>42.1</text:p>
          </table:table-cell>
          <table:table-cell office:value-type="float" office:value="44.8" calcext:value-type="float">
            <text:p>44.8</text:p>
          </table:table-cell>
          <table:table-cell office:value-type="float" office:value="47.4" calcext:value-type="float">
            <text:p>47.4</text:p>
          </table:table-cell>
          <table:table-cell office:value-type="float" office:value="49.1" calcext:value-type="float">
            <text:p>49.1</text:p>
          </table:table-cell>
          <table:table-cell office:value-type="float" office:value="52.1" calcext:value-type="float">
            <text:p>52.1</text:p>
          </table:table-cell>
          <table:table-cell office:value-type="float" office:value="48.1" calcext:value-type="float">
            <text:p>48.1</text:p>
          </table:table-cell>
          <table:table-cell office:value-type="float" office:value="42.2" calcext:value-type="float">
            <text:p>42.2</text:p>
          </table:table-cell>
          <table:table-cell office:value-type="float" office:value="35.9" calcext:value-type="float">
            <text:p>35.9</text:p>
          </table:table-cell>
          <table:table-cell office:value-type="float" office:value="31.2" calcext:value-type="float">
            <text:p>31.2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-1.1864314313265" calcext:value-type="float">
            <text:p>-1.1864314313265</text:p>
          </table:table-cell>
          <table:table-cell office:value-type="float" office:value="2.0057117834018" calcext:value-type="float">
            <text:p>2.0057117834018</text:p>
          </table:table-cell>
          <table:table-cell office:value-type="float" office:value="1.38019007733258" calcext:value-type="float">
            <text:p>1.38019007733258</text:p>
          </table:table-cell>
          <table:table-cell office:value-type="float" office:value="-1.52185472169768" calcext:value-type="float">
            <text:p>-1.52185472169768</text:p>
          </table:table-cell>
          <table:table-cell office:value-type="float" office:value="0.337659585570884" calcext:value-type="float">
            <text:p>0.337659585570884</text:p>
          </table:table-cell>
          <table:table-cell office:value-type="float" office:value="1.25217441935866" calcext:value-type="float">
            <text:p>1.25217441935866</text:p>
          </table:table-cell>
          <table:table-cell office:value-type="float" office:value="-0.316188448021724" calcext:value-type="float">
            <text:p>-0.316188448021724</text:p>
          </table:table-cell>
          <table:table-cell office:value-type="float" office:value="1.35363227212971" calcext:value-type="float">
            <text:p>1.35363227212971</text:p>
          </table:table-cell>
          <table:table-cell office:value-type="float" office:value="0.00949421810402801" calcext:value-type="float">
            <text:p>0.009494218104028</text:p>
          </table:table-cell>
          <table:table-cell office:value-type="float" office:value="2.50152343112808" calcext:value-type="float">
            <text:p>2.50152343112808</text:p>
          </table:table-cell>
          <table:table-cell office:value-type="float" office:value="2.61286111403529" calcext:value-type="float">
            <text:p>2.61286111403529</text:p>
          </table:table-cell>
          <table:table-cell office:value-type="float" office:value="1.05708971395628" calcext:value-type="float">
            <text:p>1.05708971395628</text:p>
          </table:table-cell>
          <table:table-cell office:value-type="float" office:value="3.42681054612001" calcext:value-type="float">
            <text:p>3.42681054612001</text:p>
          </table:table-cell>
          <table:table-cell office:value-type="float" office:value="2.18646024368979" calcext:value-type="float">
            <text:p>2.18646024368979</text:p>
          </table:table-cell>
          <table:table-cell office:value-type="float" office:value="2.39351647504569" calcext:value-type="float">
            <text:p>2.39351647504569</text:p>
          </table:table-cell>
          <table:table-cell/>
          <table:table-cell office:value-type="string" calcext:value-type="string">
            <text:p>CHIPPEWA</text:p>
          </table:table-cell>
          <table:table-cell office:value-type="float" office:value="18.4" calcext:value-type="float">
            <text:p>18.4</text:p>
          </table:table-cell>
          <table:table-cell office:value-type="float" office:value="23" calcext:value-type="float">
            <text:p>23</text:p>
          </table:table-cell>
          <table:table-cell office:value-type="float" office:value="36.9" calcext:value-type="float">
            <text:p>36.9</text:p>
          </table:table-cell>
          <table:table-cell office:value-type="float" office:value="56.5" calcext:value-type="float">
            <text:p>56.5</text:p>
          </table:table-cell>
          <table:table-cell office:value-type="float" office:value="60.5" calcext:value-type="float">
            <text:p>60.5</text:p>
          </table:table-cell>
          <table:table-cell office:value-type="float" office:value="64.3" calcext:value-type="float">
            <text:p>64.3</text:p>
          </table:table-cell>
          <table:table-cell office:value-type="float" office:value="74.2" calcext:value-type="float">
            <text:p>74.2</text:p>
          </table:table-cell>
          <table:table-cell office:value-type="float" office:value="74.1" calcext:value-type="float">
            <text:p>74.1</text:p>
          </table:table-cell>
          <table:table-cell office:value-type="float" office:value="68.3" calcext:value-type="float">
            <text:p>68.3</text:p>
          </table:table-cell>
          <table:table-cell office:value-type="float" office:value="73.3" calcext:value-type="float">
            <text:p>73.3</text:p>
          </table:table-cell>
          <table:table-cell office:value-type="float" office:value="70.4" calcext:value-type="float">
            <text:p>70.4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float" office:value="1.73751098389228" calcext:value-type="float">
            <text:p>1.73751098389228</text:p>
          </table:table-cell>
          <table:table-cell office:value-type="float" office:value="0.441708125369445" calcext:value-type="float">
            <text:p>0.441708125369445</text:p>
          </table:table-cell>
          <table:table-cell office:value-type="float" office:value="0.181582692722972" calcext:value-type="float">
            <text:p>0.181582692722972</text:p>
          </table:table-cell>
          <table:table-cell office:value-type="float" office:value="0.270654684404717" calcext:value-type="float">
            <text:p>0.270654684404717</text:p>
          </table:table-cell>
          <table:table-cell office:value-type="float" office:value="0.854270432670806" calcext:value-type="float">
            <text:p>0.854270432670806</text:p>
          </table:table-cell>
          <table:table-cell office:value-type="float" office:value="0.42480017163512" calcext:value-type="float">
            <text:p>0.42480017163512</text:p>
          </table:table-cell>
          <table:table-cell office:value-type="float" office:value="-0.036933593180402" calcext:value-type="float">
            <text:p>-0.036933593180402</text:p>
          </table:table-cell>
          <table:table-cell office:value-type="float" office:value="1.36476372512993" calcext:value-type="float">
            <text:p>1.36476372512993</text:p>
          </table:table-cell>
          <table:table-cell office:value-type="float" office:value="-0.405840953385115" calcext:value-type="float">
            <text:p>-0.405840953385115</text:p>
          </table:table-cell>
          <table:table-cell office:value-type="float" office:value="1.12663601221304" calcext:value-type="float">
            <text:p>1.12663601221304</text:p>
          </table:table-cell>
          <table:table-cell office:value-type="float" office:value="0.828105634969853" calcext:value-type="float">
            <text:p>0.828105634969853</text:p>
          </table:table-cell>
          <table:table-cell office:value-type="float" office:value="0.982165687737079" calcext:value-type="float">
            <text:p>0.982165687737079</text:p>
          </table:table-cell>
          <table:table-cell office:value-type="float" office:value="0.418177988805723" calcext:value-type="float">
            <text:p>0.418177988805723</text:p>
          </table:table-cell>
          <table:table-cell office:value-type="float" office:value="0.858968878889974" calcext:value-type="float">
            <text:p>0.858968878889974</text:p>
          </table:table-cell>
          <table:table-cell office:value-type="float" office:value="1.10645750099841" calcext:value-type="float">
            <text:p>1.10645750099841</text:p>
          </table:table-cell>
          <table:table-cell/>
          <table:table-cell office:value-type="string" calcext:value-type="string">
            <text:p>CHISAGO</text:p>
          </table:table-cell>
          <table:table-cell office:value-type="float" office:value="30.1" calcext:value-type="float">
            <text:p>30.1</text:p>
          </table:table-cell>
          <table:table-cell office:value-type="float" office:value="32.1" calcext:value-type="float">
            <text:p>32.1</text:p>
          </table:table-cell>
          <table:table-cell office:value-type="float" office:value="30.2" calcext:value-type="float">
            <text:p>30.2</text:p>
          </table:table-cell>
          <table:table-cell office:value-type="float" office:value="26.8" calcext:value-type="float">
            <text:p>26.8</text:p>
          </table:table-cell>
          <table:table-cell office:value-type="float" office:value="28.4" calcext:value-type="float">
            <text:p>28.4</text:p>
          </table:table-cell>
          <table:table-cell office:value-type="float" office:value="32.5" calcext:value-type="float">
            <text:p>32.5</text:p>
          </table:table-cell>
          <table:table-cell office:value-type="float" office:value="29.5" calcext:value-type="float">
            <text:p>29.5</text:p>
          </table:table-cell>
          <table:table-cell office:value-type="float" office:value="36.5" calcext:value-type="float">
            <text:p>36.5</text:p>
          </table:table-cell>
          <table:table-cell office:value-type="float" office:value="39.9" calcext:value-type="float">
            <text:p>39.9</text:p>
          </table:table-cell>
          <table:table-cell office:value-type="float" office:value="41.1" calcext:value-type="float">
            <text:p>41.1</text:p>
          </table:table-cell>
          <table:table-cell office:value-type="float" office:value="34.6" calcext:value-type="float">
            <text:p>34.6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2.04252097586607" calcext:value-type="float">
            <text:p>2.04252097586607</text:p>
          </table:table-cell>
          <table:table-cell office:value-type="float" office:value="1.33545331021206" calcext:value-type="float">
            <text:p>1.33545331021206</text:p>
          </table:table-cell>
          <table:table-cell office:value-type="float" office:value="0.558561141624307" calcext:value-type="float">
            <text:p>0.558561141624307</text:p>
          </table:table-cell>
          <table:table-cell office:value-type="float" office:value="0.232005849356309" calcext:value-type="float">
            <text:p>0.232005849356309</text:p>
          </table:table-cell>
          <table:table-cell office:value-type="float" office:value="1.67598888960461" calcext:value-type="float">
            <text:p>1.67598888960461</text:p>
          </table:table-cell>
          <table:table-cell office:value-type="float" office:value="0.611235995674437" calcext:value-type="float">
            <text:p>0.611235995674437</text:p>
          </table:table-cell>
          <table:table-cell office:value-type="float" office:value="1.31724457666607" calcext:value-type="float">
            <text:p>1.31724457666607</text:p>
          </table:table-cell>
          <table:table-cell office:value-type="float" office:value="1.0666085812331" calcext:value-type="float">
            <text:p>1.0666085812331</text:p>
          </table:table-cell>
          <table:table-cell office:value-type="float" office:value="1.31311296045055" calcext:value-type="float">
            <text:p>1.31311296045055</text:p>
          </table:table-cell>
          <table:table-cell office:value-type="float" office:value="1.23515834481732" calcext:value-type="float">
            <text:p>1.23515834481732</text:p>
          </table:table-cell>
          <table:table-cell office:value-type="float" office:value="0.274445930364388" calcext:value-type="float">
            <text:p>0.274445930364388</text:p>
          </table:table-cell>
          <table:table-cell office:value-type="float" office:value="1.74380974902041" calcext:value-type="float">
            <text:p>1.74380974902041</text:p>
          </table:table-cell>
          <table:table-cell office:value-type="float" office:value="1.63049645602931" calcext:value-type="float">
            <text:p>1.63049645602931</text:p>
          </table:table-cell>
          <table:table-cell office:value-type="float" office:value="1.3992949506579" calcext:value-type="float">
            <text:p>1.3992949506579</text:p>
          </table:table-cell>
          <table:table-cell office:value-type="float" office:value="1.62456512875365" calcext:value-type="float">
            <text:p>1.62456512875365</text:p>
          </table:table-cell>
          <table:table-cell/>
          <table:table-cell office:value-type="string" calcext:value-type="string">
            <text:p>CLAY</text:p>
          </table:table-cell>
          <table:table-cell office:value-type="float" office:value="51.3" calcext:value-type="float">
            <text:p>51.3</text:p>
          </table:table-cell>
          <table:table-cell office:value-type="float" office:value="59.6" calcext:value-type="float">
            <text:p>59.6</text:p>
          </table:table-cell>
          <table:table-cell office:value-type="float" office:value="59.1" calcext:value-type="float">
            <text:p>59.1</text:p>
          </table:table-cell>
          <table:table-cell office:value-type="float" office:value="54.9" calcext:value-type="float">
            <text:p>54.9</text:p>
          </table:table-cell>
          <table:table-cell office:value-type="float" office:value="54.3" calcext:value-type="float">
            <text:p>54.3</text:p>
          </table:table-cell>
          <table:table-cell office:value-type="float" office:value="56.7" calcext:value-type="float">
            <text:p>56.7</text:p>
          </table:table-cell>
          <table:table-cell office:value-type="float" office:value="67.9" calcext:value-type="float">
            <text:p>67.9</text:p>
          </table:table-cell>
          <table:table-cell office:value-type="float" office:value="65.7" calcext:value-type="float">
            <text:p>65.7</text:p>
          </table:table-cell>
          <table:table-cell office:value-type="float" office:value="66.9" calcext:value-type="float">
            <text:p>66.9</text:p>
          </table:table-cell>
          <table:table-cell office:value-type="float" office:value="62.7" calcext:value-type="float">
            <text:p>62.7</text:p>
          </table:table-cell>
          <table:table-cell office:value-type="float" office:value="54.4" calcext:value-type="float">
            <text:p>54.4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float" office:value="1.04807681169005" calcext:value-type="float">
            <text:p>1.04807681169005</text:p>
          </table:table-cell>
          <table:table-cell office:value-type="float" office:value="2.20264743853146" calcext:value-type="float">
            <text:p>2.20264743853146</text:p>
          </table:table-cell>
          <table:table-cell office:value-type="float" office:value="2.33448588198708" calcext:value-type="float">
            <text:p>2.33448588198708</text:p>
          </table:table-cell>
          <table:table-cell office:value-type="float" office:value="1.90770080460446" calcext:value-type="float">
            <text:p>1.90770080460446</text:p>
          </table:table-cell>
          <table:table-cell office:value-type="float" office:value="1.75163231886077" calcext:value-type="float">
            <text:p>1.75163231886077</text:p>
          </table:table-cell>
          <table:table-cell office:value-type="float" office:value="1.63660596769368" calcext:value-type="float">
            <text:p>1.63660596769368</text:p>
          </table:table-cell>
          <table:table-cell office:value-type="float" office:value="0.587619607964068" calcext:value-type="float">
            <text:p>0.587619607964068</text:p>
          </table:table-cell>
          <table:table-cell office:value-type="float" office:value="1.12626309411433" calcext:value-type="float">
            <text:p>1.12626309411433</text:p>
          </table:table-cell>
          <table:table-cell office:value-type="float" office:value="2.12786799054307" calcext:value-type="float">
            <text:p>2.12786799054307</text:p>
          </table:table-cell>
          <table:table-cell office:value-type="float" office:value="1.57923705273233" calcext:value-type="float">
            <text:p>1.57923705273233</text:p>
          </table:table-cell>
          <table:table-cell office:value-type="float" office:value="1.13682178461065" calcext:value-type="float">
            <text:p>1.13682178461065</text:p>
          </table:table-cell>
          <table:table-cell office:value-type="float" office:value="1.63337808453683" calcext:value-type="float">
            <text:p>1.63337808453683</text:p>
          </table:table-cell>
          <table:table-cell office:value-type="float" office:value="2.28508936013285" calcext:value-type="float">
            <text:p>2.28508936013285</text:p>
          </table:table-cell>
          <table:table-cell office:value-type="float" office:value="2.09374002304017" calcext:value-type="float">
            <text:p>2.09374002304017</text:p>
          </table:table-cell>
          <table:table-cell office:value-type="float" office:value="1.02276222396484" calcext:value-type="float">
            <text:p>1.02276222396484</text:p>
          </table:table-cell>
          <table:table-cell/>
          <table:table-cell office:value-type="string" calcext:value-type="string">
            <text:p>CLEARWATER</text:p>
          </table:table-cell>
          <table:table-cell office:value-type="float" office:value="65.1" calcext:value-type="float">
            <text:p>65.1</text:p>
          </table:table-cell>
          <table:table-cell office:value-type="float" office:value="69.2" calcext:value-type="float">
            <text:p>69.2</text:p>
          </table:table-cell>
          <table:table-cell office:value-type="float" office:value="84.1" calcext:value-type="float">
            <text:p>84.1</text:p>
          </table:table-cell>
          <table:table-cell office:value-type="float" office:value="94.8" calcext:value-type="float">
            <text:p>94.8</text:p>
          </table:table-cell>
          <table:table-cell office:value-type="float" office:value="90.4" calcext:value-type="float">
            <text:p>90.4</text:p>
          </table:table-cell>
          <table:table-cell office:value-type="float" office:value="86.3" calcext:value-type="float">
            <text:p>86.3</text:p>
          </table:table-cell>
          <table:table-cell office:value-type="float" office:value="89.3" calcext:value-type="float">
            <text:p>89.3</text:p>
          </table:table-cell>
          <table:table-cell office:value-type="float" office:value="78.5" calcext:value-type="float">
            <text:p>78.5</text:p>
          </table:table-cell>
          <table:table-cell office:value-type="float" office:value="80.7" calcext:value-type="float">
            <text:p>80.7</text:p>
          </table:table-cell>
          <table:table-cell office:value-type="float" office:value="75.5" calcext:value-type="float">
            <text:p>75.5</text:p>
          </table:table-cell>
          <table:table-cell office:value-type="float" office:value="68.3" calcext:value-type="float">
            <text:p>68.3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float" office:value="1.21396954150355" calcext:value-type="float">
            <text:p>1.21396954150355</text:p>
          </table:table-cell>
          <table:table-cell office:value-type="float" office:value="-0.575918834812521" calcext:value-type="float">
            <text:p>-0.575918834812521</text:p>
          </table:table-cell>
          <table:table-cell office:value-type="float" office:value="2.0668284249242" calcext:value-type="float">
            <text:p>2.0668284249242</text:p>
          </table:table-cell>
          <table:table-cell office:value-type="float" office:value="1.39681575610384" calcext:value-type="float">
            <text:p>1.39681575610384</text:p>
          </table:table-cell>
          <table:table-cell office:value-type="float" office:value="-0.646537995374449" calcext:value-type="float">
            <text:p>-0.646537995374449</text:p>
          </table:table-cell>
          <table:table-cell office:value-type="float" office:value="-0.140178146065728" calcext:value-type="float">
            <text:p>-0.140178146065728</text:p>
          </table:table-cell>
          <table:table-cell office:value-type="float" office:value="4.0994784640632" calcext:value-type="float">
            <text:p>4.0994784640632</text:p>
          </table:table-cell>
          <table:table-cell office:value-type="float" office:value="1.95531980993553" calcext:value-type="float">
            <text:p>1.95531980993553</text:p>
          </table:table-cell>
          <table:table-cell office:value-type="float" office:value="0.449715684644721" calcext:value-type="float">
            <text:p>0.449715684644721</text:p>
          </table:table-cell>
          <table:table-cell office:value-type="float" office:value="2.07559707587994" calcext:value-type="float">
            <text:p>2.07559707587994</text:p>
          </table:table-cell>
          <table:table-cell office:value-type="float" office:value="2.13437561681508" calcext:value-type="float">
            <text:p>2.13437561681508</text:p>
          </table:table-cell>
          <table:table-cell office:value-type="float" office:value="2.98143383064223" calcext:value-type="float">
            <text:p>2.98143383064223</text:p>
          </table:table-cell>
          <table:table-cell office:value-type="float" office:value="2.55758516675853" calcext:value-type="float">
            <text:p>2.55758516675853</text:p>
          </table:table-cell>
          <table:table-cell office:value-type="float" office:value="1.65254063730199" calcext:value-type="float">
            <text:p>1.65254063730199</text:p>
          </table:table-cell>
          <table:table-cell office:value-type="float" office:value="0.485531773073567" calcext:value-type="float">
            <text:p>0.485531773073567</text:p>
          </table:table-cell>
          <table:table-cell/>
          <table:table-cell office:value-type="string" calcext:value-type="string">
            <text:p>COTTONWOOD</text:p>
          </table:table-cell>
          <table:table-cell office:value-type="float" office:value="74.5" calcext:value-type="float">
            <text:p>74.5</text:p>
          </table:table-cell>
          <table:table-cell office:value-type="float" office:value="72.5" calcext:value-type="float">
            <text:p>72.5</text:p>
          </table:table-cell>
          <table:table-cell office:value-type="float" office:value="70.4" calcext:value-type="float">
            <text:p>70.4</text:p>
          </table:table-cell>
          <table:table-cell office:value-type="float" office:value="65.8" calcext:value-type="float">
            <text:p>65.8</text:p>
          </table:table-cell>
          <table:table-cell office:value-type="float" office:value="67.1" calcext:value-type="float">
            <text:p>67.1</text:p>
          </table:table-cell>
          <table:table-cell office:value-type="float" office:value="72.7" calcext:value-type="float">
            <text:p>72.7</text:p>
          </table:table-cell>
          <table:table-cell office:value-type="float" office:value="82.1" calcext:value-type="float">
            <text:p>82.1</text:p>
          </table:table-cell>
          <table:table-cell office:value-type="float" office:value="85.4" calcext:value-type="float">
            <text:p>85.4</text:p>
          </table:table-cell>
          <table:table-cell office:value-type="float" office:value="63.1" calcext:value-type="float">
            <text:p>63.1</text:p>
          </table:table-cell>
          <table:table-cell office:value-type="float" office:value="51.6" calcext:value-type="float">
            <text:p>51.6</text:p>
          </table:table-cell>
          <table:table-cell office:value-type="float" office:value="73.9" calcext:value-type="float">
            <text:p>73.9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1.38210210594263" calcext:value-type="float">
            <text:p>1.38210210594263</text:p>
          </table:table-cell>
          <table:table-cell office:value-type="float" office:value="1.68063646000661" calcext:value-type="float">
            <text:p>1.68063646000661</text:p>
          </table:table-cell>
          <table:table-cell office:value-type="float" office:value="0.800392539434725" calcext:value-type="float">
            <text:p>0.800392539434725</text:p>
          </table:table-cell>
          <table:table-cell office:value-type="float" office:value="1.43693072852584" calcext:value-type="float">
            <text:p>1.43693072852584</text:p>
          </table:table-cell>
          <table:table-cell office:value-type="float" office:value="1.61551101867543" calcext:value-type="float">
            <text:p>1.61551101867543</text:p>
          </table:table-cell>
          <table:table-cell office:value-type="float" office:value="1.37260318003275" calcext:value-type="float">
            <text:p>1.37260318003275</text:p>
          </table:table-cell>
          <table:table-cell office:value-type="float" office:value="2.11507684702358" calcext:value-type="float">
            <text:p>2.11507684702358</text:p>
          </table:table-cell>
          <table:table-cell office:value-type="float" office:value="1.85302694151897" calcext:value-type="float">
            <text:p>1.85302694151897</text:p>
          </table:table-cell>
          <table:table-cell office:value-type="float" office:value="1.89196618516261" calcext:value-type="float">
            <text:p>1.89196618516261</text:p>
          </table:table-cell>
          <table:table-cell office:value-type="float" office:value="1.68875346315583" calcext:value-type="float">
            <text:p>1.68875346315583</text:p>
          </table:table-cell>
          <table:table-cell office:value-type="float" office:value="1.97482494347032" calcext:value-type="float">
            <text:p>1.97482494347032</text:p>
          </table:table-cell>
          <table:table-cell office:value-type="float" office:value="0.978378838818347" calcext:value-type="float">
            <text:p>0.978378838818347</text:p>
          </table:table-cell>
          <table:table-cell office:value-type="float" office:value="0.778951074500301" calcext:value-type="float">
            <text:p>0.778951074500301</text:p>
          </table:table-cell>
          <table:table-cell office:value-type="float" office:value="1.10321560691337" calcext:value-type="float">
            <text:p>1.10321560691337</text:p>
          </table:table-cell>
          <table:table-cell office:value-type="float" office:value="1.46455065712701" calcext:value-type="float">
            <text:p>1.46455065712701</text:p>
          </table:table-cell>
          <table:table-cell/>
          <table:table-cell office:value-type="string" calcext:value-type="string">
            <text:p>CROW WING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8.8" calcext:value-type="float">
            <text:p>68.8</text:p>
          </table:table-cell>
          <table:table-cell office:value-type="float" office:value="75.8" calcext:value-type="float">
            <text:p>75.8</text:p>
          </table:table-cell>
          <table:table-cell office:value-type="float" office:value="76.9" calcext:value-type="float">
            <text:p>76.9</text:p>
          </table:table-cell>
          <table:table-cell office:value-type="float" office:value="77.5" calcext:value-type="float">
            <text:p>77.5</text:p>
          </table:table-cell>
          <table:table-cell office:value-type="float" office:value="74.4" calcext:value-type="float">
            <text:p>74.4</text:p>
          </table:table-cell>
          <table:table-cell office:value-type="float" office:value="79.1" calcext:value-type="float">
            <text:p>79.1</text:p>
          </table:table-cell>
          <table:table-cell office:value-type="float" office:value="76.8" calcext:value-type="float">
            <text:p>76.8</text:p>
          </table:table-cell>
          <table:table-cell office:value-type="float" office:value="68.2" calcext:value-type="float">
            <text:p>68.2</text:p>
          </table:table-cell>
          <table:table-cell office:value-type="float" office:value="59.7" calcext:value-type="float">
            <text:p>59.7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float" office:value="1.33529275638347" calcext:value-type="float">
            <text:p>1.33529275638347</text:p>
          </table:table-cell>
          <table:table-cell office:value-type="float" office:value="1.13642321544192" calcext:value-type="float">
            <text:p>1.13642321544192</text:p>
          </table:table-cell>
          <table:table-cell office:value-type="float" office:value="1.27021459293408" calcext:value-type="float">
            <text:p>1.27021459293408</text:p>
          </table:table-cell>
          <table:table-cell office:value-type="float" office:value="1.36713444228436" calcext:value-type="float">
            <text:p>1.36713444228436</text:p>
          </table:table-cell>
          <table:table-cell office:value-type="float" office:value="1.34659933817508" calcext:value-type="float">
            <text:p>1.34659933817508</text:p>
          </table:table-cell>
          <table:table-cell office:value-type="float" office:value="0.942634415235547" calcext:value-type="float">
            <text:p>0.942634415235547</text:p>
          </table:table-cell>
          <table:table-cell office:value-type="float" office:value="1.31774971219174" calcext:value-type="float">
            <text:p>1.31774971219174</text:p>
          </table:table-cell>
          <table:table-cell office:value-type="float" office:value="1.19140374741912" calcext:value-type="float">
            <text:p>1.19140374741912</text:p>
          </table:table-cell>
          <table:table-cell office:value-type="float" office:value="1.36200620499356" calcext:value-type="float">
            <text:p>1.36200620499356</text:p>
          </table:table-cell>
          <table:table-cell office:value-type="float" office:value="1.23704709624115" calcext:value-type="float">
            <text:p>1.23704709624115</text:p>
          </table:table-cell>
          <table:table-cell office:value-type="float" office:value="0.963707411426612" calcext:value-type="float">
            <text:p>0.963707411426612</text:p>
          </table:table-cell>
          <table:table-cell office:value-type="float" office:value="1.18466428268461" calcext:value-type="float">
            <text:p>1.18466428268461</text:p>
          </table:table-cell>
          <table:table-cell office:value-type="float" office:value="1.45760093707391" calcext:value-type="float">
            <text:p>1.45760093707391</text:p>
          </table:table-cell>
          <table:table-cell office:value-type="float" office:value="0.835196892690093" calcext:value-type="float">
            <text:p>0.835196892690093</text:p>
          </table:table-cell>
          <table:table-cell office:value-type="float" office:value="0.944069057032288" calcext:value-type="float">
            <text:p>0.944069057032288</text:p>
          </table:table-cell>
          <table:table-cell/>
          <table:table-cell office:value-type="string" calcext:value-type="string">
            <text:p>DAKOTA</text:p>
          </table:table-cell>
          <table:table-cell office:value-type="float" office:value="52" calcext:value-type="float">
            <text:p>52</text:p>
          </table:table-cell>
          <table:table-cell office:value-type="float" office:value="56.9" calcext:value-type="float">
            <text:p>56.9</text:p>
          </table:table-cell>
          <table:table-cell office:value-type="float" office:value="61.5" calcext:value-type="float">
            <text:p>61.5</text:p>
          </table:table-cell>
          <table:table-cell office:value-type="float" office:value="63.4" calcext:value-type="float">
            <text:p>63.4</text:p>
          </table:table-cell>
          <table:table-cell office:value-type="float" office:value="60.7" calcext:value-type="float">
            <text:p>60.7</text:p>
          </table:table-cell>
          <table:table-cell office:value-type="float" office:value="62.6" calcext:value-type="float">
            <text:p>62.6</text:p>
          </table:table-cell>
          <table:table-cell office:value-type="float" office:value="63.8" calcext:value-type="float">
            <text:p>63.8</text:p>
          </table:table-cell>
          <table:table-cell office:value-type="float" office:value="61.3" calcext:value-type="float">
            <text:p>61.3</text:p>
          </table:table-cell>
          <table:table-cell office:value-type="float" office:value="59.3" calcext:value-type="float">
            <text:p>59.3</text:p>
          </table:table-cell>
          <table:table-cell office:value-type="float" office:value="54" calcext:value-type="float">
            <text:p>54</text:p>
          </table:table-cell>
          <table:table-cell office:value-type="float" office:value="48.4" calcext:value-type="float">
            <text:p>48.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.463641396309997" calcext:value-type="float">
            <text:p>0.463641396309997</text:p>
          </table:table-cell>
          <table:table-cell office:value-type="float" office:value="0.158563086658204" calcext:value-type="float">
            <text:p>0.158563086658204</text:p>
          </table:table-cell>
          <table:table-cell office:value-type="float" office:value="0.935142047510876" calcext:value-type="float">
            <text:p>0.935142047510876</text:p>
          </table:table-cell>
          <table:table-cell office:value-type="float" office:value="-0.0274007972651695" calcext:value-type="float">
            <text:p>-0.02740079726517</text:p>
          </table:table-cell>
          <table:table-cell office:value-type="float" office:value="0.734880900799073" calcext:value-type="float">
            <text:p>0.734880900799073</text:p>
          </table:table-cell>
          <table:table-cell office:value-type="float" office:value="0.00479739409022122" calcext:value-type="float">
            <text:p>0.004797394090221</text:p>
          </table:table-cell>
          <table:table-cell office:value-type="float" office:value="0.195170549501492" calcext:value-type="float">
            <text:p>0.195170549501492</text:p>
          </table:table-cell>
          <table:table-cell office:value-type="float" office:value="-0.118242704318749" calcext:value-type="float">
            <text:p>-0.118242704318749</text:p>
          </table:table-cell>
          <table:table-cell office:value-type="float" office:value="0.0621400983877039" calcext:value-type="float">
            <text:p>0.062140098387704</text:p>
          </table:table-cell>
          <table:table-cell office:value-type="float" office:value="0.632075273462119" calcext:value-type="float">
            <text:p>0.632075273462119</text:p>
          </table:table-cell>
          <table:table-cell office:value-type="float" office:value="0.0897130585619719" calcext:value-type="float">
            <text:p>0.089713058561972</text:p>
          </table:table-cell>
          <table:table-cell office:value-type="float" office:value="0.214558809977662" calcext:value-type="float">
            <text:p>0.214558809977662</text:p>
          </table:table-cell>
          <table:table-cell office:value-type="float" office:value="0.723677526593775" calcext:value-type="float">
            <text:p>0.723677526593775</text:p>
          </table:table-cell>
          <table:table-cell office:value-type="float" office:value="0.379350432489121" calcext:value-type="float">
            <text:p>0.379350432489121</text:p>
          </table:table-cell>
          <table:table-cell office:value-type="float" office:value="1.17558166486287" calcext:value-type="float">
            <text:p>1.17558166486287</text:p>
          </table:table-cell>
          <table:table-cell/>
          <table:table-cell office:value-type="string" calcext:value-type="string">
            <text:p>DODGE</text:p>
          </table:table-cell>
          <table:table-cell office:value-type="float" office:value="6.8" calcext:value-type="float">
            <text:p>6.8</text:p>
          </table:table-cell>
          <table:table-cell office:value-type="float" office:value="17.7" calcext:value-type="float">
            <text:p>17.7</text:p>
          </table:table-cell>
          <table:table-cell office:value-type="float" office:value="19.7" calcext:value-type="float">
            <text:p>19.7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.7</text:p>
          </table:table-cell>
          <table:table-cell office:value-type="float" office:value="20.7" calcext:value-type="float">
            <text:p>20.7</text:p>
          </table:table-cell>
          <table:table-cell office:value-type="float" office:value="21.9" calcext:value-type="float">
            <text:p>21.9</text:p>
          </table:table-cell>
          <table:table-cell office:value-type="float" office:value="20.4" calcext:value-type="float">
            <text:p>20.4</text:p>
          </table:table-cell>
          <table:table-cell office:value-type="float" office:value="20.2" calcext:value-type="float">
            <text:p>20.2</text:p>
          </table:table-cell>
          <table:table-cell office:value-type="float" office:value="18.2" calcext:value-type="float">
            <text:p>18.2</text:p>
          </table:table-cell>
          <table:table-cell office:value-type="float" office:value="16.9" calcext:value-type="float">
            <text:p>16.9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1.84091868043396" calcext:value-type="float">
            <text:p>1.84091868043396</text:p>
          </table:table-cell>
          <table:table-cell office:value-type="float" office:value="2.23505178107092" calcext:value-type="float">
            <text:p>2.23505178107092</text:p>
          </table:table-cell>
          <table:table-cell office:value-type="float" office:value="1.66626960895574" calcext:value-type="float">
            <text:p>1.66626960895574</text:p>
          </table:table-cell>
          <table:table-cell office:value-type="float" office:value="-0.0123119284385225" calcext:value-type="float">
            <text:p>-0.012311928438523</text:p>
          </table:table-cell>
          <table:table-cell office:value-type="float" office:value="2.45221370605846" calcext:value-type="float">
            <text:p>2.45221370605846</text:p>
          </table:table-cell>
          <table:table-cell office:value-type="float" office:value="1.86059383230742" calcext:value-type="float">
            <text:p>1.86059383230742</text:p>
          </table:table-cell>
          <table:table-cell office:value-type="float" office:value="1.86429940810523" calcext:value-type="float">
            <text:p>1.86429940810523</text:p>
          </table:table-cell>
          <table:table-cell office:value-type="float" office:value="2.84385501123764" calcext:value-type="float">
            <text:p>2.84385501123764</text:p>
          </table:table-cell>
          <table:table-cell office:value-type="float" office:value="1.43275047599814" calcext:value-type="float">
            <text:p>1.43275047599814</text:p>
          </table:table-cell>
          <table:table-cell office:value-type="float" office:value="2.47970983411144" calcext:value-type="float">
            <text:p>2.47970983411144</text:p>
          </table:table-cell>
          <table:table-cell office:value-type="float" office:value="1.98847701579354" calcext:value-type="float">
            <text:p>1.98847701579354</text:p>
          </table:table-cell>
          <table:table-cell office:value-type="float" office:value="1.89600421637268" calcext:value-type="float">
            <text:p>1.89600421637268</text:p>
          </table:table-cell>
          <table:table-cell office:value-type="float" office:value="2.10686863072196" calcext:value-type="float">
            <text:p>2.10686863072196</text:p>
          </table:table-cell>
          <table:table-cell office:value-type="float" office:value="2.32620496902284" calcext:value-type="float">
            <text:p>2.32620496902284</text:p>
          </table:table-cell>
          <table:table-cell office:value-type="float" office:value="2.30873133280709" calcext:value-type="float">
            <text:p>2.30873133280709</text:p>
          </table:table-cell>
          <table:table-cell/>
          <table:table-cell office:value-type="string" calcext:value-type="string">
            <text:p>DOUGLAS</text:p>
          </table:table-cell>
          <table:table-cell office:value-type="float" office:value="78.6" calcext:value-type="float">
            <text:p>78.6</text:p>
          </table:table-cell>
          <table:table-cell office:value-type="float" office:value="82.2" calcext:value-type="float">
            <text:p>82.2</text:p>
          </table:table-cell>
          <table:table-cell office:value-type="float" office:value="84.1" calcext:value-type="float">
            <text:p>84.1</text:p>
          </table:table-cell>
          <table:table-cell office:value-type="float" office:value="89.1" calcext:value-type="float">
            <text:p>89.1</text:p>
          </table:table-cell>
          <table:table-cell office:value-type="float" office:value="95.1" calcext:value-type="float">
            <text:p>95.1</text:p>
          </table:table-cell>
          <table:table-cell office:value-type="float" office:value="102.4" calcext:value-type="float">
            <text:p>102.4</text:p>
          </table:table-cell>
          <table:table-cell office:value-type="float" office:value="109.3" calcext:value-type="float">
            <text:p>109.3</text:p>
          </table:table-cell>
          <table:table-cell office:value-type="float" office:value="107.6" calcext:value-type="float">
            <text:p>107.6</text:p>
          </table:table-cell>
          <table:table-cell office:value-type="float" office:value="109.1" calcext:value-type="float">
            <text:p>109.1</text:p>
          </table:table-cell>
          <table:table-cell office:value-type="float" office:value="101.6" calcext:value-type="float">
            <text:p>101.6</text:p>
          </table:table-cell>
          <table:table-cell office:value-type="float" office:value="91" calcext:value-type="float">
            <text:p>91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.69741107109526" calcext:value-type="float">
            <text:p>1.69741107109526</text:p>
          </table:table-cell>
          <table:table-cell office:value-type="float" office:value="1.34957811810295" calcext:value-type="float">
            <text:p>1.34957811810295</text:p>
          </table:table-cell>
          <table:table-cell office:value-type="float" office:value="0.763296665416498" calcext:value-type="float">
            <text:p>0.763296665416498</text:p>
          </table:table-cell>
          <table:table-cell office:value-type="float" office:value="0.334747776737892" calcext:value-type="float">
            <text:p>0.334747776737892</text:p>
          </table:table-cell>
          <table:table-cell office:value-type="float" office:value="0.578007561743985" calcext:value-type="float">
            <text:p>0.578007561743985</text:p>
          </table:table-cell>
          <table:table-cell office:value-type="float" office:value="0.844162643784887" calcext:value-type="float">
            <text:p>0.844162643784887</text:p>
          </table:table-cell>
          <table:table-cell office:value-type="float" office:value="1.05531879043118" calcext:value-type="float">
            <text:p>1.05531879043118</text:p>
          </table:table-cell>
          <table:table-cell office:value-type="float" office:value="1.39162943900314" calcext:value-type="float">
            <text:p>1.39162943900314</text:p>
          </table:table-cell>
          <table:table-cell office:value-type="float" office:value="0.185181005289007" calcext:value-type="float">
            <text:p>0.185181005289007</text:p>
          </table:table-cell>
          <table:table-cell office:value-type="float" office:value="2.04105993200249" calcext:value-type="float">
            <text:p>2.04105993200249</text:p>
          </table:table-cell>
          <table:table-cell office:value-type="float" office:value="1.61195709039492" calcext:value-type="float">
            <text:p>1.61195709039492</text:p>
          </table:table-cell>
          <table:table-cell office:value-type="float" office:value="0.99688029178964" calcext:value-type="float">
            <text:p>0.99688029178964</text:p>
          </table:table-cell>
          <table:table-cell office:value-type="float" office:value="1.14271662705395" calcext:value-type="float">
            <text:p>1.14271662705395</text:p>
          </table:table-cell>
          <table:table-cell office:value-type="float" office:value="0.837427228845183" calcext:value-type="float">
            <text:p>0.837427228845183</text:p>
          </table:table-cell>
          <table:table-cell office:value-type="float" office:value="1.32207265892471" calcext:value-type="float">
            <text:p>1.32207265892471</text:p>
          </table:table-cell>
          <table:table-cell/>
          <table:table-cell office:value-type="string" calcext:value-type="string">
            <text:p>FARIBAULT</text:p>
          </table:table-cell>
          <table:table-cell office:value-type="float" office:value="43.7" calcext:value-type="float">
            <text:p>43.7</text:p>
          </table:table-cell>
          <table:table-cell office:value-type="float" office:value="46.8" calcext:value-type="float">
            <text:p>46.8</text:p>
          </table:table-cell>
          <table:table-cell office:value-type="float" office:value="47.3" calcext:value-type="float">
            <text:p>47.3</text:p>
          </table:table-cell>
          <table:table-cell office:value-type="float" office:value="49.6" calcext:value-type="float">
            <text:p>49.6</text:p>
          </table:table-cell>
          <table:table-cell office:value-type="float" office:value="49.3" calcext:value-type="float">
            <text:p>49.3</text:p>
          </table:table-cell>
          <table:table-cell office:value-type="float" office:value="54.9" calcext:value-type="float">
            <text:p>54.9</text:p>
          </table:table-cell>
          <table:table-cell office:value-type="float" office:value="53.3" calcext:value-type="float">
            <text:p>53.3</text:p>
          </table:table-cell>
          <table:table-cell office:value-type="float" office:value="61.3" calcext:value-type="float">
            <text:p>61.3</text:p>
          </table:table-cell>
          <table:table-cell office:value-type="float" office:value="59" calcext:value-type="float">
            <text:p>59</text:p>
          </table:table-cell>
          <table:table-cell office:value-type="float" office:value="56.9" calcext:value-type="float">
            <text:p>56.9</text:p>
          </table:table-cell>
          <table:table-cell office:value-type="float" office:value="54.7" calcext:value-type="float">
            <text:p>54.7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0.85278349368364" calcext:value-type="float">
            <text:p>0.85278349368364</text:p>
          </table:table-cell>
          <table:table-cell office:value-type="float" office:value="0.301656699818053" calcext:value-type="float">
            <text:p>0.301656699818053</text:p>
          </table:table-cell>
          <table:table-cell office:value-type="float" office:value="0.113300350674289" calcext:value-type="float">
            <text:p>0.113300350674289</text:p>
          </table:table-cell>
          <table:table-cell office:value-type="float" office:value="-0.0575943005386331" calcext:value-type="float">
            <text:p>-0.057594300538633</text:p>
          </table:table-cell>
          <table:table-cell office:value-type="float" office:value="-0.265508966604446" calcext:value-type="float">
            <text:p>-0.265508966604446</text:p>
          </table:table-cell>
          <table:table-cell office:value-type="float" office:value="-0.336328875795805" calcext:value-type="float">
            <text:p>-0.336328875795805</text:p>
          </table:table-cell>
          <table:table-cell office:value-type="float" office:value="-0.0726412004596858" calcext:value-type="float">
            <text:p>-0.072641200459686</text:p>
          </table:table-cell>
          <table:table-cell office:value-type="float" office:value="1.09368921170597" calcext:value-type="float">
            <text:p>1.09368921170597</text:p>
          </table:table-cell>
          <table:table-cell office:value-type="float" office:value="0.248626008918009" calcext:value-type="float">
            <text:p>0.248626008918009</text:p>
          </table:table-cell>
          <table:table-cell office:value-type="float" office:value="0.83609839864197" calcext:value-type="float">
            <text:p>0.83609839864197</text:p>
          </table:table-cell>
          <table:table-cell office:value-type="float" office:value="0.62167794589955" calcext:value-type="float">
            <text:p>0.62167794589955</text:p>
          </table:table-cell>
          <table:table-cell office:value-type="float" office:value="0.356059950003179" calcext:value-type="float">
            <text:p>0.356059950003179</text:p>
          </table:table-cell>
          <table:table-cell office:value-type="float" office:value="1.29040270800141" calcext:value-type="float">
            <text:p>1.29040270800141</text:p>
          </table:table-cell>
          <table:table-cell office:value-type="float" office:value="0.905912881825026" calcext:value-type="float">
            <text:p>0.905912881825026</text:p>
          </table:table-cell>
          <table:table-cell office:value-type="float" office:value="1.75524273161645" calcext:value-type="float">
            <text:p>1.75524273161645</text:p>
          </table:table-cell>
          <table:table-cell/>
          <table:table-cell office:value-type="string" calcext:value-type="string">
            <text:p>FILLMORE</text:p>
          </table:table-cell>
          <table:table-cell office:value-type="float" office:value="11.5" calcext:value-type="float">
            <text:p>11.5</text:p>
          </table:table-cell>
          <table:table-cell office:value-type="float" office:value="20" calcext:value-type="float">
            <text:p>20</text:p>
          </table:table-cell>
          <table:table-cell office:value-type="float" office:value="24.1" calcext:value-type="float">
            <text:p>24.1</text:p>
          </table:table-cell>
          <table:table-cell office:value-type="float" office:value="23.5" calcext:value-type="float">
            <text:p>23.5</text:p>
          </table:table-cell>
          <table:table-cell office:value-type="float" office:value="20.8" calcext:value-type="float">
            <text:p>20.8</text:p>
          </table:table-cell>
          <table:table-cell office:value-type="float" office:value="21.5" calcext:value-type="float">
            <text:p>21.5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31.9" calcext:value-type="float">
            <text:p>31.9</text:p>
          </table:table-cell>
          <table:table-cell office:value-type="float" office:value="31.3" calcext:value-type="float">
            <text:p>31.3</text:p>
          </table:table-cell>
          <table:table-cell office:value-type="float" office:value="29.8" calcext:value-type="float">
            <text:p>29.8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1.83948673260673" calcext:value-type="float">
            <text:p>1.83948673260673</text:p>
          </table:table-cell>
          <table:table-cell office:value-type="float" office:value="0.771153379704985" calcext:value-type="float">
            <text:p>0.771153379704985</text:p>
          </table:table-cell>
          <table:table-cell office:value-type="float" office:value="0.13535557910262" calcext:value-type="float">
            <text:p>0.13535557910262</text:p>
          </table:table-cell>
          <table:table-cell office:value-type="float" office:value="1.9441610991454" calcext:value-type="float">
            <text:p>1.9441610991454</text:p>
          </table:table-cell>
          <table:table-cell office:value-type="float" office:value="0.718663674608539" calcext:value-type="float">
            <text:p>0.718663674608539</text:p>
          </table:table-cell>
          <table:table-cell office:value-type="float" office:value="0.428882132150632" calcext:value-type="float">
            <text:p>0.428882132150632</text:p>
          </table:table-cell>
          <table:table-cell office:value-type="float" office:value="0.81153950192103" calcext:value-type="float">
            <text:p>0.81153950192103</text:p>
          </table:table-cell>
          <table:table-cell office:value-type="float" office:value="1.88280924371006" calcext:value-type="float">
            <text:p>1.88280924371006</text:p>
          </table:table-cell>
          <table:table-cell office:value-type="float" office:value="0.961008269827743" calcext:value-type="float">
            <text:p>0.961008269827743</text:p>
          </table:table-cell>
          <table:table-cell office:value-type="float" office:value="0.875400627104985" calcext:value-type="float">
            <text:p>0.875400627104985</text:p>
          </table:table-cell>
          <table:table-cell office:value-type="float" office:value="0.189016314826287" calcext:value-type="float">
            <text:p>0.189016314826287</text:p>
          </table:table-cell>
          <table:table-cell office:value-type="float" office:value="0.974937351309263" calcext:value-type="float">
            <text:p>0.974937351309263</text:p>
          </table:table-cell>
          <table:table-cell office:value-type="float" office:value="0.849067109732995" calcext:value-type="float">
            <text:p>0.849067109732995</text:p>
          </table:table-cell>
          <table:table-cell office:value-type="float" office:value="0.728053027006749" calcext:value-type="float">
            <text:p>0.728053027006749</text:p>
          </table:table-cell>
          <table:table-cell office:value-type="float" office:value="0.224408385694275" calcext:value-type="float">
            <text:p>0.224408385694275</text:p>
          </table:table-cell>
          <table:table-cell/>
          <table:table-cell office:value-type="string" calcext:value-type="string">
            <text:p>FREEBORN</text:p>
          </table:table-cell>
          <table:table-cell table:number-columns-repeated="3" office:value-type="float" office:value="48.9" calcext:value-type="float">
            <text:p>48.9</text:p>
          </table:table-cell>
          <table:table-cell office:value-type="float" office:value="47.8" calcext:value-type="float">
            <text:p>47.8</text:p>
          </table:table-cell>
          <table:table-cell office:value-type="float" office:value="40.1" calcext:value-type="float">
            <text:p>40.1</text:p>
          </table:table-cell>
          <table:table-cell office:value-type="float" office:value="40.6" calcext:value-type="float">
            <text:p>40.6</text:p>
          </table:table-cell>
          <table:table-cell office:value-type="float" office:value="40.1" calcext:value-type="float">
            <text:p>40.1</text:p>
          </table:table-cell>
          <table:table-cell office:value-type="float" office:value="41.3" calcext:value-type="float">
            <text:p>41.3</text:p>
          </table:table-cell>
          <table:table-cell office:value-type="float" office:value="45.5" calcext:value-type="float">
            <text:p>45.5</text:p>
          </table:table-cell>
          <table:table-cell office:value-type="float" office:value="41.4" calcext:value-type="float">
            <text:p>41.4</text:p>
          </table:table-cell>
          <table:table-cell office:value-type="float" office:value="35.7" calcext:value-type="float">
            <text:p>35.7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0.628193556839301" calcext:value-type="float">
            <text:p>0.628193556839301</text:p>
          </table:table-cell>
          <table:table-cell office:value-type="float" office:value="1.15500316695553" calcext:value-type="float">
            <text:p>1.15500316695553</text:p>
          </table:table-cell>
          <table:table-cell office:value-type="float" office:value="1.23149920256487" calcext:value-type="float">
            <text:p>1.23149920256487</text:p>
          </table:table-cell>
          <table:table-cell office:value-type="float" office:value="0.221459994336317" calcext:value-type="float">
            <text:p>0.221459994336317</text:p>
          </table:table-cell>
          <table:table-cell office:value-type="float" office:value="2.05973492375991" calcext:value-type="float">
            <text:p>2.05973492375991</text:p>
          </table:table-cell>
          <table:table-cell office:value-type="float" office:value="1.47231293600558" calcext:value-type="float">
            <text:p>1.47231293600558</text:p>
          </table:table-cell>
          <table:table-cell office:value-type="float" office:value="2.17026559464849" calcext:value-type="float">
            <text:p>2.17026559464849</text:p>
          </table:table-cell>
          <table:table-cell office:value-type="float" office:value="1.9452556838603" calcext:value-type="float">
            <text:p>1.9452556838603</text:p>
          </table:table-cell>
          <table:table-cell office:value-type="float" office:value="0.00283793279221951" calcext:value-type="float">
            <text:p>0.00283793279222</text:p>
          </table:table-cell>
          <table:table-cell office:value-type="float" office:value="0.3261712957673" calcext:value-type="float">
            <text:p>0.3261712957673</text:p>
          </table:table-cell>
          <table:table-cell office:value-type="float" office:value="1.96495911119026" calcext:value-type="float">
            <text:p>1.96495911119026</text:p>
          </table:table-cell>
          <table:table-cell office:value-type="float" office:value="2.16994964230008" calcext:value-type="float">
            <text:p>2.16994964230008</text:p>
          </table:table-cell>
          <table:table-cell office:value-type="float" office:value="-1.11748334001733" calcext:value-type="float">
            <text:p>-1.11748334001733</text:p>
          </table:table-cell>
          <table:table-cell office:value-type="float" office:value="1.84996385584102" calcext:value-type="float">
            <text:p>1.84996385584102</text:p>
          </table:table-cell>
          <table:table-cell office:value-type="float" office:value="0.454668150594123" calcext:value-type="float">
            <text:p>0.454668150594123</text:p>
          </table:table-cell>
          <table:table-cell/>
          <table:table-cell office:value-type="string" calcext:value-type="string">
            <text:p>GOODHUE</text:p>
          </table:table-cell>
          <table:table-cell office:value-type="float" office:value="64" calcext:value-type="float">
            <text:p>64</text:p>
          </table:table-cell>
          <table:table-cell office:value-type="float" office:value="52.9" calcext:value-type="float">
            <text:p>52.9</text:p>
          </table:table-cell>
          <table:table-cell office:value-type="float" office:value="41.8" calcext:value-type="float">
            <text:p>41.8</text:p>
          </table:table-cell>
          <table:table-cell office:value-type="float" office:value="42.1" calcext:value-type="float">
            <text:p>42.1</text:p>
          </table:table-cell>
          <table:table-cell office:value-type="float" office:value="64.5" calcext:value-type="float">
            <text:p>64.5</text:p>
          </table:table-cell>
          <table:table-cell office:value-type="float" office:value="60.7" calcext:value-type="float">
            <text:p>60.7</text:p>
          </table:table-cell>
          <table:table-cell office:value-type="float" office:value="57.9" calcext:value-type="float">
            <text:p>57.9</text:p>
          </table:table-cell>
          <table:table-cell office:value-type="float" office:value="59.7" calcext:value-type="float">
            <text:p>59.7</text:p>
          </table:table-cell>
          <table:table-cell office:value-type="float" office:value="57.5" calcext:value-type="float">
            <text:p>57.5</text:p>
          </table:table-cell>
          <table:table-cell office:value-type="float" office:value="51.1" calcext:value-type="float">
            <text:p>51.1</text:p>
          </table:table-cell>
          <table:table-cell office:value-type="float" office:value="46.9" calcext:value-type="float">
            <text:p>46.9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0.23874695901252" calcext:value-type="float">
            <text:p>0.23874695901252</text:p>
          </table:table-cell>
          <table:table-cell office:value-type="float" office:value="1.88449221222392" calcext:value-type="float">
            <text:p>1.88449221222392</text:p>
          </table:table-cell>
          <table:table-cell office:value-type="float" office:value="1.62668029114599" calcext:value-type="float">
            <text:p>1.62668029114599</text:p>
          </table:table-cell>
          <table:table-cell office:value-type="float" office:value="1.02579076332402" calcext:value-type="float">
            <text:p>1.02579076332402</text:p>
          </table:table-cell>
          <table:table-cell office:value-type="float" office:value="-0.18354530712641" calcext:value-type="float">
            <text:p>-0.18354530712641</text:p>
          </table:table-cell>
          <table:table-cell office:value-type="float" office:value="0.849691302178744" calcext:value-type="float">
            <text:p>0.849691302178744</text:p>
          </table:table-cell>
          <table:table-cell office:value-type="float" office:value="-0.067740656038703" calcext:value-type="float">
            <text:p>-0.067740656038703</text:p>
          </table:table-cell>
          <table:table-cell office:value-type="float" office:value="-1.05810089593572" calcext:value-type="float">
            <text:p>-1.05810089593572</text:p>
          </table:table-cell>
          <table:table-cell office:value-type="float" office:value="1.77286990785999" calcext:value-type="float">
            <text:p>1.77286990785999</text:p>
          </table:table-cell>
          <table:table-cell office:value-type="float" office:value="1.97653768713659" calcext:value-type="float">
            <text:p>1.97653768713659</text:p>
          </table:table-cell>
          <table:table-cell office:value-type="float" office:value="1.94716989069224" calcext:value-type="float">
            <text:p>1.94716989069224</text:p>
          </table:table-cell>
          <table:table-cell office:value-type="float" office:value="0.45509512506339" calcext:value-type="float">
            <text:p>0.45509512506339</text:p>
          </table:table-cell>
          <table:table-cell office:value-type="float" office:value="2.29988274000097" calcext:value-type="float">
            <text:p>2.29988274000097</text:p>
          </table:table-cell>
          <table:table-cell office:value-type="float" office:value="0.801000281637822" calcext:value-type="float">
            <text:p>0.801000281637822</text:p>
          </table:table-cell>
          <table:table-cell office:value-type="float" office:value="1.25044940616575" calcext:value-type="float">
            <text:p>1.25044940616575</text:p>
          </table:table-cell>
          <table:table-cell/>
          <table:table-cell office:value-type="string" calcext:value-type="string">
            <text:p>GRANT</text:p>
          </table:table-cell>
          <table:table-cell office:value-type="float" office:value="22.9" calcext:value-type="float">
            <text:p>22.9</text:p>
          </table:table-cell>
          <table:table-cell office:value-type="float" office:value="33.3" calcext:value-type="float">
            <text:p>33.3</text:p>
          </table:table-cell>
          <table:table-cell office:value-type="float" office:value="52.2" calcext:value-type="float">
            <text:p>52.2</text:p>
          </table:table-cell>
          <table:table-cell office:value-type="float" office:value="67.8" calcext:value-type="float">
            <text:p>67.8</text:p>
          </table:table-cell>
          <table:table-cell office:value-type="float" office:value="57.4" calcext:value-type="float">
            <text:p>57.4</text:p>
          </table:table-cell>
          <table:table-cell office:value-type="float" office:value="54.7" calcext:value-type="float">
            <text:p>54.7</text:p>
          </table:table-cell>
          <table:table-cell office:value-type="float" office:value="52.5" calcext:value-type="float">
            <text:p>52.5</text:p>
          </table:table-cell>
          <table:table-cell office:value-type="float" office:value="52.7" calcext:value-type="float">
            <text:p>52.7</text:p>
          </table:table-cell>
          <table:table-cell office:value-type="float" office:value="44.8" calcext:value-type="float">
            <text:p>44.8</text:p>
          </table:table-cell>
          <table:table-cell office:value-type="float" office:value="45.9" calcext:value-type="float">
            <text:p>45.9</text:p>
          </table:table-cell>
          <table:table-cell office:value-type="float" office:value="47.2" calcext:value-type="float">
            <text:p>47.2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1.06509276532533" calcext:value-type="float">
            <text:p>1.06509276532533</text:p>
          </table:table-cell>
          <table:table-cell office:value-type="float" office:value="0.509148932782889" calcext:value-type="float">
            <text:p>0.509148932782889</text:p>
          </table:table-cell>
          <table:table-cell office:value-type="float" office:value="1.17444966674045" calcext:value-type="float">
            <text:p>1.17444966674045</text:p>
          </table:table-cell>
          <table:table-cell office:value-type="float" office:value="1.23645489063135" calcext:value-type="float">
            <text:p>1.23645489063135</text:p>
          </table:table-cell>
          <table:table-cell office:value-type="float" office:value="1.42434050629231" calcext:value-type="float">
            <text:p>1.42434050629231</text:p>
          </table:table-cell>
          <table:table-cell office:value-type="float" office:value="0.666616210707333" calcext:value-type="float">
            <text:p>0.666616210707333</text:p>
          </table:table-cell>
          <table:table-cell office:value-type="float" office:value="1.03465573769958" calcext:value-type="float">
            <text:p>1.03465573769958</text:p>
          </table:table-cell>
          <table:table-cell office:value-type="float" office:value="0.670826177774054" calcext:value-type="float">
            <text:p>0.670826177774054</text:p>
          </table:table-cell>
          <table:table-cell office:value-type="float" office:value="1.85300317341693" calcext:value-type="float">
            <text:p>1.85300317341693</text:p>
          </table:table-cell>
          <table:table-cell office:value-type="float" office:value="0.834011890009357" calcext:value-type="float">
            <text:p>0.834011890009357</text:p>
          </table:table-cell>
          <table:table-cell office:value-type="float" office:value="1.03734202332374" calcext:value-type="float">
            <text:p>1.03734202332374</text:p>
          </table:table-cell>
          <table:table-cell office:value-type="float" office:value="1.23595848272398" calcext:value-type="float">
            <text:p>1.23595848272398</text:p>
          </table:table-cell>
          <table:table-cell office:value-type="float" office:value="0.715777506030187" calcext:value-type="float">
            <text:p>0.715777506030187</text:p>
          </table:table-cell>
          <table:table-cell office:value-type="float" office:value="1.03656909654517" calcext:value-type="float">
            <text:p>1.03656909654517</text:p>
          </table:table-cell>
          <table:table-cell office:value-type="float" office:value="0.784199505148242" calcext:value-type="float">
            <text:p>0.784199505148242</text:p>
          </table:table-cell>
          <table:table-cell/>
          <table:table-cell office:value-type="string" calcext:value-type="string">
            <text:p>HENNEPIN</text:p>
          </table:table-cell>
          <table:table-cell office:value-type="float" office:value="46.8" calcext:value-type="float">
            <text:p>46.8</text:p>
          </table:table-cell>
          <table:table-cell office:value-type="float" office:value="50.7" calcext:value-type="float">
            <text:p>50.7</text:p>
          </table:table-cell>
          <table:table-cell office:value-type="float" office:value="54.3" calcext:value-type="float">
            <text:p>54.3</text:p>
          </table:table-cell>
          <table:table-cell office:value-type="float" office:value="55.4" calcext:value-type="float">
            <text:p>55.4</text:p>
          </table:table-cell>
          <table:table-cell office:value-type="float" office:value="55.2" calcext:value-type="float">
            <text:p>55.2</text:p>
          </table:table-cell>
          <table:table-cell office:value-type="float" office:value="55.1" calcext:value-type="float">
            <text:p>55.1</text:p>
          </table:table-cell>
          <table:table-cell office:value-type="float" office:value="54.3" calcext:value-type="float">
            <text:p>54.3</text:p>
          </table:table-cell>
          <table:table-cell office:value-type="float" office:value="49.8" calcext:value-type="float">
            <text:p>49.8</text:p>
          </table:table-cell>
          <table:table-cell office:value-type="float" office:value="47.8" calcext:value-type="float">
            <text:p>47.8</text:p>
          </table:table-cell>
          <table:table-cell office:value-type="float" office:value="43.2" calcext:value-type="float">
            <text:p>43.2</text:p>
          </table:table-cell>
          <table:table-cell office:value-type="float" office:value="38.6" calcext:value-type="float">
            <text:p>38.6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1.20381179978956" calcext:value-type="float">
            <text:p>1.20381179978956</text:p>
          </table:table-cell>
          <table:table-cell office:value-type="float" office:value="1.40777833894197" calcext:value-type="float">
            <text:p>1.40777833894197</text:p>
          </table:table-cell>
          <table:table-cell office:value-type="float" office:value="1.20050166541287" calcext:value-type="float">
            <text:p>1.20050166541287</text:p>
          </table:table-cell>
          <table:table-cell office:value-type="float" office:value="0.307784829976875" calcext:value-type="float">
            <text:p>0.307784829976875</text:p>
          </table:table-cell>
          <table:table-cell office:value-type="float" office:value="2.20557416869805" calcext:value-type="float">
            <text:p>2.20557416869805</text:p>
          </table:table-cell>
          <table:table-cell office:value-type="float" office:value="2.04404744432226" calcext:value-type="float">
            <text:p>2.04404744432226</text:p>
          </table:table-cell>
          <table:table-cell office:value-type="float" office:value="1.6006657543851" calcext:value-type="float">
            <text:p>1.6006657543851</text:p>
          </table:table-cell>
          <table:table-cell office:value-type="float" office:value="1.68451399069833" calcext:value-type="float">
            <text:p>1.68451399069833</text:p>
          </table:table-cell>
          <table:table-cell office:value-type="float" office:value="0.871849557320564" calcext:value-type="float">
            <text:p>0.871849557320564</text:p>
          </table:table-cell>
          <table:table-cell office:value-type="float" office:value="1.54889454601268" calcext:value-type="float">
            <text:p>1.54889454601268</text:p>
          </table:table-cell>
          <table:table-cell office:value-type="float" office:value="1.04380253696627" calcext:value-type="float">
            <text:p>1.04380253696627</text:p>
          </table:table-cell>
          <table:table-cell office:value-type="float" office:value="1.10092568233656" calcext:value-type="float">
            <text:p>1.10092568233656</text:p>
          </table:table-cell>
          <table:table-cell office:value-type="float" office:value="1.04132019618039" calcext:value-type="float">
            <text:p>1.04132019618039</text:p>
          </table:table-cell>
          <table:table-cell office:value-type="float" office:value="1.83270024105181" calcext:value-type="float">
            <text:p>1.83270024105181</text:p>
          </table:table-cell>
          <table:table-cell office:value-type="float" office:value="0.836570262196908" calcext:value-type="float">
            <text:p>0.836570262196908</text:p>
          </table:table-cell>
          <table:table-cell/>
          <table:table-cell office:value-type="string" calcext:value-type="string">
            <text:p>HUBBARD</text:p>
          </table:table-cell>
          <table:table-cell office:value-type="float" office:value="59.9" calcext:value-type="float">
            <text:p>59.9</text:p>
          </table:table-cell>
          <table:table-cell office:value-type="float" office:value="57" calcext:value-type="float">
            <text:p>57</text:p>
          </table:table-cell>
          <table:table-cell office:value-type="float" office:value="56.1" calcext:value-type="float">
            <text:p>56.1</text:p>
          </table:table-cell>
          <table:table-cell office:value-type="float" office:value="61.3" calcext:value-type="float">
            <text:p>61.3</text:p>
          </table:table-cell>
          <table:table-cell office:value-type="float" office:value="66.4" calcext:value-type="float">
            <text:p>66.4</text:p>
          </table:table-cell>
          <table:table-cell office:value-type="float" office:value="71.2" calcext:value-type="float">
            <text:p>71.2</text:p>
          </table:table-cell>
          <table:table-cell office:value-type="float" office:value="76.4" calcext:value-type="float">
            <text:p>76.4</text:p>
          </table:table-cell>
          <table:table-cell office:value-type="float" office:value="71.5" calcext:value-type="float">
            <text:p>71.5</text:p>
          </table:table-cell>
          <table:table-cell office:value-type="float" office:value="74.2" calcext:value-type="float">
            <text:p>74.2</text:p>
          </table:table-cell>
          <table:table-cell office:value-type="float" office:value="64.1" calcext:value-type="float">
            <text:p>64.1</text:p>
          </table:table-cell>
          <table:table-cell office:value-type="float" office:value="57.4" calcext:value-type="float">
            <text:p>57.4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float" office:value="0.471766479007038" calcext:value-type="float">
            <text:p>0.471766479007038</text:p>
          </table:table-cell>
          <table:table-cell office:value-type="float" office:value="1.44984708505488" calcext:value-type="float">
            <text:p>1.44984708505488</text:p>
          </table:table-cell>
          <table:table-cell office:value-type="float" office:value="0.963293178882149" calcext:value-type="float">
            <text:p>0.963293178882149</text:p>
          </table:table-cell>
          <table:table-cell office:value-type="float" office:value="-0.0249192160600547" calcext:value-type="float">
            <text:p>-0.024919216060055</text:p>
          </table:table-cell>
          <table:table-cell office:value-type="float" office:value="0.753145980286034" calcext:value-type="float">
            <text:p>0.753145980286034</text:p>
          </table:table-cell>
          <table:table-cell office:value-type="float" office:value="0.928111356219073" calcext:value-type="float">
            <text:p>0.928111356219073</text:p>
          </table:table-cell>
          <table:table-cell office:value-type="float" office:value="1.05450537866746" calcext:value-type="float">
            <text:p>1.05450537866746</text:p>
          </table:table-cell>
          <table:table-cell office:value-type="float" office:value="1.65494289302454" calcext:value-type="float">
            <text:p>1.65494289302454</text:p>
          </table:table-cell>
          <table:table-cell office:value-type="float" office:value="0.833347645924676" calcext:value-type="float">
            <text:p>0.833347645924676</text:p>
          </table:table-cell>
          <table:table-cell office:value-type="float" office:value="1.18624103669639" calcext:value-type="float">
            <text:p>1.18624103669639</text:p>
          </table:table-cell>
          <table:table-cell office:value-type="float" office:value="1.18831264560857" calcext:value-type="float">
            <text:p>1.18831264560857</text:p>
          </table:table-cell>
          <table:table-cell office:value-type="float" office:value="1.67931896562526" calcext:value-type="float">
            <text:p>1.67931896562526</text:p>
          </table:table-cell>
          <table:table-cell office:value-type="float" office:value="1.32593030766535" calcext:value-type="float">
            <text:p>1.32593030766535</text:p>
          </table:table-cell>
          <table:table-cell office:value-type="float" office:value="1.31234251841892" calcext:value-type="float">
            <text:p>1.31234251841892</text:p>
          </table:table-cell>
          <table:table-cell office:value-type="float" office:value="1.4247178907941" calcext:value-type="float">
            <text:p>1.4247178907941</text:p>
          </table:table-cell>
          <table:table-cell/>
          <table:table-cell office:value-type="string" calcext:value-type="string">
            <text:p>ISANTI</text:p>
          </table:table-cell>
          <table:table-cell office:value-type="float" office:value="43.1" calcext:value-type="float">
            <text:p>43.1</text:p>
          </table:table-cell>
          <table:table-cell office:value-type="float" office:value="43.4" calcext:value-type="float">
            <text:p>43.4</text:p>
          </table:table-cell>
          <table:table-cell office:value-type="float" office:value="46.5" calcext:value-type="float">
            <text:p>46.5</text:p>
          </table:table-cell>
          <table:table-cell office:value-type="float" office:value="50.3" calcext:value-type="float">
            <text:p>50.3</text:p>
          </table:table-cell>
          <table:table-cell office:value-type="float" office:value="55.3" calcext:value-type="float">
            <text:p>55.3</text:p>
          </table:table-cell>
          <table:table-cell office:value-type="float" office:value="53.4" calcext:value-type="float">
            <text:p>53.4</text:p>
          </table:table-cell>
          <table:table-cell office:value-type="float" office:value="60.5" calcext:value-type="float">
            <text:p>60.5</text:p>
          </table:table-cell>
          <table:table-cell office:value-type="float" office:value="61.2" calcext:value-type="float">
            <text:p>61.2</text:p>
          </table:table-cell>
          <table:table-cell office:value-type="float" office:value="58.7" calcext:value-type="float">
            <text:p>58.7</text:p>
          </table:table-cell>
          <table:table-cell office:value-type="float" office:value="57.9" calcext:value-type="float">
            <text:p>57.9</text:p>
          </table:table-cell>
          <table:table-cell office:value-type="float" office:value="52.4" calcext:value-type="float">
            <text:p>52.4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float" office:value="2.25549290043504" calcext:value-type="float">
            <text:p>2.25549290043504</text:p>
          </table:table-cell>
          <table:table-cell office:value-type="float" office:value="1.36770500865556" calcext:value-type="float">
            <text:p>1.36770500865556</text:p>
          </table:table-cell>
          <table:table-cell office:value-type="float" office:value="1.08585058807335" calcext:value-type="float">
            <text:p>1.08585058807335</text:p>
          </table:table-cell>
          <table:table-cell office:value-type="float" office:value="0.342062946856685" calcext:value-type="float">
            <text:p>0.342062946856685</text:p>
          </table:table-cell>
          <table:table-cell office:value-type="float" office:value="3.30810267798349" calcext:value-type="float">
            <text:p>3.30810267798349</text:p>
          </table:table-cell>
          <table:table-cell office:value-type="float" office:value="2.42238474973354" calcext:value-type="float">
            <text:p>2.42238474973354</text:p>
          </table:table-cell>
          <table:table-cell office:value-type="float" office:value="2.67869050241763" calcext:value-type="float">
            <text:p>2.67869050241763</text:p>
          </table:table-cell>
          <table:table-cell office:value-type="float" office:value="1.9802661322321" calcext:value-type="float">
            <text:p>1.9802661322321</text:p>
          </table:table-cell>
          <table:table-cell office:value-type="float" office:value="1.40943192570319" calcext:value-type="float">
            <text:p>1.40943192570319</text:p>
          </table:table-cell>
          <table:table-cell office:value-type="float" office:value="1.03096967138785" calcext:value-type="float">
            <text:p>1.03096967138785</text:p>
          </table:table-cell>
          <table:table-cell office:value-type="float" office:value="1.88025741813981" calcext:value-type="float">
            <text:p>1.88025741813981</text:p>
          </table:table-cell>
          <table:table-cell office:value-type="float" office:value="0.780418942946832" calcext:value-type="float">
            <text:p>0.780418942946832</text:p>
          </table:table-cell>
          <table:table-cell office:value-type="float" office:value="1.42585440484793" calcext:value-type="float">
            <text:p>1.42585440484793</text:p>
          </table:table-cell>
          <table:table-cell office:value-type="float" office:value="1.32925923661977" calcext:value-type="float">
            <text:p>1.32925923661977</text:p>
          </table:table-cell>
          <table:table-cell office:value-type="float" office:value="2.33404916049416" calcext:value-type="float">
            <text:p>2.33404916049416</text:p>
          </table:table-cell>
          <table:table-cell/>
          <table:table-cell office:value-type="string" calcext:value-type="string">
            <text:p>ITASCA</text:p>
          </table:table-cell>
          <table:table-cell office:value-type="float" office:value="72.3" calcext:value-type="float">
            <text:p>72.3</text:p>
          </table:table-cell>
          <table:table-cell office:value-type="float" office:value="77.9" calcext:value-type="float">
            <text:p>77.9</text:p>
          </table:table-cell>
          <table:table-cell office:value-type="float" office:value="77.3" calcext:value-type="float">
            <text:p>77.3</text:p>
          </table:table-cell>
          <table:table-cell office:value-type="float" office:value="75.9" calcext:value-type="float">
            <text:p>75.9</text:p>
          </table:table-cell>
          <table:table-cell office:value-type="float" office:value="82.9" calcext:value-type="float">
            <text:p>82.9</text:p>
          </table:table-cell>
          <table:table-cell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98.9" calcext:value-type="float">
            <text:p>98.9</text:p>
          </table:table-cell>
          <table:table-cell office:value-type="float" office:value="97.9" calcext:value-type="float">
            <text:p>97.9</text:p>
          </table:table-cell>
          <table:table-cell office:value-type="float" office:value="81.4" calcext:value-type="float">
            <text:p>81.4</text:p>
          </table:table-cell>
          <table:table-cell office:value-type="float" office:value="65.1" calcext:value-type="float">
            <text:p>65.1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float" office:value="1.0606917948598" calcext:value-type="float">
            <text:p>1.0606917948598</text:p>
          </table:table-cell>
          <table:table-cell office:value-type="float" office:value="-0.452489776837918" calcext:value-type="float">
            <text:p>-0.452489776837918</text:p>
          </table:table-cell>
          <table:table-cell office:value-type="float" office:value="2.13801762250888" calcext:value-type="float">
            <text:p>2.13801762250888</text:p>
          </table:table-cell>
          <table:table-cell office:value-type="float" office:value="1.19546471600386" calcext:value-type="float">
            <text:p>1.19546471600386</text:p>
          </table:table-cell>
          <table:table-cell office:value-type="float" office:value="-0.352743239986268" calcext:value-type="float">
            <text:p>-0.352743239986268</text:p>
          </table:table-cell>
          <table:table-cell office:value-type="float" office:value="0.221275861644483" calcext:value-type="float">
            <text:p>0.221275861644483</text:p>
          </table:table-cell>
          <table:table-cell office:value-type="float" office:value="2.97276786915472" calcext:value-type="float">
            <text:p>2.97276786915472</text:p>
          </table:table-cell>
          <table:table-cell office:value-type="float" office:value="-0.272311947098127" calcext:value-type="float">
            <text:p>-0.272311947098127</text:p>
          </table:table-cell>
          <table:table-cell office:value-type="float" office:value="0.497181329370589" calcext:value-type="float">
            <text:p>0.497181329370589</text:p>
          </table:table-cell>
          <table:table-cell office:value-type="float" office:value="0.411511787311164" calcext:value-type="float">
            <text:p>0.411511787311164</text:p>
          </table:table-cell>
          <table:table-cell office:value-type="float" office:value="0.23643304574248" calcext:value-type="float">
            <text:p>0.23643304574248</text:p>
          </table:table-cell>
          <table:table-cell office:value-type="float" office:value="-1.11812589855511" calcext:value-type="float">
            <text:p>-1.11812589855511</text:p>
          </table:table-cell>
          <table:table-cell office:value-type="float" office:value="0.833298397889334" calcext:value-type="float">
            <text:p>0.833298397889334</text:p>
          </table:table-cell>
          <table:table-cell office:value-type="float" office:value="1.84105382018578" calcext:value-type="float">
            <text:p>1.84105382018578</text:p>
          </table:table-cell>
          <table:table-cell office:value-type="float" office:value="0.208138758261639" calcext:value-type="float">
            <text:p>0.208138758261639</text:p>
          </table:table-cell>
          <table:table-cell/>
          <table:table-cell office:value-type="string" calcext:value-type="string">
            <text:p>JACKSON</text:p>
          </table:table-cell>
          <table:table-cell office:value-type="float" office:value="28.5" calcext:value-type="float">
            <text:p>28.5</text:p>
          </table:table-cell>
          <table:table-cell office:value-type="float" office:value="34.2" calcext:value-type="float">
            <text:p>34.2</text:p>
          </table:table-cell>
          <table:table-cell office:value-type="float" office:value="35.9" calcext:value-type="float">
            <text:p>35.9</text:p>
          </table:table-cell>
          <table:table-cell office:value-type="float" office:value="35.8" calcext:value-type="float">
            <text:p>35.8</text:p>
          </table:table-cell>
          <table:table-cell office:value-type="float" office:value="34.3" calcext:value-type="float">
            <text:p>34.3</text:p>
          </table:table-cell>
          <table:table-cell office:value-type="float" office:value="35.7" calcext:value-type="float">
            <text:p>35.7</text:p>
          </table:table-cell>
          <table:table-cell office:value-type="float" office:value="34.2" calcext:value-type="float">
            <text:p>34.2</text:p>
          </table:table-cell>
          <table:table-cell office:value-type="float" office:value="34" calcext:value-type="float">
            <text:p>34</text:p>
          </table:table-cell>
          <table:table-cell office:value-type="float" office:value="31.1" calcext:value-type="float">
            <text:p>31.1</text:p>
          </table:table-cell>
          <table:table-cell office:value-type="float" office:value="0.6" calcext:value-type="float">
            <text:p>0.6</text:p>
          </table:table-cell>
          <table:table-cell office:value-type="float" office:value="26.5" calcext:value-type="float">
            <text:p>26.5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2.78668178126662" calcext:value-type="float">
            <text:p>2.78668178126662</text:p>
          </table:table-cell>
          <table:table-cell office:value-type="float" office:value="2.1529941116207" calcext:value-type="float">
            <text:p>2.1529941116207</text:p>
          </table:table-cell>
          <table:table-cell office:value-type="float" office:value="1.17458256141723" calcext:value-type="float">
            <text:p>1.17458256141723</text:p>
          </table:table-cell>
          <table:table-cell office:value-type="float" office:value="1.98479946675187" calcext:value-type="float">
            <text:p>1.98479946675187</text:p>
          </table:table-cell>
          <table:table-cell office:value-type="float" office:value="0.381513848122604" calcext:value-type="float">
            <text:p>0.381513848122604</text:p>
          </table:table-cell>
          <table:table-cell office:value-type="float" office:value="0.973887639161703" calcext:value-type="float">
            <text:p>0.973887639161703</text:p>
          </table:table-cell>
          <table:table-cell office:value-type="float" office:value="0.742596069345229" calcext:value-type="float">
            <text:p>0.742596069345229</text:p>
          </table:table-cell>
          <table:table-cell office:value-type="float" office:value="2.13509990532193" calcext:value-type="float">
            <text:p>2.13509990532193</text:p>
          </table:table-cell>
          <table:table-cell office:value-type="float" office:value="1.74414647458757" calcext:value-type="float">
            <text:p>1.74414647458757</text:p>
          </table:table-cell>
          <table:table-cell office:value-type="float" office:value="2.3050990000968" calcext:value-type="float">
            <text:p>2.3050990000968</text:p>
          </table:table-cell>
          <table:table-cell office:value-type="float" office:value="1.17508400059817" calcext:value-type="float">
            <text:p>1.17508400059817</text:p>
          </table:table-cell>
          <table:table-cell office:value-type="float" office:value="3.41715386210053" calcext:value-type="float">
            <text:p>3.41715386210053</text:p>
          </table:table-cell>
          <table:table-cell office:value-type="float" office:value="1.05225155532137" calcext:value-type="float">
            <text:p>1.05225155532137</text:p>
          </table:table-cell>
          <table:table-cell office:value-type="float" office:value="2.04483440900453" calcext:value-type="float">
            <text:p>2.04483440900453</text:p>
          </table:table-cell>
          <table:table-cell office:value-type="float" office:value="1.7479722000242" calcext:value-type="float">
            <text:p>1.7479722000242</text:p>
          </table:table-cell>
          <table:table-cell/>
          <table:table-cell office:value-type="string" calcext:value-type="string">
            <text:p>KANABEC</text:p>
          </table:table-cell>
          <table:table-cell office:value-type="float" office:value="83.2" calcext:value-type="float">
            <text:p>83.2</text:p>
          </table:table-cell>
          <table:table-cell office:value-type="float" office:value="83.8" calcext:value-type="float">
            <text:p>83.8</text:p>
          </table:table-cell>
          <table:table-cell office:value-type="float" office:value="89.1" calcext:value-type="float">
            <text:p>89.1</text:p>
          </table:table-cell>
          <table:table-cell office:value-type="float" office:value="89.3" calcext:value-type="float">
            <text:p>89.3</text:p>
          </table:table-cell>
          <table:table-cell office:value-type="float" office:value="86.7" calcext:value-type="float">
            <text:p>86.7</text:p>
          </table:table-cell>
          <table:table-cell office:value-type="float" office:value="75.1" calcext:value-type="float">
            <text:p>75.1</text:p>
          </table:table-cell>
          <table:table-cell office:value-type="float" office:value="78.3" calcext:value-type="float">
            <text:p>78.3</text:p>
          </table:table-cell>
          <table:table-cell office:value-type="float" office:value="85.8" calcext:value-type="float">
            <text:p>85.8</text:p>
          </table:table-cell>
          <table:table-cell office:value-type="float" office:value="87.4" calcext:value-type="float">
            <text:p>87.4</text:p>
          </table:table-cell>
          <table:table-cell office:value-type="float" office:value="90.5" calcext:value-type="float">
            <text:p>90.5</text:p>
          </table:table-cell>
          <table:table-cell office:value-type="float" office:value="82.4" calcext:value-type="float">
            <text:p>82.4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float" office:value="1.10629868807099" calcext:value-type="float">
            <text:p>1.10629868807099</text:p>
          </table:table-cell>
          <table:table-cell office:value-type="float" office:value="1.26900290795128" calcext:value-type="float">
            <text:p>1.26900290795128</text:p>
          </table:table-cell>
          <table:table-cell office:value-type="float" office:value="1.26123506105668" calcext:value-type="float">
            <text:p>1.26123506105668</text:p>
          </table:table-cell>
          <table:table-cell office:value-type="float" office:value="0.644844765497239" calcext:value-type="float">
            <text:p>0.644844765497239</text:p>
          </table:table-cell>
          <table:table-cell office:value-type="float" office:value="1.5297401975815" calcext:value-type="float">
            <text:p>1.5297401975815</text:p>
          </table:table-cell>
          <table:table-cell office:value-type="float" office:value="0.78744538907961" calcext:value-type="float">
            <text:p>0.78744538907961</text:p>
          </table:table-cell>
          <table:table-cell office:value-type="float" office:value="1.86214756798902" calcext:value-type="float">
            <text:p>1.86214756798902</text:p>
          </table:table-cell>
          <table:table-cell office:value-type="float" office:value="1.91432423924003" calcext:value-type="float">
            <text:p>1.91432423924003</text:p>
          </table:table-cell>
          <table:table-cell office:value-type="float" office:value="0.72473973374962" calcext:value-type="float">
            <text:p>0.72473973374962</text:p>
          </table:table-cell>
          <table:table-cell office:value-type="float" office:value="2.48139947472586" calcext:value-type="float">
            <text:p>2.48139947472586</text:p>
          </table:table-cell>
          <table:table-cell office:value-type="float" office:value="1.26638661794489" calcext:value-type="float">
            <text:p>1.26638661794489</text:p>
          </table:table-cell>
          <table:table-cell office:value-type="float" office:value="1.99503639116294" calcext:value-type="float">
            <text:p>1.99503639116294</text:p>
          </table:table-cell>
          <table:table-cell office:value-type="float" office:value="1.15461214566944" calcext:value-type="float">
            <text:p>1.15461214566944</text:p>
          </table:table-cell>
          <table:table-cell office:value-type="float" office:value="1.32122613090101" calcext:value-type="float">
            <text:p>1.32122613090101</text:p>
          </table:table-cell>
          <table:table-cell office:value-type="float" office:value="0.932916733280744" calcext:value-type="float">
            <text:p>0.932916733280744</text:p>
          </table:table-cell>
          <table:table-cell/>
          <table:table-cell office:value-type="string" calcext:value-type="string">
            <text:p>KANDIYOHI</text:p>
          </table:table-cell>
          <table:table-cell office:value-type="float" office:value="61.4" calcext:value-type="float">
            <text:p>61.4</text:p>
          </table:table-cell>
          <table:table-cell office:value-type="float" office:value="64.4" calcext:value-type="float">
            <text:p>64.4</text:p>
          </table:table-cell>
          <table:table-cell office:value-type="float" office:value="58.5" calcext:value-type="float">
            <text:p>58.5</text:p>
          </table:table-cell>
          <table:table-cell office:value-type="float" office:value="62" calcext:value-type="float">
            <text:p>62</text:p>
          </table:table-cell>
          <table:table-cell office:value-type="float" office:value="66.2" calcext:value-type="float">
            <text:p>66.2</text:p>
          </table:table-cell>
          <table:table-cell office:value-type="float" office:value="69.9" calcext:value-type="float">
            <text:p>69.9</text:p>
          </table:table-cell>
          <table:table-cell office:value-type="float" office:value="75.3" calcext:value-type="float">
            <text:p>75.3</text:p>
          </table:table-cell>
          <table:table-cell office:value-type="float" office:value="71.6" calcext:value-type="float">
            <text:p>71.6</text:p>
          </table:table-cell>
          <table:table-cell office:value-type="float" office:value="68.3" calcext:value-type="float">
            <text:p>68.3</text:p>
          </table:table-cell>
          <table:table-cell office:value-type="float" office:value="66.2" calcext:value-type="float">
            <text:p>66.2</text:p>
          </table:table-cell>
          <table:table-cell office:value-type="float" office:value="64.3" calcext:value-type="float">
            <text:p>64.3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0.41679367160464" calcext:value-type="float">
            <text:p>0.41679367160464</text:p>
          </table:table-cell>
          <table:table-cell office:value-type="float" office:value="0.758058934384892" calcext:value-type="float">
            <text:p>0.758058934384892</text:p>
          </table:table-cell>
          <table:table-cell office:value-type="float" office:value="0.539236788303592" calcext:value-type="float">
            <text:p>0.539236788303592</text:p>
          </table:table-cell>
          <table:table-cell office:value-type="float" office:value="-0.698165769137294" calcext:value-type="float">
            <text:p>-0.698165769137294</text:p>
          </table:table-cell>
          <table:table-cell office:value-type="float" office:value="0.128881368955987" calcext:value-type="float">
            <text:p>0.128881368955987</text:p>
          </table:table-cell>
          <table:table-cell office:value-type="float" office:value="0.438629609532654" calcext:value-type="float">
            <text:p>0.438629609532654</text:p>
          </table:table-cell>
          <table:table-cell office:value-type="float" office:value="0.519804241705742" calcext:value-type="float">
            <text:p>0.519804241705742</text:p>
          </table:table-cell>
          <table:table-cell office:value-type="float" office:value="1.81148652212269" calcext:value-type="float">
            <text:p>1.81148652212269</text:p>
          </table:table-cell>
          <table:table-cell office:value-type="float" office:value="0.439577230724334" calcext:value-type="float">
            <text:p>0.439577230724334</text:p>
          </table:table-cell>
          <table:table-cell office:value-type="float" office:value="1.39460530053536" calcext:value-type="float">
            <text:p>1.39460530053536</text:p>
          </table:table-cell>
          <table:table-cell office:value-type="float" office:value="0.656898786179398" calcext:value-type="float">
            <text:p>0.656898786179398</text:p>
          </table:table-cell>
          <table:table-cell office:value-type="float" office:value="0.583211505509514" calcext:value-type="float">
            <text:p>0.583211505509514</text:p>
          </table:table-cell>
          <table:table-cell office:value-type="float" office:value="1.03591720670776" calcext:value-type="float">
            <text:p>1.03591720670776</text:p>
          </table:table-cell>
          <table:table-cell office:value-type="float" office:value="0.894329169260655" calcext:value-type="float">
            <text:p>0.894329169260655</text:p>
          </table:table-cell>
          <table:table-cell office:value-type="float" office:value="1.28852602231945" calcext:value-type="float">
            <text:p>1.28852602231945</text:p>
          </table:table-cell>
          <table:table-cell/>
          <table:table-cell office:value-type="string" calcext:value-type="string">
            <text:p>KITTSON</text:p>
          </table:table-cell>
          <table:table-cell office:value-type="float" office:value="22.7" calcext:value-type="float">
            <text:p>22.7</text:p>
          </table:table-cell>
          <table:table-cell office:value-type="float" office:value="23.7" calcext:value-type="float">
            <text:p>23.7</text:p>
          </table:table-cell>
          <table:table-cell office:value-type="float" office:value="25.2" calcext:value-type="float">
            <text:p>25.2</text:p>
          </table:table-cell>
          <table:table-cell office:value-type="float" office:value="27.7" calcext:value-type="float">
            <text:p>27.7</text:p>
          </table:table-cell>
          <table:table-cell office:value-type="float" office:value="29.5" calcext:value-type="float">
            <text:p>29.5</text:p>
          </table:table-cell>
          <table:table-cell office:value-type="float" office:value="33.1" calcext:value-type="float">
            <text:p>33.1</text:p>
          </table:table-cell>
          <table:table-cell office:value-type="float" office:value="38.5" calcext:value-type="float">
            <text:p>38.5</text:p>
          </table:table-cell>
          <table:table-cell office:value-type="float" office:value="40.1" calcext:value-type="float">
            <text:p>40.1</text:p>
          </table:table-cell>
          <table:table-cell office:value-type="float" office:value="41.7" calcext:value-type="float">
            <text:p>41.7</text:p>
          </table:table-cell>
          <table:table-cell office:value-type="float" office:value="40.4" calcext:value-type="float">
            <text:p>40.4</text:p>
          </table:table-cell>
          <table:table-cell office:value-type="float" office:value="38.7" calcext:value-type="float">
            <text:p>38.7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2.29101181815524" calcext:value-type="float">
            <text:p>2.29101181815524</text:p>
          </table:table-cell>
          <table:table-cell office:value-type="float" office:value="1.35771902663648" calcext:value-type="float">
            <text:p>1.35771902663648</text:p>
          </table:table-cell>
          <table:table-cell office:value-type="float" office:value="1.00881242944494" calcext:value-type="float">
            <text:p>1.00881242944494</text:p>
          </table:table-cell>
          <table:table-cell office:value-type="float" office:value="1.89085524153359" calcext:value-type="float">
            <text:p>1.89085524153359</text:p>
          </table:table-cell>
          <table:table-cell office:value-type="float" office:value="1.60491257637617" calcext:value-type="float">
            <text:p>1.60491257637617</text:p>
          </table:table-cell>
          <table:table-cell office:value-type="float" office:value="2.75825020711035" calcext:value-type="float">
            <text:p>2.75825020711035</text:p>
          </table:table-cell>
          <table:table-cell office:value-type="float" office:value="1.82014200311827" calcext:value-type="float">
            <text:p>1.82014200311827</text:p>
          </table:table-cell>
          <table:table-cell office:value-type="float" office:value="2.33203099046608" calcext:value-type="float">
            <text:p>2.33203099046608</text:p>
          </table:table-cell>
          <table:table-cell office:value-type="float" office:value="1.62913213285307" calcext:value-type="float">
            <text:p>1.62913213285307</text:p>
          </table:table-cell>
          <table:table-cell office:value-type="float" office:value="0.318909354598466" calcext:value-type="float">
            <text:p>0.318909354598466</text:p>
          </table:table-cell>
          <table:table-cell office:value-type="float" office:value="2.20747510471153" calcext:value-type="float">
            <text:p>2.20747510471153</text:p>
          </table:table-cell>
          <table:table-cell office:value-type="float" office:value="2.15251514800553" calcext:value-type="float">
            <text:p>2.15251514800553</text:p>
          </table:table-cell>
          <table:table-cell office:value-type="float" office:value="0.0840504754634703" calcext:value-type="float">
            <text:p>0.08405047546347</text:p>
          </table:table-cell>
          <table:table-cell office:value-type="float" office:value="1.81902301054942" calcext:value-type="float">
            <text:p>1.81902301054942</text:p>
          </table:table-cell>
          <table:table-cell office:value-type="float" office:value="-0.181199261192138" calcext:value-type="float">
            <text:p>-0.181199261192138</text:p>
          </table:table-cell>
          <table:table-cell/>
          <table:table-cell office:value-type="string" calcext:value-type="string">
            <text:p>KOOCHICHING</text:p>
          </table:table-cell>
          <table:table-cell office:value-type="float" office:value="91.1" calcext:value-type="float">
            <text:p>91.1</text:p>
          </table:table-cell>
          <table:table-cell office:value-type="float" office:value="70.2" calcext:value-type="float">
            <text:p>70.2</text:p>
          </table:table-cell>
          <table:table-cell office:value-type="float" office:value="75.1" calcext:value-type="float">
            <text:p>75.1</text:p>
          </table:table-cell>
          <table:table-cell office:value-type="float" office:value="76.6" calcext:value-type="float">
            <text:p>76.6</text:p>
          </table:table-cell>
          <table:table-cell office:value-type="float" office:value="80.3" calcext:value-type="float">
            <text:p>80.3</text:p>
          </table:table-cell>
          <table:table-cell office:value-type="float" office:value="80.4" calcext:value-type="float">
            <text:p>80.4</text:p>
          </table:table-cell>
          <table:table-cell office:value-type="float" office:value="74.8" calcext:value-type="float">
            <text:p>74.8</text:p>
          </table:table-cell>
          <table:table-cell office:value-type="float" office:value="79.3" calcext:value-type="float">
            <text:p>79.3</text:p>
          </table:table-cell>
          <table:table-cell office:value-type="float" office:value="78.8" calcext:value-type="float">
            <text:p>78.8</text:p>
          </table:table-cell>
          <table:table-cell office:value-type="float" office:value="68.6" calcext:value-type="float">
            <text:p>68.6</text:p>
          </table:table-cell>
          <table:table-cell office:value-type="float" office:value="59.5" calcext:value-type="float">
            <text:p>59.5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float" office:value="1.17063088297455" calcext:value-type="float">
            <text:p>1.17063088297455</text:p>
          </table:table-cell>
          <table:table-cell office:value-type="float" office:value="1.20341969692894" calcext:value-type="float">
            <text:p>1.20341969692894</text:p>
          </table:table-cell>
          <table:table-cell office:value-type="float" office:value="1.7987604107982" calcext:value-type="float">
            <text:p>1.7987604107982</text:p>
          </table:table-cell>
          <table:table-cell office:value-type="float" office:value="0.988901022520098" calcext:value-type="float">
            <text:p>0.988901022520098</text:p>
          </table:table-cell>
          <table:table-cell office:value-type="float" office:value="0.214667931520317" calcext:value-type="float">
            <text:p>0.214667931520317</text:p>
          </table:table-cell>
          <table:table-cell office:value-type="float" office:value="-0.420878419280204" calcext:value-type="float">
            <text:p>-0.420878419280204</text:p>
          </table:table-cell>
          <table:table-cell office:value-type="float" office:value="1.06204808388246" calcext:value-type="float">
            <text:p>1.06204808388246</text:p>
          </table:table-cell>
          <table:table-cell office:value-type="float" office:value="1.74036716898522" calcext:value-type="float">
            <text:p>1.74036716898522</text:p>
          </table:table-cell>
          <table:table-cell office:value-type="float" office:value="0.219234406266244" calcext:value-type="float">
            <text:p>0.219234406266244</text:p>
          </table:table-cell>
          <table:table-cell office:value-type="float" office:value="2.02840984635072" calcext:value-type="float">
            <text:p>2.02840984635072</text:p>
          </table:table-cell>
          <table:table-cell office:value-type="float" office:value="0.718354380352471" calcext:value-type="float">
            <text:p>0.718354380352471</text:p>
          </table:table-cell>
          <table:table-cell office:value-type="float" office:value="2.06118848260608" calcext:value-type="float">
            <text:p>2.06118848260608</text:p>
          </table:table-cell>
          <table:table-cell office:value-type="float" office:value="1.35756594254022" calcext:value-type="float">
            <text:p>1.35756594254022</text:p>
          </table:table-cell>
          <table:table-cell office:value-type="float" office:value="1.54211116954186" calcext:value-type="float">
            <text:p>1.54211116954186</text:p>
          </table:table-cell>
          <table:table-cell office:value-type="float" office:value="1.60981374047616" calcext:value-type="float">
            <text:p>1.60981374047616</text:p>
          </table:table-cell>
          <table:table-cell/>
          <table:table-cell office:value-type="string" calcext:value-type="string">
            <text:p>LAC QUI PARLE</text:p>
          </table:table-cell>
          <table:table-cell office:value-type="float" office:value="46.4" calcext:value-type="float">
            <text:p>46.4</text:p>
          </table:table-cell>
          <table:table-cell office:value-type="float" office:value="56.8" calcext:value-type="float">
            <text:p>56.8</text:p>
          </table:table-cell>
          <table:table-cell office:value-type="float" office:value="56.7" calcext:value-type="float">
            <text:p>56.7</text:p>
          </table:table-cell>
          <table:table-cell office:value-type="float" office:value="56.3" calcext:value-type="float">
            <text:p>56.3</text:p>
          </table:table-cell>
          <table:table-cell office:value-type="float" office:value="59.2" calcext:value-type="float">
            <text:p>59.2</text:p>
          </table:table-cell>
          <table:table-cell office:value-type="float" office:value="54" calcext:value-type="float">
            <text:p>54</text:p>
          </table:table-cell>
          <table:table-cell office:value-type="float" office:value="57.6" calcext:value-type="float">
            <text:p>57.6</text:p>
          </table:table-cell>
          <table:table-cell office:value-type="float" office:value="58.3" calcext:value-type="float">
            <text:p>58.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0.517527126467796" calcext:value-type="float">
            <text:p>0.517527126467796</text:p>
          </table:table-cell>
          <table:table-cell office:value-type="float" office:value="0.421010055250289" calcext:value-type="float">
            <text:p>0.421010055250289</text:p>
          </table:table-cell>
          <table:table-cell office:value-type="float" office:value="-0.0827368016067952" calcext:value-type="float">
            <text:p>-0.082736801606795</text:p>
          </table:table-cell>
          <table:table-cell office:value-type="float" office:value="0.799529006541246" calcext:value-type="float">
            <text:p>0.799529006541246</text:p>
          </table:table-cell>
          <table:table-cell office:value-type="float" office:value="1.35468345557022" calcext:value-type="float">
            <text:p>1.35468345557022</text:p>
          </table:table-cell>
          <table:table-cell office:value-type="float" office:value="1.39808303473908" calcext:value-type="float">
            <text:p>1.39808303473908</text:p>
          </table:table-cell>
          <table:table-cell office:value-type="float" office:value="0.31739293799108" calcext:value-type="float">
            <text:p>0.31739293799108</text:p>
          </table:table-cell>
          <table:table-cell office:value-type="float" office:value="0.728218714860156" calcext:value-type="float">
            <text:p>0.728218714860156</text:p>
          </table:table-cell>
          <table:table-cell office:value-type="float" office:value="0.517574909482046" calcext:value-type="float">
            <text:p>0.517574909482046</text:p>
          </table:table-cell>
          <table:table-cell office:value-type="float" office:value="-0.414259611465648" calcext:value-type="float">
            <text:p>-0.414259611465648</text:p>
          </table:table-cell>
          <table:table-cell office:value-type="float" office:value="0.334812250471902" calcext:value-type="float">
            <text:p>0.334812250471902</text:p>
          </table:table-cell>
          <table:table-cell office:value-type="float" office:value="-0.180284192904546" calcext:value-type="float">
            <text:p>-0.180284192904546</text:p>
          </table:table-cell>
          <table:table-cell office:value-type="float" office:value="0.569851126835556" calcext:value-type="float">
            <text:p>0.569851126835556</text:p>
          </table:table-cell>
          <table:table-cell office:value-type="float" office:value="0.495109955477379" calcext:value-type="float">
            <text:p>0.495109955477379</text:p>
          </table:table-cell>
          <table:table-cell office:value-type="float" office:value="0.370705536985042" calcext:value-type="float">
            <text:p>0.370705536985042</text:p>
          </table:table-cell>
          <table:table-cell/>
          <table:table-cell office:value-type="string" calcext:value-type="string">
            <text:p>LE SUEUR</text:p>
          </table:table-cell>
          <table:table-cell office:value-type="float" office:value="21.9" calcext:value-type="float">
            <text:p>21.9</text:p>
          </table:table-cell>
          <table:table-cell office:value-type="float" office:value="19.8" calcext:value-type="float">
            <text:p>19.8</text:p>
          </table:table-cell>
          <table:table-cell office:value-type="float" office:value="23.5" calcext:value-type="float">
            <text:p>23.5</text:p>
          </table:table-cell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  <table:table-cell office:value-type="float" office:value="26.1" calcext:value-type="float">
            <text:p>26.1</text:p>
          </table:table-cell>
          <table:table-cell office:value-type="float" office:value="25.2" calcext:value-type="float">
            <text:p>25.2</text:p>
          </table:table-cell>
          <table:table-cell office:value-type="float" office:value="25.8" calcext:value-type="float">
            <text:p>25.8</text:p>
          </table:table-cell>
          <table:table-cell office:value-type="float" office:value="29.2" calcext:value-type="float">
            <text:p>29.2</text:p>
          </table:table-cell>
          <table:table-cell office:value-type="float" office:value="22.2" calcext:value-type="float">
            <text:p>22.2</text:p>
          </table:table-cell>
          <table:table-cell office:value-type="float" office:value="10.9" calcext:value-type="float">
            <text:p>10.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.40801247396565" calcext:value-type="float">
            <text:p>1.40801247396565</text:p>
          </table:table-cell>
          <table:table-cell office:value-type="float" office:value="1.23289130457771" calcext:value-type="float">
            <text:p>1.23289130457771</text:p>
          </table:table-cell>
          <table:table-cell office:value-type="float" office:value="1.43278771860671" calcext:value-type="float">
            <text:p>1.43278771860671</text:p>
          </table:table-cell>
          <table:table-cell office:value-type="float" office:value="0.503565686496519" calcext:value-type="float">
            <text:p>0.503565686496519</text:p>
          </table:table-cell>
          <table:table-cell office:value-type="float" office:value="0.861272358171794" calcext:value-type="float">
            <text:p>0.861272358171794</text:p>
          </table:table-cell>
          <table:table-cell office:value-type="float" office:value="1.28569084193468" calcext:value-type="float">
            <text:p>1.28569084193468</text:p>
          </table:table-cell>
          <table:table-cell office:value-type="float" office:value="-1.00681025149905" calcext:value-type="float">
            <text:p>-1.00681025149905</text:p>
          </table:table-cell>
          <table:table-cell office:value-type="float" office:value="1.51996359813647" calcext:value-type="float">
            <text:p>1.51996359813647</text:p>
          </table:table-cell>
          <table:table-cell office:value-type="float" office:value="1.84960678004501" calcext:value-type="float">
            <text:p>1.84960678004501</text:p>
          </table:table-cell>
          <table:table-cell office:value-type="float" office:value="0.526603076696405" calcext:value-type="float">
            <text:p>0.526603076696405</text:p>
          </table:table-cell>
          <table:table-cell office:value-type="float" office:value="1.41973808305361" calcext:value-type="float">
            <text:p>1.41973808305361</text:p>
          </table:table-cell>
          <table:table-cell office:value-type="float" office:value="-0.126445263967881" calcext:value-type="float">
            <text:p>-0.126445263967881</text:p>
          </table:table-cell>
          <table:table-cell office:value-type="float" office:value="2.62951257038468" calcext:value-type="float">
            <text:p>2.62951257038468</text:p>
          </table:table-cell>
          <table:table-cell office:value-type="float" office:value="-0.0125825605015579" calcext:value-type="float">
            <text:p>-0.012582560501558</text:p>
          </table:table-cell>
          <table:table-cell office:value-type="float" office:value="3.09101665305151" calcext:value-type="float">
            <text:p>3.09101665305151</text:p>
          </table:table-cell>
          <table:table-cell/>
          <table:table-cell office:value-type="string" calcext:value-type="string">
            <text:p>LINCOLN</text:p>
          </table:table-cell>
          <table:table-cell office:value-type="float" office:value="23.1" calcext:value-type="float">
            <text:p>23.1</text:p>
          </table:table-cell>
          <table:table-cell office:value-type="float" office:value="36.1" calcext:value-type="float">
            <text:p>36.1</text:p>
          </table:table-cell>
          <table:table-cell office:value-type="float" office:value="62.9" calcext:value-type="float">
            <text:p>62.9</text:p>
          </table:table-cell>
          <table:table-cell office:value-type="float" office:value="64.3" calcext:value-type="float">
            <text:p>64.3</text:p>
          </table:table-cell>
          <table:table-cell office:value-type="float" office:value="55.2" calcext:value-type="float">
            <text:p>55.2</text:p>
          </table:table-cell>
          <table:table-cell office:value-type="float" office:value="60.4" calcext:value-type="float">
            <text:p>60.4</text:p>
          </table:table-cell>
          <table:table-cell office:value-type="float" office:value="54.4" calcext:value-type="float">
            <text:p>54.4</text:p>
          </table:table-cell>
          <table:table-cell office:value-type="float" office:value="60.9" calcext:value-type="float">
            <text:p>60.9</text:p>
          </table:table-cell>
          <table:table-cell office:value-type="float" office:value="63.8" calcext:value-type="float">
            <text:p>63.8</text:p>
          </table:table-cell>
          <table:table-cell office:value-type="float" office:value="64" calcext:value-type="float">
            <text:p>64</text:p>
          </table:table-cell>
          <table:table-cell office:value-type="float" office:value="43.2" calcext:value-type="float">
            <text:p>43.2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float" office:value="1.85423433054785" calcext:value-type="float">
            <text:p>1.85423433054785</text:p>
          </table:table-cell>
          <table:table-cell office:value-type="float" office:value="1.03105476548847" calcext:value-type="float">
            <text:p>1.03105476548847</text:p>
          </table:table-cell>
          <table:table-cell office:value-type="float" office:value="1.21693710969169" calcext:value-type="float">
            <text:p>1.21693710969169</text:p>
          </table:table-cell>
          <table:table-cell office:value-type="float" office:value="1.39019510079823" calcext:value-type="float">
            <text:p>1.39019510079823</text:p>
          </table:table-cell>
          <table:table-cell office:value-type="float" office:value="0.58807546081275" calcext:value-type="float">
            <text:p>0.58807546081275</text:p>
          </table:table-cell>
          <table:table-cell office:value-type="float" office:value="0.859778729669348" calcext:value-type="float">
            <text:p>0.859778729669348</text:p>
          </table:table-cell>
          <table:table-cell office:value-type="float" office:value="0.678915665424775" calcext:value-type="float">
            <text:p>0.678915665424775</text:p>
          </table:table-cell>
          <table:table-cell office:value-type="float" office:value="1.4759630206108" calcext:value-type="float">
            <text:p>1.4759630206108</text:p>
          </table:table-cell>
          <table:table-cell office:value-type="float" office:value="0.797445868397994" calcext:value-type="float">
            <text:p>0.797445868397994</text:p>
          </table:table-cell>
          <table:table-cell office:value-type="float" office:value="0.956854492515466" calcext:value-type="float">
            <text:p>0.956854492515466</text:p>
          </table:table-cell>
          <table:table-cell office:value-type="float" office:value="1.06128945087313" calcext:value-type="float">
            <text:p>1.06128945087313</text:p>
          </table:table-cell>
          <table:table-cell office:value-type="float" office:value="2.0384501416412" calcext:value-type="float">
            <text:p>2.0384501416412</text:p>
          </table:table-cell>
          <table:table-cell office:value-type="float" office:value="0.143437831939873" calcext:value-type="float">
            <text:p>0.143437831939873</text:p>
          </table:table-cell>
          <table:table-cell office:value-type="float" office:value="1.50260689116111" calcext:value-type="float">
            <text:p>1.50260689116111</text:p>
          </table:table-cell>
          <table:table-cell office:value-type="float" office:value="0.829950050806795" calcext:value-type="float">
            <text:p>0.829950050806795</text:p>
          </table:table-cell>
          <table:table-cell/>
          <table:table-cell office:value-type="string" calcext:value-type="string">
            <text:p>LYON</text:p>
          </table:table-cell>
          <table:table-cell office:value-type="float" office:value="57.2" calcext:value-type="float">
            <text:p>57.2</text:p>
          </table:table-cell>
          <table:table-cell office:value-type="float" office:value="53.8" calcext:value-type="float">
            <text:p>53.8</text:p>
          </table:table-cell>
          <table:table-cell office:value-type="float" office:value="56.8" calcext:value-type="float">
            <text:p>56.8</text:p>
          </table:table-cell>
          <table:table-cell office:value-type="float" office:value="55.1" calcext:value-type="float">
            <text:p>55.1</text:p>
          </table:table-cell>
          <table:table-cell office:value-type="float" office:value="58.1" calcext:value-type="float">
            <text:p>58.1</text:p>
          </table:table-cell>
          <table:table-cell office:value-type="float" office:value="51.9" calcext:value-type="float">
            <text:p>51.9</text:p>
          </table:table-cell>
          <table:table-cell office:value-type="float" office:value="48.8" calcext:value-type="float">
            <text:p>48.8</text:p>
          </table:table-cell>
          <table:table-cell office:value-type="float" office:value="53.4" calcext:value-type="float">
            <text:p>53.4</text:p>
          </table:table-cell>
          <table:table-cell office:value-type="float" office:value="54.8" calcext:value-type="float">
            <text:p>54.8</text:p>
          </table:table-cell>
          <table:table-cell office:value-type="float" office:value="52.9" calcext:value-type="float">
            <text:p>52.9</text:p>
          </table:table-cell>
          <table:table-cell office:value-type="float" office:value="49.5" calcext:value-type="float">
            <text:p>49.5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3.53010854317549" calcext:value-type="float">
            <text:p>3.53010854317549</text:p>
          </table:table-cell>
          <table:table-cell office:value-type="float" office:value="0.386067755945743" calcext:value-type="float">
            <text:p>0.386067755945743</text:p>
          </table:table-cell>
          <table:table-cell office:value-type="float" office:value="1.23752045052739" calcext:value-type="float">
            <text:p>1.23752045052739</text:p>
          </table:table-cell>
          <table:table-cell office:value-type="float" office:value="4.77696415790646" calcext:value-type="float">
            <text:p>4.77696415790646</text:p>
          </table:table-cell>
          <table:table-cell office:value-type="float" office:value="2.33730280941466" calcext:value-type="float">
            <text:p>2.33730280941466</text:p>
          </table:table-cell>
          <table:table-cell office:value-type="float" office:value="1.06544128337602" calcext:value-type="float">
            <text:p>1.06544128337602</text:p>
          </table:table-cell>
          <table:table-cell office:value-type="float" office:value="2.22167927709314" calcext:value-type="float">
            <text:p>2.22167927709314</text:p>
          </table:table-cell>
          <table:table-cell office:value-type="float" office:value="0.0749935490046381" calcext:value-type="float">
            <text:p>0.074993549004638</text:p>
          </table:table-cell>
          <table:table-cell office:value-type="float" office:value="3.65707617479568" calcext:value-type="float">
            <text:p>3.65707617479568</text:p>
          </table:table-cell>
          <table:table-cell office:value-type="float" office:value="0.4698111306334" calcext:value-type="float">
            <text:p>0.4698111306334</text:p>
          </table:table-cell>
          <table:table-cell office:value-type="float" office:value="0.32190782445595" calcext:value-type="float">
            <text:p>0.32190782445595</text:p>
          </table:table-cell>
          <table:table-cell office:value-type="float" office:value="1.873259745887" calcext:value-type="float">
            <text:p>1.873259745887</text:p>
          </table:table-cell>
          <table:table-cell office:value-type="float" office:value="1.39241390089948" calcext:value-type="float">
            <text:p>1.39241390089948</text:p>
          </table:table-cell>
          <table:table-cell office:value-type="float" office:value="-0.377563686412773" calcext:value-type="float">
            <text:p>-0.377563686412773</text:p>
          </table:table-cell>
          <table:table-cell office:value-type="float" office:value="-0.772948564863486" calcext:value-type="float">
            <text:p>-0.772948564863486</text:p>
          </table:table-cell>
          <table:table-cell/>
          <table:table-cell office:value-type="string" calcext:value-type="string">
            <text:p>MAHNOMEN</text:p>
          </table:table-cell>
          <table:table-cell office:value-type="float" office:value="89.2" calcext:value-type="float">
            <text:p>89.2</text:p>
          </table:table-cell>
          <table:table-cell office:value-type="float" office:value="93.9" calcext:value-type="float">
            <text:p>93.9</text:p>
          </table:table-cell>
          <table:table-cell office:value-type="float" office:value="102.2" calcext:value-type="float">
            <text:p>102.2</text:p>
          </table:table-cell>
          <table:table-cell office:value-type="float" office:value="94.3" calcext:value-type="float">
            <text:p>94.3</text:p>
          </table:table-cell>
          <table:table-cell office:value-type="float" office:value="74.1" calcext:value-type="float">
            <text:p>74.1</text:p>
          </table:table-cell>
          <table:table-cell office:value-type="float" office:value="77.9" calcext:value-type="float">
            <text:p>77.9</text:p>
          </table:table-cell>
          <table:table-cell office:value-type="float" office:value="73" calcext:value-type="float">
            <text:p>73</text:p>
          </table:table-cell>
          <table:table-cell office:value-type="float" office:value="63.3" calcext:value-type="float">
            <text:p>63.3</text:p>
          </table:table-cell>
          <table:table-cell office:value-type="float" office:value="57.3" calcext:value-type="float">
            <text:p>57.3</text:p>
          </table:table-cell>
          <table:table-cell office:value-type="float" office:value="47.9" calcext:value-type="float">
            <text:p>47.9</text:p>
          </table:table-cell>
          <table:table-cell office:value-type="float" office:value="37.7" calcext:value-type="float">
            <text:p>37.7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0.316372495878012" calcext:value-type="float">
            <text:p>0.316372495878012</text:p>
          </table:table-cell>
          <table:table-cell office:value-type="float" office:value="0.792264822623416" calcext:value-type="float">
            <text:p>0.792264822623416</text:p>
          </table:table-cell>
          <table:table-cell office:value-type="float" office:value="0.865074000024198" calcext:value-type="float">
            <text:p>0.865074000024198</text:p>
          </table:table-cell>
          <table:table-cell office:value-type="float" office:value="0.0986388532158345" calcext:value-type="float">
            <text:p>0.098638853215835</text:p>
          </table:table-cell>
          <table:table-cell office:value-type="float" office:value="0.464512335915571" calcext:value-type="float">
            <text:p>0.464512335915571</text:p>
          </table:table-cell>
          <table:table-cell office:value-type="float" office:value="0.254723974483246" calcext:value-type="float">
            <text:p>0.254723974483246</text:p>
          </table:table-cell>
          <table:table-cell office:value-type="float" office:value="0.51428412828793" calcext:value-type="float">
            <text:p>0.51428412828793</text:p>
          </table:table-cell>
          <table:table-cell office:value-type="float" office:value="0.434551562843134" calcext:value-type="float">
            <text:p>0.434551562843134</text:p>
          </table:table-cell>
          <table:table-cell office:value-type="float" office:value="0.483413121488495" calcext:value-type="float">
            <text:p>0.483413121488495</text:p>
          </table:table-cell>
          <table:table-cell office:value-type="float" office:value="0.253661165872703" calcext:value-type="float">
            <text:p>0.253661165872703</text:p>
          </table:table-cell>
          <table:table-cell office:value-type="float" office:value="0.382528444459186" calcext:value-type="float">
            <text:p>0.382528444459186</text:p>
          </table:table-cell>
          <table:table-cell office:value-type="float" office:value="0.666990420093397" calcext:value-type="float">
            <text:p>0.666990420093397</text:p>
          </table:table-cell>
          <table:table-cell office:value-type="float" office:value="1.21023187598046" calcext:value-type="float">
            <text:p>1.21023187598046</text:p>
          </table:table-cell>
          <table:table-cell office:value-type="float" office:value="0.50968148065958" calcext:value-type="float">
            <text:p>0.50968148065958</text:p>
          </table:table-cell>
          <table:table-cell office:value-type="float" office:value="0.618419984152602" calcext:value-type="float">
            <text:p>0.618419984152602</text:p>
          </table:table-cell>
          <table:table-cell/>
          <table:table-cell office:value-type="string" calcext:value-type="string">
            <text:p>MARSHALL</text:p>
          </table:table-cell>
          <table:table-cell office:value-type="float" office:value="18.1" calcext:value-type="float">
            <text:p>18.1</text:p>
          </table:table-cell>
          <table:table-cell office:value-type="float" office:value="21.2" calcext:value-type="float">
            <text:p>21.2</text:p>
          </table:table-cell>
          <table:table-cell office:value-type="float" office:value="26.6" calcext:value-type="float">
            <text:p>26.6</text:p>
          </table:table-cell>
          <table:table-cell office:value-type="float" office:value="26.9" calcext:value-type="float">
            <text:p>26.9</text:p>
          </table:table-cell>
          <table:table-cell office:value-type="float" office:value="27" calcext:value-type="float">
            <text:p>27</text:p>
          </table:table-cell>
          <table:table-cell office:value-type="float" office:value="27.8" calcext:value-type="float">
            <text:p>27.8</text:p>
          </table:table-cell>
          <table:table-cell office:value-type="float" office:value="32" calcext:value-type="float">
            <text:p>32</text:p>
          </table:table-cell>
          <table:table-cell office:value-type="float" office:value="28.9" calcext:value-type="float">
            <text:p>28.9</text:p>
          </table:table-cell>
          <table:table-cell office:value-type="float" office:value="27" calcext:value-type="float">
            <text:p>27</text:p>
          </table:table-cell>
          <table:table-cell office:value-type="float" office:value="25.4" calcext:value-type="float">
            <text:p>25.4</text:p>
          </table:table-cell>
          <table:table-cell office:value-type="float" office:value="24" calcext:value-type="float">
            <text:p>24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1.68048279802833" calcext:value-type="float">
            <text:p>1.68048279802833</text:p>
          </table:table-cell>
          <table:table-cell office:value-type="float" office:value="2.00429891516999" calcext:value-type="float">
            <text:p>2.00429891516999</text:p>
          </table:table-cell>
          <table:table-cell office:value-type="float" office:value="2.42881531743892" calcext:value-type="float">
            <text:p>2.42881531743892</text:p>
          </table:table-cell>
          <table:table-cell office:value-type="float" office:value="2.45291501201254" calcext:value-type="float">
            <text:p>2.45291501201254</text:p>
          </table:table-cell>
          <table:table-cell office:value-type="float" office:value="3.26384129157953" calcext:value-type="float">
            <text:p>3.26384129157953</text:p>
          </table:table-cell>
          <table:table-cell office:value-type="float" office:value="0.735405618171414" calcext:value-type="float">
            <text:p>0.735405618171414</text:p>
          </table:table-cell>
          <table:table-cell office:value-type="float" office:value="1.06441833588299" calcext:value-type="float">
            <text:p>1.06441833588299</text:p>
          </table:table-cell>
          <table:table-cell office:value-type="float" office:value="1.42956242018568" calcext:value-type="float">
            <text:p>1.42956242018568</text:p>
          </table:table-cell>
          <table:table-cell office:value-type="float" office:value="2.37342464664711" calcext:value-type="float">
            <text:p>2.37342464664711</text:p>
          </table:table-cell>
          <table:table-cell office:value-type="float" office:value="2.32435983795609" calcext:value-type="float">
            <text:p>2.32435983795609</text:p>
          </table:table-cell>
          <table:table-cell office:value-type="float" office:value="2.20359419479381" calcext:value-type="float">
            <text:p>2.20359419479381</text:p>
          </table:table-cell>
          <table:table-cell office:value-type="float" office:value="1.19034145609046" calcext:value-type="float">
            <text:p>1.19034145609046</text:p>
          </table:table-cell>
          <table:table-cell office:value-type="float" office:value="2.34827873369735" calcext:value-type="float">
            <text:p>2.34827873369735</text:p>
          </table:table-cell>
          <table:table-cell office:value-type="float" office:value="1.78906237920414" calcext:value-type="float">
            <text:p>1.78906237920414</text:p>
          </table:table-cell>
          <table:table-cell office:value-type="float" office:value="1.4086955680729" calcext:value-type="float">
            <text:p>1.4086955680729</text:p>
          </table:table-cell>
          <table:table-cell/>
          <table:table-cell office:value-type="string" calcext:value-type="string">
            <text:p>MARTIN</text:p>
          </table:table-cell>
          <table:table-cell office:value-type="float" office:value="74" calcext:value-type="float">
            <text:p>74</text:p>
          </table:table-cell>
          <table:table-cell office:value-type="float" office:value="90.6" calcext:value-type="float">
            <text:p>90.6</text:p>
          </table:table-cell>
          <table:table-cell office:value-type="float" office:value="97.8" calcext:value-type="float">
            <text:p>97.8</text:p>
          </table:table-cell>
          <table:table-cell office:value-type="float" office:value="107.7" calcext:value-type="float">
            <text:p>107.7</text:p>
          </table:table-cell>
          <table:table-cell office:value-type="float" office:value="103.2" calcext:value-type="float">
            <text:p>103.2</text:p>
          </table:table-cell>
          <table:table-cell office:value-type="float" office:value="110.4" calcext:value-type="float">
            <text:p>110.4</text:p>
          </table:table-cell>
          <table:table-cell office:value-type="float" office:value="103.3" calcext:value-type="float">
            <text:p>103.3</text:p>
          </table:table-cell>
          <table:table-cell office:value-type="float" office:value="90.5" calcext:value-type="float">
            <text:p>90.5</text:p>
          </table:table-cell>
          <table:table-cell office:value-type="float" office:value="91.5" calcext:value-type="float">
            <text:p>91.5</text:p>
          </table:table-cell>
          <table:table-cell office:value-type="float" office:value="86.1" calcext:value-type="float">
            <text:p>86.1</text:p>
          </table:table-cell>
          <table:table-cell office:value-type="float" office:value="76.7" calcext:value-type="float">
            <text:p>76.7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1.56104934673508" calcext:value-type="float">
            <text:p>1.56104934673508</text:p>
          </table:table-cell>
          <table:table-cell office:value-type="float" office:value="1.90221574382652" calcext:value-type="float">
            <text:p>1.90221574382652</text:p>
          </table:table-cell>
          <table:table-cell office:value-type="float" office:value="0.926275284782764" calcext:value-type="float">
            <text:p>0.926275284782764</text:p>
          </table:table-cell>
          <table:table-cell office:value-type="float" office:value="1.82812395657721" calcext:value-type="float">
            <text:p>1.82812395657721</text:p>
          </table:table-cell>
          <table:table-cell office:value-type="float" office:value="1.14881120639265" calcext:value-type="float">
            <text:p>1.14881120639265</text:p>
          </table:table-cell>
          <table:table-cell office:value-type="float" office:value="0.752472456240767" calcext:value-type="float">
            <text:p>0.752472456240767</text:p>
          </table:table-cell>
          <table:table-cell office:value-type="float" office:value="1.8168873798084" calcext:value-type="float">
            <text:p>1.8168873798084</text:p>
          </table:table-cell>
          <table:table-cell office:value-type="float" office:value="2.24507906882594" calcext:value-type="float">
            <text:p>2.24507906882594</text:p>
          </table:table-cell>
          <table:table-cell office:value-type="float" office:value="1.36400048690386" calcext:value-type="float">
            <text:p>1.36400048690386</text:p>
          </table:table-cell>
          <table:table-cell office:value-type="float" office:value="2.34690737739648" calcext:value-type="float">
            <text:p>2.34690737739648</text:p>
          </table:table-cell>
          <table:table-cell office:value-type="float" office:value="1.34422266972112" calcext:value-type="float">
            <text:p>1.34422266972112</text:p>
          </table:table-cell>
          <table:table-cell office:value-type="float" office:value="1.5148975559419" calcext:value-type="float">
            <text:p>1.5148975559419</text:p>
          </table:table-cell>
          <table:table-cell office:value-type="float" office:value="1.6298904157676" calcext:value-type="float">
            <text:p>1.6298904157676</text:p>
          </table:table-cell>
          <table:table-cell office:value-type="float" office:value="1.53946180689892" calcext:value-type="float">
            <text:p>1.53946180689892</text:p>
          </table:table-cell>
          <table:table-cell office:value-type="float" office:value="0.82233188555736" calcext:value-type="float">
            <text:p>0.82233188555736</text:p>
          </table:table-cell>
          <table:table-cell/>
          <table:table-cell office:value-type="string" calcext:value-type="string">
            <text:p>MCLEOD</text:p>
          </table:table-cell>
          <table:table-cell office:value-type="float" office:value="69.5" calcext:value-type="float">
            <text:p>69.5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9.1" calcext:value-type="float">
            <text:p>79.1</text:p>
          </table:table-cell>
          <table:table-cell office:value-type="float" office:value="74.7" calcext:value-type="float">
            <text:p>74.7</text:p>
          </table:table-cell>
          <table:table-cell office:value-type="float" office:value="75.8" calcext:value-type="float">
            <text:p>75.8</text:p>
          </table:table-cell>
          <table:table-cell office:value-type="float" office:value="77.9" calcext:value-type="float">
            <text:p>77.9</text:p>
          </table:table-cell>
          <table:table-cell office:value-type="float" office:value="77.2" calcext:value-type="float">
            <text:p>77.2</text:p>
          </table:table-cell>
          <table:table-cell office:value-type="float" office:value="77" calcext:value-type="float">
            <text:p>77</text:p>
          </table:table-cell>
          <table:table-cell office:value-type="float" office:value="71.5" calcext:value-type="float">
            <text:p>71.5</text:p>
          </table:table-cell>
          <table:table-cell office:value-type="float" office:value="69" calcext:value-type="float">
            <text:p>69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0.680946497713211" calcext:value-type="float">
            <text:p>0.680946497713211</text:p>
          </table:table-cell>
          <table:table-cell office:value-type="float" office:value="0.706353310552607" calcext:value-type="float">
            <text:p>0.706353310552607</text:p>
          </table:table-cell>
          <table:table-cell office:value-type="float" office:value="1.37017017730384" calcext:value-type="float">
            <text:p>1.37017017730384</text:p>
          </table:table-cell>
          <table:table-cell office:value-type="float" office:value="1.09366598153749" calcext:value-type="float">
            <text:p>1.09366598153749</text:p>
          </table:table-cell>
          <table:table-cell office:value-type="float" office:value="1.88004560251171" calcext:value-type="float">
            <text:p>1.88004560251171</text:p>
          </table:table-cell>
          <table:table-cell office:value-type="float" office:value="1.04039584449257" calcext:value-type="float">
            <text:p>1.04039584449257</text:p>
          </table:table-cell>
          <table:table-cell office:value-type="float" office:value="0.667258414875222" calcext:value-type="float">
            <text:p>0.667258414875222</text:p>
          </table:table-cell>
          <table:table-cell office:value-type="float" office:value="0.570741575193093" calcext:value-type="float">
            <text:p>0.570741575193093</text:p>
          </table:table-cell>
          <table:table-cell office:value-type="float" office:value="0.824795092569376" calcext:value-type="float">
            <text:p>0.824795092569376</text:p>
          </table:table-cell>
          <table:table-cell office:value-type="float" office:value="0.583202635191272" calcext:value-type="float">
            <text:p>0.583202635191272</text:p>
          </table:table-cell>
          <table:table-cell office:value-type="float" office:value="0.843973870199159" calcext:value-type="float">
            <text:p>0.843973870199159</text:p>
          </table:table-cell>
          <table:table-cell office:value-type="float" office:value="1.09100627444823" calcext:value-type="float">
            <text:p>1.09100627444823</text:p>
          </table:table-cell>
          <table:table-cell office:value-type="float" office:value="0.872550777037672" calcext:value-type="float">
            <text:p>0.872550777037672</text:p>
          </table:table-cell>
          <table:table-cell office:value-type="float" office:value="0.449712844163953" calcext:value-type="float">
            <text:p>0.449712844163953</text:p>
          </table:table-cell>
          <table:table-cell office:value-type="float" office:value="0.228623800544869" calcext:value-type="float">
            <text:p>0.228623800544869</text:p>
          </table:table-cell>
          <table:table-cell/>
          <table:table-cell office:value-type="string" calcext:value-type="string">
            <text:p>MEEKER</text:p>
          </table:table-cell>
          <table:table-cell office:value-type="float" office:value="39.1" calcext:value-type="float">
            <text:p>39.1</text:p>
          </table:table-cell>
          <table:table-cell office:value-type="float" office:value="40.6" calcext:value-type="float">
            <text:p>40.6</text:p>
          </table:table-cell>
          <table:table-cell office:value-type="float" office:value="44.8" calcext:value-type="float">
            <text:p>44.8</text:p>
          </table:table-cell>
          <table:table-cell office:value-type="float" office:value="46.2" calcext:value-type="float">
            <text:p>46.2</text:p>
          </table:table-cell>
          <table:table-cell office:value-type="float" office:value="47.6" calcext:value-type="float">
            <text:p>47.6</text:p>
          </table:table-cell>
          <table:table-cell office:value-type="float" office:value="50.8" calcext:value-type="float">
            <text:p>50.8</text:p>
          </table:table-cell>
          <table:table-cell office:value-type="float" office:value="49.4" calcext:value-type="float">
            <text:p>49.4</text:p>
          </table:table-cell>
          <table:table-cell office:value-type="float" office:value="41.5" calcext:value-type="float">
            <text:p>41.5</text:p>
          </table:table-cell>
          <table:table-cell office:value-type="float" office:value="39.5" calcext:value-type="float">
            <text:p>39.5</text:p>
          </table:table-cell>
          <table:table-cell office:value-type="float" office:value="37.9" calcext:value-type="float">
            <text:p>37.9</text:p>
          </table:table-cell>
          <table:table-cell office:value-type="float" office:value="30.2" calcext:value-type="float">
            <text:p>30.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.4189801133" calcext:value-type="float">
            <text:p>1.4189801133</text:p>
          </table:table-cell>
          <table:table-cell office:value-type="float" office:value="2.4710073751621" calcext:value-type="float">
            <text:p>2.4710073751621</text:p>
          </table:table-cell>
          <table:table-cell office:value-type="float" office:value="1.16957284622845" calcext:value-type="float">
            <text:p>1.16957284622845</text:p>
          </table:table-cell>
          <table:table-cell office:value-type="float" office:value="-0.0336457532475198" calcext:value-type="float">
            <text:p>-0.03364575324752</text:p>
          </table:table-cell>
          <table:table-cell office:value-type="float" office:value="1.61094470032832" calcext:value-type="float">
            <text:p>1.61094470032832</text:p>
          </table:table-cell>
          <table:table-cell office:value-type="float" office:value="2.21340046565646" calcext:value-type="float">
            <text:p>2.21340046565646</text:p>
          </table:table-cell>
          <table:table-cell office:value-type="float" office:value="2.21386790568654" calcext:value-type="float">
            <text:p>2.21386790568654</text:p>
          </table:table-cell>
          <table:table-cell office:value-type="float" office:value="1.92480586802133" calcext:value-type="float">
            <text:p>1.92480586802133</text:p>
          </table:table-cell>
          <table:table-cell office:value-type="float" office:value="1.25163140444971" calcext:value-type="float">
            <text:p>1.25163140444971</text:p>
          </table:table-cell>
          <table:table-cell office:value-type="float" office:value="1.86513534893867" calcext:value-type="float">
            <text:p>1.86513534893867</text:p>
          </table:table-cell>
          <table:table-cell office:value-type="float" office:value="1.87424614304875" calcext:value-type="float">
            <text:p>1.87424614304875</text:p>
          </table:table-cell>
          <table:table-cell office:value-type="float" office:value="1.823179809847" calcext:value-type="float">
            <text:p>1.823179809847</text:p>
          </table:table-cell>
          <table:table-cell office:value-type="float" office:value="2.00522058073032" calcext:value-type="float">
            <text:p>2.00522058073032</text:p>
          </table:table-cell>
          <table:table-cell office:value-type="float" office:value="1.17897610086359" calcext:value-type="float">
            <text:p>1.17897610086359</text:p>
          </table:table-cell>
          <table:table-cell office:value-type="float" office:value="1.44558006389744" calcext:value-type="float">
            <text:p>1.44558006389744</text:p>
          </table:table-cell>
          <table:table-cell/>
          <table:table-cell office:value-type="string" calcext:value-type="string">
            <text:p>MILLE LACS</text:p>
          </table:table-cell>
          <table:table-cell office:value-type="float" office:value="69.2" calcext:value-type="float">
            <text:p>69.2</text:p>
          </table:table-cell>
          <table:table-cell office:value-type="float" office:value="66.4" calcext:value-type="float">
            <text:p>66.4</text:p>
          </table:table-cell>
          <table:table-cell office:value-type="float" office:value="70.2" calcext:value-type="float">
            <text:p>70.2</text:p>
          </table:table-cell>
          <table:table-cell office:value-type="float" office:value="75.5" calcext:value-type="float">
            <text:p>75.5</text:p>
          </table:table-cell>
          <table:table-cell office:value-type="float" office:value="78.7" calcext:value-type="float">
            <text:p>78.7</text:p>
          </table:table-cell>
          <table:table-cell office:value-type="float" office:value="84.5" calcext:value-type="float">
            <text:p>84.5</text:p>
          </table:table-cell>
          <table:table-cell office:value-type="float" office:value="93.3" calcext:value-type="float">
            <text:p>93.3</text:p>
          </table:table-cell>
          <table:table-cell office:value-type="float" office:value="94.8" calcext:value-type="float">
            <text:p>94.8</text:p>
          </table:table-cell>
          <table:table-cell office:value-type="float" office:value="89.5" calcext:value-type="float">
            <text:p>89.5</text:p>
          </table:table-cell>
          <table:table-cell office:value-type="float" office:value="84" calcext:value-type="float">
            <text:p>84</text:p>
          </table:table-cell>
          <table:table-cell office:value-type="float" office:value="74.5" calcext:value-type="float">
            <text:p>74.5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>
          <table:table-cell office:value-type="float" office:value="1.54320978328779" calcext:value-type="float">
            <text:p>1.54320978328779</text:p>
          </table:table-cell>
          <table:table-cell office:value-type="float" office:value="1.56583094122538" calcext:value-type="float">
            <text:p>1.56583094122538</text:p>
          </table:table-cell>
          <table:table-cell office:value-type="float" office:value="0.602594879280825" calcext:value-type="float">
            <text:p>0.602594879280825</text:p>
          </table:table-cell>
          <table:table-cell office:value-type="float" office:value="-0.758950705634351" calcext:value-type="float">
            <text:p>-0.758950705634351</text:p>
          </table:table-cell>
          <table:table-cell office:value-type="float" office:value="1.85952003469772" calcext:value-type="float">
            <text:p>1.85952003469772</text:p>
          </table:table-cell>
          <table:table-cell office:value-type="float" office:value="1.0161156025094" calcext:value-type="float">
            <text:p>1.0161156025094</text:p>
          </table:table-cell>
          <table:table-cell office:value-type="float" office:value="1.16806214690052" calcext:value-type="float">
            <text:p>1.16806214690052</text:p>
          </table:table-cell>
          <table:table-cell office:value-type="float" office:value="2.1267210529263" calcext:value-type="float">
            <text:p>2.1267210529263</text:p>
          </table:table-cell>
          <table:table-cell office:value-type="float" office:value="0.540805537550493" calcext:value-type="float">
            <text:p>0.540805537550493</text:p>
          </table:table-cell>
          <table:table-cell office:value-type="float" office:value="1.40711616697704" calcext:value-type="float">
            <text:p>1.40711616697704</text:p>
          </table:table-cell>
          <table:table-cell office:value-type="float" office:value="1.38317774938088" calcext:value-type="float">
            <text:p>1.38317774938088</text:p>
          </table:table-cell>
          <table:table-cell office:value-type="float" office:value="1.50653324205073" calcext:value-type="float">
            <text:p>1.50653324205073</text:p>
          </table:table-cell>
          <table:table-cell office:value-type="float" office:value="2.17764899630733" calcext:value-type="float">
            <text:p>2.17764899630733</text:p>
          </table:table-cell>
          <table:table-cell office:value-type="float" office:value="1.6536375389421" calcext:value-type="float">
            <text:p>1.6536375389421</text:p>
          </table:table-cell>
          <table:table-cell office:value-type="float" office:value="1.90867283214959" calcext:value-type="float">
            <text:p>1.90867283214959</text:p>
          </table:table-cell>
          <table:table-cell/>
          <table:table-cell office:value-type="string" calcext:value-type="string">
            <text:p>MORRISON</text:p>
          </table:table-cell>
          <table:table-cell office:value-type="float" office:value="49.7" calcext:value-type="float">
            <text:p>49.7</text:p>
          </table:table-cell>
          <table:table-cell office:value-type="float" office:value="53.2" calcext:value-type="float">
            <text:p>53.2</text:p>
          </table:table-cell>
          <table:table-cell office:value-type="float" office:value="54" calcext:value-type="float">
            <text:p>54</text:p>
          </table:table-cell>
          <table:table-cell office:value-type="float" office:value="53.6" calcext:value-type="float">
            <text:p>53.6</text:p>
          </table:table-cell>
          <table:table-cell office:value-type="float" office:value="57.7" calcext:value-type="float">
            <text:p>57.7</text:p>
          </table:table-cell>
          <table:table-cell office:value-type="float" office:value="67.7" calcext:value-type="float">
            <text:p>67.7</text:p>
          </table:table-cell>
          <table:table-cell office:value-type="float" office:value="77.2" calcext:value-type="float">
            <text:p>77.2</text:p>
          </table:table-cell>
          <table:table-cell office:value-type="float" office:value="77.4" calcext:value-type="float">
            <text:p>77.4</text:p>
          </table:table-cell>
          <table:table-cell office:value-type="float" office:value="77.8" calcext:value-type="float">
            <text:p>77.8</text:p>
          </table:table-cell>
          <table:table-cell office:value-type="float" office:value="74.7" calcext:value-type="float">
            <text:p>74.7</text:p>
          </table:table-cell>
          <table:table-cell office:value-type="float" office:value="64.8" calcext:value-type="float">
            <text:p>64.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370442182672323" calcext:value-type="float">
            <text:p>0.370442182672323</text:p>
          </table:table-cell>
          <table:table-cell office:value-type="float" office:value="1.38916398652171" calcext:value-type="float">
            <text:p>1.38916398652171</text:p>
          </table:table-cell>
          <table:table-cell office:value-type="float" office:value="2.05982187117118" calcext:value-type="float">
            <text:p>2.05982187117118</text:p>
          </table:table-cell>
          <table:table-cell office:value-type="float" office:value="1.20079096657929" calcext:value-type="float">
            <text:p>1.20079096657929</text:p>
          </table:table-cell>
          <table:table-cell office:value-type="float" office:value="2.07523751087441" calcext:value-type="float">
            <text:p>2.07523751087441</text:p>
          </table:table-cell>
          <table:table-cell office:value-type="float" office:value="0.905048572271159" calcext:value-type="float">
            <text:p>0.905048572271159</text:p>
          </table:table-cell>
          <table:table-cell office:value-type="float" office:value="0.77456972436739" calcext:value-type="float">
            <text:p>0.77456972436739</text:p>
          </table:table-cell>
          <table:table-cell office:value-type="float" office:value="1.03964104830039" calcext:value-type="float">
            <text:p>1.03964104830039</text:p>
          </table:table-cell>
          <table:table-cell office:value-type="float" office:value="1.19219941467521" calcext:value-type="float">
            <text:p>1.19219941467521</text:p>
          </table:table-cell>
          <table:table-cell office:value-type="float" office:value="0.562157801213317" calcext:value-type="float">
            <text:p>0.562157801213317</text:p>
          </table:table-cell>
          <table:table-cell office:value-type="float" office:value="2.78796836327134" calcext:value-type="float">
            <text:p>2.78796836327134</text:p>
          </table:table-cell>
          <table:table-cell office:value-type="float" office:value="0.978404332237279" calcext:value-type="float">
            <text:p>0.978404332237279</text:p>
          </table:table-cell>
          <table:table-cell office:value-type="float" office:value="-0.176506210906916" calcext:value-type="float">
            <text:p>-0.176506210906916</text:p>
          </table:table-cell>
          <table:table-cell office:value-type="float" office:value="0.819748161103578" calcext:value-type="float">
            <text:p>0.819748161103578</text:p>
          </table:table-cell>
          <table:table-cell office:value-type="float" office:value="0.592159712306061" calcext:value-type="float">
            <text:p>0.592159712306061</text:p>
          </table:table-cell>
          <table:table-cell/>
          <table:table-cell office:value-type="string" calcext:value-type="string">
            <text:p>MOWER</text:p>
          </table:table-cell>
          <table:table-cell office:value-type="float" office:value="48.4" calcext:value-type="float">
            <text:p>48.4</text:p>
          </table:table-cell>
          <table:table-cell office:value-type="float" office:value="48.7" calcext:value-type="float">
            <text:p>48.7</text:p>
          </table:table-cell>
          <table:table-cell office:value-type="float" office:value="52.8" calcext:value-type="float">
            <text:p>52.8</text:p>
          </table:table-cell>
          <table:table-cell office:value-type="float" office:value="59.8" calcext:value-type="float">
            <text:p>59.8</text:p>
          </table:table-cell>
          <table:table-cell office:value-type="float" office:value="70.1" calcext:value-type="float">
            <text:p>70.1</text:p>
          </table:table-cell>
          <table:table-cell office:value-type="float" office:value="71.5" calcext:value-type="float">
            <text:p>71.5</text:p>
          </table:table-cell>
          <table:table-cell office:value-type="float" office:value="55.6" calcext:value-type="float">
            <text:p>55.6</text:p>
          </table:table-cell>
          <table:table-cell office:value-type="float" office:value="52.5" calcext:value-type="float">
            <text:p>52.5</text:p>
          </table:table-cell>
          <table:table-cell office:value-type="float" office:value="49.2" calcext:value-type="float">
            <text:p>49.2</text:p>
          </table:table-cell>
          <table:table-cell office:value-type="float" office:value="48.1" calcext:value-type="float">
            <text:p>48.1</text:p>
          </table:table-cell>
          <table:table-cell office:value-type="float" office:value="41.2" calcext:value-type="float">
            <text:p>41.2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1.11950081685062" calcext:value-type="float">
            <text:p>1.11950081685062</text:p>
          </table:table-cell>
          <table:table-cell office:value-type="float" office:value="0.533298071511143" calcext:value-type="float">
            <text:p>0.533298071511143</text:p>
          </table:table-cell>
          <table:table-cell office:value-type="float" office:value="1.28639331037709" calcext:value-type="float">
            <text:p>1.28639331037709</text:p>
          </table:table-cell>
          <table:table-cell office:value-type="float" office:value="0.0182282604261916" calcext:value-type="float">
            <text:p>0.018228260426192</text:p>
          </table:table-cell>
          <table:table-cell office:value-type="float" office:value="0.865474122273908" calcext:value-type="float">
            <text:p>0.865474122273908</text:p>
          </table:table-cell>
          <table:table-cell office:value-type="float" office:value="-0.238286149022033" calcext:value-type="float">
            <text:p>-0.238286149022033</text:p>
          </table:table-cell>
          <table:table-cell office:value-type="float" office:value="0.686265658412293" calcext:value-type="float">
            <text:p>0.686265658412293</text:p>
          </table:table-cell>
          <table:table-cell office:value-type="float" office:value="1.62555671818682" calcext:value-type="float">
            <text:p>1.62555671818682</text:p>
          </table:table-cell>
          <table:table-cell office:value-type="float" office:value="-0.040632177636019" calcext:value-type="float">
            <text:p>-0.040632177636019</text:p>
          </table:table-cell>
          <table:table-cell office:value-type="float" office:value="0.913770157661131" calcext:value-type="float">
            <text:p>0.913770157661131</text:p>
          </table:table-cell>
          <table:table-cell office:value-type="float" office:value="0.109832028230442" calcext:value-type="float">
            <text:p>0.109832028230442</text:p>
          </table:table-cell>
          <table:table-cell office:value-type="float" office:value="1.38225414123816" calcext:value-type="float">
            <text:p>1.38225414123816</text:p>
          </table:table-cell>
          <table:table-cell office:value-type="float" office:value="0.315748799256066" calcext:value-type="float">
            <text:p>0.315748799256066</text:p>
          </table:table-cell>
          <table:table-cell office:value-type="float" office:value="0.984605091414683" calcext:value-type="float">
            <text:p>0.984605091414683</text:p>
          </table:table-cell>
          <table:table-cell office:value-type="float" office:value="0.858162724796576" calcext:value-type="float">
            <text:p>0.858162724796576</text:p>
          </table:table-cell>
          <table:table-cell/>
          <table:table-cell office:value-type="string" calcext:value-type="string">
            <text:p>MURRAY</text:p>
          </table:table-cell>
          <table:table-cell office:value-type="float" office:value="32.5" calcext:value-type="float">
            <text:p>32.5</text:p>
          </table:table-cell>
          <table:table-cell office:value-type="float" office:value="36.2" calcext:value-type="float">
            <text:p>36.2</text:p>
          </table:table-cell>
          <table:table-cell office:value-type="float" office:value="32.7" calcext:value-type="float">
            <text:p>32.7</text:p>
          </table:table-cell>
          <table:table-cell office:value-type="float" office:value="26.6" calcext:value-type="float">
            <text:p>26.6</text:p>
          </table:table-cell>
          <table:table-cell office:value-type="float" office:value="33.4" calcext:value-type="float">
            <text:p>33.4</text:p>
          </table:table-cell>
          <table:table-cell office:value-type="float" office:value="34.6" calcext:value-type="float">
            <text:p>34.6</text:p>
          </table:table-cell>
          <table:table-cell office:value-type="float" office:value="37" calcext:value-type="float">
            <text:p>37</text:p>
          </table:table-cell>
          <table:table-cell office:value-type="float" office:value="33.5" calcext:value-type="float">
            <text:p>33.5</text:p>
          </table:table-cell>
          <table:table-cell office:value-type="float" office:value="36.8" calcext:value-type="float">
            <text:p>36.8</text:p>
          </table:table-cell>
          <table:table-cell office:value-type="float" office:value="36" calcext:value-type="float">
            <text:p>36</text:p>
          </table:table-cell>
          <table:table-cell office:value-type="float" office:value="36.1" calcext:value-type="float">
            <text:p>36.1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0.0502539944503254" calcext:value-type="float">
            <text:p>0.050253994450325</text:p>
          </table:table-cell>
          <table:table-cell office:value-type="float" office:value="0.4188042174356" calcext:value-type="float">
            <text:p>0.4188042174356</text:p>
          </table:table-cell>
          <table:table-cell office:value-type="float" office:value="0.117192757143471" calcext:value-type="float">
            <text:p>0.117192757143471</text:p>
          </table:table-cell>
          <table:table-cell office:value-type="float" office:value="0.451249630190352" calcext:value-type="float">
            <text:p>0.451249630190352</text:p>
          </table:table-cell>
          <table:table-cell office:value-type="float" office:value="1.26659106255021" calcext:value-type="float">
            <text:p>1.26659106255021</text:p>
          </table:table-cell>
          <table:table-cell office:value-type="float" office:value="0.532959611105854" calcext:value-type="float">
            <text:p>0.532959611105854</text:p>
          </table:table-cell>
          <table:table-cell office:value-type="float" office:value="0.322901398434103" calcext:value-type="float">
            <text:p>0.322901398434103</text:p>
          </table:table-cell>
          <table:table-cell office:value-type="float" office:value="0.941615582128373" calcext:value-type="float">
            <text:p>0.941615582128373</text:p>
          </table:table-cell>
          <table:table-cell office:value-type="float" office:value="0.502075054905367" calcext:value-type="float">
            <text:p>0.502075054905367</text:p>
          </table:table-cell>
          <table:table-cell office:value-type="float" office:value="0.390322670579184" calcext:value-type="float">
            <text:p>0.390322670579184</text:p>
          </table:table-cell>
          <table:table-cell office:value-type="float" office:value="0.931169279138064" calcext:value-type="float">
            <text:p>0.931169279138064</text:p>
          </table:table-cell>
          <table:table-cell office:value-type="float" office:value="0.293449179017859" calcext:value-type="float">
            <text:p>0.293449179017859</text:p>
          </table:table-cell>
          <table:table-cell office:value-type="float" office:value="0.199874533694193" calcext:value-type="float">
            <text:p>0.199874533694193</text:p>
          </table:table-cell>
          <table:table-cell office:value-type="float" office:value="1.04754106492109" calcext:value-type="float">
            <text:p>1.04754106492109</text:p>
          </table:table-cell>
          <table:table-cell office:value-type="float" office:value="0.353817498227764" calcext:value-type="float">
            <text:p>0.353817498227764</text:p>
          </table:table-cell>
          <table:table-cell/>
          <table:table-cell office:value-type="string" calcext:value-type="string">
            <text:p>NICOLLET</text:p>
          </table:table-cell>
          <table:table-cell office:value-type="float" office:value="22.9" calcext:value-type="float">
            <text:p>22.9</text:p>
          </table:table-cell>
          <table:table-cell office:value-type="float" office:value="22.6" calcext:value-type="float">
            <text:p>22.6</text:p>
          </table:table-cell>
          <table:table-cell office:value-type="float" office:value="20.3" calcext:value-type="float">
            <text:p>20.3</text:p>
          </table:table-cell>
          <table:table-cell office:value-type="float" office:value="25.8" calcext:value-type="float">
            <text:p>25.8</text:p>
          </table:table-cell>
          <table:table-cell office:value-type="float" office:value="29.2" calcext:value-type="float">
            <text:p>29.2</text:p>
          </table:table-cell>
          <table:table-cell office:value-type="float" office:value="30.3" calcext:value-type="float">
            <text:p>30.3</text:p>
          </table:table-cell>
          <table:table-cell office:value-type="float" office:value="28.2" calcext:value-type="float">
            <text:p>28.2</text:p>
          </table:table-cell>
          <table:table-cell office:value-type="float" office:value="26.1" calcext:value-type="float">
            <text:p>26.1</text:p>
          </table:table-cell>
          <table:table-cell office:value-type="float" office:value="28.3" calcext:value-type="float">
            <text:p>28.3</text:p>
          </table:table-cell>
          <table:table-cell office:value-type="float" office:value="25.5" calcext:value-type="float">
            <text:p>25.5</text:p>
          </table:table-cell>
          <table:table-cell office:value-type="float" office:value="20.2" calcext:value-type="float">
            <text:p>20.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.6330811721858" calcext:value-type="float">
            <text:p>1.6330811721858</text:p>
          </table:table-cell>
          <table:table-cell office:value-type="float" office:value="1.96006136059902" calcext:value-type="float">
            <text:p>1.96006136059902</text:p>
          </table:table-cell>
          <table:table-cell office:value-type="float" office:value="1.12263064197226" calcext:value-type="float">
            <text:p>1.12263064197226</text:p>
          </table:table-cell>
          <table:table-cell office:value-type="float" office:value="0.570645029169491" calcext:value-type="float">
            <text:p>0.570645029169491</text:p>
          </table:table-cell>
          <table:table-cell office:value-type="float" office:value="1.75184384767452" calcext:value-type="float">
            <text:p>1.75184384767452</text:p>
          </table:table-cell>
          <table:table-cell office:value-type="float" office:value="0.569903979783478" calcext:value-type="float">
            <text:p>0.569903979783478</text:p>
          </table:table-cell>
          <table:table-cell office:value-type="float" office:value="0.112860105311513" calcext:value-type="float">
            <text:p>0.112860105311513</text:p>
          </table:table-cell>
          <table:table-cell office:value-type="float" office:value="-0.0558660711532945" calcext:value-type="float">
            <text:p>-0.055866071153295</text:p>
          </table:table-cell>
          <table:table-cell office:value-type="float" office:value="1.33904305556902" calcext:value-type="float">
            <text:p>1.33904305556902</text:p>
          </table:table-cell>
          <table:table-cell office:value-type="float" office:value="1.2552821874368" calcext:value-type="float">
            <text:p>1.2552821874368</text:p>
          </table:table-cell>
          <table:table-cell office:value-type="float" office:value="0.918612144588653" calcext:value-type="float">
            <text:p>0.918612144588653</text:p>
          </table:table-cell>
          <table:table-cell office:value-type="float" office:value="1.28108039719641" calcext:value-type="float">
            <text:p>1.28108039719641</text:p>
          </table:table-cell>
          <table:table-cell office:value-type="float" office:value="1.69701011446968" calcext:value-type="float">
            <text:p>1.69701011446968</text:p>
          </table:table-cell>
          <table:table-cell office:value-type="float" office:value="0.780051289979024" calcext:value-type="float">
            <text:p>0.780051289979024</text:p>
          </table:table-cell>
          <table:table-cell office:value-type="float" office:value="1.89558329524373" calcext:value-type="float">
            <text:p>1.89558329524373</text:p>
          </table:table-cell>
          <table:table-cell/>
          <table:table-cell office:value-type="string" calcext:value-type="string">
            <text:p>NOBLES</text:p>
          </table:table-cell>
          <table:table-cell office:value-type="float" office:value="36.4" calcext:value-type="float">
            <text:p>36.4</text:p>
          </table:table-cell>
          <table:table-cell office:value-type="float" office:value="51.3" calcext:value-type="float">
            <text:p>51.3</text:p>
          </table:table-cell>
          <table:table-cell office:value-type="float" office:value="59.2" calcext:value-type="float">
            <text:p>59.2</text:p>
          </table:table-cell>
          <table:table-cell office:value-type="float" office:value="60.4" calcext:value-type="float">
            <text:p>60.4</text:p>
          </table:table-cell>
          <table:table-cell office:value-type="float" office:value="57.9" calcext:value-type="float">
            <text:p>57.9</text:p>
          </table:table-cell>
          <table:table-cell office:value-type="float" office:value="58.3" calcext:value-type="float">
            <text:p>58.3</text:p>
          </table:table-cell>
          <table:table-cell office:value-type="float" office:value="60.3" calcext:value-type="float">
            <text:p>60.3</text:p>
          </table:table-cell>
          <table:table-cell office:value-type="float" office:value="58.3" calcext:value-type="float">
            <text:p>58.3</text:p>
          </table:table-cell>
          <table:table-cell office:value-type="float" office:value="58.4" calcext:value-type="float">
            <text:p>58.4</text:p>
          </table:table-cell>
          <table:table-cell office:value-type="float" office:value="60.8" calcext:value-type="float">
            <text:p>60.8</text:p>
          </table:table-cell>
          <table:table-cell office:value-type="float" office:value="48.5" calcext:value-type="float">
            <text:p>48.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0.773671426680832" calcext:value-type="float">
            <text:p>0.773671426680832</text:p>
          </table:table-cell>
          <table:table-cell office:value-type="float" office:value="0.196271749808748" calcext:value-type="float">
            <text:p>0.196271749808748</text:p>
          </table:table-cell>
          <table:table-cell office:value-type="float" office:value="1.28167903112697" calcext:value-type="float">
            <text:p>1.28167903112697</text:p>
          </table:table-cell>
          <table:table-cell office:value-type="float" office:value="2.83021604652804" calcext:value-type="float">
            <text:p>2.83021604652804</text:p>
          </table:table-cell>
          <table:table-cell office:value-type="float" office:value="1.25624728064778" calcext:value-type="float">
            <text:p>1.25624728064778</text:p>
          </table:table-cell>
          <table:table-cell office:value-type="float" office:value="1.72850628444872" calcext:value-type="float">
            <text:p>1.72850628444872</text:p>
          </table:table-cell>
          <table:table-cell office:value-type="float" office:value="2.13953343326099" calcext:value-type="float">
            <text:p>2.13953343326099</text:p>
          </table:table-cell>
          <table:table-cell office:value-type="float" office:value="-0.608964350084571" calcext:value-type="float">
            <text:p>-0.608964350084571</text:p>
          </table:table-cell>
          <table:table-cell office:value-type="float" office:value="1.2359516974709" calcext:value-type="float">
            <text:p>1.2359516974709</text:p>
          </table:table-cell>
          <table:table-cell office:value-type="float" office:value="-0.401612527037112" calcext:value-type="float">
            <text:p>-0.401612527037112</text:p>
          </table:table-cell>
          <table:table-cell office:value-type="float" office:value="2.48291956133087" calcext:value-type="float">
            <text:p>2.48291956133087</text:p>
          </table:table-cell>
          <table:table-cell office:value-type="float" office:value="2.05631837438177" calcext:value-type="float">
            <text:p>2.05631837438177</text:p>
          </table:table-cell>
          <table:table-cell office:value-type="float" office:value="0.509056372978908" calcext:value-type="float">
            <text:p>0.509056372978908</text:p>
          </table:table-cell>
          <table:table-cell office:value-type="float" office:value="-0.589407079746613" calcext:value-type="float">
            <text:p>-0.589407079746613</text:p>
          </table:table-cell>
          <table:table-cell office:value-type="float" office:value="1.33719574814579" calcext:value-type="float">
            <text:p>1.33719574814579</text:p>
          </table:table-cell>
          <table:table-cell/>
          <table:table-cell office:value-type="string" calcext:value-type="string">
            <text:p>NORMAN</text:p>
          </table:table-cell>
          <table:table-cell office:value-type="float" office:value="53.3" calcext:value-type="float">
            <text:p>53.3</text:p>
          </table:table-cell>
          <table:table-cell office:value-type="float" office:value="57.7" calcext:value-type="float">
            <text:p>57.7</text:p>
          </table:table-cell>
          <table:table-cell office:value-type="float" office:value="65.8" calcext:value-type="float">
            <text:p>65.8</text:p>
          </table:table-cell>
          <table:table-cell office:value-type="float" office:value="64.2" calcext:value-type="float">
            <text:p>64.2</text:p>
          </table:table-cell>
          <table:table-cell office:value-type="float" office:value="68.7" calcext:value-type="float">
            <text:p>68.7</text:p>
          </table:table-cell>
          <table:table-cell office:value-type="float" office:value="59.1" calcext:value-type="float">
            <text:p>59.1</text:p>
          </table:table-cell>
          <table:table-cell office:value-type="float" office:value="49.8" calcext:value-type="float">
            <text:p>49.8</text:p>
          </table:table-cell>
          <table:table-cell office:value-type="float" office:value="62.9" calcext:value-type="float">
            <text:p>62.9</text:p>
          </table:table-cell>
          <table:table-cell office:value-type="float" office:value="41.9" calcext:value-type="float">
            <text:p>41.9</text:p>
          </table:table-cell>
          <table:table-cell office:value-type="float" office:value="38.8" calcext:value-type="float">
            <text:p>38.8</text:p>
          </table:table-cell>
          <table:table-cell office:value-type="float" office:value="26.4" calcext:value-type="float">
            <text:p>26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0.0606725672344744" calcext:value-type="float">
            <text:p>0.060672567234474</text:p>
          </table:table-cell>
          <table:table-cell office:value-type="float" office:value="0.478969678674525" calcext:value-type="float">
            <text:p>0.478969678674525</text:p>
          </table:table-cell>
          <table:table-cell office:value-type="float" office:value="0.65211570414591" calcext:value-type="float">
            <text:p>0.65211570414591</text:p>
          </table:table-cell>
          <table:table-cell office:value-type="float" office:value="0.422388200338289" calcext:value-type="float">
            <text:p>0.422388200338289</text:p>
          </table:table-cell>
          <table:table-cell office:value-type="float" office:value="0.854414003773363" calcext:value-type="float">
            <text:p>0.854414003773363</text:p>
          </table:table-cell>
          <table:table-cell office:value-type="float" office:value="0.975798145222305" calcext:value-type="float">
            <text:p>0.975798145222305</text:p>
          </table:table-cell>
          <table:table-cell office:value-type="float" office:value="1.22912476981645" calcext:value-type="float">
            <text:p>1.22912476981645</text:p>
          </table:table-cell>
          <table:table-cell office:value-type="float" office:value="0.631485508390967" calcext:value-type="float">
            <text:p>0.631485508390967</text:p>
          </table:table-cell>
          <table:table-cell office:value-type="float" office:value="0.61069100572372" calcext:value-type="float">
            <text:p>0.61069100572372</text:p>
          </table:table-cell>
          <table:table-cell office:value-type="float" office:value="0.56189877161921" calcext:value-type="float">
            <text:p>0.56189877161921</text:p>
          </table:table-cell>
          <table:table-cell office:value-type="float" office:value="0.873623430327835" calcext:value-type="float">
            <text:p>0.873623430327835</text:p>
          </table:table-cell>
          <table:table-cell office:value-type="float" office:value="0.964302314813871" calcext:value-type="float">
            <text:p>0.964302314813871</text:p>
          </table:table-cell>
          <table:table-cell office:value-type="float" office:value="1.43955341767371" calcext:value-type="float">
            <text:p>1.43955341767371</text:p>
          </table:table-cell>
          <table:table-cell office:value-type="float" office:value="0.422816716549128" calcext:value-type="float">
            <text:p>0.422816716549128</text:p>
          </table:table-cell>
          <table:table-cell office:value-type="float" office:value="0.716546368088187" calcext:value-type="float">
            <text:p>0.716546368088187</text:p>
          </table:table-cell>
          <table:table-cell/>
          <table:table-cell office:value-type="string" calcext:value-type="string">
            <text:p>OLMSTED</text:p>
          </table:table-cell>
          <table:table-cell office:value-type="float" office:value="29" calcext:value-type="float">
            <text:p>29</text:p>
          </table:table-cell>
          <table:table-cell office:value-type="float" office:value="30.2" calcext:value-type="float">
            <text:p>30.2</text:p>
          </table:table-cell>
          <table:table-cell office:value-type="float" office:value="33.6" calcext:value-type="float">
            <text:p>33.6</text:p>
          </table:table-cell>
          <table:table-cell office:value-type="float" office:value="36.3" calcext:value-type="float">
            <text:p>36.3</text:p>
          </table:table-cell>
          <table:table-cell office:value-type="float" office:value="37.2" calcext:value-type="float">
            <text:p>37.2</text:p>
          </table:table-cell>
          <table:table-cell office:value-type="float" office:value="38.8" calcext:value-type="float">
            <text:p>38.8</text:p>
          </table:table-cell>
          <table:table-cell office:value-type="float" office:value="44.7" calcext:value-type="float">
            <text:p>44.7</text:p>
          </table:table-cell>
          <table:table-cell office:value-type="float" office:value="43.6" calcext:value-type="float">
            <text:p>43.6</text:p>
          </table:table-cell>
          <table:table-cell office:value-type="float" office:value="36.5" calcext:value-type="float">
            <text:p>36.5</text:p>
          </table:table-cell>
          <table:table-cell office:value-type="float" office:value="33.3" calcext:value-type="float">
            <text:p>33.3</text:p>
          </table:table-cell>
          <table:table-cell office:value-type="float" office:value="28.9" calcext:value-type="float">
            <text:p>28.9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1.67825035059876" calcext:value-type="float">
            <text:p>1.67825035059876</text:p>
          </table:table-cell>
          <table:table-cell office:value-type="float" office:value="1.27800655643535" calcext:value-type="float">
            <text:p>1.27800655643535</text:p>
          </table:table-cell>
          <table:table-cell office:value-type="float" office:value="0.908331180986128" calcext:value-type="float">
            <text:p>0.908331180986128</text:p>
          </table:table-cell>
          <table:table-cell office:value-type="float" office:value="0.503919744741959" calcext:value-type="float">
            <text:p>0.503919744741959</text:p>
          </table:table-cell>
          <table:table-cell office:value-type="float" office:value="1.46885727961058" calcext:value-type="float">
            <text:p>1.46885727961058</text:p>
          </table:table-cell>
          <table:table-cell office:value-type="float" office:value="1.08354049287465" calcext:value-type="float">
            <text:p>1.08354049287465</text:p>
          </table:table-cell>
          <table:table-cell office:value-type="float" office:value="1.03960529427665" calcext:value-type="float">
            <text:p>1.03960529427665</text:p>
          </table:table-cell>
          <table:table-cell office:value-type="float" office:value="1.7557919380182" calcext:value-type="float">
            <text:p>1.7557919380182</text:p>
          </table:table-cell>
          <table:table-cell office:value-type="float" office:value="0.759726164986061" calcext:value-type="float">
            <text:p>0.759726164986061</text:p>
          </table:table-cell>
          <table:table-cell office:value-type="float" office:value="1.46963927414833" calcext:value-type="float">
            <text:p>1.46963927414833</text:p>
          </table:table-cell>
          <table:table-cell office:value-type="float" office:value="1.20430795241058" calcext:value-type="float">
            <text:p>1.20430795241058</text:p>
          </table:table-cell>
          <table:table-cell office:value-type="float" office:value="1.27202304555613" calcext:value-type="float">
            <text:p>1.27202304555613</text:p>
          </table:table-cell>
          <table:table-cell office:value-type="float" office:value="0.781567589254922" calcext:value-type="float">
            <text:p>0.781567589254922</text:p>
          </table:table-cell>
          <table:table-cell office:value-type="float" office:value="1.84278146894563" calcext:value-type="float">
            <text:p>1.84278146894563</text:p>
          </table:table-cell>
          <table:table-cell office:value-type="float" office:value="1.02877742783006" calcext:value-type="float">
            <text:p>1.02877742783006</text:p>
          </table:table-cell>
          <table:table-cell/>
          <table:table-cell office:value-type="string" calcext:value-type="string">
            <text:p>OTTER TAIL</text:p>
          </table:table-cell>
          <table:table-cell office:value-type="float" office:value="55.1" calcext:value-type="float">
            <text:p>55.1</text:p>
          </table:table-cell>
          <table:table-cell office:value-type="float" office:value="54.5" calcext:value-type="float">
            <text:p>54.5</text:p>
          </table:table-cell>
          <table:table-cell office:value-type="float" office:value="53.6" calcext:value-type="float">
            <text:p>53.6</text:p>
          </table:table-cell>
          <table:table-cell office:value-type="float" office:value="55.7" calcext:value-type="float">
            <text:p>55.7</text:p>
          </table:table-cell>
          <table:table-cell office:value-type="float" office:value="58.9" calcext:value-type="float">
            <text:p>58.9</text:p>
          </table:table-cell>
          <table:table-cell office:value-type="float" office:value="61.8" calcext:value-type="float">
            <text:p>61.8</text:p>
          </table:table-cell>
          <table:table-cell office:value-type="float" office:value="62.6" calcext:value-type="float">
            <text:p>62.6</text:p>
          </table:table-cell>
          <table:table-cell office:value-type="float" office:value="63" calcext:value-type="float">
            <text:p>63</text:p>
          </table:table-cell>
          <table:table-cell office:value-type="float" office:value="66.6" calcext:value-type="float">
            <text:p>66.6</text:p>
          </table:table-cell>
          <table:table-cell office:value-type="float" office:value="60.6" calcext:value-type="float">
            <text:p>60.6</text:p>
          </table:table-cell>
          <table:table-cell office:value-type="float" office:value="56.2" calcext:value-type="float">
            <text:p>56.2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-0.925535753699968" calcext:value-type="float">
            <text:p>-0.925535753699968</text:p>
          </table:table-cell>
          <table:table-cell office:value-type="float" office:value="3.7763377051344" calcext:value-type="float">
            <text:p>3.7763377051344</text:p>
          </table:table-cell>
          <table:table-cell office:value-type="float" office:value="5.82558355106705" calcext:value-type="float">
            <text:p>5.82558355106705</text:p>
          </table:table-cell>
          <table:table-cell office:value-type="float" office:value="8.79688953994526" calcext:value-type="float">
            <text:p>8.79688953994526</text:p>
          </table:table-cell>
          <table:table-cell office:value-type="float" office:value="2.09186313557653" calcext:value-type="float">
            <text:p>2.09186313557653</text:p>
          </table:table-cell>
          <table:table-cell office:value-type="float" office:value="0.524242976284325" calcext:value-type="float">
            <text:p>0.524242976284325</text:p>
          </table:table-cell>
          <table:table-cell office:value-type="float" office:value="0.0857698987604538" calcext:value-type="float">
            <text:p>0.085769898760454</text:p>
          </table:table-cell>
          <table:table-cell office:value-type="float" office:value="0.672107359352253" calcext:value-type="float">
            <text:p>0.672107359352253</text:p>
          </table:table-cell>
          <table:table-cell office:value-type="float" office:value="3.79240629572142" calcext:value-type="float">
            <text:p>3.79240629572142</text:p>
          </table:table-cell>
          <table:table-cell office:value-type="float" office:value="1.71320936653155" calcext:value-type="float">
            <text:p>1.71320936653155</text:p>
          </table:table-cell>
          <table:table-cell office:value-type="float" office:value="2.6016123939546" calcext:value-type="float">
            <text:p>2.6016123939546</text:p>
          </table:table-cell>
          <table:table-cell office:value-type="float" office:value="1.15442893175754" calcext:value-type="float">
            <text:p>1.15442893175754</text:p>
          </table:table-cell>
          <table:table-cell office:value-type="float" office:value="-0.158775467129156" calcext:value-type="float">
            <text:p>-0.158775467129156</text:p>
          </table:table-cell>
          <table:table-cell office:value-type="float" office:value="2.67722667153871" calcext:value-type="float">
            <text:p>2.67722667153871</text:p>
          </table:table-cell>
          <table:table-cell office:value-type="float" office:value="3.62809369478394" calcext:value-type="float">
            <text:p>3.62809369478394</text:p>
          </table:table-cell>
          <table:table-cell/>
          <table:table-cell office:value-type="string" calcext:value-type="string">
            <text:p>PENNINGTON</text:p>
          </table:table-cell>
          <table:table-cell office:value-type="float" office:value="83.8" calcext:value-type="float">
            <text:p>83.8</text:p>
          </table:table-cell>
          <table:table-cell office:value-type="float" office:value="125.6" calcext:value-type="float">
            <text:p>125.6</text:p>
          </table:table-cell>
          <table:table-cell office:value-type="float" office:value="148.1" calcext:value-type="float">
            <text:p>148.1</text:p>
          </table:table-cell>
          <table:table-cell office:value-type="float" office:value="181.8" calcext:value-type="float">
            <text:p>181.8</text:p>
          </table:table-cell>
          <table:table-cell office:value-type="float" office:value="185.8" calcext:value-type="float">
            <text:p>185.8</text:p>
          </table:table-cell>
          <table:table-cell office:value-type="float" office:value="129.9" calcext:value-type="float">
            <text:p>129.9</text:p>
          </table:table-cell>
          <table:table-cell office:value-type="float" office:value="91.8" calcext:value-type="float">
            <text:p>91.8</text:p>
          </table:table-cell>
          <table:table-cell office:value-type="float" office:value="90.1" calcext:value-type="float">
            <text:p>90.1</text:p>
          </table:table-cell>
          <table:table-cell office:value-type="float" office:value="95.6" calcext:value-type="float">
            <text:p>95.6</text:p>
          </table:table-cell>
          <table:table-cell office:value-type="float" office:value="87.5" calcext:value-type="float">
            <text:p>87.5</text:p>
          </table:table-cell>
          <table:table-cell office:value-type="float" office:value="74.8" calcext:value-type="float">
            <text:p>74.8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float" office:value="-0.909841079356917" calcext:value-type="float">
            <text:p>-0.909841079356917</text:p>
          </table:table-cell>
          <table:table-cell office:value-type="float" office:value="2.15437758360558" calcext:value-type="float">
            <text:p>2.15437758360558</text:p>
          </table:table-cell>
          <table:table-cell office:value-type="float" office:value="-0.151214950098228" calcext:value-type="float">
            <text:p>-0.151214950098228</text:p>
          </table:table-cell>
          <table:table-cell office:value-type="float" office:value="-1.71714271225634" calcext:value-type="float">
            <text:p>-1.71714271225634</text:p>
          </table:table-cell>
          <table:table-cell office:value-type="float" office:value="-0.0400504382984422" calcext:value-type="float">
            <text:p>-0.040050438298442</text:p>
          </table:table-cell>
          <table:table-cell office:value-type="float" office:value="1.68571691390722" calcext:value-type="float">
            <text:p>1.68571691390722</text:p>
          </table:table-cell>
          <table:table-cell office:value-type="float" office:value="0.447384632156769" calcext:value-type="float">
            <text:p>0.447384632156769</text:p>
          </table:table-cell>
          <table:table-cell office:value-type="float" office:value="1.42087196437626" calcext:value-type="float">
            <text:p>1.42087196437626</text:p>
          </table:table-cell>
          <table:table-cell office:value-type="float" office:value="-0.400341376253182" calcext:value-type="float">
            <text:p>-0.400341376253182</text:p>
          </table:table-cell>
          <table:table-cell office:value-type="float" office:value="2.61138529173494" calcext:value-type="float">
            <text:p>2.61138529173494</text:p>
          </table:table-cell>
          <table:table-cell office:value-type="float" office:value="1.56886767061307" calcext:value-type="float">
            <text:p>1.56886767061307</text:p>
          </table:table-cell>
          <table:table-cell office:value-type="float" office:value="1.16120866360847" calcext:value-type="float">
            <text:p>1.16120866360847</text:p>
          </table:table-cell>
          <table:table-cell office:value-type="float" office:value="2.22809913685044" calcext:value-type="float">
            <text:p>2.22809913685044</text:p>
          </table:table-cell>
          <table:table-cell office:value-type="float" office:value="2.71545120104657" calcext:value-type="float">
            <text:p>2.71545120104657</text:p>
          </table:table-cell>
          <table:table-cell office:value-type="float" office:value="1.26301735293236" calcext:value-type="float">
            <text:p>1.26301735293236</text:p>
          </table:table-cell>
          <table:table-cell/>
          <table:table-cell office:value-type="string" calcext:value-type="string">
            <text:p>PINE</text:p>
          </table:table-cell>
          <table:table-cell office:value-type="float" office:value="25" calcext:value-type="float">
            <text:p>25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38.7" calcext:value-type="float">
            <text:p>38.7</text:p>
          </table:table-cell>
          <table:table-cell office:value-type="float" office:value="43.4" calcext:value-type="float">
            <text:p>43.4</text:p>
          </table:table-cell>
          <table:table-cell office:value-type="float" office:value="42.8" calcext:value-type="float">
            <text:p>42.8</text:p>
          </table:table-cell>
          <table:table-cell office:value-type="float" office:value="60.7" calcext:value-type="float">
            <text:p>60.7</text:p>
          </table:table-cell>
          <table:table-cell office:value-type="float" office:value="63.2" calcext:value-type="float">
            <text:p>63.2</text:p>
          </table:table-cell>
          <table:table-cell office:value-type="float" office:value="61.9" calcext:value-type="float">
            <text:p>61.9</text:p>
          </table:table-cell>
          <table:table-cell office:value-type="float" office:value="62.5" calcext:value-type="float">
            <text:p>62.5</text:p>
          </table:table-cell>
          <table:table-cell office:value-type="float" office:value="63.3" calcext:value-type="float">
            <text:p>63.3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0.952718813150481" calcext:value-type="float">
            <text:p>0.952718813150481</text:p>
          </table:table-cell>
          <table:table-cell office:value-type="float" office:value="1.50266346286045" calcext:value-type="float">
            <text:p>1.50266346286045</text:p>
          </table:table-cell>
          <table:table-cell office:value-type="float" office:value="0.533751740088164" calcext:value-type="float">
            <text:p>0.533751740088164</text:p>
          </table:table-cell>
          <table:table-cell office:value-type="float" office:value="0.133011943198327" calcext:value-type="float">
            <text:p>0.133011943198327</text:p>
          </table:table-cell>
          <table:table-cell office:value-type="float" office:value="1.32800058163768" calcext:value-type="float">
            <text:p>1.32800058163768</text:p>
          </table:table-cell>
          <table:table-cell office:value-type="float" office:value="1.04579033510221" calcext:value-type="float">
            <text:p>1.04579033510221</text:p>
          </table:table-cell>
          <table:table-cell office:value-type="float" office:value="0.67793959895135" calcext:value-type="float">
            <text:p>0.67793959895135</text:p>
          </table:table-cell>
          <table:table-cell office:value-type="float" office:value="3.4262253309974" calcext:value-type="float">
            <text:p>3.4262253309974</text:p>
          </table:table-cell>
          <table:table-cell office:value-type="float" office:value="0.883644961141549" calcext:value-type="float">
            <text:p>0.883644961141549</text:p>
          </table:table-cell>
          <table:table-cell office:value-type="float" office:value="2.49353891623821" calcext:value-type="float">
            <text:p>2.49353891623821</text:p>
          </table:table-cell>
          <table:table-cell office:value-type="float" office:value="1.367832906751" calcext:value-type="float">
            <text:p>1.367832906751</text:p>
          </table:table-cell>
          <table:table-cell office:value-type="float" office:value="3.37184165830034" calcext:value-type="float">
            <text:p>3.37184165830034</text:p>
          </table:table-cell>
          <table:table-cell office:value-type="float" office:value="1.70359400214594" calcext:value-type="float">
            <text:p>1.70359400214594</text:p>
          </table:table-cell>
          <table:table-cell office:value-type="float" office:value="1.2413266194891" calcext:value-type="float">
            <text:p>1.2413266194891</text:p>
          </table:table-cell>
          <table:table-cell office:value-type="float" office:value="1.80877001748565" calcext:value-type="float">
            <text:p>1.80877001748565</text:p>
          </table:table-cell>
          <table:table-cell/>
          <table:table-cell office:value-type="string" calcext:value-type="string">
            <text:p>PIPESTONE</text:p>
          </table:table-cell>
          <table:table-cell office:value-type="float" office:value="65.9" calcext:value-type="float">
            <text:p>65.9</text:p>
          </table:table-cell>
          <table:table-cell office:value-type="float" office:value="64.2" calcext:value-type="float">
            <text:p>64.2</text:p>
          </table:table-cell>
          <table:table-cell office:value-type="float" office:value="63" calcext:value-type="float">
            <text:p>63</text:p>
          </table:table-cell>
          <table:table-cell office:value-type="float" office:value="65.1" calcext:value-type="float">
            <text:p>65.1</text:p>
          </table:table-cell>
          <table:table-cell office:value-type="float" office:value="69.8" calcext:value-type="float">
            <text:p>69.8</text:p>
          </table:table-cell>
          <table:table-cell office:value-type="float" office:value="70.3" calcext:value-type="float">
            <text:p>70.3</text:p>
          </table:table-cell>
          <table:table-cell office:value-type="float" office:value="81.8" calcext:value-type="float">
            <text:p>81.8</text:p>
          </table:table-cell>
          <table:table-cell office:value-type="float" office:value="82.1" calcext:value-type="float">
            <text:p>82.1</text:p>
          </table:table-cell>
          <table:table-cell office:value-type="float" office:value="80.2" calcext:value-type="float">
            <text:p>80.2</text:p>
          </table:table-cell>
          <table:table-cell office:value-type="float" office:value="91" calcext:value-type="float">
            <text:p>91</text:p>
          </table:table-cell>
          <table:table-cell office:value-type="float" office:value="74.7" calcext:value-type="float">
            <text:p>74.7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float" office:value="0.481472780632185" calcext:value-type="float">
            <text:p>0.481472780632185</text:p>
          </table:table-cell>
          <table:table-cell office:value-type="float" office:value="1.86003402434633" calcext:value-type="float">
            <text:p>1.86003402434633</text:p>
          </table:table-cell>
          <table:table-cell office:value-type="float" office:value="-0.0980377928852029" calcext:value-type="float">
            <text:p>-0.098037792885203</text:p>
          </table:table-cell>
          <table:table-cell office:value-type="float" office:value="-0.331312659345503" calcext:value-type="float">
            <text:p>-0.331312659345503</text:p>
          </table:table-cell>
          <table:table-cell office:value-type="float" office:value="0.28212589583573" calcext:value-type="float">
            <text:p>0.28212589583573</text:p>
          </table:table-cell>
          <table:table-cell office:value-type="float" office:value="2.25286923117174" calcext:value-type="float">
            <text:p>2.25286923117174</text:p>
          </table:table-cell>
          <table:table-cell office:value-type="float" office:value="0.91929785309247" calcext:value-type="float">
            <text:p>0.91929785309247</text:p>
          </table:table-cell>
          <table:table-cell office:value-type="float" office:value="2.08555418011705" calcext:value-type="float">
            <text:p>2.08555418011705</text:p>
          </table:table-cell>
          <table:table-cell office:value-type="float" office:value="0.0793703539588259" calcext:value-type="float">
            <text:p>0.079370353958826</text:p>
          </table:table-cell>
          <table:table-cell office:value-type="float" office:value="2.02662441823813" calcext:value-type="float">
            <text:p>2.02662441823813</text:p>
          </table:table-cell>
          <table:table-cell office:value-type="float" office:value="2.41573299300518" calcext:value-type="float">
            <text:p>2.41573299300518</text:p>
          </table:table-cell>
          <table:table-cell office:value-type="float" office:value="0.290146169126437" calcext:value-type="float">
            <text:p>0.290146169126437</text:p>
          </table:table-cell>
          <table:table-cell office:value-type="float" office:value="1.67098590955649" calcext:value-type="float">
            <text:p>1.67098590955649</text:p>
          </table:table-cell>
          <table:table-cell office:value-type="float" office:value="2.1650908864804" calcext:value-type="float">
            <text:p>2.1650908864804</text:p>
          </table:table-cell>
          <table:table-cell office:value-type="float" office:value="2.32867277569884" calcext:value-type="float">
            <text:p>2.32867277569884</text:p>
          </table:table-cell>
          <table:table-cell/>
          <table:table-cell office:value-type="string" calcext:value-type="string">
            <text:p>POLK</text:p>
          </table:table-cell>
          <table:table-cell office:value-type="float" office:value="39.9" calcext:value-type="float">
            <text:p>39.9</text:p>
          </table:table-cell>
          <table:table-cell office:value-type="float" office:value="37.4" calcext:value-type="float">
            <text:p>37.4</text:p>
          </table:table-cell>
          <table:table-cell office:value-type="float" office:value="41.1" calcext:value-type="float">
            <text:p>41.1</text:p>
          </table:table-cell>
          <table:table-cell office:value-type="float" office:value="56.8" calcext:value-type="float">
            <text:p>56.8</text:p>
          </table:table-cell>
          <table:table-cell office:value-type="float" office:value="59.6" calcext:value-type="float">
            <text:p>59.6</text:p>
          </table:table-cell>
          <table:table-cell office:value-type="float" office:value="59.4" calcext:value-type="float">
            <text:p>59.4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78.8" calcext:value-type="float">
            <text:p>78.8</text:p>
          </table:table-cell>
          <table:table-cell office:value-type="float" office:value="71" calcext:value-type="float">
            <text:p>71</text:p>
          </table:table-cell>
          <table:table-cell office:value-type="float" office:value="64.1" calcext:value-type="float">
            <text:p>64.1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>
          <table:table-cell office:value-type="float" office:value="2.3928435490312" calcext:value-type="float">
            <text:p>2.3928435490312</text:p>
          </table:table-cell>
          <table:table-cell office:value-type="float" office:value="1.63697705337842" calcext:value-type="float">
            <text:p>1.63697705337842</text:p>
          </table:table-cell>
          <table:table-cell office:value-type="float" office:value="-0.0962319954193783" calcext:value-type="float">
            <text:p>-0.096231995419378</text:p>
          </table:table-cell>
          <table:table-cell office:value-type="float" office:value="0.700390653092967" calcext:value-type="float">
            <text:p>0.700390653092967</text:p>
          </table:table-cell>
          <table:table-cell office:value-type="float" office:value="0.299620171594576" calcext:value-type="float">
            <text:p>0.299620171594576</text:p>
          </table:table-cell>
          <table:table-cell office:value-type="float" office:value="1.8027652795195" calcext:value-type="float">
            <text:p>1.8027652795195</text:p>
          </table:table-cell>
          <table:table-cell office:value-type="float" office:value="0.831307788079935" calcext:value-type="float">
            <text:p>0.831307788079935</text:p>
          </table:table-cell>
          <table:table-cell office:value-type="float" office:value="2.53313735476329" calcext:value-type="float">
            <text:p>2.53313735476329</text:p>
          </table:table-cell>
          <table:table-cell office:value-type="float" office:value="0.998366672739669" calcext:value-type="float">
            <text:p>0.998366672739669</text:p>
          </table:table-cell>
          <table:table-cell office:value-type="float" office:value="1.85705595771608" calcext:value-type="float">
            <text:p>1.85705595771608</text:p>
          </table:table-cell>
          <table:table-cell office:value-type="float" office:value="1.54472839865312" calcext:value-type="float">
            <text:p>1.54472839865312</text:p>
          </table:table-cell>
          <table:table-cell office:value-type="float" office:value="3.03124269133129" calcext:value-type="float">
            <text:p>3.03124269133129</text:p>
          </table:table-cell>
          <table:table-cell office:value-type="float" office:value="0.582762983003246" calcext:value-type="float">
            <text:p>0.582762983003246</text:p>
          </table:table-cell>
          <table:table-cell office:value-type="float" office:value="2.22734357168739" calcext:value-type="float">
            <text:p>2.22734357168739</text:p>
          </table:table-cell>
          <table:table-cell office:value-type="float" office:value="-0.895373405484549" calcext:value-type="float">
            <text:p>-0.895373405484549</text:p>
          </table:table-cell>
          <table:table-cell/>
          <table:table-cell office:value-type="string" calcext:value-type="string">
            <text:p>POPE</text:p>
          </table:table-cell>
          <table:table-cell office:value-type="float" office:value="81.5" calcext:value-type="float">
            <text:p>81.5</text:p>
          </table:table-cell>
          <table:table-cell office:value-type="float" office:value="55.9" calcext:value-type="float">
            <text:p>55.9</text:p>
          </table:table-cell>
          <table:table-cell office:value-type="float" office:value="55.4" calcext:value-type="float">
            <text:p>55.4</text:p>
          </table:table-cell>
          <table:table-cell office:value-type="float" office:value="58.5" calcext:value-type="float">
            <text:p>58.5</text:p>
          </table:table-cell>
          <table:table-cell office:value-type="float" office:value="55.9" calcext:value-type="float">
            <text:p>55.9</text:p>
          </table:table-cell>
          <table:table-cell office:value-type="float" office:value="59" calcext:value-type="float">
            <text:p>59</text:p>
          </table:table-cell>
          <table:table-cell office:value-type="float" office:value="64.8" calcext:value-type="float">
            <text:p>64.8</text:p>
          </table:table-cell>
          <table:table-cell office:value-type="float" office:value="66.8" calcext:value-type="float">
            <text:p>66.8</text:p>
          </table:table-cell>
          <table:table-cell office:value-type="float" office:value="68.7" calcext:value-type="float">
            <text:p>68.7</text:p>
          </table:table-cell>
          <table:table-cell office:value-type="float" office:value="70.6" calcext:value-type="float">
            <text:p>70.6</text:p>
          </table:table-cell>
          <table:table-cell office:value-type="float" office:value="68.6" calcext:value-type="float">
            <text:p>68.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.914440544212735" calcext:value-type="float">
            <text:p>0.914440544212735</text:p>
          </table:table-cell>
          <table:table-cell office:value-type="float" office:value="1.03150159409593" calcext:value-type="float">
            <text:p>1.03150159409593</text:p>
          </table:table-cell>
          <table:table-cell office:value-type="float" office:value="1.41224492930523" calcext:value-type="float">
            <text:p>1.41224492930523</text:p>
          </table:table-cell>
          <table:table-cell office:value-type="float" office:value="1.07070503132295" calcext:value-type="float">
            <text:p>1.07070503132295</text:p>
          </table:table-cell>
          <table:table-cell office:value-type="float" office:value="1.48843346290808" calcext:value-type="float">
            <text:p>1.48843346290808</text:p>
          </table:table-cell>
          <table:table-cell office:value-type="float" office:value="0.783049534380838" calcext:value-type="float">
            <text:p>0.783049534380838</text:p>
          </table:table-cell>
          <table:table-cell office:value-type="float" office:value="1.12235931659199" calcext:value-type="float">
            <text:p>1.12235931659199</text:p>
          </table:table-cell>
          <table:table-cell office:value-type="float" office:value="0.839103677591089" calcext:value-type="float">
            <text:p>0.839103677591089</text:p>
          </table:table-cell>
          <table:table-cell office:value-type="float" office:value="1.29746913204745" calcext:value-type="float">
            <text:p>1.29746913204745</text:p>
          </table:table-cell>
          <table:table-cell office:value-type="float" office:value="1.28517062598853" calcext:value-type="float">
            <text:p>1.28517062598853</text:p>
          </table:table-cell>
          <table:table-cell office:value-type="float" office:value="1.05222538926418" calcext:value-type="float">
            <text:p>1.05222538926418</text:p>
          </table:table-cell>
          <table:table-cell office:value-type="float" office:value="1.20072905835407" calcext:value-type="float">
            <text:p>1.20072905835407</text:p>
          </table:table-cell>
          <table:table-cell office:value-type="float" office:value="0.695809314286228" calcext:value-type="float">
            <text:p>0.695809314286228</text:p>
          </table:table-cell>
          <table:table-cell office:value-type="float" office:value="0.771415807256457" calcext:value-type="float">
            <text:p>0.771415807256457</text:p>
          </table:table-cell>
          <table:table-cell office:value-type="float" office:value="0.579751186292498" calcext:value-type="float">
            <text:p>0.579751186292498</text:p>
          </table:table-cell>
          <table:table-cell/>
          <table:table-cell office:value-type="string" calcext:value-type="string">
            <text:p>RAMSEY</text:p>
          </table:table-cell>
          <table:table-cell office:value-type="float" office:value="46.7" calcext:value-type="float">
            <text:p>46.7</text:p>
          </table:table-cell>
          <table:table-cell office:value-type="float" office:value="50.2" calcext:value-type="float">
            <text:p>50.2</text:p>
          </table:table-cell>
          <table:table-cell office:value-type="float" office:value="51.8" calcext:value-type="float">
            <text:p>51.8</text:p>
          </table:table-cell>
          <table:table-cell office:value-type="float" office:value="54.8" calcext:value-type="float">
            <text:p>54.8</text:p>
          </table:table-cell>
          <table:table-cell office:value-type="float" office:value="56.1" calcext:value-type="float">
            <text:p>56.1</text:p>
          </table:table-cell>
          <table:table-cell office:value-type="float" office:value="57.4" calcext:value-type="float">
            <text:p>57.4</text:p>
          </table:table-cell>
          <table:table-cell office:value-type="float" office:value="56.3" calcext:value-type="float">
            <text:p>56.3</text:p>
          </table:table-cell>
          <table:table-cell office:value-type="float" office:value="50.8" calcext:value-type="float">
            <text:p>50.8</text:p>
          </table:table-cell>
          <table:table-cell office:value-type="float" office:value="48.9" calcext:value-type="float">
            <text:p>48.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916137895980238" calcext:value-type="float">
            <text:p>0.916137895980238</text:p>
          </table:table-cell>
          <table:table-cell office:value-type="float" office:value="0.47357128666593" calcext:value-type="float">
            <text:p>0.47357128666593</text:p>
          </table:table-cell>
          <table:table-cell office:value-type="float" office:value="1.5319756656027" calcext:value-type="float">
            <text:p>1.5319756656027</text:p>
          </table:table-cell>
          <table:table-cell office:value-type="float" office:value="0.439817025918363" calcext:value-type="float">
            <text:p>0.439817025918363</text:p>
          </table:table-cell>
          <table:table-cell office:value-type="float" office:value="0.247106685391911" calcext:value-type="float">
            <text:p>0.247106685391911</text:p>
          </table:table-cell>
          <table:table-cell office:value-type="float" office:value="0.716093533455353" calcext:value-type="float">
            <text:p>0.716093533455353</text:p>
          </table:table-cell>
          <table:table-cell office:value-type="float" office:value="0.898372721186666" calcext:value-type="float">
            <text:p>0.898372721186666</text:p>
          </table:table-cell>
          <table:table-cell office:value-type="float" office:value="0.389836470208509" calcext:value-type="float">
            <text:p>0.389836470208509</text:p>
          </table:table-cell>
          <table:table-cell office:value-type="float" office:value="1.16549900479918" calcext:value-type="float">
            <text:p>1.16549900479918</text:p>
          </table:table-cell>
          <table:table-cell office:value-type="float" office:value="-0.162033641284394" calcext:value-type="float">
            <text:p>-0.162033641284394</text:p>
          </table:table-cell>
          <table:table-cell office:value-type="float" office:value="1.00122381496522" calcext:value-type="float">
            <text:p>1.00122381496522</text:p>
          </table:table-cell>
          <table:table-cell office:value-type="float" office:value="1.38949084564716" calcext:value-type="float">
            <text:p>1.38949084564716</text:p>
          </table:table-cell>
          <table:table-cell office:value-type="float" office:value="0.840577100199625" calcext:value-type="float">
            <text:p>0.840577100199625</text:p>
          </table:table-cell>
          <table:table-cell office:value-type="float" office:value="0.808115551503746" calcext:value-type="float">
            <text:p>0.808115551503746</text:p>
          </table:table-cell>
          <table:table-cell office:value-type="float" office:value="0.90730204862138" calcext:value-type="float">
            <text:p>0.90730204862138</text:p>
          </table:table-cell>
          <table:table-cell/>
          <table:table-cell office:value-type="string" calcext:value-type="string">
            <text:p>RED LAKE</text:p>
          </table:table-cell>
          <table:table-cell office:value-type="float" office:value="34.6" calcext:value-type="float">
            <text:p>34.6</text:p>
          </table:table-cell>
          <table:table-cell office:value-type="float" office:value="33.1" calcext:value-type="float">
            <text:p>33.1</text:p>
          </table:table-cell>
          <table:table-cell office:value-type="float" office:value="43.8" calcext:value-type="float">
            <text:p>43.8</text:p>
          </table:table-cell>
          <table:table-cell office:value-type="float" office:value="40" calcext:value-type="float">
            <text:p>40</text:p>
          </table:table-cell>
          <table:table-cell office:value-type="float" office:value="42.9" calcext:value-type="float">
            <text:p>42.9</text:p>
          </table:table-cell>
          <table:table-cell office:value-type="float" office:value="40.2" calcext:value-type="float">
            <text:p>40.2</text:p>
          </table:table-cell>
          <table:table-cell office:value-type="float" office:value="41.1" calcext:value-type="float">
            <text:p>41.1</text:p>
          </table:table-cell>
          <table:table-cell office:value-type="float" office:value="42.2" calcext:value-type="float">
            <text:p>42.2</text:p>
          </table:table-cell>
          <table:table-cell office:value-type="float" office:value="36.8" calcext:value-type="float">
            <text:p>36.8</text:p>
          </table:table-cell>
          <table:table-cell office:value-type="float" office:value="32.5" calcext:value-type="float">
            <text:p>32.5</text:p>
          </table:table-cell>
          <table:table-cell office:value-type="float" office:value="32" calcext:value-type="float">
            <text:p>3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.94338896725747" calcext:value-type="float">
            <text:p>1.94338896725747</text:p>
          </table:table-cell>
          <table:table-cell office:value-type="float" office:value="1.62586295218263" calcext:value-type="float">
            <text:p>1.62586295218263</text:p>
          </table:table-cell>
          <table:table-cell office:value-type="float" office:value="0.052043211633415" calcext:value-type="float">
            <text:p>0.052043211633415</text:p>
          </table:table-cell>
          <table:table-cell office:value-type="float" office:value="0.767005173033212" calcext:value-type="float">
            <text:p>0.767005173033212</text:p>
          </table:table-cell>
          <table:table-cell office:value-type="float" office:value="1.24946298701909" calcext:value-type="float">
            <text:p>1.24946298701909</text:p>
          </table:table-cell>
          <table:table-cell office:value-type="float" office:value="0.427631380806073" calcext:value-type="float">
            <text:p>0.427631380806073</text:p>
          </table:table-cell>
          <table:table-cell office:value-type="float" office:value="0.693659081916651" calcext:value-type="float">
            <text:p>0.693659081916651</text:p>
          </table:table-cell>
          <table:table-cell office:value-type="float" office:value="1.14205542001513" calcext:value-type="float">
            <text:p>1.14205542001513</text:p>
          </table:table-cell>
          <table:table-cell office:value-type="float" office:value="0.750587828462465" calcext:value-type="float">
            <text:p>0.750587828462465</text:p>
          </table:table-cell>
          <table:table-cell office:value-type="float" office:value="1.39657575835786" calcext:value-type="float">
            <text:p>1.39657575835786</text:p>
          </table:table-cell>
          <table:table-cell office:value-type="float" office:value="0.619794724205707" calcext:value-type="float">
            <text:p>0.619794724205707</text:p>
          </table:table-cell>
          <table:table-cell office:value-type="float" office:value="0.978174270106253" calcext:value-type="float">
            <text:p>0.978174270106253</text:p>
          </table:table-cell>
          <table:table-cell office:value-type="float" office:value="1.62780430259776" calcext:value-type="float">
            <text:p>1.62780430259776</text:p>
          </table:table-cell>
          <table:table-cell office:value-type="float" office:value="1.36497870122918" calcext:value-type="float">
            <text:p>1.36497870122918</text:p>
          </table:table-cell>
          <table:table-cell office:value-type="float" office:value="1.32261801393401" calcext:value-type="float">
            <text:p>1.32261801393401</text:p>
          </table:table-cell>
          <table:table-cell/>
          <table:table-cell office:value-type="string" calcext:value-type="string">
            <text:p>REDWOOD</text:p>
          </table:table-cell>
          <table:table-cell office:value-type="float" office:value="43" calcext:value-type="float">
            <text:p>43</text:p>
          </table:table-cell>
          <table:table-cell office:value-type="float" office:value="51.3" calcext:value-type="float">
            <text:p>51.3</text:p>
          </table:table-cell>
          <table:table-cell office:value-type="float" office:value="51" calcext:value-type="float">
            <text:p>51</text:p>
          </table:table-cell>
          <table:table-cell office:value-type="float" office:value="52.4" calcext:value-type="float">
            <text:p>52.4</text:p>
          </table:table-cell>
          <table:table-cell office:value-type="float" office:value="47.4" calcext:value-type="float">
            <text:p>47.4</text:p>
          </table:table-cell>
          <table:table-cell office:value-type="float" office:value="50" calcext:value-type="float">
            <text:p>50</text:p>
          </table:table-cell>
          <table:table-cell office:value-type="float" office:value="54.5" calcext:value-type="float">
            <text:p>54.5</text:p>
          </table:table-cell>
          <table:table-cell office:value-type="float" office:value="56.8" calcext:value-type="float">
            <text:p>56.8</text:p>
          </table:table-cell>
          <table:table-cell office:value-type="float" office:value="60.5" calcext:value-type="float">
            <text:p>60.5</text:p>
          </table:table-cell>
          <table:table-cell office:value-type="float" office:value="57.4" calcext:value-type="float">
            <text:p>57.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.3640276286196" calcext:value-type="float">
            <text:p>1.3640276286196</text:p>
          </table:table-cell>
          <table:table-cell office:value-type="float" office:value="0.420469310149113" calcext:value-type="float">
            <text:p>0.420469310149113</text:p>
          </table:table-cell>
          <table:table-cell office:value-type="float" office:value="1.85918066043481" calcext:value-type="float">
            <text:p>1.85918066043481</text:p>
          </table:table-cell>
          <table:table-cell office:value-type="float" office:value="0.519548055325459" calcext:value-type="float">
            <text:p>0.519548055325459</text:p>
          </table:table-cell>
          <table:table-cell office:value-type="float" office:value="-0.741669486976683" calcext:value-type="float">
            <text:p>-0.741669486976683</text:p>
          </table:table-cell>
          <table:table-cell office:value-type="float" office:value="1.56200879927986" calcext:value-type="float">
            <text:p>1.56200879927986</text:p>
          </table:table-cell>
          <table:table-cell office:value-type="float" office:value="-0.981967953976569" calcext:value-type="float">
            <text:p>-0.981967953976569</text:p>
          </table:table-cell>
          <table:table-cell office:value-type="float" office:value="1.22702946842013" calcext:value-type="float">
            <text:p>1.22702946842013</text:p>
          </table:table-cell>
          <table:table-cell office:value-type="float" office:value="0.493402166744548" calcext:value-type="float">
            <text:p>0.493402166744548</text:p>
          </table:table-cell>
          <table:table-cell office:value-type="float" office:value="0.0665094467489302" calcext:value-type="float">
            <text:p>0.06650944674893</text:p>
          </table:table-cell>
          <table:table-cell office:value-type="float" office:value="0.702018878901143" calcext:value-type="float">
            <text:p>0.702018878901143</text:p>
          </table:table-cell>
          <table:table-cell office:value-type="float" office:value="0.817666164679754" calcext:value-type="float">
            <text:p>0.817666164679754</text:p>
          </table:table-cell>
          <table:table-cell office:value-type="float" office:value="1.12502042725638" calcext:value-type="float">
            <text:p>1.12502042725638</text:p>
          </table:table-cell>
          <table:table-cell office:value-type="float" office:value="0.821217166408505" calcext:value-type="float">
            <text:p>0.821217166408505</text:p>
          </table:table-cell>
          <table:table-cell office:value-type="float" office:value="0.125653751667037" calcext:value-type="float">
            <text:p>0.125653751667037</text:p>
          </table:table-cell>
          <table:table-cell/>
          <table:table-cell office:value-type="string" calcext:value-type="string">
            <text:p>RENVILLE</text:p>
          </table:table-cell>
          <table:table-cell office:value-type="float" office:value="28.6" calcext:value-type="float">
            <text:p>28.6</text:p>
          </table:table-cell>
          <table:table-cell office:value-type="float" office:value="14.6" calcext:value-type="float">
            <text:p>14.6</text:p>
          </table:table-cell>
          <table:table-cell office:value-type="float" office:value="38.1" calcext:value-type="float">
            <text:p>38.1</text:p>
          </table:table-cell>
          <table:table-cell office:value-type="float" office:value="36.6" calcext:value-type="float">
            <text:p>36.6</text:p>
          </table:table-cell>
          <table:table-cell office:value-type="float" office:value="31.2" calcext:value-type="float">
            <text:p>31.2</text:p>
          </table:table-cell>
          <table:table-cell office:value-type="float" office:value="32.5" calcext:value-type="float">
            <text:p>32.5</text:p>
          </table:table-cell>
          <table:table-cell office:value-type="float" office:value="27.9" calcext:value-type="float">
            <text:p>27.9</text:p>
          </table:table-cell>
          <table:table-cell office:value-type="float" office:value="29.6" calcext:value-type="float">
            <text:p>29.6</text:p>
          </table:table-cell>
          <table:table-cell office:value-type="float" office:value="33" calcext:value-type="float">
            <text:p>33</text:p>
          </table:table-cell>
          <table:table-cell office:value-type="float" office:value="31.6" calcext:value-type="float">
            <text:p>31.6</text:p>
          </table:table-cell>
          <table:table-cell office:value-type="float" office:value="31" calcext:value-type="float">
            <text:p>31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1.54229402995793" calcext:value-type="float">
            <text:p>1.54229402995793</text:p>
          </table:table-cell>
          <table:table-cell office:value-type="float" office:value="1.13483471464777" calcext:value-type="float">
            <text:p>1.13483471464777</text:p>
          </table:table-cell>
          <table:table-cell office:value-type="float" office:value="0.304308955363692" calcext:value-type="float">
            <text:p>0.304308955363692</text:p>
          </table:table-cell>
          <table:table-cell office:value-type="float" office:value="0.374273976821245" calcext:value-type="float">
            <text:p>0.374273976821245</text:p>
          </table:table-cell>
          <table:table-cell office:value-type="float" office:value="1.21878316964203" calcext:value-type="float">
            <text:p>1.21878316964203</text:p>
          </table:table-cell>
          <table:table-cell office:value-type="float" office:value="0.970942139917538" calcext:value-type="float">
            <text:p>0.970942139917538</text:p>
          </table:table-cell>
          <table:table-cell office:value-type="float" office:value="1.14335509635248" calcext:value-type="float">
            <text:p>1.14335509635248</text:p>
          </table:table-cell>
          <table:table-cell office:value-type="float" office:value="1.27920024451992" calcext:value-type="float">
            <text:p>1.27920024451992</text:p>
          </table:table-cell>
          <table:table-cell office:value-type="float" office:value="1.37437148782901" calcext:value-type="float">
            <text:p>1.37437148782901</text:p>
          </table:table-cell>
          <table:table-cell office:value-type="float" office:value="1.35464386976715" calcext:value-type="float">
            <text:p>1.35464386976715</text:p>
          </table:table-cell>
          <table:table-cell office:value-type="float" office:value="0.409989933439988" calcext:value-type="float">
            <text:p>0.409989933439988</text:p>
          </table:table-cell>
          <table:table-cell office:value-type="float" office:value="1.26252759196703" calcext:value-type="float">
            <text:p>1.26252759196703</text:p>
          </table:table-cell>
          <table:table-cell office:value-type="float" office:value="1.76444958078664" calcext:value-type="float">
            <text:p>1.76444958078664</text:p>
          </table:table-cell>
          <table:table-cell office:value-type="float" office:value="1.36246674320053" calcext:value-type="float">
            <text:p>1.36246674320053</text:p>
          </table:table-cell>
          <table:table-cell office:value-type="float" office:value="1.11339753619191" calcext:value-type="float">
            <text:p>1.11339753619191</text:p>
          </table:table-cell>
          <table:table-cell/>
          <table:table-cell office:value-type="string" calcext:value-type="string">
            <text:p>RICE</text:p>
          </table:table-cell>
          <table:table-cell office:value-type="float" office:value="47.6" calcext:value-type="float">
            <text:p>47.6</text:p>
          </table:table-cell>
          <table:table-cell office:value-type="float" office:value="50.5" calcext:value-type="float">
            <text:p>50.5</text:p>
          </table:table-cell>
          <table:table-cell office:value-type="float" office:value="52.3" calcext:value-type="float">
            <text:p>52.3</text:p>
          </table:table-cell>
          <table:table-cell office:value-type="float" office:value="53.2" calcext:value-type="float">
            <text:p>53.2</text:p>
          </table:table-cell>
          <table:table-cell office:value-type="float" office:value="49" calcext:value-type="float">
            <text:p>49</text:p>
          </table:table-cell>
          <table:table-cell office:value-type="float" office:value="52.6" calcext:value-type="float">
            <text:p>52.6</text:p>
          </table:table-cell>
          <table:table-cell office:value-type="float" office:value="63" calcext:value-type="float">
            <text:p>63</text:p>
          </table:table-cell>
          <table:table-cell office:value-type="float" office:value="60.8" calcext:value-type="float">
            <text:p>60.8</text:p>
          </table:table-cell>
          <table:table-cell office:value-type="float" office:value="62" calcext:value-type="float">
            <text:p>62</text:p>
          </table:table-cell>
          <table:table-cell office:value-type="float" office:value="56.8" calcext:value-type="float">
            <text:p>56.8</text:p>
          </table:table-cell>
          <table:table-cell office:value-type="float" office:value="50.2" calcext:value-type="float">
            <text:p>50.2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2.55036037376947" calcext:value-type="float">
            <text:p>2.55036037376947</text:p>
          </table:table-cell>
          <table:table-cell office:value-type="float" office:value="0.830576561431936" calcext:value-type="float">
            <text:p>0.830576561431936</text:p>
          </table:table-cell>
          <table:table-cell office:value-type="float" office:value="1.89424558781307" calcext:value-type="float">
            <text:p>1.89424558781307</text:p>
          </table:table-cell>
          <table:table-cell office:value-type="float" office:value="1.13689078226442" calcext:value-type="float">
            <text:p>1.13689078226442</text:p>
          </table:table-cell>
          <table:table-cell office:value-type="float" office:value="-1.25403809515299" calcext:value-type="float">
            <text:p>-1.25403809515299</text:p>
          </table:table-cell>
          <table:table-cell office:value-type="float" office:value="0.283321622222871" calcext:value-type="float">
            <text:p>0.283321622222871</text:p>
          </table:table-cell>
          <table:table-cell office:value-type="float" office:value="2.83367877096803" calcext:value-type="float">
            <text:p>2.83367877096803</text:p>
          </table:table-cell>
          <table:table-cell office:value-type="float" office:value="1.98583701182067" calcext:value-type="float">
            <text:p>1.98583701182067</text:p>
          </table:table-cell>
          <table:table-cell office:value-type="float" office:value="0.599427780491863" calcext:value-type="float">
            <text:p>0.599427780491863</text:p>
          </table:table-cell>
          <table:table-cell office:value-type="float" office:value="1.0025010055628" calcext:value-type="float">
            <text:p>1.0025010055628</text:p>
          </table:table-cell>
          <table:table-cell office:value-type="float" office:value="0.903809066336498" calcext:value-type="float">
            <text:p>0.903809066336498</text:p>
          </table:table-cell>
          <table:table-cell office:value-type="float" office:value="0.383988129406452" calcext:value-type="float">
            <text:p>0.383988129406452</text:p>
          </table:table-cell>
          <table:table-cell office:value-type="float" office:value="0.111840825672568" calcext:value-type="float">
            <text:p>0.111840825672568</text:p>
          </table:table-cell>
          <table:table-cell office:value-type="float" office:value="3.32078761223369" calcext:value-type="float">
            <text:p>3.32078761223369</text:p>
          </table:table-cell>
          <table:table-cell office:value-type="float" office:value="-0.89633444331617" calcext:value-type="float">
            <text:p>-0.89633444331617</text:p>
          </table:table-cell>
          <table:table-cell/>
          <table:table-cell office:value-type="string" calcext:value-type="string">
            <text:p>ROCK</text:p>
          </table:table-cell>
          <table:table-cell office:value-type="float" office:value="66.9" calcext:value-type="float">
            <text:p>66.9</text:p>
          </table:table-cell>
          <table:table-cell office:value-type="float" office:value="51.4" calcext:value-type="float">
            <text:p>51.4</text:p>
          </table:table-cell>
          <table:table-cell office:value-type="float" office:value="50.4" calcext:value-type="float">
            <text:p>50.4</text:p>
          </table:table-cell>
          <table:table-cell office:value-type="float" office:value="49.9" calcext:value-type="float">
            <text:p>49.9</text:p>
          </table:table-cell>
          <table:table-cell office:value-type="float" office:value="49.3" calcext:value-type="float">
            <text:p>49.3</text:p>
          </table:table-cell>
          <table:table-cell office:value-type="float" office:value="50.5" calcext:value-type="float">
            <text:p>50.5</text:p>
          </table:table-cell>
          <table:table-cell office:value-type="float" office:value="47.5" calcext:value-type="float">
            <text:p>47.5</text:p>
          </table:table-cell>
          <table:table-cell office:value-type="float" office:value="50.6" calcext:value-type="float">
            <text:p>50.6</text:p>
          </table:table-cell>
          <table:table-cell office:value-type="float" office:value="55.7" calcext:value-type="float">
            <text:p>55.7</text:p>
          </table:table-cell>
          <table:table-cell office:value-type="float" office:value="28.7" calcext:value-type="float">
            <text:p>28.7</text:p>
          </table:table-cell>
          <table:table-cell office:value-type="float" office:value="59.6" calcext:value-type="float">
            <text:p>59.6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float" office:value="1.60150993513672" calcext:value-type="float">
            <text:p>1.60150993513672</text:p>
          </table:table-cell>
          <table:table-cell office:value-type="float" office:value="0.746513645276868" calcext:value-type="float">
            <text:p>0.746513645276868</text:p>
          </table:table-cell>
          <table:table-cell office:value-type="float" office:value="0.265962073472114" calcext:value-type="float">
            <text:p>0.265962073472114</text:p>
          </table:table-cell>
          <table:table-cell office:value-type="float" office:value="1.09479991920168" calcext:value-type="float">
            <text:p>1.09479991920168</text:p>
          </table:table-cell>
          <table:table-cell office:value-type="float" office:value="-0.597534668334705" calcext:value-type="float">
            <text:p>-0.597534668334705</text:p>
          </table:table-cell>
          <table:table-cell office:value-type="float" office:value="1.34736434769177" calcext:value-type="float">
            <text:p>1.34736434769177</text:p>
          </table:table-cell>
          <table:table-cell office:value-type="float" office:value="0.736429119695217" calcext:value-type="float">
            <text:p>0.736429119695217</text:p>
          </table:table-cell>
          <table:table-cell office:value-type="float" office:value="2.62705330921949" calcext:value-type="float">
            <text:p>2.62705330921949</text:p>
          </table:table-cell>
          <table:table-cell office:value-type="float" office:value="0.981578687356003" calcext:value-type="float">
            <text:p>0.981578687356003</text:p>
          </table:table-cell>
          <table:table-cell office:value-type="float" office:value="2.10016876727394" calcext:value-type="float">
            <text:p>2.10016876727394</text:p>
          </table:table-cell>
          <table:table-cell office:value-type="float" office:value="0.949532532165246" calcext:value-type="float">
            <text:p>0.949532532165246</text:p>
          </table:table-cell>
          <table:table-cell office:value-type="float" office:value="1.44561685774403" calcext:value-type="float">
            <text:p>1.44561685774403</text:p>
          </table:table-cell>
          <table:table-cell office:value-type="float" office:value="1.79680606436846" calcext:value-type="float">
            <text:p>1.79680606436846</text:p>
          </table:table-cell>
          <table:table-cell office:value-type="float" office:value="1.52091645350062" calcext:value-type="float">
            <text:p>1.52091645350062</text:p>
          </table:table-cell>
          <table:table-cell office:value-type="float" office:value="1.24546998466655" calcext:value-type="float">
            <text:p>1.24546998466655</text:p>
          </table:table-cell>
          <table:table-cell/>
          <table:table-cell office:value-type="string" calcext:value-type="string">
            <text:p>ROSEAU</text:p>
          </table:table-cell>
          <table:table-cell office:value-type="float" office:value="54.1" calcext:value-type="float">
            <text:p>54.1</text:p>
          </table:table-cell>
          <table:table-cell office:value-type="float" office:value="48.5" calcext:value-type="float">
            <text:p>48.5</text:p>
          </table:table-cell>
          <table:table-cell office:value-type="float" office:value="55.7" calcext:value-type="float">
            <text:p>55.7</text:p>
          </table:table-cell>
          <table:table-cell office:value-type="float" office:value="60.2" calcext:value-type="float">
            <text:p>60.2</text:p>
          </table:table-cell>
          <table:table-cell office:value-type="float" office:value="51.6" calcext:value-type="float">
            <text:p>51.6</text:p>
          </table:table-cell>
          <table:table-cell office:value-type="float" office:value="50.7" calcext:value-type="float">
            <text:p>50.7</text:p>
          </table:table-cell>
          <table:table-cell office:value-type="float" office:value="56.3" calcext:value-type="float">
            <text:p>5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8" calcext:value-type="float">
            <text:p>66.8</text:p>
          </table:table-cell>
          <table:table-cell office:value-type="float" office:value="63" calcext:value-type="float">
            <text:p>63</text:p>
          </table:table-cell>
          <table:table-cell office:value-type="float" office:value="60.4" calcext:value-type="float">
            <text:p>60.4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0.99001861273768" calcext:value-type="float">
            <text:p>0.99001861273768</text:p>
          </table:table-cell>
          <table:table-cell office:value-type="float" office:value="0.416136411908194" calcext:value-type="float">
            <text:p>0.416136411908194</text:p>
          </table:table-cell>
          <table:table-cell office:value-type="float" office:value="0.988980525603774" calcext:value-type="float">
            <text:p>0.988980525603774</text:p>
          </table:table-cell>
          <table:table-cell office:value-type="float" office:value="1.07197762554227" calcext:value-type="float">
            <text:p>1.07197762554227</text:p>
          </table:table-cell>
          <table:table-cell office:value-type="float" office:value="0.695287748974546" calcext:value-type="float">
            <text:p>0.695287748974546</text:p>
          </table:table-cell>
          <table:table-cell office:value-type="float" office:value="1.14679533605875" calcext:value-type="float">
            <text:p>1.14679533605875</text:p>
          </table:table-cell>
          <table:table-cell office:value-type="float" office:value="0.774795242907055" calcext:value-type="float">
            <text:p>0.774795242907055</text:p>
          </table:table-cell>
          <table:table-cell office:value-type="float" office:value="0.929167708041045" calcext:value-type="float">
            <text:p>0.929167708041045</text:p>
          </table:table-cell>
          <table:table-cell office:value-type="float" office:value="1.02041882600387" calcext:value-type="float">
            <text:p>1.02041882600387</text:p>
          </table:table-cell>
          <table:table-cell office:value-type="float" office:value="1.50678012087219" calcext:value-type="float">
            <text:p>1.50678012087219</text:p>
          </table:table-cell>
          <table:table-cell office:value-type="float" office:value="0.764481366474378" calcext:value-type="float">
            <text:p>0.764481366474378</text:p>
          </table:table-cell>
          <table:table-cell office:value-type="float" office:value="1.14548441548245" calcext:value-type="float">
            <text:p>1.14548441548245</text:p>
          </table:table-cell>
          <table:table-cell office:value-type="float" office:value="0.463905969457627" calcext:value-type="float">
            <text:p>0.463905969457627</text:p>
          </table:table-cell>
          <table:table-cell office:value-type="float" office:value="0.768896569704412" calcext:value-type="float">
            <text:p>0.768896569704412</text:p>
          </table:table-cell>
          <table:table-cell office:value-type="float" office:value="0.491227618996863" calcext:value-type="float">
            <text:p>0.491227618996863</text:p>
          </table:table-cell>
          <table:table-cell/>
          <table:table-cell office:value-type="string" calcext:value-type="string">
            <text:p>SCOTT</text:p>
          </table:table-cell>
          <table:table-cell office:value-type="float" office:value="42.5" calcext:value-type="float">
            <text:p>42.5</text:p>
          </table:table-cell>
          <table:table-cell office:value-type="float" office:value="41.1" calcext:value-type="float">
            <text:p>41.1</text:p>
          </table:table-cell>
          <table:table-cell office:value-type="float" office:value="43.6" calcext:value-type="float">
            <text:p>43.6</text:p>
          </table:table-cell>
          <table:table-cell office:value-type="float" office:value="46.5" calcext:value-type="float">
            <text:p>46.5</text:p>
          </table:table-cell>
          <table:table-cell office:value-type="float" office:value="45.2" calcext:value-type="float">
            <text:p>45.2</text:p>
          </table:table-cell>
          <table:table-cell office:value-type="float" office:value="44.7" calcext:value-type="float">
            <text:p>44.7</text:p>
          </table:table-cell>
          <table:table-cell office:value-type="float" office:value="44.4" calcext:value-type="float">
            <text:p>44.4</text:p>
          </table:table-cell>
          <table:table-cell office:value-type="float" office:value="43.9" calcext:value-type="float">
            <text:p>43.9</text:p>
          </table:table-cell>
          <table:table-cell office:value-type="float" office:value="42.7" calcext:value-type="float">
            <text:p>42.7</text:p>
          </table:table-cell>
          <table:table-cell office:value-type="float" office:value="39.9" calcext:value-type="float">
            <text:p>39.9</text:p>
          </table:table-cell>
          <table:table-cell office:value-type="float" office:value="37.2" calcext:value-type="float">
            <text:p>37.2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1.00818180984843" calcext:value-type="float">
            <text:p>1.00818180984843</text:p>
          </table:table-cell>
          <table:table-cell office:value-type="float" office:value="1.30670762380963" calcext:value-type="float">
            <text:p>1.30670762380963</text:p>
          </table:table-cell>
          <table:table-cell office:value-type="float" office:value="0.983808752840054" calcext:value-type="float">
            <text:p>0.983808752840054</text:p>
          </table:table-cell>
          <table:table-cell office:value-type="float" office:value="0.860794565248875" calcext:value-type="float">
            <text:p>0.860794565248875</text:p>
          </table:table-cell>
          <table:table-cell office:value-type="float" office:value="1.60274582555476" calcext:value-type="float">
            <text:p>1.60274582555476</text:p>
          </table:table-cell>
          <table:table-cell office:value-type="float" office:value="0.344968931980639" calcext:value-type="float">
            <text:p>0.344968931980639</text:p>
          </table:table-cell>
          <table:table-cell office:value-type="float" office:value="1.14375347688003" calcext:value-type="float">
            <text:p>1.14375347688003</text:p>
          </table:table-cell>
          <table:table-cell office:value-type="float" office:value="0.975275945415239" calcext:value-type="float">
            <text:p>0.975275945415239</text:p>
          </table:table-cell>
          <table:table-cell office:value-type="float" office:value="0.548737227697252" calcext:value-type="float">
            <text:p>0.548737227697252</text:p>
          </table:table-cell>
          <table:table-cell office:value-type="float" office:value="0.486563933128146" calcext:value-type="float">
            <text:p>0.486563933128146</text:p>
          </table:table-cell>
          <table:table-cell office:value-type="float" office:value="1.1542443017509" calcext:value-type="float">
            <text:p>1.1542443017509</text:p>
          </table:table-cell>
          <table:table-cell office:value-type="float" office:value="0.931966498342689" calcext:value-type="float">
            <text:p>0.931966498342689</text:p>
          </table:table-cell>
          <table:table-cell office:value-type="float" office:value="1.60142097224108" calcext:value-type="float">
            <text:p>1.60142097224108</text:p>
          </table:table-cell>
          <table:table-cell office:value-type="float" office:value="0.726742498140106" calcext:value-type="float">
            <text:p>0.726742498140106</text:p>
          </table:table-cell>
          <table:table-cell office:value-type="float" office:value="1.52141889556435" calcext:value-type="float">
            <text:p>1.52141889556435</text:p>
          </table:table-cell>
          <table:table-cell/>
          <table:table-cell office:value-type="string" calcext:value-type="string">
            <text:p>SHERBURNE</text:p>
          </table:table-cell>
          <table:table-cell office:value-type="float" office:value="37.3" calcext:value-type="float">
            <text:p>37.3</text:p>
          </table:table-cell>
          <table:table-cell office:value-type="float" office:value="48.2" calcext:value-type="float">
            <text:p>48.2</text:p>
          </table:table-cell>
          <table:table-cell office:value-type="float" office:value="50.8" calcext:value-type="float">
            <text:p>50.8</text:p>
          </table:table-cell>
          <table:table-cell office:value-type="float" office:value="50.7" calcext:value-type="float">
            <text:p>50.7</text:p>
          </table:table-cell>
          <table:table-cell office:value-type="float" office:value="52.7" calcext:value-type="float">
            <text:p>52.7</text:p>
          </table:table-cell>
          <table:table-cell office:value-type="float" office:value="54.6" calcext:value-type="float">
            <text:p>54.6</text:p>
          </table:table-cell>
          <table:table-cell office:value-type="float" office:value="54.9" calcext:value-type="float">
            <text:p>54.9</text:p>
          </table:table-cell>
          <table:table-cell office:value-type="float" office:value="55.6" calcext:value-type="float">
            <text:p>55.6</text:p>
          </table:table-cell>
          <table:table-cell office:value-type="float" office:value="52.8" calcext:value-type="float">
            <text:p>52.8</text:p>
          </table:table-cell>
          <table:table-cell office:value-type="float" office:value="49.1" calcext:value-type="float">
            <text:p>49.1</text:p>
          </table:table-cell>
          <table:table-cell office:value-type="float" office:value="41.1" calcext:value-type="float">
            <text:p>41.1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0.320562899042031" calcext:value-type="float">
            <text:p>0.320562899042031</text:p>
          </table:table-cell>
          <table:table-cell office:value-type="float" office:value="0.637905780626116" calcext:value-type="float">
            <text:p>0.637905780626116</text:p>
          </table:table-cell>
          <table:table-cell office:value-type="float" office:value="0.082275672790359" calcext:value-type="float">
            <text:p>0.082275672790359</text:p>
          </table:table-cell>
          <table:table-cell office:value-type="float" office:value="-0.605590321008614" calcext:value-type="float">
            <text:p>-0.605590321008614</text:p>
          </table:table-cell>
          <table:table-cell office:value-type="float" office:value="0.0361024305281527" calcext:value-type="float">
            <text:p>0.036102430528153</text:p>
          </table:table-cell>
          <table:table-cell office:value-type="float" office:value="0.914139737414432" calcext:value-type="float">
            <text:p>0.914139737414432</text:p>
          </table:table-cell>
          <table:table-cell office:value-type="float" office:value="0.615658625738479" calcext:value-type="float">
            <text:p>0.615658625738479</text:p>
          </table:table-cell>
          <table:table-cell office:value-type="float" office:value="0.426596338001969" calcext:value-type="float">
            <text:p>0.426596338001969</text:p>
          </table:table-cell>
          <table:table-cell office:value-type="float" office:value="-0.264793532467418" calcext:value-type="float">
            <text:p>-0.264793532467418</text:p>
          </table:table-cell>
          <table:table-cell office:value-type="float" office:value="1.23225264239569" calcext:value-type="float">
            <text:p>1.23225264239569</text:p>
          </table:table-cell>
          <table:table-cell office:value-type="float" office:value="0.581359486153159" calcext:value-type="float">
            <text:p>0.581359486153159</text:p>
          </table:table-cell>
          <table:table-cell office:value-type="float" office:value="0.88567779468217" calcext:value-type="float">
            <text:p>0.88567779468217</text:p>
          </table:table-cell>
          <table:table-cell office:value-type="float" office:value="0.975724063290528" calcext:value-type="float">
            <text:p>0.975724063290528</text:p>
          </table:table-cell>
          <table:table-cell office:value-type="float" office:value="0.381128373704467" calcext:value-type="float">
            <text:p>0.381128373704467</text:p>
          </table:table-cell>
          <table:table-cell office:value-type="float" office:value="1.00582121557563" calcext:value-type="float">
            <text:p>1.00582121557563</text:p>
          </table:table-cell>
          <table:table-cell/>
          <table:table-cell office:value-type="string" calcext:value-type="string">
            <text:p>SIBLEY</text:p>
          </table:table-cell>
          <table:table-cell office:value-type="float" office:value="15.7" calcext:value-type="float">
            <text:p>15.7</text:p>
          </table:table-cell>
          <table:table-cell office:value-type="float" office:value="15.9" calcext:value-type="float">
            <text:p>15.9</text:p>
          </table:table-cell>
          <table:table-cell office:value-type="float" office:value="16.1" calcext:value-type="float">
            <text:p>16.1</text:p>
          </table:table-cell>
          <table:table-cell office:value-type="float" office:value="18.2" calcext:value-type="float">
            <text:p>18.2</text:p>
          </table:table-cell>
          <table:table-cell office:value-type="float" office:value="19.9" calcext:value-type="float">
            <text:p>19.9</text:p>
          </table:table-cell>
          <table:table-cell office:value-type="float" office:value="20.9" calcext:value-type="float">
            <text:p>20.9</text:p>
          </table:table-cell>
          <table:table-cell office:value-type="float" office:value="28.6" calcext:value-type="float">
            <text:p>28.6</text:p>
          </table:table-cell>
          <table:table-cell office:value-type="float" office:value="34.2" calcext:value-type="float">
            <text:p>34.2</text:p>
          </table:table-cell>
          <table:table-cell office:value-type="float" office:value="29.6" calcext:value-type="float">
            <text:p>29.6</text:p>
          </table:table-cell>
          <table:table-cell office:value-type="float" office:value="30.6" calcext:value-type="float">
            <text:p>30.6</text:p>
          </table:table-cell>
          <table:table-cell office:value-type="float" office:value="28" calcext:value-type="float">
            <text:p>28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2.10935889409709" calcext:value-type="float">
            <text:p>2.10935889409709</text:p>
          </table:table-cell>
          <table:table-cell office:value-type="float" office:value="1.74313357406145" calcext:value-type="float">
            <text:p>1.74313357406145</text:p>
          </table:table-cell>
          <table:table-cell office:value-type="float" office:value="2.2357056788022" calcext:value-type="float">
            <text:p>2.2357056788022</text:p>
          </table:table-cell>
          <table:table-cell office:value-type="float" office:value="2.53543476064067" calcext:value-type="float">
            <text:p>2.53543476064067</text:p>
          </table:table-cell>
          <table:table-cell office:value-type="float" office:value="2.59313999308943" calcext:value-type="float">
            <text:p>2.59313999308943</text:p>
          </table:table-cell>
          <table:table-cell office:value-type="float" office:value="1.33561692737525" calcext:value-type="float">
            <text:p>1.33561692737525</text:p>
          </table:table-cell>
          <table:table-cell office:value-type="float" office:value="2.08158971257549" calcext:value-type="float">
            <text:p>2.08158971257549</text:p>
          </table:table-cell>
          <table:table-cell office:value-type="float" office:value="1.0690074436335" calcext:value-type="float">
            <text:p>1.0690074436335</text:p>
          </table:table-cell>
          <table:table-cell office:value-type="float" office:value="2.15431735263924" calcext:value-type="float">
            <text:p>2.15431735263924</text:p>
          </table:table-cell>
          <table:table-cell office:value-type="float" office:value="1.16955666107856" calcext:value-type="float">
            <text:p>1.16955666107856</text:p>
          </table:table-cell>
          <table:table-cell office:value-type="float" office:value="1.68218891255017" calcext:value-type="float">
            <text:p>1.68218891255017</text:p>
          </table:table-cell>
          <table:table-cell office:value-type="float" office:value="2.3098332555502" calcext:value-type="float">
            <text:p>2.3098332555502</text:p>
          </table:table-cell>
          <table:table-cell office:value-type="float" office:value="1.37129288338009" calcext:value-type="float">
            <text:p>1.37129288338009</text:p>
          </table:table-cell>
          <table:table-cell office:value-type="float" office:value="0.866949072953227" calcext:value-type="float">
            <text:p>0.866949072953227</text:p>
          </table:table-cell>
          <table:table-cell office:value-type="float" office:value="0.97342945912329" calcext:value-type="float">
            <text:p>0.97342945912329</text:p>
          </table:table-cell>
          <table:table-cell/>
          <table:table-cell office:value-type="string" calcext:value-type="string">
            <text:p>ST. LOUIS</text:p>
          </table:table-cell>
          <table:table-cell office:value-type="float" office:value="82.9" calcext:value-type="float">
            <text:p>82.9</text:p>
          </table:table-cell>
          <table:table-cell office:value-type="float" office:value="89.5" calcext:value-type="float">
            <text:p>89.5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2" calcext:value-type="float">
            <text:p>92</text:p>
          </table:table-cell>
          <table:table-cell office:value-type="float" office:value="86.4" calcext:value-type="float">
            <text:p>86.4</text:p>
          </table:table-cell>
          <table:table-cell office:value-type="float" office:value="80.6" calcext:value-type="float">
            <text:p>80.6</text:p>
          </table:table-cell>
          <table:table-cell office:value-type="float" office:value="75.1" calcext:value-type="float">
            <text:p>75.1</text:p>
          </table:table-cell>
          <table:table-cell office:value-type="float" office:value="64.6" calcext:value-type="float">
            <text:p>64.6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float" office:value="1.90418903903549" calcext:value-type="float">
            <text:p>1.90418903903549</text:p>
          </table:table-cell>
          <table:table-cell office:value-type="float" office:value="1.38867506646124" calcext:value-type="float">
            <text:p>1.38867506646124</text:p>
          </table:table-cell>
          <table:table-cell office:value-type="float" office:value="1.32544381121918" calcext:value-type="float">
            <text:p>1.32544381121918</text:p>
          </table:table-cell>
          <table:table-cell office:value-type="float" office:value="0.383081943601824" calcext:value-type="float">
            <text:p>0.383081943601824</text:p>
          </table:table-cell>
          <table:table-cell office:value-type="float" office:value="1.24065744915248" calcext:value-type="float">
            <text:p>1.24065744915248</text:p>
          </table:table-cell>
          <table:table-cell office:value-type="float" office:value="0.862530748238744" calcext:value-type="float">
            <text:p>0.862530748238744</text:p>
          </table:table-cell>
          <table:table-cell office:value-type="float" office:value="0.872851349116605" calcext:value-type="float">
            <text:p>0.872851349116605</text:p>
          </table:table-cell>
          <table:table-cell office:value-type="float" office:value="1.76518917148519" calcext:value-type="float">
            <text:p>1.76518917148519</text:p>
          </table:table-cell>
          <table:table-cell office:value-type="float" office:value="1.36945592033806" calcext:value-type="float">
            <text:p>1.36945592033806</text:p>
          </table:table-cell>
          <table:table-cell office:value-type="float" office:value="0.734635570426873" calcext:value-type="float">
            <text:p>0.734635570426873</text:p>
          </table:table-cell>
          <table:table-cell office:value-type="float" office:value="0.6267724972039" calcext:value-type="float">
            <text:p>0.6267724972039</text:p>
          </table:table-cell>
          <table:table-cell office:value-type="float" office:value="1.72040661892167" calcext:value-type="float">
            <text:p>1.72040661892167</text:p>
          </table:table-cell>
          <table:table-cell office:value-type="float" office:value="1.33625625553883" calcext:value-type="float">
            <text:p>1.33625625553883</text:p>
          </table:table-cell>
          <table:table-cell office:value-type="float" office:value="1.36374882399659" calcext:value-type="float">
            <text:p>1.36374882399659</text:p>
          </table:table-cell>
          <table:table-cell office:value-type="float" office:value="1.58813702896111" calcext:value-type="float">
            <text:p>1.58813702896111</text:p>
          </table:table-cell>
          <table:table-cell/>
          <table:table-cell office:value-type="string" calcext:value-type="string">
            <text:p>STEARNS</text:p>
          </table:table-cell>
          <table:table-cell office:value-type="float" office:value="53.5" calcext:value-type="float">
            <text:p>53.5</text:p>
          </table:table-cell>
          <table:table-cell office:value-type="float" office:value="56" calcext:value-type="float">
            <text:p>56</text:p>
          </table:table-cell>
          <table:table-cell office:value-type="float" office:value="62.8" calcext:value-type="float">
            <text:p>62.8</text:p>
          </table:table-cell>
          <table:table-cell office:value-type="float" office:value="58.4" calcext:value-type="float">
            <text:p>58.4</text:p>
          </table:table-cell>
          <table:table-cell office:value-type="float" office:value="60" calcext:value-type="float">
            <text:p>60</text:p>
          </table:table-cell>
          <table:table-cell office:value-type="float" office:value="60.4" calcext:value-type="float">
            <text:p>60.4</text:p>
          </table:table-cell>
          <table:table-cell office:value-type="float" office:value="65.5" calcext:value-type="float">
            <text:p>65.5</text:p>
          </table:table-cell>
          <table:table-cell office:value-type="float" office:value="64.5" calcext:value-type="float">
            <text:p>64.5</text:p>
          </table:table-cell>
          <table:table-cell office:value-type="float" office:value="67.4" calcext:value-type="float">
            <text:p>67.4</text:p>
          </table:table-cell>
          <table:table-cell office:value-type="float" office:value="63.5" calcext:value-type="float">
            <text:p>63.5</text:p>
          </table:table-cell>
          <table:table-cell office:value-type="float" office:value="55" calcext:value-type="float">
            <text:p>55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float" office:value="1.10283773748978" calcext:value-type="float">
            <text:p>1.10283773748978</text:p>
          </table:table-cell>
          <table:table-cell office:value-type="float" office:value="0.885008703843123" calcext:value-type="float">
            <text:p>0.885008703843123</text:p>
          </table:table-cell>
          <table:table-cell office:value-type="float" office:value="1.01380994606267" calcext:value-type="float">
            <text:p>1.01380994606267</text:p>
          </table:table-cell>
          <table:table-cell office:value-type="float" office:value="0.324498888951299" calcext:value-type="float">
            <text:p>0.324498888951299</text:p>
          </table:table-cell>
          <table:table-cell office:value-type="float" office:value="1.29597093663988" calcext:value-type="float">
            <text:p>1.29597093663988</text:p>
          </table:table-cell>
          <table:table-cell office:value-type="float" office:value="1.05716430463689" calcext:value-type="float">
            <text:p>1.05716430463689</text:p>
          </table:table-cell>
          <table:table-cell office:value-type="float" office:value="1.58291985166119" calcext:value-type="float">
            <text:p>1.58291985166119</text:p>
          </table:table-cell>
          <table:table-cell office:value-type="float" office:value="0.752867681645748" calcext:value-type="float">
            <text:p>0.752867681645748</text:p>
          </table:table-cell>
          <table:table-cell office:value-type="float" office:value="0.699234709699888" calcext:value-type="float">
            <text:p>0.699234709699888</text:p>
          </table:table-cell>
          <table:table-cell office:value-type="float" office:value="1.20195014189925" calcext:value-type="float">
            <text:p>1.20195014189925</text:p>
          </table:table-cell>
          <table:table-cell office:value-type="float" office:value="1.16118579164557" calcext:value-type="float">
            <text:p>1.16118579164557</text:p>
          </table:table-cell>
          <table:table-cell office:value-type="float" office:value="0.872403928023472" calcext:value-type="float">
            <text:p>0.872403928023472</text:p>
          </table:table-cell>
          <table:table-cell office:value-type="float" office:value="2.10217203327556" calcext:value-type="float">
            <text:p>2.10217203327556</text:p>
          </table:table-cell>
          <table:table-cell office:value-type="float" office:value="0.94743566352167" calcext:value-type="float">
            <text:p>0.94743566352167</text:p>
          </table:table-cell>
          <table:table-cell office:value-type="float" office:value="1.4428092267075" calcext:value-type="float">
            <text:p>1.4428092267075</text:p>
          </table:table-cell>
          <table:table-cell/>
          <table:table-cell office:value-type="string" calcext:value-type="string">
            <text:p>STEELE</text:p>
          </table:table-cell>
          <table:table-cell office:value-type="float" office:value="40.3" calcext:value-type="float">
            <text:p>40.3</text:p>
          </table:table-cell>
          <table:table-cell office:value-type="float" office:value="47.3" calcext:value-type="float">
            <text:p>47.3</text:p>
          </table:table-cell>
          <table:table-cell office:value-type="float" office:value="51.4" calcext:value-type="float">
            <text:p>51.4</text:p>
          </table:table-cell>
          <table:table-cell office:value-type="float" office:value="52.7" calcext:value-type="float">
            <text:p>52.7</text:p>
          </table:table-cell>
          <table:table-cell office:value-type="float" office:value="52" calcext:value-type="float">
            <text:p>52</text:p>
          </table:table-cell>
          <table:table-cell office:value-type="float" office:value="58.3" calcext:value-type="float">
            <text:p>58.3</text:p>
          </table:table-cell>
          <table:table-cell office:value-type="float" office:value="64.2" calcext:value-type="float">
            <text:p>64.2</text:p>
          </table:table-cell>
          <table:table-cell office:value-type="float" office:value="64.7" calcext:value-type="float">
            <text:p>64.7</text:p>
          </table:table-cell>
          <table:table-cell office:value-type="float" office:value="59.1" calcext:value-type="float">
            <text:p>59.1</text:p>
          </table:table-cell>
          <table:table-cell office:value-type="float" office:value="51.6" calcext:value-type="float">
            <text:p>51.6</text:p>
          </table:table-cell>
          <table:table-cell office:value-type="float" office:value="48" calcext:value-type="float">
            <text:p>48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2.60672048557084" calcext:value-type="float">
            <text:p>2.60672048557084</text:p>
          </table:table-cell>
          <table:table-cell office:value-type="float" office:value="1.26768921836711" calcext:value-type="float">
            <text:p>1.26768921836711</text:p>
          </table:table-cell>
          <table:table-cell office:value-type="float" office:value="0.731529730734793" calcext:value-type="float">
            <text:p>0.731529730734793</text:p>
          </table:table-cell>
          <table:table-cell office:value-type="float" office:value="1.02264250756518" calcext:value-type="float">
            <text:p>1.02264250756518</text:p>
          </table:table-cell>
          <table:table-cell office:value-type="float" office:value="0.271652725191174" calcext:value-type="float">
            <text:p>0.271652725191174</text:p>
          </table:table-cell>
          <table:table-cell office:value-type="float" office:value="0.0718776913117676" calcext:value-type="float">
            <text:p>0.071877691311768</text:p>
          </table:table-cell>
          <table:table-cell office:value-type="float" office:value="1.96441803677829" calcext:value-type="float">
            <text:p>1.96441803677829</text:p>
          </table:table-cell>
          <table:table-cell office:value-type="float" office:value="1.63437460497711" calcext:value-type="float">
            <text:p>1.63437460497711</text:p>
          </table:table-cell>
          <table:table-cell office:value-type="float" office:value="0.667573966253825" calcext:value-type="float">
            <text:p>0.667573966253825</text:p>
          </table:table-cell>
          <table:table-cell office:value-type="float" office:value="1.54473927565738" calcext:value-type="float">
            <text:p>1.54473927565738</text:p>
          </table:table-cell>
          <table:table-cell office:value-type="float" office:value="1.21183648987798" calcext:value-type="float">
            <text:p>1.21183648987798</text:p>
          </table:table-cell>
          <table:table-cell office:value-type="float" office:value="2.33145061038496" calcext:value-type="float">
            <text:p>2.33145061038496</text:p>
          </table:table-cell>
          <table:table-cell office:value-type="float" office:value="0.108618033999774" calcext:value-type="float">
            <text:p>0.108618033999774</text:p>
          </table:table-cell>
          <table:table-cell office:value-type="float" office:value="1.23491143176284" calcext:value-type="float">
            <text:p>1.23491143176284</text:p>
          </table:table-cell>
          <table:table-cell office:value-type="float" office:value="0.328112109923454" calcext:value-type="float">
            <text:p>0.328112109923454</text:p>
          </table:table-cell>
          <table:table-cell/>
          <table:table-cell office:value-type="string" calcext:value-type="string">
            <text:p>STEVENS</text:p>
          </table:table-cell>
          <table:table-cell office:value-type="float" office:value="66.4" calcext:value-type="float">
            <text:p>66.4</text:p>
          </table:table-cell>
          <table:table-cell office:value-type="float" office:value="62.7" calcext:value-type="float">
            <text:p>62.7</text:p>
          </table:table-cell>
          <table:table-cell office:value-type="float" office:value="55.9" calcext:value-type="float">
            <text:p>55.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2.5" calcext:value-type="float">
            <text:p>52.5</text:p>
          </table:table-cell>
          <table:table-cell office:value-type="float" office:value="52.3" calcext:value-type="float">
            <text:p>52.3</text:p>
          </table:table-cell>
          <table:table-cell office:value-type="float" office:value="58.5" calcext:value-type="float">
            <text:p>58.5</text:p>
          </table:table-cell>
          <table:table-cell office:value-type="float" office:value="55.8" calcext:value-type="float">
            <text:p>55.8</text:p>
          </table:table-cell>
          <table:table-cell office:value-type="float" office:value="53" calcext:value-type="float">
            <text:p>53</text:p>
          </table:table-cell>
          <table:table-cell office:value-type="float" office:value="57.5" calcext:value-type="float">
            <text:p>57.5</text:p>
          </table:table-cell>
          <table:table-cell office:value-type="float" office:value="49.7" calcext:value-type="float">
            <text:p>49.7</text:p>
          </table:table-cell>
        </table:table-row>
        <table:table-row table:style-name="ro1">
          <table:table-cell office:value-type="float" office:value="1.34563581623674" calcext:value-type="float">
            <text:p>1.34563581623674</text:p>
          </table:table-cell>
          <table:table-cell office:value-type="float" office:value="1.05168797031576" calcext:value-type="float">
            <text:p>1.05168797031576</text:p>
          </table:table-cell>
          <table:table-cell office:value-type="float" office:value="1.07398373070668" calcext:value-type="float">
            <text:p>1.07398373070668</text:p>
          </table:table-cell>
          <table:table-cell office:value-type="float" office:value="0.920271904165685" calcext:value-type="float">
            <text:p>0.920271904165685</text:p>
          </table:table-cell>
          <table:table-cell office:value-type="float" office:value="1.65896894294926" calcext:value-type="float">
            <text:p>1.65896894294926</text:p>
          </table:table-cell>
          <table:table-cell office:value-type="float" office:value="0.236924687465649" calcext:value-type="float">
            <text:p>0.236924687465649</text:p>
          </table:table-cell>
          <table:table-cell office:value-type="float" office:value="1.37750388267908" calcext:value-type="float">
            <text:p>1.37750388267908</text:p>
          </table:table-cell>
          <table:table-cell office:value-type="float" office:value="0.830470375091578" calcext:value-type="float">
            <text:p>0.830470375091578</text:p>
          </table:table-cell>
          <table:table-cell office:value-type="float" office:value="0.959269342893302" calcext:value-type="float">
            <text:p>0.959269342893302</text:p>
          </table:table-cell>
          <table:table-cell office:value-type="float" office:value="1.96992072452142" calcext:value-type="float">
            <text:p>1.96992072452142</text:p>
          </table:table-cell>
          <table:table-cell office:value-type="float" office:value="1.19682555618169" calcext:value-type="float">
            <text:p>1.19682555618169</text:p>
          </table:table-cell>
          <table:table-cell office:value-type="float" office:value="1.94431460285654" calcext:value-type="float">
            <text:p>1.94431460285654</text:p>
          </table:table-cell>
          <table:table-cell office:value-type="float" office:value="0.797708018162896" calcext:value-type="float">
            <text:p>0.797708018162896</text:p>
          </table:table-cell>
          <table:table-cell office:value-type="float" office:value="1.53613185656884" calcext:value-type="float">
            <text:p>1.53613185656884</text:p>
          </table:table-cell>
          <table:table-cell office:value-type="float" office:value="0.936528894936905" calcext:value-type="float">
            <text:p>0.936528894936905</text:p>
          </table:table-cell>
          <table:table-cell/>
          <table:table-cell office:value-type="string" calcext:value-type="string">
            <text:p>SWIFT</text:p>
          </table:table-cell>
          <table:table-cell office:value-type="float" office:value="54" calcext:value-type="float">
            <text:p>54</text:p>
          </table:table-cell>
          <table:table-cell office:value-type="float" office:value="61.4" calcext:value-type="float">
            <text:p>61.4</text:p>
          </table:table-cell>
          <table:table-cell office:value-type="float" office:value="55.7" calcext:value-type="float">
            <text:p>55.7</text:p>
          </table:table-cell>
          <table:table-cell office:value-type="float" office:value="57.5" calcext:value-type="float">
            <text:p>57.5</text:p>
          </table:table-cell>
          <table:table-cell office:value-type="float" office:value="60.9" calcext:value-type="float">
            <text:p>60.9</text:p>
          </table:table-cell>
          <table:table-cell office:value-type="float" office:value="61.6" calcext:value-type="float">
            <text:p>61.6</text:p>
          </table:table-cell>
          <table:table-cell office:value-type="float" office:value="64.1" calcext:value-type="float">
            <text:p>64.1</text:p>
          </table:table-cell>
          <table:table-cell office:value-type="float" office:value="60.2" calcext:value-type="float">
            <text:p>60.2</text:p>
          </table:table-cell>
          <table:table-cell office:value-type="float" office:value="57.6" calcext:value-type="float">
            <text:p>57.6</text:p>
          </table:table-cell>
          <table:table-cell office:value-type="float" office:value="56.3" calcext:value-type="float">
            <text:p>56.3</text:p>
          </table:table-cell>
          <table:table-cell office:value-type="float" office:value="55" calcext:value-type="float">
            <text:p>55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0.966306754035671" calcext:value-type="float">
            <text:p>0.966306754035671</text:p>
          </table:table-cell>
          <table:table-cell office:value-type="float" office:value="0.127848527736981" calcext:value-type="float">
            <text:p>0.127848527736981</text:p>
          </table:table-cell>
          <table:table-cell office:value-type="float" office:value="0.290738472892201" calcext:value-type="float">
            <text:p>0.290738472892201</text:p>
          </table:table-cell>
          <table:table-cell office:value-type="float" office:value="0.941749900179649" calcext:value-type="float">
            <text:p>0.941749900179649</text:p>
          </table:table-cell>
          <table:table-cell office:value-type="float" office:value="0.873905930672972" calcext:value-type="float">
            <text:p>0.873905930672972</text:p>
          </table:table-cell>
          <table:table-cell office:value-type="float" office:value="0.418244907100773" calcext:value-type="float">
            <text:p>0.418244907100773</text:p>
          </table:table-cell>
          <table:table-cell office:value-type="float" office:value="0.625006796188493" calcext:value-type="float">
            <text:p>0.625006796188493</text:p>
          </table:table-cell>
          <table:table-cell office:value-type="float" office:value="0.697495474893396" calcext:value-type="float">
            <text:p>0.697495474893396</text:p>
          </table:table-cell>
          <table:table-cell office:value-type="float" office:value="0.49827473636381" calcext:value-type="float">
            <text:p>0.49827473636381</text:p>
          </table:table-cell>
          <table:table-cell office:value-type="float" office:value="1.07555345821241" calcext:value-type="float">
            <text:p>1.07555345821241</text:p>
          </table:table-cell>
          <table:table-cell office:value-type="float" office:value="0.473113187287313" calcext:value-type="float">
            <text:p>0.473113187287313</text:p>
          </table:table-cell>
          <table:table-cell office:value-type="float" office:value="0.828631909484731" calcext:value-type="float">
            <text:p>0.828631909484731</text:p>
          </table:table-cell>
          <table:table-cell office:value-type="float" office:value="0.346612625856218" calcext:value-type="float">
            <text:p>0.346612625856218</text:p>
          </table:table-cell>
          <table:table-cell office:value-type="float" office:value="0.675016793256255" calcext:value-type="float">
            <text:p>0.675016793256255</text:p>
          </table:table-cell>
          <table:table-cell office:value-type="float" office:value="0.223350175574044" calcext:value-type="float">
            <text:p>0.223350175574044</text:p>
          </table:table-cell>
          <table:table-cell/>
          <table:table-cell office:value-type="string" calcext:value-type="string">
            <text:p>TODD</text:p>
          </table:table-cell>
          <table:table-cell office:value-type="float" office:value="31.3" calcext:value-type="float">
            <text:p>31.3</text:p>
          </table:table-cell>
          <table:table-cell office:value-type="float" office:value="32.6" calcext:value-type="float">
            <text:p>32.6</text:p>
          </table:table-cell>
          <table:table-cell office:value-type="float" office:value="29.7" calcext:value-type="float">
            <text:p>29.7</text:p>
          </table:table-cell>
          <table:table-cell office:value-type="float" office:value="30.3" calcext:value-type="float">
            <text:p>30.3</text:p>
          </table:table-cell>
          <table:table-cell office:value-type="float" office:value="28.8" calcext:value-type="float">
            <text:p>28.8</text:p>
          </table:table-cell>
          <table:table-cell office:value-type="float" office:value="30.6" calcext:value-type="float">
            <text:p>30.6</text:p>
          </table:table-cell>
          <table:table-cell office:value-type="float" office:value="30.3" calcext:value-type="float">
            <text:p>30.3</text:p>
          </table:table-cell>
          <table:table-cell table:number-columns-repeated="2" office:value-type="float" office:value="29.4" calcext:value-type="float">
            <text:p>29.4</text:p>
          </table:table-cell>
          <table:table-cell office:value-type="float" office:value="27.4" calcext:value-type="float">
            <text:p>27.4</text:p>
          </table:table-cell>
          <table:table-cell office:value-type="float" office:value="25.3" calcext:value-type="float">
            <text:p>25.3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3.38933036418253" calcext:value-type="float">
            <text:p>3.38933036418253</text:p>
          </table:table-cell>
          <table:table-cell office:value-type="float" office:value="3.29117744027461" calcext:value-type="float">
            <text:p>3.29117744027461</text:p>
          </table:table-cell>
          <table:table-cell office:value-type="float" office:value="-1.80574750907496" calcext:value-type="float">
            <text:p>-1.80574750907496</text:p>
          </table:table-cell>
          <table:table-cell office:value-type="float" office:value="4.37375210595671" calcext:value-type="float">
            <text:p>4.37375210595671</text:p>
          </table:table-cell>
          <table:table-cell office:value-type="float" office:value="-0.32468289566018" calcext:value-type="float">
            <text:p>-0.32468289566018</text:p>
          </table:table-cell>
          <table:table-cell office:value-type="float" office:value="3.99217353065798" calcext:value-type="float">
            <text:p>3.99217353065798</text:p>
          </table:table-cell>
          <table:table-cell office:value-type="float" office:value="1.56780515032776" calcext:value-type="float">
            <text:p>1.56780515032776</text:p>
          </table:table-cell>
          <table:table-cell office:value-type="float" office:value="0.450160731582884" calcext:value-type="float">
            <text:p>0.450160731582884</text:p>
          </table:table-cell>
          <table:table-cell office:value-type="float" office:value="1.03169232137955" calcext:value-type="float">
            <text:p>1.03169232137955</text:p>
          </table:table-cell>
          <table:table-cell office:value-type="float" office:value="0.114038784649717" calcext:value-type="float">
            <text:p>0.114038784649717</text:p>
          </table:table-cell>
          <table:table-cell office:value-type="float" office:value="-0.230419131769314" calcext:value-type="float">
            <text:p>-0.230419131769314</text:p>
          </table:table-cell>
          <table:table-cell office:value-type="float" office:value="2.51782289260843" calcext:value-type="float">
            <text:p>2.51782289260843</text:p>
          </table:table-cell>
          <table:table-cell office:value-type="float" office:value="-0.176125437074984" calcext:value-type="float">
            <text:p>-0.176125437074984</text:p>
          </table:table-cell>
          <table:table-cell office:value-type="float" office:value="1.31195852052869" calcext:value-type="float">
            <text:p>1.31195852052869</text:p>
          </table:table-cell>
          <table:table-cell office:value-type="float" office:value="6.5989909250294" calcext:value-type="float">
            <text:p>6.5989909250294</text:p>
          </table:table-cell>
          <table:table-cell/>
          <table:table-cell office:value-type="string" calcext:value-type="string">
            <text:p>TRAVERSE</text:p>
          </table:table-cell>
          <table:table-cell office:value-type="float" office:value="73.2" calcext:value-type="float">
            <text:p>73.2</text:p>
          </table:table-cell>
          <table:table-cell office:value-type="float" office:value="94" calcext:value-type="float">
            <text:p>94</text:p>
          </table:table-cell>
          <table:table-cell office:value-type="float" office:value="99.4" calcext:value-type="float">
            <text:p>99.4</text:p>
          </table:table-cell>
          <table:table-cell office:value-type="float" office:value="99.9" calcext:value-type="float">
            <text:p>99.9</text:p>
          </table:table-cell>
          <table:table-cell office:value-type="float" office:value="100.2" calcext:value-type="float">
            <text:p>100.2</text:p>
          </table:table-cell>
          <table:table-cell office:value-type="float" office:value="41.7" calcext:value-type="float">
            <text:p>41.7</text:p>
          </table:table-cell>
          <table:table-cell office:value-type="float" office:value="47.8" calcext:value-type="float">
            <text:p>47.8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3" calcext:value-type="float">
            <text:p>110.3</text:p>
          </table:table-cell>
          <table:table-cell office:value-type="float" office:value="99.3" calcext:value-type="float">
            <text:p>99.3</text:p>
          </table:table-cell>
          <table:table-cell office:value-type="float" office:value="56.6" calcext:value-type="float">
            <text:p>56.6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3.69457842825666" calcext:value-type="float">
            <text:p>3.69457842825666</text:p>
          </table:table-cell>
          <table:table-cell office:value-type="float" office:value="3.51490153136073" calcext:value-type="float">
            <text:p>3.51490153136073</text:p>
          </table:table-cell>
          <table:table-cell office:value-type="float" office:value="5.08295015670483" calcext:value-type="float">
            <text:p>5.08295015670483</text:p>
          </table:table-cell>
          <table:table-cell office:value-type="float" office:value="3.13837632735844" calcext:value-type="float">
            <text:p>3.13837632735844</text:p>
          </table:table-cell>
          <table:table-cell office:value-type="float" office:value="2.69768775505486" calcext:value-type="float">
            <text:p>2.69768775505486</text:p>
          </table:table-cell>
          <table:table-cell office:value-type="float" office:value="3.47684540656587" calcext:value-type="float">
            <text:p>3.47684540656587</text:p>
          </table:table-cell>
          <table:table-cell office:value-type="float" office:value="2.12064317801697" calcext:value-type="float">
            <text:p>2.12064317801697</text:p>
          </table:table-cell>
          <table:table-cell office:value-type="float" office:value="2.66487827794065" calcext:value-type="float">
            <text:p>2.66487827794065</text:p>
          </table:table-cell>
          <table:table-cell office:value-type="float" office:value="3.68595309603884" calcext:value-type="float">
            <text:p>3.68595309603884</text:p>
          </table:table-cell>
          <table:table-cell office:value-type="float" office:value="2.98858021673404" calcext:value-type="float">
            <text:p>2.98858021673404</text:p>
          </table:table-cell>
          <table:table-cell office:value-type="float" office:value="5.06934582285803" calcext:value-type="float">
            <text:p>5.06934582285803</text:p>
          </table:table-cell>
          <table:table-cell office:value-type="float" office:value="1.64037787717788" calcext:value-type="float">
            <text:p>1.64037787717788</text:p>
          </table:table-cell>
          <table:table-cell office:value-type="float" office:value="5.3692425276462" calcext:value-type="float">
            <text:p>5.3692425276462</text:p>
          </table:table-cell>
          <table:table-cell office:value-type="float" office:value="2.97553146339403" calcext:value-type="float">
            <text:p>2.97553146339403</text:p>
          </table:table-cell>
          <table:table-cell office:value-type="float" office:value="3.44626765240538" calcext:value-type="float">
            <text:p>3.44626765240538</text:p>
          </table:table-cell>
          <table:table-cell/>
          <table:table-cell office:value-type="string" calcext:value-type="string">
            <text:p>WADENA</text:p>
          </table:table-cell>
          <table:table-cell office:value-type="float" office:value="127.6" calcext:value-type="float">
            <text:p>127.6</text:p>
          </table:table-cell>
          <table:table-cell office:value-type="float" office:value="138.2" calcext:value-type="float">
            <text:p>138.2</text:p>
          </table:table-cell>
          <table:table-cell office:value-type="float" office:value="177.7" calcext:value-type="float">
            <text:p>177.7</text:p>
          </table:table-cell>
          <table:table-cell office:value-type="float" office:value="191.4" calcext:value-type="float">
            <text:p>191.4</text:p>
          </table:table-cell>
          <table:table-cell office:value-type="float" office:value="180.3" calcext:value-type="float">
            <text:p>180.3</text:p>
          </table:table-cell>
          <table:table-cell office:value-type="float" office:value="193.2" calcext:value-type="float">
            <text:p>193.2</text:p>
          </table:table-cell>
          <table:table-cell office:value-type="float" office:value="180.1" calcext:value-type="float">
            <text:p>180.1</text:p>
          </table:table-cell>
          <table:table-cell office:value-type="float" office:value="181.7" calcext:value-type="float">
            <text:p>181.7</text:p>
          </table:table-cell>
          <table:table-cell office:value-type="float" office:value="174.6" calcext:value-type="float">
            <text:p>174.6</text:p>
          </table:table-cell>
          <table:table-cell office:value-type="float" office:value="155.3" calcext:value-type="float">
            <text:p>155.3</text:p>
          </table:table-cell>
          <table:table-cell office:value-type="float" office:value="145.6" calcext:value-type="float">
            <text:p>145.6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1">
          <table:table-cell office:value-type="float" office:value="0.305898561976212" calcext:value-type="float">
            <text:p>0.305898561976212</text:p>
          </table:table-cell>
          <table:table-cell office:value-type="float" office:value="0.350065371127356" calcext:value-type="float">
            <text:p>0.350065371127356</text:p>
          </table:table-cell>
          <table:table-cell office:value-type="float" office:value="0.669150874054826" calcext:value-type="float">
            <text:p>0.669150874054826</text:p>
          </table:table-cell>
          <table:table-cell office:value-type="float" office:value="1.03153930541051" calcext:value-type="float">
            <text:p>1.03153930541051</text:p>
          </table:table-cell>
          <table:table-cell office:value-type="float" office:value="0.473400769203326" calcext:value-type="float">
            <text:p>0.473400769203326</text:p>
          </table:table-cell>
          <table:table-cell office:value-type="float" office:value="0.600991193231841" calcext:value-type="float">
            <text:p>0.600991193231841</text:p>
          </table:table-cell>
          <table:table-cell office:value-type="float" office:value="0.666807137847234" calcext:value-type="float">
            <text:p>0.666807137847234</text:p>
          </table:table-cell>
          <table:table-cell office:value-type="float" office:value="2.30134820970539" calcext:value-type="float">
            <text:p>2.30134820970539</text:p>
          </table:table-cell>
          <table:table-cell office:value-type="float" office:value="0.587064103915926" calcext:value-type="float">
            <text:p>0.587064103915926</text:p>
          </table:table-cell>
          <table:table-cell office:value-type="float" office:value="1.10577640722519" calcext:value-type="float">
            <text:p>1.10577640722519</text:p>
          </table:table-cell>
          <table:table-cell office:value-type="float" office:value="0.43216835278036" calcext:value-type="float">
            <text:p>0.43216835278036</text:p>
          </table:table-cell>
          <table:table-cell office:value-type="float" office:value="1.63995640279386" calcext:value-type="float">
            <text:p>1.63995640279386</text:p>
          </table:table-cell>
          <table:table-cell office:value-type="float" office:value="1.72918727895499" calcext:value-type="float">
            <text:p>1.72918727895499</text:p>
          </table:table-cell>
          <table:table-cell office:value-type="float" office:value="1.28923387333542" calcext:value-type="float">
            <text:p>1.28923387333542</text:p>
          </table:table-cell>
          <table:table-cell office:value-type="float" office:value="0.936402918505559" calcext:value-type="float">
            <text:p>0.936402918505559</text:p>
          </table:table-cell>
          <table:table-cell/>
          <table:table-cell office:value-type="string" calcext:value-type="string">
            <text:p>WASECA</text:p>
          </table:table-cell>
          <table:table-cell office:value-type="float" office:value="41.2" calcext:value-type="float">
            <text:p>41.2</text:p>
          </table:table-cell>
          <table:table-cell office:value-type="float" office:value="40.9" calcext:value-type="float">
            <text:p>40.9</text:p>
          </table:table-cell>
          <table:table-cell office:value-type="float" office:value="44.3" calcext:value-type="float">
            <text:p>44.3</text:p>
          </table:table-cell>
          <table:table-cell office:value-type="float" office:value="47" calcext:value-type="float">
            <text:p>47</text:p>
          </table:table-cell>
          <table:table-cell office:value-type="float" office:value="45.7" calcext:value-type="float">
            <text:p>45.7</text:p>
          </table:table-cell>
          <table:table-cell office:value-type="float" office:value="43.3" calcext:value-type="float">
            <text:p>43.3</text:p>
          </table:table-cell>
          <table:table-cell office:value-type="float" office:value="51.3" calcext:value-type="float">
            <text:p>51.3</text:p>
          </table:table-cell>
          <table:table-cell office:value-type="float" office:value="49.6" calcext:value-type="float">
            <text:p>49.6</text:p>
          </table:table-cell>
          <table:table-cell office:value-type="float" office:value="49.1" calcext:value-type="float">
            <text:p>49.1</text:p>
          </table:table-cell>
          <table:table-cell office:value-type="float" office:value="48.2" calcext:value-type="float">
            <text:p>48.2</text:p>
          </table:table-cell>
          <table:table-cell office:value-type="float" office:value="43.4" calcext:value-type="float">
            <text:p>43.4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1.47339864056425" calcext:value-type="float">
            <text:p>1.47339864056425</text:p>
          </table:table-cell>
          <table:table-cell office:value-type="float" office:value="1.26442977575397" calcext:value-type="float">
            <text:p>1.26442977575397</text:p>
          </table:table-cell>
          <table:table-cell office:value-type="float" office:value="1.76590510047778" calcext:value-type="float">
            <text:p>1.76590510047778</text:p>
          </table:table-cell>
          <table:table-cell office:value-type="float" office:value="1.54259870749582" calcext:value-type="float">
            <text:p>1.54259870749582</text:p>
          </table:table-cell>
          <table:table-cell office:value-type="float" office:value="1.85455894314112" calcext:value-type="float">
            <text:p>1.85455894314112</text:p>
          </table:table-cell>
          <table:table-cell office:value-type="float" office:value="0.373275940799466" calcext:value-type="float">
            <text:p>0.373275940799466</text:p>
          </table:table-cell>
          <table:table-cell office:value-type="float" office:value="1.61700065864852" calcext:value-type="float">
            <text:p>1.61700065864852</text:p>
          </table:table-cell>
          <table:table-cell office:value-type="float" office:value="1.41321632300669" calcext:value-type="float">
            <text:p>1.41321632300669</text:p>
          </table:table-cell>
          <table:table-cell office:value-type="float" office:value="1.30427509456885" calcext:value-type="float">
            <text:p>1.30427509456885</text:p>
          </table:table-cell>
          <table:table-cell office:value-type="float" office:value="1.7298666962267" calcext:value-type="float">
            <text:p>1.7298666962267</text:p>
          </table:table-cell>
          <table:table-cell office:value-type="float" office:value="1.34088335039022" calcext:value-type="float">
            <text:p>1.34088335039022</text:p>
          </table:table-cell>
          <table:table-cell office:value-type="float" office:value="1.28138701651401" calcext:value-type="float">
            <text:p>1.28138701651401</text:p>
          </table:table-cell>
          <table:table-cell office:value-type="float" office:value="1.11572865783192" calcext:value-type="float">
            <text:p>1.11572865783192</text:p>
          </table:table-cell>
          <table:table-cell office:value-type="float" office:value="0.477543060089147" calcext:value-type="float">
            <text:p>0.477543060089147</text:p>
          </table:table-cell>
          <table:table-cell office:value-type="float" office:value="0.915204078639603" calcext:value-type="float">
            <text:p>0.915204078639603</text:p>
          </table:table-cell>
          <table:table-cell/>
          <table:table-cell office:value-type="string" calcext:value-type="string">
            <text:p>WASHINGTON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6.6" calcext:value-type="float">
            <text:p>66.6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72.7" calcext:value-type="float">
            <text:p>72.7</text:p>
          </table:table-cell>
          <table:table-cell office:value-type="float" office:value="68.8" calcext:value-type="float">
            <text:p>68.8</text:p>
          </table:table-cell>
          <table:table-cell office:value-type="float" office:value="63.7" calcext:value-type="float">
            <text:p>63.7</text:p>
          </table:table-cell>
          <table:table-cell office:value-type="float" office:value="60.7" calcext:value-type="float">
            <text:p>60.7</text:p>
          </table:table-cell>
          <table:table-cell office:value-type="float" office:value="57.5" calcext:value-type="float">
            <text:p>57.5</text:p>
          </table:table-cell>
          <table:table-cell office:value-type="float" office:value="53" calcext:value-type="float">
            <text:p>53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1.49625109301142" calcext:value-type="float">
            <text:p>1.49625109301142</text:p>
          </table:table-cell>
          <table:table-cell office:value-type="float" office:value="0.255066723038677" calcext:value-type="float">
            <text:p>0.255066723038677</text:p>
          </table:table-cell>
          <table:table-cell office:value-type="float" office:value="0.657756574244956" calcext:value-type="float">
            <text:p>0.657756574244956</text:p>
          </table:table-cell>
          <table:table-cell office:value-type="float" office:value="1.03660967949102" calcext:value-type="float">
            <text:p>1.03660967949102</text:p>
          </table:table-cell>
          <table:table-cell office:value-type="float" office:value="-0.880056578331072" calcext:value-type="float">
            <text:p>-0.880056578331072</text:p>
          </table:table-cell>
          <table:table-cell office:value-type="float" office:value="0.854564961566929" calcext:value-type="float">
            <text:p>0.854564961566929</text:p>
          </table:table-cell>
          <table:table-cell office:value-type="float" office:value="0.727354468829487" calcext:value-type="float">
            <text:p>0.727354468829487</text:p>
          </table:table-cell>
          <table:table-cell office:value-type="float" office:value="2.40499726971899" calcext:value-type="float">
            <text:p>2.40499726971899</text:p>
          </table:table-cell>
          <table:table-cell office:value-type="float" office:value="0.888419527297525" calcext:value-type="float">
            <text:p>0.888419527297525</text:p>
          </table:table-cell>
          <table:table-cell office:value-type="float" office:value="0.595455931046384" calcext:value-type="float">
            <text:p>0.595455931046384</text:p>
          </table:table-cell>
          <table:table-cell office:value-type="float" office:value="0.182630828471533" calcext:value-type="float">
            <text:p>0.182630828471533</text:p>
          </table:table-cell>
          <table:table-cell office:value-type="float" office:value="1.45092175588531" calcext:value-type="float">
            <text:p>1.45092175588531</text:p>
          </table:table-cell>
          <table:table-cell office:value-type="float" office:value="1.77686342686612" calcext:value-type="float">
            <text:p>1.77686342686612</text:p>
          </table:table-cell>
          <table:table-cell office:value-type="float" office:value="0.983998869170149" calcext:value-type="float">
            <text:p>0.983998869170149</text:p>
          </table:table-cell>
          <table:table-cell office:value-type="float" office:value="0.972926948930402" calcext:value-type="float">
            <text:p>0.972926948930402</text:p>
          </table:table-cell>
          <table:table-cell/>
          <table:table-cell office:value-type="string" calcext:value-type="string">
            <text:p>WATONWAN</text:p>
          </table:table-cell>
          <table:table-cell office:value-type="float" office:value="43.9" calcext:value-type="float">
            <text:p>43.9</text:p>
          </table:table-cell>
          <table:table-cell office:value-type="float" office:value="37.6" calcext:value-type="float">
            <text:p>37.6</text:p>
          </table:table-cell>
          <table:table-cell office:value-type="float" office:value="49.1" calcext:value-type="float">
            <text:p>49.1</text:p>
          </table:table-cell>
          <table:table-cell office:value-type="float" office:value="45.2" calcext:value-type="float">
            <text:p>45.2</text:p>
          </table:table-cell>
          <table:table-cell office:value-type="float" office:value="37.8" calcext:value-type="float">
            <text:p>37.8</text:p>
          </table:table-cell>
          <table:table-cell office:value-type="float" office:value="35.5" calcext:value-type="float">
            <text:p>35.5</text:p>
          </table:table-cell>
          <table:table-cell office:value-type="float" office:value="42.4" calcext:value-type="float">
            <text:p>42.4</text:p>
          </table:table-cell>
          <table:table-cell table:number-columns-repeated="2" office:value-type="float" office:value="49.3" calcext:value-type="float">
            <text:p>49.3</text:p>
          </table:table-cell>
          <table:table-cell office:value-type="float" office:value="44.4" calcext:value-type="float">
            <text:p>44.4</text:p>
          </table:table-cell>
          <table:table-cell office:value-type="float" office:value="43" calcext:value-type="float">
            <text:p>43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float" office:value="2.32507008151117" calcext:value-type="float">
            <text:p>2.32507008151117</text:p>
          </table:table-cell>
          <table:table-cell office:value-type="float" office:value="0.774578449853235" calcext:value-type="float">
            <text:p>0.774578449853235</text:p>
          </table:table-cell>
          <table:table-cell office:value-type="float" office:value="1.85475940098649" calcext:value-type="float">
            <text:p>1.85475940098649</text:p>
          </table:table-cell>
          <table:table-cell office:value-type="float" office:value="1.35086965647531" calcext:value-type="float">
            <text:p>1.35086965647531</text:p>
          </table:table-cell>
          <table:table-cell office:value-type="float" office:value="2.44176601059035" calcext:value-type="float">
            <text:p>2.44176601059035</text:p>
          </table:table-cell>
          <table:table-cell office:value-type="float" office:value="2.13098460522946" calcext:value-type="float">
            <text:p>2.13098460522946</text:p>
          </table:table-cell>
          <table:table-cell office:value-type="float" office:value="3.08142208471692" calcext:value-type="float">
            <text:p>3.08142208471692</text:p>
          </table:table-cell>
          <table:table-cell office:value-type="float" office:value="1.34957251413751" calcext:value-type="float">
            <text:p>1.34957251413751</text:p>
          </table:table-cell>
          <table:table-cell office:value-type="float" office:value="1.29724339507174" calcext:value-type="float">
            <text:p>1.29724339507174</text:p>
          </table:table-cell>
          <table:table-cell office:value-type="float" office:value="0.529218432380066" calcext:value-type="float">
            <text:p>0.529218432380066</text:p>
          </table:table-cell>
          <table:table-cell office:value-type="float" office:value="3.03539920680647" calcext:value-type="float">
            <text:p>3.03539920680647</text:p>
          </table:table-cell>
          <table:table-cell office:value-type="float" office:value="2.05743936524365" calcext:value-type="float">
            <text:p>2.05743936524365</text:p>
          </table:table-cell>
          <table:table-cell office:value-type="float" office:value="1.03097947299336" calcext:value-type="float">
            <text:p>1.03097947299336</text:p>
          </table:table-cell>
          <table:table-cell office:value-type="float" office:value="0.69661694369754" calcext:value-type="float">
            <text:p>0.69661694369754</text:p>
          </table:table-cell>
          <table:table-cell office:value-type="float" office:value="1.17271334195996" calcext:value-type="float">
            <text:p>1.17271334195996</text:p>
          </table:table-cell>
          <table:table-cell/>
          <table:table-cell office:value-type="string" calcext:value-type="string">
            <text:p>WILKIN</text:p>
          </table:table-cell>
          <table:table-cell office:value-type="float" office:value="83.6" calcext:value-type="float">
            <text:p>83.6</text:p>
          </table:table-cell>
          <table:table-cell office:value-type="float" office:value="80.3" calcext:value-type="float">
            <text:p>80.3</text:p>
          </table:table-cell>
          <table:table-cell office:value-type="float" office:value="83.7" calcext:value-type="float">
            <text:p>83.7</text:p>
          </table:table-cell>
          <table:table-cell office:value-type="float" office:value="78.3" calcext:value-type="float">
            <text:p>78.3</text:p>
          </table:table-cell>
          <table:table-cell office:value-type="float" office:value="86.4" calcext:value-type="float">
            <text:p>86.4</text:p>
          </table:table-cell>
          <table:table-cell office:value-type="float" office:value="95.7" calcext:value-type="float">
            <text:p>95.7</text:p>
          </table:table-cell>
          <table:table-cell office:value-type="float" office:value="89.2" calcext:value-type="float">
            <text:p>89.2</text:p>
          </table:table-cell>
          <table:table-cell office:value-type="float" office:value="95.5" calcext:value-type="float">
            <text:p>95.5</text:p>
          </table:table-cell>
          <table:table-cell office:value-type="float" office:value="81.9" calcext:value-type="float">
            <text:p>81.9</text:p>
          </table:table-cell>
          <table:table-cell office:value-type="float" office:value="70.5" calcext:value-type="float">
            <text:p>70.5</text:p>
          </table:table-cell>
          <table:table-cell office:value-type="float" office:value="62.2" calcext:value-type="float">
            <text:p>62.2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float" office:value="1.42890255867704" calcext:value-type="float">
            <text:p>1.42890255867704</text:p>
          </table:table-cell>
          <table:table-cell office:value-type="float" office:value="1.47178355824293" calcext:value-type="float">
            <text:p>1.47178355824293</text:p>
          </table:table-cell>
          <table:table-cell office:value-type="float" office:value="1.60124500927842" calcext:value-type="float">
            <text:p>1.60124500927842</text:p>
          </table:table-cell>
          <table:table-cell office:value-type="float" office:value="1.1027237598457" calcext:value-type="float">
            <text:p>1.1027237598457</text:p>
          </table:table-cell>
          <table:table-cell office:value-type="float" office:value="1.9526477228642" calcext:value-type="float">
            <text:p>1.9526477228642</text:p>
          </table:table-cell>
          <table:table-cell office:value-type="float" office:value="1.00559017277246" calcext:value-type="float">
            <text:p>1.00559017277246</text:p>
          </table:table-cell>
          <table:table-cell office:value-type="float" office:value="1.42776997621231" calcext:value-type="float">
            <text:p>1.42776997621231</text:p>
          </table:table-cell>
          <table:table-cell office:value-type="float" office:value="1.06325106183321" calcext:value-type="float">
            <text:p>1.06325106183321</text:p>
          </table:table-cell>
          <table:table-cell office:value-type="float" office:value="1.53835929187882" calcext:value-type="float">
            <text:p>1.53835929187882</text:p>
          </table:table-cell>
          <table:table-cell office:value-type="float" office:value="0.80947215426789" calcext:value-type="float">
            <text:p>0.80947215426789</text:p>
          </table:table-cell>
          <table:table-cell office:value-type="float" office:value="0.445022357725528" calcext:value-type="float">
            <text:p>0.445022357725528</text:p>
          </table:table-cell>
          <table:table-cell office:value-type="float" office:value="1.35826613296259" calcext:value-type="float">
            <text:p>1.35826613296259</text:p>
          </table:table-cell>
          <table:table-cell office:value-type="float" office:value="1.20506963100935" calcext:value-type="float">
            <text:p>1.20506963100935</text:p>
          </table:table-cell>
          <table:table-cell office:value-type="float" office:value="1.03894728430643" calcext:value-type="float">
            <text:p>1.03894728430643</text:p>
          </table:table-cell>
          <table:table-cell office:value-type="float" office:value="0.739070942273621" calcext:value-type="float">
            <text:p>0.739070942273621</text:p>
          </table:table-cell>
          <table:table-cell/>
          <table:table-cell office:value-type="string" calcext:value-type="string">
            <text:p>WINONA</text:p>
          </table:table-cell>
          <table:table-cell office:value-type="float" office:value="55.3" calcext:value-type="float">
            <text:p>55.3</text:p>
          </table:table-cell>
          <table:table-cell office:value-type="float" office:value="59.6" calcext:value-type="float">
            <text:p>59.6</text:p>
          </table:table-cell>
          <table:table-cell office:value-type="float" office:value="63.2" calcext:value-type="float">
            <text:p>63.2</text:p>
          </table:table-cell>
          <table:table-cell office:value-type="float" office:value="62.7" calcext:value-type="float">
            <text:p>62.7</text:p>
          </table:table-cell>
          <table:table-cell office:value-type="float" office:value="63.3" calcext:value-type="float">
            <text:p>63.3</text:p>
          </table:table-cell>
          <table:table-cell office:value-type="float" office:value="64.4" calcext:value-type="float">
            <text:p>64.4</text:p>
          </table:table-cell>
          <table:table-cell office:value-type="float" office:value="68.4" calcext:value-type="float">
            <text:p>68.4</text:p>
          </table:table-cell>
          <table:table-cell office:value-type="float" office:value="59.8" calcext:value-type="float">
            <text:p>59.8</text:p>
          </table:table-cell>
          <table:table-cell office:value-type="float" office:value="60.9" calcext:value-type="float">
            <text:p>60.9</text:p>
          </table:table-cell>
          <table:table-cell office:value-type="float" office:value="54.2" calcext:value-type="float">
            <text:p>54.2</text:p>
          </table:table-cell>
          <table:table-cell office:value-type="float" office:value="47.4" calcext:value-type="float">
            <text:p>47.4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1.14483365695425" calcext:value-type="float">
            <text:p>1.14483365695425</text:p>
          </table:table-cell>
          <table:table-cell office:value-type="float" office:value="1.31541695610211" calcext:value-type="float">
            <text:p>1.31541695610211</text:p>
          </table:table-cell>
          <table:table-cell office:value-type="float" office:value="0.544674299986455" calcext:value-type="float">
            <text:p>0.544674299986455</text:p>
          </table:table-cell>
          <table:table-cell office:value-type="float" office:value="0.229136840648469" calcext:value-type="float">
            <text:p>0.229136840648469</text:p>
          </table:table-cell>
          <table:table-cell office:value-type="float" office:value="0.676095272927717" calcext:value-type="float">
            <text:p>0.676095272927717</text:p>
          </table:table-cell>
          <table:table-cell office:value-type="float" office:value="1.42300484394518" calcext:value-type="float">
            <text:p>1.42300484394518</text:p>
          </table:table-cell>
          <table:table-cell office:value-type="float" office:value="1.62305286773765" calcext:value-type="float">
            <text:p>1.62305286773765</text:p>
          </table:table-cell>
          <table:table-cell office:value-type="float" office:value="1.69613342695983" calcext:value-type="float">
            <text:p>1.69613342695983</text:p>
          </table:table-cell>
          <table:table-cell office:value-type="float" office:value="1.08218929912444" calcext:value-type="float">
            <text:p>1.08218929912444</text:p>
          </table:table-cell>
          <table:table-cell office:value-type="float" office:value="1.76898676605894" calcext:value-type="float">
            <text:p>1.76898676605894</text:p>
          </table:table-cell>
          <table:table-cell office:value-type="float" office:value="0.573395590947501" calcext:value-type="float">
            <text:p>0.573395590947501</text:p>
          </table:table-cell>
          <table:table-cell office:value-type="float" office:value="1.47078468407698" calcext:value-type="float">
            <text:p>1.47078468407698</text:p>
          </table:table-cell>
          <table:table-cell office:value-type="float" office:value="1.01103041159712" calcext:value-type="float">
            <text:p>1.01103041159712</text:p>
          </table:table-cell>
          <table:table-cell office:value-type="float" office:value="1.18416162465147" calcext:value-type="float">
            <text:p>1.18416162465147</text:p>
          </table:table-cell>
          <table:table-cell office:value-type="float" office:value="0.940306100862652" calcext:value-type="float">
            <text:p>0.940306100862652</text:p>
          </table:table-cell>
          <table:table-cell/>
          <table:table-cell office:value-type="string" calcext:value-type="string">
            <text:p>WRIGHT</text:p>
          </table:table-cell>
          <table:table-cell office:value-type="float" office:value="52.2" calcext:value-type="float">
            <text:p>52.2</text:p>
          </table:table-cell>
          <table:table-cell office:value-type="float" office:value="49.2" calcext:value-type="float">
            <text:p>49.2</text:p>
          </table:table-cell>
          <table:table-cell office:value-type="float" office:value="48.1" calcext:value-type="float">
            <text:p>48.1</text:p>
          </table:table-cell>
          <table:table-cell office:value-type="float" office:value="51.2" calcext:value-type="float">
            <text:p>51.2</text:p>
          </table:table-cell>
          <table:table-cell office:value-type="float" office:value="51.7" calcext:value-type="float">
            <text:p>51.7</text:p>
          </table:table-cell>
          <table:table-cell office:value-type="float" office:value="51.6" calcext:value-type="float">
            <text:p>51.6</text:p>
          </table:table-cell>
          <table:table-cell office:value-type="float" office:value="61.3" calcext:value-type="float">
            <text:p>61.3</text:p>
          </table:table-cell>
          <table:table-cell office:value-type="float" office:value="62.4" calcext:value-type="float">
            <text:p>62.4</text:p>
          </table:table-cell>
          <table:table-cell office:value-type="float" office:value="61.9" calcext:value-type="float">
            <text:p>61.9</text:p>
          </table:table-cell>
          <table:table-cell office:value-type="float" office:value="56.7" calcext:value-type="float">
            <text:p>56.7</text:p>
          </table:table-cell>
          <table:table-cell office:value-type="float" office:value="52.8" calcext:value-type="float">
            <text:p>52.8</text:p>
          </table:table-cell>
          <table:table-cell office:value-type="float" office:value="46.6" calcext:value-type="float">
            <text:p>46.6</text:p>
          </table:table-cell>
        </table:table-row>
        <table:table-row table:style-name="ro1">
          <table:table-cell office:value-type="float" office:value="0.869974095734666" calcext:value-type="float">
            <text:p>0.869974095734666</text:p>
          </table:table-cell>
          <table:table-cell office:value-type="float" office:value="1.20751650486359" calcext:value-type="float">
            <text:p>1.20751650486359</text:p>
          </table:table-cell>
          <table:table-cell office:value-type="float" office:value="1.01202072013459" calcext:value-type="float">
            <text:p>1.01202072013459</text:p>
          </table:table-cell>
          <table:table-cell office:value-type="float" office:value="2.71022004469402" calcext:value-type="float">
            <text:p>2.71022004469402</text:p>
          </table:table-cell>
          <table:table-cell office:value-type="float" office:value="0.26331801956761" calcext:value-type="float">
            <text:p>0.26331801956761</text:p>
          </table:table-cell>
          <table:table-cell office:value-type="float" office:value="0.247768452582564" calcext:value-type="float">
            <text:p>0.247768452582564</text:p>
          </table:table-cell>
          <table:table-cell office:value-type="float" office:value="1.11030195712348" calcext:value-type="float">
            <text:p>1.11030195712348</text:p>
          </table:table-cell>
          <table:table-cell office:value-type="float" office:value="1.0502437808004" calcext:value-type="float">
            <text:p>1.0502437808004</text:p>
          </table:table-cell>
          <table:table-cell office:value-type="float" office:value="1.64732401847053" calcext:value-type="float">
            <text:p>1.64732401847053</text:p>
          </table:table-cell>
          <table:table-cell office:value-type="float" office:value="0.712681684911253" calcext:value-type="float">
            <text:p>0.712681684911253</text:p>
          </table:table-cell>
          <table:table-cell office:value-type="float" office:value="-0.134995122231551" calcext:value-type="float">
            <text:p>-0.134995122231551</text:p>
          </table:table-cell>
          <table:table-cell office:value-type="float" office:value="2.47735260185467" calcext:value-type="float">
            <text:p>2.47735260185467</text:p>
          </table:table-cell>
          <table:table-cell office:value-type="float" office:value="-0.254253649874127" calcext:value-type="float">
            <text:p>-0.254253649874127</text:p>
          </table:table-cell>
          <table:table-cell office:value-type="float" office:value="1.45309221637529" calcext:value-type="float">
            <text:p>1.45309221637529</text:p>
          </table:table-cell>
          <table:table-cell office:value-type="float" office:value="-0.189947305136736" calcext:value-type="float">
            <text:p>-0.189947305136736</text:p>
          </table:table-cell>
          <table:table-cell/>
          <table:table-cell office:value-type="string" calcext:value-type="string">
            <text:p>YELLOW MEDICINE</text:p>
          </table:table-cell>
          <table:table-cell office:value-type="float" office:value="59.2" calcext:value-type="float">
            <text:p>59.2</text:p>
          </table:table-cell>
          <table:table-cell office:value-type="float" office:value="56.7" calcext:value-type="float">
            <text:p>56.7</text:p>
          </table:table-cell>
          <table:table-cell office:value-type="float" office:value="55.3" calcext:value-type="float">
            <text:p>55.3</text:p>
          </table:table-cell>
          <table:table-cell office:value-type="float" office:value="57.6" calcext:value-type="float">
            <text:p>57.6</text:p>
          </table:table-cell>
          <table:table-cell office:value-type="float" office:value="57.4" calcext:value-type="float">
            <text:p>57.4</text:p>
          </table:table-cell>
          <table:table-cell office:value-type="float" office:value="38.8" calcext:value-type="float">
            <text:p>38.8</text:p>
          </table:table-cell>
          <table:table-cell office:value-type="float" office:value="41.7" calcext:value-type="float">
            <text:p>41.7</text:p>
          </table:table-cell>
          <table:table-cell office:value-type="float" office:value="37.5" calcext:value-type="float">
            <text:p>37.5</text:p>
          </table:table-cell>
          <table:table-cell office:value-type="float" office:value="38.8" calcext:value-type="float">
            <text:p>38.8</text:p>
          </table:table-cell>
          <table:table-cell office:value-type="float" office:value="37.6" calcext:value-type="float">
            <text:p>37.6</text:p>
          </table:table-cell>
          <table:table-cell office:value-type="float" office:value="37.4" calcext:value-type="float">
            <text:p>37.4</text:p>
          </table:table-cell>
          <table:table-cell office:value-type="float" office:value="34.8" calcext:value-type="float">
            <text:p>34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6T09:43:22.676643269</dc:date>
    <meta:editing-duration>PT7H59S</meta:editing-duration>
    <meta:editing-cycles>2</meta:editing-cycles>
    <meta:generator>LibreOffice/6.2.5.2$Linux_X86_64 LibreOffice_project/20$Build-2</meta:generator>
    <meta:document-statistic meta:table-count="2" meta:cell-count="4929" meta:object-count="0"/>
  </office:meta>
</office:document-meta>
</file>